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Roboto" svg:font-family="Roboto, sans-serif, Arial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Heading_20_5">
      <style:paragraph-properties fo:margin-left="0cm" fo:margin-right="0cm" fo:margin-top="0cm" fo:margin-bottom="0cm" loext:contextual-spacing="false" fo:line-height="100%" fo:orphans="2" fo:widows="2" fo:text-indent="0cm" style:auto-text-indent="false" fo:break-before="page"/>
      <style:text-properties fo:font-variant="normal" fo:text-transform="none" fo:color="#000000" style:font-name="inherit" fo:font-size="18pt" fo:letter-spacing="normal" fo:font-style="italic" fo:font-weight="bold" style:font-size-asian="18pt" style:font-size-complex="18pt" loext:padding="0cm" loext:border="none"/>
    </style:style>
    <style:style style:name="P3" style:family="paragraph" style:parent-style-name="Heading_20_5">
      <style:paragraph-properties fo:margin-left="0cm" fo:margin-right="0cm" fo:margin-top="0cm" fo:margin-bottom="0cm" loext:contextual-spacing="false" fo:line-height="100%" fo:orphans="2" fo:widows="2" fo:text-indent="0cm" style:auto-text-indent="false" fo:break-before="page"/>
      <style:text-properties fo:font-variant="normal" fo:text-transform="none" fo:color="#000000" style:font-name="inherit" fo:font-size="18pt" fo:letter-spacing="normal" fo:font-style="italic" fo:font-weight="bold" officeooo:paragraph-rsid="00118d12" style:font-size-asian="18pt" style:font-size-complex="18pt" loext:padding="0cm" loext:border="none"/>
    </style:style>
    <style:style style:name="P4" style:family="paragraph" style:parent-style-name="Heading_20_5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000000" style:font-name="inherit" fo:font-size="18pt" fo:letter-spacing="normal" fo:font-style="italic" fo:font-weight="bold" officeooo:paragraph-rsid="00102af6" style:font-size-asian="18pt" style:font-size-complex="18pt" loext:padding="0cm" loext:border="none"/>
    </style:style>
    <style:style style:name="P5" style:family="paragraph" style:parent-style-name="Heading_20_5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000000" style:font-name="inherit" fo:font-size="18pt" fo:letter-spacing="normal" fo:font-style="italic" fo:font-weight="bold" officeooo:paragraph-rsid="00118d12" style:font-size-asian="18pt" style:font-size-complex="18pt" loext:padding="0cm" loext:border="none"/>
    </style:style>
    <style:style style:name="P6" style:family="paragraph" style:parent-style-name="Heading_20_5">
      <loext:graphic-properties draw:fill="solid" draw:fill-color="#ffffff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reak-before="page" fo:background-color="#ffffff" fo:padding="0cm" fo:border="none"/>
      <style:text-properties fo:font-variant="normal" fo:text-transform="none" fo:color="#000000" style:font-name="inherit" fo:font-size="18pt" fo:letter-spacing="normal" fo:font-style="italic" fo:font-weight="bold" officeooo:paragraph-rsid="00102af6" style:font-size-asian="18pt" style:font-size-complex="18pt" loext:padding="0cm" loext:border="none"/>
    </style:style>
    <style:style style:name="P7" style:family="paragraph" style:parent-style-name="Heading_20_5">
      <loext:graphic-properties draw:fill="solid" draw:fill-color="#ffffff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reak-before="page" fo:background-color="#ffffff" fo:padding="0cm" fo:border="none"/>
      <style:text-properties fo:font-variant="normal" fo:text-transform="none" fo:color="#000000" style:font-name="Helvetica Neue" fo:font-size="18pt" fo:letter-spacing="normal" fo:font-style="normal" fo:font-weight="normal" officeooo:paragraph-rsid="000f0cac" style:font-size-asian="18pt" style:font-size-complex="18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break-before="page"/>
      <style:text-properties fo:font-variant="normal" fo:text-transform="none" fo:color="#000000" style:font-name="Helvetica Neue" fo:font-size="18pt" fo:letter-spacing="normal" fo:font-style="normal" fo:font-weight="normal" style:font-size-asian="18pt" style:font-size-complex="18pt" loext:padding="0cm" loext:border="none"/>
    </style:style>
    <style:style style:name="P9" style:family="paragraph" style:parent-style-name="Heading_20_5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inherit" fo:font-size="18pt" fo:letter-spacing="normal" fo:font-style="italic" fo:font-weight="bold" style:font-size-asian="18pt" style:font-size-complex="18pt" loext:padding="0cm" loext:border="none"/>
    </style:style>
    <style:style style:name="P10" style:family="paragraph" style:parent-style-name="Heading_20_5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inherit" fo:font-size="18pt" fo:letter-spacing="normal" fo:font-style="italic" fo:font-weight="bold" officeooo:paragraph-rsid="00118d12" style:font-size-asian="18pt" style:font-size-complex="18pt" loext:padding="0cm" loext:border="none"/>
    </style:style>
    <style:style style:name="P11" style:family="paragraph" style:parent-style-name="Heading_20_5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inherit" fo:font-size="18pt" fo:letter-spacing="normal" fo:font-style="italic" fo:font-weight="bold" officeooo:paragraph-rsid="00102af6" style:font-size-asian="18pt" style:font-size-complex="18pt" loext:padding="0cm" loext:border="none"/>
    </style:style>
    <style:style style:name="P12" style:family="paragraph" style:parent-style-name="Heading_20_5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inherit" fo:font-size="18pt" fo:letter-spacing="normal" fo:font-style="italic" fo:font-weight="bold" officeooo:paragraph-rsid="00118d12" style:font-size-asian="18pt" style:font-size-complex="18pt" loext:padding="0cm" loext:border="none"/>
    </style:style>
    <style:style style:name="P13" style:family="paragraph" style:parent-style-name="Heading_20_5">
      <loext:graphic-properties draw:fill="solid" draw:fill-color="#ffffff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fo:background-color="#ffffff" fo:padding="0cm" fo:border="none"/>
      <style:text-properties fo:font-variant="normal" fo:text-transform="none" fo:color="#000000" style:font-name="inherit" fo:font-size="18pt" fo:letter-spacing="normal" fo:font-style="italic" fo:font-weight="bold" officeooo:paragraph-rsid="00102af6" style:font-size-asian="18pt" style:font-size-complex="18pt" loext:padding="0cm" loext:border="none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fffff" fo:padding="0cm" fo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8pt" fo:letter-spacing="normal" fo:font-style="normal" fo:font-weight="normal" style:font-size-asian="18pt" style:font-size-complex="18pt" loext:padding="0cm" loext:border="none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0b1140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0f0cac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118d12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11e275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fo:font-size="18pt" style:font-size-asian="18pt" style:font-size-complex="18pt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fo:font-size="18pt" officeooo:paragraph-rsid="0011e275" style:font-size-asian="18pt" style:font-size-complex="18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fo:font-size="18pt" fo:language="en" fo:country="US" style:font-size-asian="18pt" style:font-size-complex="18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fo:font-size="18pt" fo:language="en" fo:country="US" officeooo:paragraph-rsid="0011e275" style:font-size-asian="18pt" style:font-size-complex="18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fo:font-size="16pt" style:font-size-asian="16pt" style:font-size-complex="16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cm" fo:orphans="2" fo:widows="2" fo:background-color="#ffffff" fo:padding="0cm" fo:border="none"/>
      <style:text-properties fo:font-size="15pt" style:font-size-asian="15pt" style:font-size-complex="15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cm" fo:orphans="2" fo:widows="2" fo:background-color="#ffffff" fo:padding="0cm" fo:border="none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cm" fo:orphans="2" fo:widows="2" fo:break-before="page" fo:background-color="#ffffff" fo:padding="0cm" fo:border="none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reak-before="page" fo:background-color="#ffffff" fo:padding="0cm" fo:border="none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reak-before="page" fo:background-color="#ffffff" fo:padding="0cm" fo:border="none"/>
      <style:text-properties fo:font-size="18pt" style:font-size-asian="18pt" style:font-size-complex="18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reak-before="page" fo:background-color="#ffffff" fo:padding="0cm" fo:border="none"/>
      <style:text-properties fo:font-variant="normal" fo:text-transform="none" fo:color="#000000" style:font-name="inherit" fo:font-size="18pt" fo:letter-spacing="normal" fo:font-style="italic" fo:font-weight="bold" officeooo:paragraph-rsid="00118d12" style:font-size-asian="18pt" style:font-size-complex="18pt" loext:padding="0cm" loext:border="none"/>
    </style:style>
    <style:style style:name="P33" style:family="paragraph" style:parent-style-name="Standard">
      <style:paragraph-properties fo:margin-top="0cm" fo:margin-bottom="0cm" loext:contextual-spacing="false" style:line-height-at-least="0.529cm"/>
      <style:text-properties fo:font-size="10.5pt" style:font-size-asian="10.5pt" style:font-size-complex="10.5pt" loext:padding="0cm" loext:border="none"/>
    </style:style>
    <style:style style:name="P34" style:family="paragraph" style:parent-style-name="Standard">
      <style:text-properties style:font-name="Linux Biolinum G" fo:font-size="18pt" fo:language="en" fo:country="US" officeooo:rsid="00096720" officeooo:paragraph-rsid="00096720" style:font-size-asian="15.75pt" style:font-size-complex="18pt"/>
    </style:style>
    <style:style style:name="P35" style:family="paragraph" style:parent-style-name="Standard">
      <style:text-properties officeooo:paragraph-rsid="00096720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1" style:list-style-name=""/>
    <style:style style:name="P38" style:family="paragraph" style:parent-style-name="Heading_20_1" style:list-style-name=""/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break-before="page"/>
      <style:text-properties officeooo:paragraph-rsid="000b1140"/>
    </style:style>
    <style:style style:name="P41" style:family="paragraph" style:parent-style-name="Heading_20_1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break-before="page"/>
      <style:text-properties fo:font-variant="normal" fo:text-transform="none" fo:color="#000000" style:font-name="Helvetica Neue" fo:font-size="18pt" fo:letter-spacing="normal" fo:font-style="normal" fo:font-weight="normal" officeooo:paragraph-rsid="00102af6" style:font-size-asian="18pt" style:font-size-complex="18pt" loext:padding="0cm" loext:border="none"/>
    </style:style>
    <style:style style:name="P42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3" style:family="paragraph" style:parent-style-name="Heading_20_5">
      <style:paragraph-properties fo:margin-left="0cm" fo:margin-right="0cm" fo:margin-top="0cm" fo:margin-bottom="0cm" loext:contextual-spacing="false" fo:line-height="100%" fo:orphans="2" fo:widows="2" fo:text-indent="0cm" style:auto-text-indent="false" fo:break-before="page"/>
      <style:text-properties fo:font-variant="normal" fo:text-transform="none" fo:color="#000000" style:font-name="inherit" fo:font-size="18pt" fo:letter-spacing="normal" fo:font-style="italic" fo:font-weight="bold" style:font-size-asian="18pt" style:font-size-complex="18pt" loext:padding="0cm" loext:border="none"/>
    </style:style>
    <style:style style:name="P44" style:family="paragraph" style:parent-style-name="Heading_20_5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000000" style:font-name="inherit" fo:font-size="18pt" fo:letter-spacing="normal" fo:font-style="italic" fo:font-weight="bold" officeooo:paragraph-rsid="000f0cac" style:font-size-asian="18pt" style:font-size-complex="18pt" loext:padding="0cm" loext:border="none"/>
    </style:style>
    <style:style style:name="P45" style:family="paragraph" style:parent-style-name="Heading_20_5">
      <style:paragraph-properties fo:margin-left="0cm" fo:margin-right="0cm" fo:margin-top="0cm" fo:margin-bottom="0cm" loext:contextual-spacing="false" fo:line-height="100%" fo:orphans="2" fo:widows="2" fo:text-indent="0cm" style:auto-text-indent="false" fo:break-before="page"/>
    </style:style>
    <style:style style:name="P46" style:family="paragraph" style:parent-style-name="Heading_20_5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inherit" fo:font-size="18pt" fo:letter-spacing="normal" fo:font-style="italic" fo:font-weight="bold" officeooo:paragraph-rsid="000f0cac" style:font-size-asian="18pt" style:font-size-complex="18pt" loext:padding="0cm" loext:border="none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16b99d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17eebf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1a21d2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1e146e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21caaf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22dfea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251835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25bdbd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2a7307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officeooo:paragraph-rsid="002dfaf2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fo:font-size="16pt" style:font-size-asian="16pt" style:font-size-complex="16pt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fo:font-size="16pt" officeooo:paragraph-rsid="0017eebf" style:font-size-asian="16pt" style:font-size-complex="16pt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fo:font-size="18pt" style:font-size-asian="18pt" style:font-size-complex="18pt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fo:font-size="18pt" officeooo:paragraph-rsid="00251835" style:font-size-asian="18pt" style:font-size-complex="18pt"/>
    </style:style>
    <style:style style:name="P6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529cm" fo:orphans="2" fo:widows="2" fo:background-color="#ffffff" fo:padding="0cm" fo:border="none"/>
      <style:text-properties fo:font-size="18pt" officeooo:paragraph-rsid="0025bdbd" style:font-size-asian="18pt" style:font-size-complex="18pt"/>
    </style:style>
    <style:style style:name="P63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8pt" fo:letter-spacing="normal" fo:font-style="normal" fo:font-weight="normal" officeooo:paragraph-rsid="0027026f" style:font-size-asian="18pt" style:font-size-complex="18pt" loext:padding="0cm" loext:border="none"/>
    </style:style>
    <style:style style:name="P64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8pt" fo:letter-spacing="normal" fo:language="en" fo:country="US" fo:font-style="normal" fo:font-weight="normal" officeooo:paragraph-rsid="0027026f" style:font-size-asian="18pt" style:font-size-complex="18pt" loext:padding="0cm" loext:border="none"/>
    </style:style>
    <style:style style:name="P65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8pt" fo:letter-spacing="normal" fo:language="en" fo:country="US" fo:font-style="normal" fo:font-weight="normal" officeooo:rsid="0027026f" officeooo:paragraph-rsid="0027026f" style:font-size-asian="18pt" style:font-size-complex="18pt" loext:padding="0cm" loext:border="none"/>
    </style:style>
    <style:style style:name="P66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/>
      <style:text-properties fo:font-variant="normal" fo:text-transform="none" fo:color="#000000" style:font-name="Helvetica Neue" fo:font-size="18pt" fo:letter-spacing="normal" fo:language="en" fo:country="US" fo:font-style="normal" fo:font-weight="normal" officeooo:rsid="0028992a" officeooo:paragraph-rsid="0028992a" style:font-size-asian="18pt" style:font-size-complex="18pt" loext:padding="0cm" loext:border="none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inherit" fo:font-size="18pt" fo:letter-spacing="normal" fo:language="en" fo:country="US" fo:font-style="italic" fo:font-weight="bold" officeooo:rsid="0027026f" officeooo:paragraph-rsid="0027026f" style:font-size-asian="18pt" style:font-size-complex="18pt" loext:padding="0cm" loext:border="none"/>
    </style:style>
    <style:style style:name="T1" style:family="text">
      <style:text-properties style:font-name="monospace" fo:font-size="16pt" fo:background-color="#ffffff" loext:char-shading-value="0" style:font-size-asian="16pt" style:font-size-complex="16pt"/>
    </style:style>
    <style:style style:name="T2" style:family="text">
      <style:text-properties fo:font-variant="normal" fo:text-transform="none" fo:color="#000000" style:font-name="monospace" fo:font-size="18pt" fo:letter-spacing="normal" fo:font-style="normal" fo:font-weight="normal" fo:background-color="#ffffff" loext:char-shading-value="0" style:font-size-asian="18pt" style:font-size-complex="18pt" loext:padding="0cm" loext:border="none"/>
    </style:style>
    <style:style style:name="T3" style:family="text">
      <style:text-properties fo:font-variant="normal" fo:text-transform="none" fo:color="#000000" style:font-name="monospace" fo:font-size="18pt" fo:letter-spacing="normal" fo:font-style="normal" fo:font-weight="normal" officeooo:rsid="00118d12" fo:background-color="#ffffff" loext:char-shading-value="0" style:font-size-asian="18pt" style:font-size-complex="18pt" loext:padding="0cm" loext:border="none"/>
    </style:style>
    <style:style style:name="T4" style:family="text">
      <style:text-properties fo:font-variant="normal" fo:text-transform="none" fo:color="#000000" style:font-name="monospace" fo:font-size="18pt" fo:letter-spacing="normal" fo:language="en" fo:country="US" fo:font-style="normal" fo:font-weight="normal" fo:background-color="#ffffff" loext:char-shading-value="0" style:font-size-asian="18pt" style:font-size-complex="18pt" loext:padding="0cm" loext:border="none"/>
    </style:style>
    <style:style style:name="T5" style:family="text">
      <style:text-properties fo:font-variant="normal" fo:text-transform="none" fo:color="#000000" style:font-name="monospace" fo:font-size="18pt" fo:letter-spacing="normal" fo:language="en" fo:country="US" fo:font-style="normal" fo:font-weight="normal" officeooo:rsid="0011e275" fo:background-color="#ffffff" loext:char-shading-value="0" style:font-size-asian="18pt" style:font-size-complex="18pt" loext:padding="0cm" loext:border="none"/>
    </style:style>
    <style:style style:name="T6" style:family="text">
      <style:text-properties fo:font-variant="normal" fo:text-transform="none" fo:color="#000000" style:font-name="monospace" fo:font-size="18pt" fo:letter-spacing="normal" fo:language="en" fo:country="US" fo:font-style="normal" fo:font-weight="normal" officeooo:rsid="001e146e" fo:background-color="#ffffff" loext:char-shading-value="0" style:font-size-asian="18pt" style:font-size-complex="18pt" loext:padding="0cm" loext:border="none"/>
    </style:style>
    <style:style style:name="T7" style:family="text">
      <style:text-properties fo:font-variant="normal" fo:text-transform="none" fo:color="#000000" style:font-name="monospace" fo:font-size="18pt" fo:letter-spacing="normal" fo:language="en" fo:country="US" fo:font-style="normal" fo:font-weight="normal" officeooo:rsid="001ede21" fo:background-color="#ffffff" loext:char-shading-value="0" style:font-size-asian="18pt" style:font-size-complex="18pt" loext:padding="0cm" loext:border="none"/>
    </style:style>
    <style:style style:name="T8" style:family="text">
      <style:text-properties fo:font-variant="normal" fo:text-transform="none" fo:color="#000000" style:font-name="monospace" fo:font-size="18pt" fo:letter-spacing="normal" fo:language="en" fo:country="US" fo:font-style="normal" fo:font-weight="normal" officeooo:rsid="0021caaf" fo:background-color="#ffffff" loext:char-shading-value="0" style:font-size-asian="18pt" style:font-size-complex="18pt" loext:padding="0cm" loext:border="none"/>
    </style:style>
    <style:style style:name="T9" style:family="text">
      <style:text-properties fo:font-variant="normal" fo:text-transform="none" fo:color="#000000" style:font-name="monospace" fo:font-size="18pt" fo:letter-spacing="normal" fo:language="en" fo:country="US" fo:font-style="normal" fo:font-weight="normal" officeooo:rsid="0021eef6" fo:background-color="#ffffff" loext:char-shading-value="0" style:font-size-asian="18pt" style:font-size-complex="18pt" loext:padding="0cm" loext:border="none"/>
    </style:style>
    <style:style style:name="T10" style:family="text">
      <style:text-properties fo:font-variant="normal" fo:text-transform="none" fo:color="#000000" style:font-name="monospace" fo:font-size="18pt" fo:letter-spacing="normal" fo:language="en" fo:country="US" fo:font-style="normal" fo:font-weight="normal" officeooo:rsid="002a7307" fo:background-color="#ffffff" loext:char-shading-value="0" style:font-size-asian="18pt" style:font-size-complex="18pt" loext:padding="0cm" loext:border="none"/>
    </style:style>
    <style:style style:name="T11" style:family="text">
      <style:text-properties fo:font-variant="normal" fo:text-transform="none" fo:color="#000000" style:font-name="monospace" fo:font-size="18pt" fo:letter-spacing="normal" fo:language="en" fo:country="US" fo:font-style="normal" fo:font-weight="normal" officeooo:rsid="002c1d66" fo:background-color="#ffffff" loext:char-shading-value="0" style:font-size-asian="18pt" style:font-size-complex="18pt" loext:padding="0cm" loext:border="none"/>
    </style:style>
    <style:style style:name="T12" style:family="text">
      <style:text-properties fo:font-variant="normal" fo:text-transform="none" fo:color="#000000" style:font-name="monospace" fo:font-size="18pt" fo:letter-spacing="normal" fo:language="en" fo:country="US" fo:font-style="normal" fo:font-weight="normal" officeooo:rsid="002dfaf2" fo:background-color="#ffffff" loext:char-shading-value="0" style:font-size-asian="18pt" style:font-size-complex="18pt" loext:padding="0cm" loext:border="none"/>
    </style:style>
    <style:style style:name="T13" style:family="text">
      <style:text-properties fo:font-variant="normal" fo:text-transform="none" fo:color="#000000" style:font-name="monospace" fo:font-size="18pt" fo:letter-spacing="normal" fo:language="en" fo:country="US" fo:font-style="normal" fo:font-weight="normal" officeooo:rsid="0011e275" fo:background-color="#ffffff" loext:char-shading-value="0" style:font-name-asian="NSimSun1" style:font-size-asian="18pt" style:font-name-complex="Liberation Mono" style:font-size-complex="18pt" loext:padding="0cm" loext:border="none"/>
    </style:style>
    <style:style style:name="T14" style:family="text">
      <style:text-properties fo:font-variant="normal" fo:text-transform="none" fo:color="#000000" style:font-name="monospace" fo:font-size="18pt" fo:letter-spacing="normal" fo:language="en" fo:country="US" fo:font-style="normal" fo:font-weight="normal" officeooo:rsid="001e146e" fo:background-color="#ffffff" loext:char-shading-value="0" style:font-name-asian="NSimSun1" style:font-size-asian="18pt" style:font-name-complex="Liberation Mono" style:font-size-complex="18pt" loext:padding="0cm" loext:border="none"/>
    </style:style>
    <style:style style:name="T15" style:family="text">
      <style:text-properties fo:font-variant="normal" fo:text-transform="none" fo:color="#000000" style:font-name="monospace" fo:font-size="18pt" fo:letter-spacing="normal" fo:language="en" fo:country="US" fo:font-style="normal" fo:font-weight="normal" officeooo:rsid="001f2a45" fo:background-color="#ffffff" loext:char-shading-value="0" style:font-name-asian="NSimSun1" style:font-size-asian="18pt" style:font-name-complex="Liberation Mono" style:font-size-complex="18pt" loext:padding="0cm" loext:border="none"/>
    </style:style>
    <style:style style:name="T16" style:family="text">
      <style:text-properties fo:font-variant="normal" fo:text-transform="none" fo:color="#000000" style:font-name="monospace" fo:font-size="16pt" fo:letter-spacing="normal" fo:font-style="normal" fo:font-weight="normal" fo:background-color="#ffffff" loext:char-shading-value="0" style:font-size-asian="16pt" style:font-size-complex="16pt" loext:padding="0cm" loext:border="none"/>
    </style:style>
    <style:style style:name="T17" style:family="text">
      <style:text-properties fo:font-variant="normal" fo:text-transform="none" fo:color="#000000" style:font-name="monospace" fo:font-size="16pt" fo:letter-spacing="normal" fo:language="en" fo:country="US" fo:font-style="normal" fo:font-weight="normal" fo:background-color="#ffffff" loext:char-shading-value="0" style:font-size-asian="16pt" style:font-size-complex="16pt" loext:padding="0cm" loext:border="none"/>
    </style:style>
    <style:style style:name="T18" style:family="text">
      <style:text-properties fo:font-variant="normal" fo:text-transform="none" fo:color="#000000" style:font-name="monospace" fo:font-size="16pt" fo:letter-spacing="normal" fo:language="en" fo:country="US" fo:font-style="normal" fo:font-weight="normal" officeooo:rsid="0016b99d" fo:background-color="#ffffff" loext:char-shading-value="0" style:font-size-asian="16pt" style:font-size-complex="16pt" loext:padding="0cm" loext:border="none"/>
    </style:style>
    <style:style style:name="T19" style:family="text">
      <style:text-properties fo:font-variant="normal" fo:text-transform="none" fo:color="#000000" style:font-name="monospace" fo:font-size="16pt" fo:letter-spacing="normal" fo:language="en" fo:country="US" fo:font-style="normal" fo:font-weight="normal" officeooo:rsid="0017eebf" fo:background-color="#ffffff" loext:char-shading-value="0" style:font-size-asian="16pt" style:font-size-complex="16pt" loext:padding="0cm" loext:border="none"/>
    </style:style>
    <style:style style:name="T20" style:family="text">
      <style:text-properties fo:font-variant="normal" fo:text-transform="none" fo:color="#000000" style:font-name="monospace" fo:font-size="16pt" fo:letter-spacing="normal" fo:language="en" fo:country="US" fo:font-style="normal" fo:font-weight="normal" officeooo:rsid="0018c3f8" fo:background-color="#ffffff" loext:char-shading-value="0" style:font-size-asian="16pt" style:font-size-complex="16pt" loext:padding="0cm" loext:border="none"/>
    </style:style>
    <style:style style:name="T21" style:family="text">
      <style:text-properties fo:font-variant="normal" fo:text-transform="none" fo:color="#000000" style:font-name="monospace" fo:font-size="16pt" fo:letter-spacing="normal" fo:language="en" fo:country="US" fo:font-style="normal" fo:font-weight="normal" officeooo:rsid="0017eebf" fo:background-color="#ffffff" loext:char-shading-value="0" style:font-name-asian="NSimSun1" style:font-size-asian="16pt" style:font-name-complex="Liberation Mono" style:font-size-complex="16pt" loext:padding="0cm" loext:border="none"/>
    </style:style>
    <style:style style:name="T22" style:family="text">
      <style:text-properties fo:font-variant="normal" fo:text-transform="none" fo:color="#000000" style:font-name="monospace" fo:font-size="15pt" fo:letter-spacing="normal" fo:font-style="normal" fo:font-weight="normal" fo:background-color="#ffffff" loext:char-shading-value="0" style:font-size-asian="15pt" style:font-size-complex="15pt" loext:padding="0cm" loext:border="none"/>
    </style:style>
    <style:style style:name="T23" style:family="text">
      <style:text-properties fo:font-variant="normal" fo:text-transform="none" fo:color="#000000" style:font-name="monospace" fo:letter-spacing="normal" fo:language="en" fo:country="US" fo:font-style="normal" fo:font-weight="normal" officeooo:rsid="00251835" fo:background-color="#ffffff" loext:char-shading-value="0" loext:padding="0cm" loext:border="none"/>
    </style:style>
    <style:style style:name="T24" style:family="text">
      <style:text-properties fo:font-variant="normal" fo:text-transform="none" fo:color="#000000" fo:font-size="18pt" fo:letter-spacing="normal" fo:background-color="#ffffff" loext:char-shading-value="0" style:font-size-asian="18pt" style:font-size-complex="18pt" loext:padding="0cm" loext:border="none"/>
    </style:style>
    <style:style style:name="T25" style:family="text">
      <style:text-properties fo:font-variant="normal" fo:text-transform="none" fo:color="#000000" fo:font-size="18pt" fo:letter-spacing="normal" fo:font-style="normal" fo:font-weight="normal" fo:background-color="#ffffff" loext:char-shading-value="0" style:font-size-asian="18pt" style:font-size-complex="18pt" loext:padding="0cm" loext:border="none"/>
    </style:style>
    <style:style style:name="T26" style:family="text">
      <style:text-properties fo:font-variant="normal" fo:text-transform="none" fo:color="#000000" fo:font-size="16pt" fo:letter-spacing="normal" fo:background-color="#ffffff" loext:char-shading-value="0" style:font-size-asian="16pt" style:font-size-complex="16pt" loext:padding="0cm" loext:border="none"/>
    </style:style>
    <style:style style:name="T27" style:family="text">
      <style:text-properties fo:font-variant="normal" fo:text-transform="none" fo:color="#000000" fo:font-size="15pt" fo:letter-spacing="normal" fo:background-color="#ffffff" loext:char-shading-value="0" style:font-size-asian="15pt" style:font-size-complex="15pt" loext:padding="0cm" loext:border="none"/>
    </style:style>
    <style:style style:name="T28" style:family="text">
      <style:text-properties fo:font-variant="normal" fo:text-transform="none" fo:color="#000000" style:font-name="inherit" fo:font-size="18pt" fo:letter-spacing="normal" fo:font-style="italic" fo:font-weight="bold" style:font-size-asian="18pt" style:font-size-complex="18pt" loext:padding="0cm" loext:border="none"/>
    </style:style>
    <style:style style:name="T29" style:family="text">
      <style:text-properties fo:font-variant="normal" fo:text-transform="none" fo:color="#000000" style:font-name="inherit" fo:font-size="18pt" fo:letter-spacing="normal" fo:font-style="italic" fo:font-weight="bold" fo:background-color="#ffffff" loext:char-shading-value="0" style:font-size-asian="18pt" style:font-size-complex="18pt" loext:padding="0cm" loext:border="none"/>
    </style:style>
    <style:style style:name="T30" style:family="text">
      <style:text-properties fo:font-variant="normal" fo:text-transform="none" fo:color="#296eaa" style:font-name="Helvetica Neue" fo:font-size="18pt" fo:letter-spacing="normal" fo:font-style="normal" style:text-underline-style="solid" style:text-underline-width="auto" style:text-underline-color="font-color" fo:font-weight="normal" fo:background-color="transparent" loext:char-shading-value="0" style:font-size-asian="18pt" style:font-size-complex="18pt" loext:padding="0cm" loext:border="none"/>
    </style:style>
    <style:style style:name="T31" style:family="text">
      <style:text-properties fo:font-variant="normal" fo:text-transform="none" fo:color="#296eaa" style:font-name="Helvetica Neue" fo:font-size="16pt" fo:letter-spacing="normal" fo:font-style="normal" style:text-underline-style="solid" style:text-underline-width="auto" style:text-underline-color="font-color" fo:font-weight="normal" fo:background-color="transparent" loext:char-shading-value="0" style:font-size-asian="16pt" style:font-size-complex="16pt" loext:padding="0cm" loext:border="none"/>
    </style:style>
    <style:style style:name="T32" style:family="text">
      <style:text-properties fo:font-variant="normal" fo:text-transform="none" fo:color="#272727" style:font-name="Roboto" fo:font-size="15.75pt" fo:letter-spacing="normal" fo:font-style="normal" fo:font-weight="bold" fo:background-color="#ffffff" loext:char-shading-value="0" style:font-size-asian="16pt" style:font-size-complex="16pt"/>
    </style:style>
    <style:style style:name="T33" style:family="text">
      <style:text-properties officeooo:rsid="00102af6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11e275"/>
    </style:style>
    <style:style style:name="T36" style:family="text">
      <style:text-properties fo:language="en" fo:country="US" officeooo:rsid="00251835"/>
    </style:style>
    <style:style style:name="T37" style:family="text">
      <style:text-properties fo:language="en" fo:country="US" officeooo:rsid="0025bdbd"/>
    </style:style>
    <style:style style:name="T38" style:family="text">
      <style:text-properties fo:language="en" fo:country="US" officeooo:rsid="0025bde9"/>
    </style:style>
    <style:style style:name="T39" style:family="text">
      <style:text-properties fo:language="en" fo:country="US" officeooo:rsid="0027026f"/>
    </style:style>
    <style:style style:name="T40" style:family="text">
      <style:text-properties officeooo:rsid="0011e275"/>
    </style:style>
    <style:style style:name="T41" style:family="text">
      <style:text-properties officeooo:rsid="0027026f"/>
    </style:style>
    <style:style style:name="T42" style:family="text">
      <style:text-properties officeooo:rsid="0028992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section text:style-name="Sect1" text:name="site">
        <text:section text:style-name="Sect1" text:name="ipython-main-app">
          <text:section text:style-name="Sect1" text:name="notebook_panel">
            <text:section text:style-name="Sect1" text:name="notebook">
              <text:section text:style-name="Sect2" text:name="notebook-container">
                <text:h text:style-name="P9" text:outline-level="5"><text:bookmark text:name="КОЛОКОЛА"/>КОЛОКОЛА</text:h>
                <text:p text:style-name="P22"/>
                <text:p text:style-name="P17"><text:span text:style-name="Source_20_Text"><text:span text:style-name="T2">И вот опять ты снова не пришла</text:span></text:span></text:p>
                <text:p text:style-name="P17"><text:span text:style-name="Source_20_Text"><text:span text:style-name="T2">А я так ждал надеялся и верил</text:span></text:span></text:p>
                <text:p text:style-name="P17"><text:span text:style-name="Source_20_Text"><text:span text:style-name="T2">Что зазвонят опять колокола, колокола /</text:span></text:span></text:p>
                <text:p text:style-name="P17"><text:span text:style-name="Source_20_Text"><text:span text:style-name="T2">А ты войдешь в распахнутые двери <text:s text:c="3"/>/ <text:s text:c="3"/>2 раза</text:span></text:span></text:p>
                <text:p text:style-name="P22"/>
                <text:p text:style-name="P17"><text:span text:style-name="Source_20_Text"><text:span text:style-name="T2">Перчатки снимешь около дверей </text:span></text:span></text:p>
                <text:p text:style-name="P17"><text:span text:style-name="Source_20_Text"><text:span text:style-name="T2">Возьмешь и бросишь их на подоконник! </text:span></text:span></text:p>
                <text:p text:style-name="P17"><text:span text:style-name="Source_20_Text"><text:span text:style-name="T2">Я так замерзла - скажешь "Обогрей, обогрей"</text:span></text:span></text:p>
                <text:p text:style-name="P17"><text:span text:style-name="Source_20_Text"><text:span text:style-name="T2">И мне протянешь зябкие ладони </text:span></text:span></text:p>
                <text:p text:style-name="P17"><text:span text:style-name="Source_20_Text"><text:span text:style-name="T2">Я их возьму и каждый ноготок </text:span></text:span></text:p>
                <text:p text:style-name="P17"><text:span text:style-name="Source_20_Text"><text:span text:style-name="T2">Перецелую сердцем согревая </text:span></text:span></text:p>
                <text:p text:style-name="P17"><text:span text:style-name="Source_20_Text"><text:span text:style-name="T2">Вот если б ты явилась на порог, на порог </text:span></text:span></text:p>
                <text:p text:style-name="P17"><text:span text:style-name="Source_20_Text"><text:span text:style-name="T2">Но в парк ушли последние трамваи.</text:span></text:span></text:p>
                <text:p text:style-name="P22"/>
                <text:p text:style-name="P17"><text:span text:style-name="Source_20_Text"><text:span text:style-name="T2">Вот так я ждал надеялся любя</text:span></text:span></text:p>
                <text:p text:style-name="P17"><text:span text:style-name="Source_20_Text"><text:span text:style-name="T2">Тебя уж нет четвертую неделю</text:span></text:span></text:p>
                <text:p text:style-name="P17"><text:span text:style-name="Source_20_Text"><text:span text:style-name="T2">О, как мне плохие детка без тебя, без тебя</text:span></text:span></text:p>
                <text:p text:style-name="P17"><text:span text:style-name="Source_20_Text"><text:span text:style-name="T2">Но ты придешь, я твердо в это верю.</text:span></text:span></text:p>
                <text:p text:style-name="P17"><text:span text:style-name="Source_20_Text"><text:span text:style-name="T2"/></text:span></text:p>
                <text:p text:style-name="P17"><text:span text:style-name="Source_20_Text"><text:span text:style-name="T2"/></text:span></text:p>
                <text:p text:style-name="P17"><text:span text:style-name="Source_20_Text"><text:span text:style-name="T2"/></text:span></text:p>
                <text:p text:style-name="P17"><text:span text:style-name="Source_20_Text"><text:span text:style-name="T2"/></text:span></text:p>
                <text:p text:style-name="P17"><text:span text:style-name="Source_20_Text"><text:span text:style-name="T2"/></text:span></text:p>
                <text:p text:style-name="P17"><text:span text:style-name="Source_20_Text"><text:span text:style-name="T2"/></text:span></text:p>
                <text:p text:style-name="P17"><text:span text:style-name="Source_20_Text"><text:span text:style-name="T2"/></text:span></text:p>
                <text:p text:style-name="P17"><text:span text:style-name="Source_20_Text"><text:span text:style-name="T2"/></text:span></text:p>
                <text:p text:style-name="P17"><text:span text:style-name="Source_20_Text"><text:span text:style-name="T2"/></text:span></text:p>
                <text:p text:style-name="P17"><text:span text:style-name="Source_20_Text"><text:span text:style-name="T2"/></text:span></text:p>
                <text:p text:style-name="P17"><text:span text:style-name="Source_20_Text"><text:span text:style-name="T2"/></text:span></text:p>
                <text:p text:style-name="P17"><text:span text:style-name="Source_20_Text"><text:span text:style-name="T2"/></text:span></text:p>
                <text:p text:style-name="P17"><text:soft-page-break/><text:span text:style-name="Source_20_Text"><text:span text:style-name="T2"/></text:span></text:p>
                <text:h text:style-name="P9" text:outline-level="5"><text:bookmark text:name="КОЛОКОЛА1"/>КОЛОКОЛА</text:h>
                <text:p text:style-name="P27"/>
                <text:p text:style-name="P28"><text:span text:style-name="Source_20_Text"><text:span text:style-name="T22">Am <text:s text:c="3"/>Dm <text:s text:c="4"/>E <text:s text:c="9"/>Am</text:span></text:span></text:p>
                <text:p text:style-name="P28"><text:span text:style-name="Source_20_Text"><text:span text:style-name="T22">А ты опять сегодня не пришла.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6"/>G <text:s text:c="6"/>C <text:s text:c="3"/>A7</text:span></text:span></text:p>
                <text:p text:style-name="P28"><text:span text:style-name="Source_20_Text"><text:span text:style-name="T22">А я так ждал, надеялся и верил.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Что зазвонят опять колокола, колокола <text:s text:c="9"/>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/>A7 <text:s text:c="4"/></text:span></text:span></text:p>
                <text:p text:style-name="P28"><text:span text:style-name="Source_20_Text"><text:span text:style-name="T22">И ты войдешь в распахнутые двери.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3"/>G <text:s text:c="9"/>C <text:s text:c="7"/>Am</text:span></text:span></text:p>
                <text:p text:style-name="P28"><text:span text:style-name="Source_20_Text"><text:span text:style-name="T22">Что зазвонят опять колокола, колокола <text:s text:c="9"/>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 text:c="2"/></text:span></text:span></text:p>
                <text:p text:style-name="P28"><text:span text:style-name="Source_20_Text"><text:span text:style-name="T22">И ты войдешь в распахнутые двери. <text:s text:c="14"/></text:span></text:span></text:p>
                <text:p text:style-name="P27"/>
                <text:p text:style-name="P28"><text:span text:style-name="Source_20_Text"><text:span text:style-name="T22">Am <text:s text:c="3"/>Dm <text:s text:c="4"/>E <text:s text:c="9"/>Am</text:span></text:span></text:p>
                <text:p text:style-name="P28"><text:span text:style-name="Source_20_Text"><text:span text:style-name="T22">Перчатки снимешь прямо у дверей.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6"/>G <text:s text:c="6"/>C <text:s text:c="3"/>A7</text:span></text:span></text:p>
                <text:p text:style-name="P28"><text:span text:style-name="Source_20_Text"><text:span text:style-name="T22">Небрежно бросишь их на подоконник.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Я так замерзла скажешь обогрей, ты обогрей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/>A7 <text:s text:c="4"/></text:span></text:span></text:p>
                <text:p text:style-name="P28"><text:span text:style-name="Source_20_Text"><text:span text:style-name="T22">И мне протянешь озябшие ладони.</text:span></text:span></text:p>
                <text:p text:style-name="P27"/>
                <text:p text:style-name="P28"><text:span text:style-name="Source_20_Text"><text:span text:style-name="T22">Am <text:s text:c="3"/>Dm <text:s text:c="4"/>E <text:s text:c="9"/>Am</text:span></text:span></text:p>
                <text:p text:style-name="P28"><text:span text:style-name="Source_20_Text"><text:span text:style-name="T22">И я возьму, и каждый ноготок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6"/>G <text:s text:c="3"/>C A7</text:span></text:span></text:p>
                <text:p text:style-name="P28"><text:span text:style-name="Source_20_Text"><text:span text:style-name="T22">Перецелую, сердцем согревая.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О, если б ты ступила на порог, на мой порог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/>A7 <text:s text:c="4"/></text:span></text:span></text:p>
                <text:p text:style-name="P28"><text:span text:style-name="Source_20_Text"><text:span text:style-name="T22">Но в парк ушли последние трамваи.</text:span></text:span></text:p>
                <text:p text:style-name="P27"/>
                <text:p text:style-name="P28"><text:span text:style-name="Source_20_Text"><text:span text:style-name="T22">Am <text:s text:c="3"/>Dm <text:s text:c="4"/>E <text:s text:c="9"/>Am</text:span></text:span></text:p>
                <text:p text:style-name="P28"><text:span text:style-name="Source_20_Text"><text:span text:style-name="T22">И снова льется легкий нежный звон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6"/>G <text:s text:c="6"/>C <text:s/>A7</text:span></text:span></text:p>
                <text:p text:style-name="P28"><text:span text:style-name="Source_20_Text"><text:span text:style-name="T22">Любовной дрожью тело наполняя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Колокола любви со всех сторон, со всех сторон </text:span></text:span></text:p>
                <text:p text:style-name="P28"><text:soft-page-break/><text:span text:style-name="Source_20_Text"><text:span text:style-name="T27"><text:s text:c="8"/></text:span></text:span><text:span text:style-name="Source_20_Text"><text:span text:style-name="T22">Dm <text:s text:c="7"/>E <text:s text:c="7"/>Am <text:s/>A7 <text:s text:c="4"/></text:span></text:span></text:p>
                <text:p text:style-name="P28"><text:span text:style-name="Source_20_Text"><text:span text:style-name="T22">Стучат в висках и сердце опьяняют. 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Колокола любви со всех сторон, со всех сторон 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/></text:span></text:span></text:p>
                <text:p text:style-name="P28"><text:span text:style-name="Source_20_Text"><text:span text:style-name="T22">Стучат в висках и сердце опьяняют. <text:s text:c="11"/></text:span></text:span></text:p>
                <text:p text:style-name="P27"/>
                <text:p text:style-name="P28"><text:span text:style-name="Source_20_Text"><text:span text:style-name="T22">Am <text:s text:c="3"/>Dm <text:s text:c="4"/>E <text:s text:c="9"/>Am</text:span></text:span></text:p>
                <text:p text:style-name="P28"><text:span text:style-name="Source_20_Text"><text:span text:style-name="T22">Янтарным светом всё омыто вновь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6"/>G <text:s/>C <text:s/>A7</text:span></text:span></text:p>
                <text:p text:style-name="P28"><text:span text:style-name="Source_20_Text"><text:span text:style-name="T22">В душе сияют блики золотые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Колокола любви волнуют кровь, волнуют кровь 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4"/>Am A7 <text:s text:c="4"/></text:span></text:span></text:p>
                <text:p text:style-name="P28"><text:span text:style-name="Source_20_Text"><text:span text:style-name="T22">Напоминая встречи дорогие...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Колокола любви волнуют кровь, волнуют кровь 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3"/>Am </text:span></text:span></text:p>
                <text:p text:style-name="P28"><text:span text:style-name="Source_20_Text"><text:span text:style-name="T22">Напоминая встречи дорогие... <text:s text:c="15"/></text:span></text:span></text:p>
                <text:p text:style-name="P27"/>
                <text:p text:style-name="P28"><text:span text:style-name="Source_20_Text"><text:span text:style-name="T22">Am <text:s text:c="3"/>Dm <text:s text:c="4"/>E <text:s text:c="9"/>Am</text:span></text:span></text:p>
                <text:p text:style-name="P28"><text:span text:style-name="Source_20_Text"><text:span text:style-name="T22">А ты сегодня снова не пришла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6"/>G <text:s text:c="6"/>C <text:s/>A7</text:span></text:span></text:p>
                <text:p text:style-name="P28"><text:span text:style-name="Source_20_Text"><text:span text:style-name="T22">А я так ждал, надеялся и верил,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Что зазвонят опять колокола, колокола <text:s text:c="14"/>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/>A7 <text:s text:c="4"/></text:span></text:span></text:p>
                <text:p text:style-name="P28"><text:span text:style-name="Source_20_Text"><text:span text:style-name="T22">И ты войдешь в распахнутые двери.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Что зазвонят опять колокола, колокола <text:s text:c="14"/>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/></text:span></text:span></text:p>
                <text:p text:style-name="P28"><text:span text:style-name="Source_20_Text"><text:span text:style-name="T22">И ты войдешь в распахнутые двери. <text:s text:c="18"/></text:span></text:span></text:p>
                <text:p text:style-name="P27"/>
                <text:p text:style-name="P28"><text:span text:style-name="Source_20_Text"><text:span text:style-name="T22">Am <text:s text:c="3"/>Dm <text:s text:c="4"/>E <text:s text:c="9"/>Am <text:s/></text:span></text:span></text:p>
                <text:p text:style-name="P28"><text:span text:style-name="Source_20_Text"><text:span text:style-name="T22">Я помню как ты, стоя у дверей,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6"/>G <text:s text:c="6"/>C <text:s/>A7</text:span></text:span></text:p>
                <text:p text:style-name="P28"><text:span text:style-name="Source_20_Text"><text:span text:style-name="T22">Ладони трешь, дыханьем согревая,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И говоришь мне: «Милый, обогрей, ну обогрей» 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2"/>Am A7 <text:s text:c="4"/></text:span></text:span></text:p>
                <text:p text:style-name="P28"><text:span text:style-name="Source_20_Text"><text:span text:style-name="T22">А я стою, тебя не понимая. </text:span></text:span></text:p>
                <text:p text:style-name="P28"><text:soft-page-break/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И говоришь мне: «Милый, обогрей, ну обогрей» 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2"/>Am </text:span></text:span></text:p>
                <text:p text:style-name="P28"><text:span text:style-name="Source_20_Text"><text:span text:style-name="T22">А я стою, тебя не понимая. <text:s text:c="17"/></text:span></text:span></text:p>
                <text:p text:style-name="P27"/>
                <text:p text:style-name="P28"><text:span text:style-name="Source_20_Text"><text:span text:style-name="T22">Am <text:s text:c="3"/>Dm <text:s text:c="4"/>E <text:s text:c="7"/>Am</text:span></text:span></text:p>
                <text:p text:style-name="P28"><text:span text:style-name="Source_20_Text"><text:span text:style-name="T22">Я опьянен твоею красотой,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6"/>G <text:s text:c="6"/>C <text:s text:c="3"/>A7</text:span></text:span></text:p>
                <text:p text:style-name="P28"><text:span text:style-name="Source_20_Text"><text:span text:style-name="T22">Стою, молчу, глазам своим не веря,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Что можешь ты прийти ночной порой, ночной порой 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/>A7 <text:s text:c="4"/></text:span></text:span></text:p>
                <text:p text:style-name="P28"><text:span text:style-name="Source_20_Text"><text:span text:style-name="T22">Войти ко мне в распахнутые двери.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Что можешь ты прийти ночной порой, ночной порой 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/></text:span></text:span></text:p>
                <text:p text:style-name="P28"><text:span text:style-name="Source_20_Text"><text:span text:style-name="T22">Войти ко мне в распахнутые двери. <text:s text:c="14"/></text:span></text:span></text:p>
                <text:p text:style-name="P27"/>
                <text:p text:style-name="P28"><text:span text:style-name="Source_20_Text"><text:span text:style-name="T22">Am <text:s text:c="3"/>Dm <text:s text:c="4"/>E <text:s text:c="9"/>Am</text:span></text:span></text:p>
                <text:p text:style-name="P28"><text:span text:style-name="Source_20_Text"><text:span text:style-name="T22">Потом очнусь и каждый пальчик твой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6"/>G <text:s text:c="2"/>C A7</text:span></text:span></text:p>
                <text:p text:style-name="P28"><text:span text:style-name="Source_20_Text"><text:span text:style-name="T22">Переберу дыханьем согревая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Еще не веря, что опять со мной, опять со мной <text:s text:c="7"/>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/>A7 <text:s text:c="4"/></text:span></text:span></text:p>
                <text:p text:style-name="P28"><text:span text:style-name="Source_20_Text"><text:span text:style-name="T22">В беспамятстве шепчу: «Моя родная». 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Что можешь ты прийти ночной порой, ночной порой 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 text:c="2"/></text:span></text:span></text:p>
                <text:p text:style-name="P28"><text:span text:style-name="Source_20_Text"><text:span text:style-name="T22">Войти ко мне в распахнутые двери. <text:s text:c="17"/></text:span></text:span></text:p>
                <text:p text:style-name="P27"/>
                <text:p text:style-name="P28"><text:span text:style-name="Source_20_Text"><text:span text:style-name="T22">Am <text:s text:c="3"/>Dm <text:s text:c="4"/>E <text:s text:c="9"/>Am</text:span></text:span></text:p>
                <text:p text:style-name="P28"><text:span text:style-name="Source_20_Text"><text:span text:style-name="T22">И так стоять готов хоть до утра,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6"/>G <text:s text:c="6"/>C <text:s text:c="3"/>A7</text:span></text:span></text:p>
                <text:p text:style-name="P28"><text:span text:style-name="Source_20_Text"><text:span text:style-name="T22">Но встреча спрессовалась в миг короткий,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Со вздохом скажешь: «Милый, мне пора, но мне пора» <text:s text:c="3"/>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/>A7 <text:s text:c="4"/></text:span></text:span></text:p>
                <text:p text:style-name="P28"><text:span text:style-name="Source_20_Text"><text:span text:style-name="T22">И как мираж, растаешь дымкой легкой.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Со вздохом скажешь: «Милый, мне пора, но мне пора» <text:s text:c="3"/></text:span></text:span></text:p>
                <text:p text:style-name="P28"><text:soft-page-break/><text:span text:style-name="Source_20_Text"><text:span text:style-name="T27"><text:s text:c="8"/></text:span></text:span><text:span text:style-name="Source_20_Text"><text:span text:style-name="T22">Dm <text:s text:c="7"/>E <text:s text:c="7"/>Am <text:s text:c="2"/></text:span></text:span></text:p>
                <text:p text:style-name="P28"><text:span text:style-name="Source_20_Text"><text:span text:style-name="T22">И как мираж, растаешь дымкой легкой. <text:s text:c="17"/></text:span></text:span></text:p>
                <text:p text:style-name="P27"/>
                <text:p text:style-name="P28"><text:span text:style-name="Source_20_Text"><text:span text:style-name="T22">Am <text:s text:c="3"/>Dm <text:s text:c="4"/>E <text:s text:c="9"/>Am</text:span></text:span></text:p>
                <text:p text:style-name="P28"><text:span text:style-name="Source_20_Text"><text:span text:style-name="T22">Сейчас кусая свои губы в кровь,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6"/>G <text:s text:c="6"/>C <text:s/>A7</text:span></text:span></text:p>
                <text:p text:style-name="P28"><text:span text:style-name="Source_20_Text"><text:span text:style-name="T22">Гляжу я в темень, двери отворяя,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Но никого… <text:s/>колокола любви, колокола <text:s text:c="7"/>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A7 <text:s text:c="4"/></text:span></text:span></text:p>
                <text:p text:style-name="P28"><text:span text:style-name="Source_20_Text"><text:span text:style-name="T22">В душе моей с тоскою замирают. </text:span></text:span></text:p>
                <text:p text:style-name="P28"><text:span text:style-name="Source_20_Text"><text:span text:style-name="T27"><text:s text:c="9"/></text:span></text:span><text:span text:style-name="Source_20_Text"><text:span text:style-name="T22">Dm <text:s text:c="2"/>G <text:s text:c="9"/>C <text:s text:c="8"/>Am</text:span></text:span></text:p>
                <text:p text:style-name="P28"><text:span text:style-name="Source_20_Text"><text:span text:style-name="T22">Но никого… <text:s/>колокола любви, колокола <text:s text:c="7"/></text:span></text:span></text:p>
                <text:p text:style-name="P28"><text:span text:style-name="Source_20_Text"><text:span text:style-name="T27"><text:s text:c="8"/></text:span></text:span><text:span text:style-name="Source_20_Text"><text:span text:style-name="T22">Dm <text:s text:c="7"/>E <text:s text:c="7"/>Am <text:s text:c="2"/></text:span></text:span></text:p>
                <text:p text:style-name="P28"><text:span text:style-name="Source_20_Text"><text:span text:style-name="T22">В душе моей с тоскою замирают.</text:span></text:span></text:p>
                <text:p text:style-name="P28"><text:span text:style-name="Source_20_Text"><text:span text:style-name="T22"/></text:span></text:p>
                <text:p text:style-name="P29"><text:span text:style-name="Source_20_Text"><text:span text:style-name="T22"/></text:span></text:p>
                <text:h text:style-name="P9" text:outline-level="5"><text:bookmark text:name="Из-Ливерпульской-гавани-всегда-по-четвергам"/>Из Ливерпульской гавани всегда по четвергам</text:h>
                <text:p text:style-name="P17"><text:span text:style-name="Source_20_Text"><text:span text:style-name="T2">107</text:span></text:span></text:p>
                <text:p text:style-name="P17"><text:span text:style-name="Source_20_Text"><text:span text:style-name="T24"><text:s text:c="5"/></text:span></text:span><text:span text:style-name="Source_20_Text"><text:span text:style-name="T2">D <text:s text:c="22"/>A <text:s text:c="12"/>A7 </text:span></text:span></text:p>
                <text:p text:style-name="P17"><text:span text:style-name="Source_20_Text"><text:span text:style-name="T2">Из Ливерпульской гавани всегда по четвергам</text:span></text:span></text:p>
                <text:p text:style-name="P17"><text:span text:style-name="Source_20_Text"><text:span text:style-name="T24"><text:s text:c="3"/></text:span></text:span><text:span text:style-name="Source_20_Text"><text:span text:style-name="T2">A <text:s text:c="22"/>A7 <text:s text:c="10"/>D</text:span></text:span></text:p>
                <text:p text:style-name="P17"><text:span text:style-name="Source_20_Text"><text:span text:style-name="T2">Суда уходят в плаванье к далекоим берегам</text:span></text:span></text:p>
                <text:p text:style-name="P17"><text:span text:style-name="Source_20_Text"><text:span text:style-name="T24"><text:s text:c="27"/></text:span></text:span><text:span text:style-name="Source_20_Text"><text:span text:style-name="T2">H <text:s text:c="8"/>Em </text:span></text:span></text:p>
                <text:p text:style-name="P17"><text:span text:style-name="Source_20_Text"><text:span text:style-name="T2">Плывут они в Бразилию, Бразилию, Бразилию</text:span></text:span></text:p>
                <text:p text:style-name="P17"><text:span text:style-name="Source_20_Text"><text:span text:style-name="T24"><text:s text:c="3"/></text:span></text:span><text:span text:style-name="Source_20_Text"><text:span text:style-name="T2">G <text:s text:c="10"/>D <text:s text:c="10"/>A7 <text:s text:c="3"/>A <text:s text:c="3"/>D <text:s text:c="6"/></text:span></text:span></text:p>
                <text:p text:style-name="P17"><text:span text:style-name="Source_20_Text"><text:span text:style-name="T2">И я хочу в Бразилию - к далеким берегам</text:span></text:span></text:p>
                <text:p text:style-name="P17"><text:span text:style-name="Source_20_Text"><text:span text:style-name="T24"><text:s text:c="3"/></text:span></text:span><text:span text:style-name="Source_20_Text"><text:span text:style-name="T2">Gm <text:s text:c="16"/>Dm</text:span></text:span></text:p>
                <text:p text:style-name="P17"><text:span text:style-name="Source_20_Text"><text:span text:style-name="T2">Только "Дон" и "Магдалина"</text:span></text:span></text:p>
                <text:p text:style-name="P17"><text:span text:style-name="Source_20_Text"><text:span text:style-name="T24"><text:s text:c="3"/></text:span></text:span><text:span text:style-name="Source_20_Text"><text:span text:style-name="T2">Gm <text:s text:c="16"/>Dm</text:span></text:span></text:p>
                <text:p text:style-name="P17"><text:span text:style-name="Source_20_Text"><text:span text:style-name="T2">Только "Дон" и "Магдалина"</text:span></text:span></text:p>
                <text:p text:style-name="P17"><text:span text:style-name="Source_20_Text"><text:span text:style-name="T24"><text:s text:c="3"/></text:span></text:span><text:span text:style-name="Source_20_Text"><text:span text:style-name="T2">Gm <text:s text:c="16"/>Dm</text:span></text:span></text:p>
                <text:p text:style-name="P17"><text:span text:style-name="Source_20_Text"><text:span text:style-name="T2">Только "Дон" и "Магдалина"</text:span></text:span></text:p>
                <text:p text:style-name="P17"><text:span text:style-name="Source_20_Text"><text:span text:style-name="T24"><text:s text:c="3"/></text:span></text:span><text:span text:style-name="Source_20_Text"><text:span text:style-name="T2">A7 <text:s text:c="6"/>A <text:s text:c="3"/>Dm <text:s/>A7 Dm</text:span></text:span></text:p>
                <text:p text:style-name="P17"><text:span text:style-name="Source_20_Text"><text:span text:style-name="T2">Ходят по морю туда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25"/>A7 <text:s text:c="11"/>A</text:span></text:span></text:p>
                <text:p text:style-name="P17"><text:span text:style-name="Source_20_Text"><text:span text:style-name="T2">На далекой Мазонке не бывал я никогда</text:span></text:span></text:p>
                <text:p text:style-name="P17"><text:span text:style-name="Source_20_Text"><text:span text:style-name="T24"><text:s text:c="2"/></text:span></text:span><text:span text:style-name="Source_20_Text"><text:span text:style-name="T2">A <text:s text:c="22"/>A7 <text:s text:c="10"/>Dm</text:span></text:span></text:p>
                <text:p text:style-name="P17"><text:span text:style-name="Source_20_Text"><text:span text:style-name="T2">Никогда туда не ходят иностранные суда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21"/>D7 <text:s text:c="9"/>Gm</text:span></text:span></text:p>
                <text:p text:style-name="P17"><text:span text:style-name="Source_20_Text"><text:span text:style-name="T2">Только "Дон" и "Магдалина" - быстроходные суда</text:span></text:span></text:p>
                <text:p text:style-name="P17"><text:span text:style-name="Source_20_Text"><text:span text:style-name="T24"><text:s text:c="2"/></text:span></text:span><text:span text:style-name="Source_20_Text"><text:span text:style-name="T2">Gm <text:s text:c="5"/>Dm <text:s text:c="6"/>A <text:s text:c="4"/>A7 <text:s text:c="4"/>Dm</text:span></text:span></text:p>
                <text:p text:style-name="P17"><text:span text:style-name="Source_20_Text"><text:span text:style-name="T2">Только "Дон" и "Магдалина" ходят по морю туда</text:span></text:span></text:p>
                <text:p text:style-name="P22"/>
                <text:p text:style-name="P17"><text:span text:style-name="Source_20_Text"><text:span text:style-name="T24"><text:s text:c="2"/></text:span></text:span><text:span text:style-name="Source_20_Text"><text:span text:style-name="T2">Dm <text:s text:c="25"/>A7 <text:s text:c="11"/>A</text:span></text:span></text:p>
                <text:p text:style-name="P17"><text:soft-page-break/><text:span text:style-name="Source_20_Text"><text:span text:style-name="T2">Никогда вы не пойдете в наших северных лесах</text:span></text:span></text:p>
                <text:p text:style-name="P17"><text:span text:style-name="Source_20_Text"><text:span text:style-name="T24"><text:s text:c="2"/></text:span></text:span><text:span text:style-name="Source_20_Text"><text:span text:style-name="T2">A <text:s text:c="22"/>A7 <text:s text:c="10"/>Dm</text:span></text:span></text:p>
                <text:p text:style-name="P17"><text:span text:style-name="Source_20_Text"><text:span text:style-name="T2">Длиннохвостых ягуаров броненсных черепах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21"/>D7 <text:s text:c="9"/>Gm</text:span></text:span></text:p>
                <text:p text:style-name="P17"><text:span text:style-name="Source_20_Text"><text:span text:style-name="T2">Но в соленчной Бразилии Бразилии моей</text:span></text:span></text:p>
                <text:p text:style-name="P17"><text:span text:style-name="Source_20_Text"><text:span text:style-name="T24"><text:s text:c="2"/></text:span></text:span><text:span text:style-name="Source_20_Text"><text:span text:style-name="T2">Gm <text:s text:c="5"/>Dm <text:s text:c="6"/>A <text:s text:c="4"/>A7 <text:s text:c="4"/>Dm</text:span></text:span></text:p>
                <text:p text:style-name="P17"><text:span text:style-name="Source_20_Text"><text:span text:style-name="T2">Такое изобилие невиданных зверей</text:span></text:span></text:p>
                <text:p text:style-name="P17"><text:span text:style-name="Source_20_Text"><text:span text:style-name="T2">Никогда туда не ходят иностранные суда</text:span></text:span></text:p>
                <text:p text:style-name="P17"><text:span text:style-name="Source_20_Text"><text:span text:style-name="T2">Увижу ли Бразилию Бразилию Бразилию </text:span></text:span></text:p>
                <text:p text:style-name="P17"><text:span text:style-name="Source_20_Text"><text:span text:style-name="T2">Увижу ли Бразилию до старости своей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20"/>A7 <text:s text:c="7"/>A</text:span></text:span></text:p>
                <text:p text:style-name="P17"><text:span text:style-name="Source_20_Text"><text:span text:style-name="T2">А в солнечной Бразилии, Бразилии моей</text:span></text:span></text:p>
                <text:p text:style-name="P17"><text:span text:style-name="Source_20_Text"><text:span text:style-name="T24"><text:s text:c="18"/></text:span></text:span><text:span text:style-name="Source_20_Text"><text:span text:style-name="T2">Dm</text:span></text:span></text:p>
                <text:p text:style-name="P17"><text:span text:style-name="Source_20_Text"><text:span text:style-name="T2">Такое изобилие невиданных зверй</text:span></text:span></text:p>
                <text:p text:style-name="P17"><text:span text:style-name="Source_20_Text"><text:span text:style-name="T24"><text:s text:c="3"/></text:span></text:span><text:span text:style-name="Source_20_Text"><text:span text:style-name="T2">A <text:s text:c="13"/>Dm</text:span></text:span></text:p>
                <text:p text:style-name="P17"><text:span text:style-name="Source_20_Text"><text:span text:style-name="T2">Увижу ли Бразилию Бразилию Бразилию </text:span></text:span></text:p>
                <text:p text:style-name="P17"><text:span text:style-name="Source_20_Text"><text:span text:style-name="T24"><text:s text:c="3"/></text:span></text:span><text:span text:style-name="Source_20_Text"><text:span text:style-name="T2">Gm <text:s text:c="5"/>Dm <text:s text:c="9"/>A <text:s text:c="8"/>Dm <text:s text:c="4"/></text:span></text:span></text:p>
                <text:p text:style-name="P17"><text:span text:style-name="Source_20_Text"><text:span text:style-name="T2">Увижу ли Бразилию до старости своей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4"/>Eb <text:s text:c="9"/>Dm</text:span></text:span></text:p>
                <text:p text:style-name="P17"><text:span text:style-name="Source_20_Text"><text:span text:style-name="T2">Только "Дон" и "Магдалина"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4"/>Eb <text:s text:c="9"/>Dm</text:span></text:span></text:p>
                <text:p text:style-name="P17"><text:span text:style-name="Source_20_Text"><text:span text:style-name="T2">Только "Дон" и "Магдалина"</text:span></text:span></text:p>
                <text:p text:style-name="P17"><text:span text:style-name="Source_20_Text"><text:span text:style-name="T24"><text:s text:c="2"/></text:span></text:span><text:span text:style-name="Source_20_Text"><text:span text:style-name="T2">Gm <text:s text:c="12"/>C7 <text:s/>F</text:span></text:span></text:p>
                <text:p text:style-name="P17"><text:span text:style-name="Source_20_Text"><text:span text:style-name="T2">Только "Дон" и "Магдалина"</text:span></text:span></text:p>
                <text:p text:style-name="P17"><text:span text:style-name="Source_20_Text"><text:span text:style-name="T24"><text:s text:c="2"/></text:span></text:span><text:span text:style-name="Source_20_Text"><text:span text:style-name="T2">Gm <text:s text:c="7"/>A <text:s text:c="4"/>Dm</text:span></text:span></text:p>
                <text:p text:style-name="P17"><text:span text:style-name="Source_20_Text"><text:span text:style-name="T2">Ходят по морю туда</text:span></text:span></text:p>
                <text:p text:style-name="P17"><text:span text:style-name="Source_20_Text"><text:span text:style-name="T2"/></text:span></text:p>
                <text:p text:style-name="P30"><text:span text:style-name="Source_20_Text"><text:span text:style-name="T2"/></text:span></text:p>
                <text:h text:style-name="P9" text:outline-level="5"><text:bookmark text:name="Искры-камина-горят-как-рубины"/>Искры камина горят как рубины</text:h>
                <text:p text:style-name="P17"><text:span text:style-name="Source_20_Text"><text:span text:style-name="T2">111</text:span></text:span></text:p>
                <text:p text:style-name="P17"><text:span text:style-name="Source_20_Text"><text:span text:style-name="T2">Искры камина горят как рубины </text:span></text:span></text:p>
                <text:p text:style-name="P17"><text:span text:style-name="Source_20_Text"><text:span text:style-name="T2">И улетают с дымком голубым </text:span></text:span></text:p>
                <text:p text:style-name="P17"><text:span text:style-name="Source_20_Text"><text:span text:style-name="T2">Из молодого веселого юного </text:span></text:span></text:p>
                <text:p text:style-name="P17"><text:span text:style-name="Source_20_Text"><text:span text:style-name="T2">Стал я упрямым, седым и больным*</text:span></text:span></text:p>
                <text:p text:style-name="P22"/>
                <text:p text:style-name="P17"><text:span text:style-name="Source_20_Text"><text:span text:style-name="T2">Что не мне делать, коль юность утрачена? </text:span></text:span></text:p>
                <text:p text:style-name="P17"><text:span text:style-name="Source_20_Text"><text:span text:style-name="T2">Что же мне делать, куда мне пойти?</text:span></text:span></text:p>
                <text:p text:style-name="P17"><text:span text:style-name="Source_20_Text"><text:span text:style-name="T2">Нет не могу я-с тобой, сероглазая,</text:span></text:span></text:p>
                <text:p text:style-name="P17"><text:span text:style-name="Source_20_Text"><text:span text:style-name="T2">Горем делиться и счастье найти*</text:span></text:span></text:p>
                <text:p text:style-name="P22"/>
                <text:p text:style-name="P17"><text:span text:style-name="Source_20_Text"><text:span text:style-name="T2">Значит пойдем мы тропинками разными </text:span></text:span></text:p>
                <text:p text:style-name="P17"><text:span text:style-name="Source_20_Text"><text:span text:style-name="T2">Счастье в скитаньях искать ты пойдешь*</text:span></text:span></text:p>
                <text:p text:style-name="P17"><text:span text:style-name="Source_20_Text"><text:span text:style-name="T2">А я пойду той тропинкой протоптанной </text:span></text:span></text:p>
                <text:p text:style-name="P17"><text:span text:style-name="Source_20_Text"><text:span text:style-name="T2">И ты меня никогда не найдешь.</text:span></text:span></text:p>
                <text:p text:style-name="P17"><text:span text:style-name="Source_20_Text"><text:span text:style-name="T2"/></text:span></text:p>
                <text:p text:style-name="P30"><text:span text:style-name="Source_20_Text"><text:span text:style-name="T2"/></text:span></text:p>
                <text:h text:style-name="P9" text:outline-level="5"><text:bookmark text:name="Искры-камина-горят-как-рубины1"/>Искры камина горят как рубины</text:h>
                <text:p text:style-name="P15"><text:a xlink:type="simple" xlink:href="https://5lad.ru/akkordy/belyj-orjol/iskry-kamina" office:target-frame-name="_blank" xlink:show="new" text:style-name="Internet_20_link" text:visited-style-name="Visited_20_Internet_20_Link"><text:span text:style-name="T30">Искры камина горят как рубины</text:span></text:a></text:p>
                <text:p text:style-name="P17"><text:span text:style-name="Source_20_Text"><text:span text:style-name="T24"><text:s/></text:span></text:span><text:span text:style-name="Source_20_Text"><text:span text:style-name="T2">Cm <text:s text:c="11"/>G7 <text:s text:c="7"/>Cm</text:span></text:span></text:p>
                <text:p text:style-name="P17"><text:span text:style-name="Source_20_Text"><text:span text:style-name="T2">Искры камина горят как рубины,</text:span></text:span></text:p>
                <text:p text:style-name="P17"><text:span text:style-name="Source_20_Text"><text:span text:style-name="T24"><text:s/></text:span></text:span><text:span text:style-name="Source_20_Text"><text:span text:style-name="T2">C7 <text:s text:c="20"/>Fm</text:span></text:span></text:p>
                <text:p text:style-name="P17"><text:span text:style-name="Source_20_Text"><text:span text:style-name="T2">Вдаль улетая дымком голубым.</text:span></text:span></text:p>
                <text:p text:style-name="P17"><text:span text:style-name="Source_20_Text"><text:span text:style-name="T2">Fm <text:s text:c="22"/>Cm</text:span></text:span></text:p>
                <text:p text:style-name="P17"><text:span text:style-name="Source_20_Text"><text:span text:style-name="T2">Из молодого, цветущего, юного,</text:span></text:span></text:p>
                <text:p text:style-name="P17"><text:span text:style-name="Source_20_Text"><text:span text:style-name="T24"><text:s/></text:span></text:span><text:span text:style-name="Source_20_Text"><text:span text:style-name="T2">G7 <text:s text:c="24"/>Cm <text:s/>C7</text:span></text:span></text:p>
                <text:p text:style-name="P17"><text:span text:style-name="Source_20_Text"><text:span text:style-name="T2">Стал я угрюмым, больным и седым.</text:span></text:span></text:p>
                <text:p text:style-name="P17"><text:span text:style-name="Source_20_Text"><text:span text:style-name="T2">Fm <text:s text:c="22"/>Cm</text:span></text:span></text:p>
                <text:p text:style-name="P17"><text:span text:style-name="Source_20_Text"><text:span text:style-name="T2">Из молодого, цветущего, юного,</text:span></text:span></text:p>
                <text:p text:style-name="P17"><text:span text:style-name="Source_20_Text"><text:span text:style-name="T24"><text:s/></text:span></text:span><text:span text:style-name="Source_20_Text"><text:span text:style-name="T2">G7 <text:s text:c="24"/>Cm</text:span></text:span></text:p>
                <text:p text:style-name="P17"><text:span text:style-name="Source_20_Text"><text:span text:style-name="T2">Стал я угрюмым, больным и седым.</text:span></text:span></text:p>
                <text:p text:style-name="P22"/>
                <text:p text:style-name="P17"><text:span text:style-name="Source_20_Text"><text:span text:style-name="T2">Жизнь пролетела в веселье разврата,</text:span></text:span></text:p>
                <text:p text:style-name="P17"><text:span text:style-name="Source_20_Text"><text:span text:style-name="T2">Жизнь пронеслась сквозь угары пиров.</text:span></text:span></text:p>
                <text:p text:style-name="P17"><text:span text:style-name="Source_20_Text"><text:span text:style-name="T2">И только под старость злодейкой подкралась</text:span></text:span></text:p>
                <text:p text:style-name="P17"><text:span text:style-name="Source_20_Text"><text:span text:style-name="T2">К сердцу больному хмельная любовь.</text:span></text:span></text:p>
                <text:p text:style-name="P17"><text:span text:style-name="Source_20_Text"><text:span text:style-name="T2">И только под старость злодейкой подкралась</text:span></text:span></text:p>
                <text:p text:style-name="P17"><text:span text:style-name="Source_20_Text"><text:span text:style-name="T2">К сердцу больному хмельная любовь.</text:span></text:span></text:p>
                <text:p text:style-name="P22"/>
                <text:p text:style-name="P17"><text:span text:style-name="Source_20_Text"><text:span text:style-name="T2">Что же мне делать, коль юность утрачена?</text:span></text:span></text:p>
                <text:p text:style-name="P17"><text:span text:style-name="Source_20_Text"><text:span text:style-name="T2">Что же мне делать, куда мне пойти?</text:span></text:span></text:p>
                <text:p text:style-name="P17"><text:span text:style-name="Source_20_Text"><text:span text:style-name="T2">Ах, не могу я с тобой, кареглазая,</text:span></text:span></text:p>
                <text:p text:style-name="P17"><text:span text:style-name="Source_20_Text"><text:span text:style-name="T2">Горем делиться и счастье найти.</text:span></text:span></text:p>
                <text:p text:style-name="P17"><text:span text:style-name="Source_20_Text"><text:span text:style-name="T2">Ах, не могу я с тобой, кареглазая,</text:span></text:span></text:p>
                <text:p text:style-name="P17"><text:span text:style-name="Source_20_Text"><text:span text:style-name="T2">Горем делиться и счастье найти.</text:span></text:span></text:p>
                <text:p text:style-name="P22"/>
                <text:p text:style-name="P17"><text:span text:style-name="Source_20_Text"><text:span text:style-name="T2">Лучше пойдём мы дорогами разными,</text:span></text:span></text:p>
                <text:p text:style-name="P17"><text:span text:style-name="Source_20_Text"><text:span text:style-name="T2">Счастье своё ты с другими найдёшь.</text:span></text:span></text:p>
                <text:p text:style-name="P17"><text:span text:style-name="Source_20_Text"><text:span text:style-name="T2">А я пойду той тропинкой нехоженой,</text:span></text:span></text:p>
                <text:p text:style-name="P17"><text:span text:style-name="Source_20_Text"><text:span text:style-name="T2">Где ты меня никогда не найдёшь.</text:span></text:span></text:p>
                <text:p text:style-name="P17"><text:soft-page-break/><text:span text:style-name="Source_20_Text"><text:span text:style-name="T2">А я пойду той тропинкой нехоженой.</text:span></text:span></text:p>
                <text:p text:style-name="P17"><text:span text:style-name="Source_20_Text"><text:span text:style-name="T2">Где ты меня никогда не найдёшь.</text:span></text:span></text:p>
                <text:p text:style-name="P22"/>
                <text:p text:style-name="P17"><text:span text:style-name="Source_20_Text"><text:span text:style-name="T2">Может быть встретишь ты в жизни товарища,</text:span></text:span></text:p>
                <text:p text:style-name="P17"><text:span text:style-name="Source_20_Text"><text:span text:style-name="T2">Может, полюбишь сильней, чем меня,</text:span></text:span></text:p>
                <text:p text:style-name="P17"><text:span text:style-name="Source_20_Text"><text:span text:style-name="T2">Но не затушить в моём сердце пожарища</text:span></text:span></text:p>
                <text:p text:style-name="P17"><text:span text:style-name="Source_20_Text"><text:span text:style-name="T2">И не залить горькой водкой огня.</text:span></text:span></text:p>
                <text:p text:style-name="P17"><text:span text:style-name="Source_20_Text"><text:span text:style-name="T2">Но не затушить в моём сердце пожарища</text:span></text:span></text:p>
                <text:p text:style-name="P17"><text:span text:style-name="Source_20_Text"><text:span text:style-name="T2">И не залить горькой водкой огня.</text:span></text:span></text:p>
                <text:p text:style-name="P17"><text:span text:style-name="Source_20_Text"><text:span text:style-name="T2"/></text:span></text:p>
                <text:p text:style-name="P30"><text:span text:style-name="Source_20_Text"><text:span text:style-name="T2"/></text:span></text:p>
                <text:h text:style-name="P9" text:outline-level="5"><text:bookmark text:name="МАНДОЛИНА,-ГИТАРА-И-БАС"/>МАНДОЛИНА, ГИТАРА И БАС</text:h>
                <text:p text:style-name="P17"><text:span text:style-name="Source_20_Text"><text:span text:style-name="T2">112</text:span></text:span></text:p>
                <text:p text:style-name="P21"><text:span text:style-name="Source_20_Text"><text:span text:style-name="T13">C</text:span></text:span><text:span text:style-name="Source_20_Text"><text:span text:style-name="T5"> <text:s text:c="26"/></text:span></text:span><text:span text:style-name="Source_20_Text"><text:span text:style-name="T13">G</text:span></text:span></text:p>
                <text:p text:style-name="P17"><text:span text:style-name="Source_20_Text"><text:span text:style-name="T2">Каждый вечер вернувшись с работы</text:span></text:span></text:p>
                <text:p text:style-name="P17"><text:span text:style-name="Source_20_Text"><text:span text:style-name="T2"><text:s text:c="24"/></text:span></text:span><text:span text:style-name="Source_20_Text"><text:span text:style-name="T5">C</text:span></text:span></text:p>
                <text:p text:style-name="P17"><text:span text:style-name="Source_20_Text"><text:span text:style-name="T2">Трое милых веселых друзей </text:span></text:span></text:p>
                <text:p text:style-name="P17"><text:span text:style-name="Source_20_Text"><text:span text:style-name="T2"><text:s text:c="24"/></text:span></text:span><text:span text:style-name="Source_20_Text"><text:span text:style-name="T5">Fm</text:span></text:span></text:p>
                <text:p text:style-name="P21"><text:span text:style-name="Source_20_Text"><text:span text:style-name="T2">Разложив в своем садике ноты</text:span></text:span></text:p>
                <text:p text:style-name="P21"><text:span text:style-name="Source_20_Text"><text:span text:style-name="T4"><text:s text:c="25"/></text:span></text:span><text:span text:style-name="Source_20_Text"><text:span text:style-name="T5">C</text:span></text:span><text:span text:style-name="Source_20_Text"><text:span text:style-name="T4"> </text:span></text:span></text:p>
                <text:p text:style-name="P17"><text:span text:style-name="Source_20_Text"><text:span text:style-name="T2">Развлекали родных и гостей.</text:span></text:span></text:p>
                <text:p text:style-name="P24"><text:s text:c="55"/><text:span text:style-name="T40">G</text:span> <text:s text:c="6"/></text:p>
                <text:p text:style-name="P17"><text:span text:style-name="Source_20_Text"><text:span text:style-name="T2">Позабыв </text:span></text:span><text:span text:style-name="Source_20_Text">в</text:span><text:span text:style-name="Source_20_Text"><text:span text:style-name="T13">с</text:span></text:span><text:span text:style-name="Source_20_Text">е</text:span><text:span text:style-name="Source_20_Text"><text:span text:style-name="T2"> дневные заботы </text:span></text:span></text:p>
                <text:p text:style-name="P25"><text:s text:c="31"/><text:span text:style-name="T40">E</text:span> <text:s text:c="20"/><text:span text:style-name="T40">A7</text:span> <text:s text:c="9"/></text:p>
                <text:p text:style-name="P21"><text:span text:style-name="Source_20_Text"><text:span text:style-name="T2">И усевшись на травку под вяз </text:span></text:span></text:p>
                <text:p text:style-name="P23"><text:span text:style-name="T35">Dm</text:span><text:span text:style-name="T34"> <text:s text:c="22"/></text:span><text:span text:style-name="T35">F’m</text:span><text:span text:style-name="T34"> <text:s text:c="38"/></text:span></text:p>
                <text:p text:style-name="P21"><text:span text:style-name="Source_20_Text"><text:span text:style-name="T2">Скажем прямо звучали не хуже, чем джаз </text:span></text:span></text:p>
                <text:p text:style-name="P23"><text:s text:c="62"/></text:p>
                <text:p text:style-name="P21"><text:span text:style-name="Source_20_Text"><text:span text:style-name="T2">Магдалина, гитара и бас.</text:span></text:span></text:p>
                <text:p text:style-name="P23"><text:s text:c="62"/></text:p>
                <text:p text:style-name="P23"><text:span text:style-name="Source_20_Text"><text:span text:style-name="T2"/></text:span></text:p>
                <text:p text:style-name="P17"><text:span text:style-name="Source_20_Text"><text:span text:style-name="T2">Слушать их собирались, соседи </text:span></text:span></text:p>
                <text:p text:style-name="P23"><text:s text:c="62"/></text:p>
                <text:p text:style-name="P21"><text:span text:style-name="Source_20_Text"><text:span text:style-name="T2">Собирались мальчишки гурьбой </text:span></text:span></text:p>
                <text:p text:style-name="P23"><text:s text:c="62"/></text:p>
                <text:p text:style-name="P21"><text:span text:style-name="Source_20_Text"><text:span text:style-name="T2">Даже дворник нередким был гостем</text:span></text:span></text:p>
                <text:p text:style-name="P23"><text:s text:c="62"/></text:p>
                <text:p text:style-name="P21"><text:span text:style-name="Source_20_Text"><text:span text:style-name="T2">Со своей многолюдной семьей.</text:span></text:span></text:p>
                <text:p text:style-name="P22"/>
                <text:p text:style-name="P17"><text:span text:style-name="Source_20_Text"><text:span text:style-name="T2">Воробьи облепляли все ветви </text:span></text:span></text:p>
                <text:p text:style-name="P17"><text:span text:style-name="Source_20_Text"><text:span text:style-name="T2">Сколько мог разместить старый вяз </text:span></text:span></text:p>
                <text:p text:style-name="P17"><text:span text:style-name="Source_20_Text"><text:span text:style-name="T2">Скажем прямо имели успех среди масс </text:span></text:span></text:p>
                <text:p text:style-name="P17"><text:span text:style-name="Source_20_Text"><text:span text:style-name="T2">Мандалина, гитара и бас.</text:span></text:span></text:p>
                <text:p text:style-name="P22"/>
                <text:p text:style-name="P17"><text:soft-page-break/><text:span text:style-name="Source_20_Text"><text:span text:style-name="T2">И с тех пор на балконе с цветами </text:span></text:span></text:p>
                <text:p text:style-name="P17"><text:span text:style-name="Source_20_Text"><text:span text:style-name="T2">Было видно головку одну </text:span></text:span></text:p>
                <text:p text:style-name="P17"><text:span text:style-name="Source_20_Text"><text:span text:style-name="T2">Что во мраке сверкала сверкала очами</text:span></text:span></text:p>
                <text:p text:style-name="P17"><text:span text:style-name="Source_20_Text"><text:span text:style-name="T2">И глядела с тоской на луну.</text:span></text:span></text:p>
                <text:p text:style-name="P22"/>
                <text:p text:style-name="P17"><text:span text:style-name="Source_20_Text"><text:span text:style-name="T2">А за нею следя вечерами</text:span></text:span></text:p>
                <text:p text:style-name="P17"><text:span text:style-name="Source_20_Text"><text:span text:style-name="T2">Порешил тогда маленький джаз</text:span></text:span></text:p>
                <text:p text:style-name="P17"><text:span text:style-name="Source_20_Text"><text:span text:style-name="T2">Что соседка влюбилась в кого-то из нас </text:span></text:span></text:p>
                <text:p text:style-name="P17"><text:span text:style-name="Source_20_Text"><text:span text:style-name="T2">Мандалина, гитара и бас.</text:span></text:span></text:p>
                <text:p text:style-name="P22"/>
                <text:p text:style-name="P17"><text:span text:style-name="Source_20_Text"><text:span text:style-name="T2">Время шло, а друзья все не знали </text:span></text:span></text:p>
                <text:p text:style-name="P17"><text:span text:style-name="Source_20_Text"><text:span text:style-name="T2">Кто соседкою выбран из них </text:span></text:span></text:p>
                <text:p text:style-name="P17"><text:span text:style-name="Source_20_Text"><text:span text:style-name="T2">Они дутж много, гадали </text:span></text:span></text:p>
                <text:p text:style-name="P17"><text:span text:style-name="Source_20_Text"><text:span text:style-name="T2">Не могла же влюбится в: троих.</text:span></text:span></text:p>
                <text:p text:style-name="P22"/>
                <text:p text:style-name="P17"><text:span text:style-name="Source_20_Text"><text:span text:style-name="T2">Много думали, мало узнали </text:span></text:span></text:p>
                <text:p text:style-name="P17"><text:span text:style-name="Source_20_Text"><text:span text:style-name="T2">Вдруг соседка та скрылась с глаз</text:span></text:span></text:p>
                <text:p text:style-name="P17"><text:span text:style-name="Source_20_Text"><text:span text:style-name="T2">И напрасно к балкону сбирались не раз</text:span></text:span></text:p>
                <text:p text:style-name="P17"><text:span text:style-name="Source_20_Text"><text:span text:style-name="T2">Мандалина, гитара и бас.</text:span></text:span></text:p>
                <text:p text:style-name="P22"/>
                <text:p text:style-name="P17"><text:span text:style-name="Source_20_Text"><text:span text:style-name="T2">Дело в том, что соседка любила </text:span></text:span></text:p>
                <text:p text:style-name="P17"><text:span text:style-name="Source_20_Text"><text:span text:style-name="T2">И любила она всей душой </text:span></text:span></text:p>
                <text:p text:style-name="P17"><text:span text:style-name="Source_20_Text"><text:span text:style-name="T2">Краснофлотца, соседа Данила</text:span></text:span></text:p>
                <text:p text:style-name="P17"><text:span text:style-name="Source_20_Text"><text:span text:style-name="T2">Что вернулся со службы домой.</text:span></text:span></text:p>
                <text:p text:style-name="P22"/>
                <text:p text:style-name="P17"><text:span text:style-name="Source_20_Text"><text:span text:style-name="T2">И друзья поклялись до могилы,</text:span></text:span></text:p>
                <text:p text:style-name="P17"><text:span text:style-name="Source_20_Text"><text:span text:style-name="T2">Что не сядут уж больше под вяз</text:span></text:span></text:p>
                <text:p text:style-name="P17"><text:span text:style-name="Source_20_Text"><text:span text:style-name="T2">И забытые всеми лежат по сей час</text:span></text:span></text:p>
                <text:p text:style-name="P17"><text:span text:style-name="Source_20_Text"><text:span text:style-name="T2"/></text:span></text:p>
                <text:p text:style-name="P30"><text:span text:style-name="Source_20_Text"><text:span text:style-name="T2"/></text:span></text:p>
                <text:h text:style-name="P9" text:outline-level="5"><text:bookmark text:name="МАНДОЛИНА,-ГИТАРА-И-БАС1"/>МАНДОЛИНА, ГИТАРА И БАС</text:h>
                <text:p text:style-name="P15"><text:a xlink:type="simple" xlink:href="http://a-pesni.org/drugije/mandolina.php" office:target-frame-name="_blank" xlink:show="new" text:style-name="Internet_20_link" text:visited-style-name="Visited_20_Internet_20_Link"><text:span text:style-name="T30">МАНДОЛИНА, ГИТАРА И БАС</text:span></text:a></text:p>
                <text:p text:style-name="P17"><text:span text:style-name="Source_20_Text"><text:span text:style-name="T2">Музыка Альберта Гарриса</text:span></text:span></text:p>
                <text:p text:style-name="P17"><text:span text:style-name="Source_20_Text"><text:span text:style-name="T2">Слова Юрия Цейтлина</text:span></text:span></text:p>
                <text:p text:style-name="P17"><text:span text:style-name="Source_20_Text"><text:span text:style-name="T24"><text:s text:c="7"/></text:span></text:span><text:span text:style-name="Source_20_Text"><text:span text:style-name="T2">C <text:s text:c="18"/>G <text:s text:c="6"/></text:span></text:span></text:p>
                <text:p text:style-name="P17"><text:span text:style-name="Source_20_Text"><text:span text:style-name="T2">Каждый вечер, вернувшись с работы,</text:span></text:span></text:p>
                <text:p text:style-name="P17"><text:span text:style-name="Source_20_Text"><text:span text:style-name="T24"><text:s text:c="5"/></text:span></text:span><text:span text:style-name="Source_20_Text"><text:span text:style-name="T2">G7 <text:s text:c="15"/>C <text:s text:c="7"/></text:span></text:span></text:p>
                <text:p text:style-name="P17"><text:span text:style-name="Source_20_Text"><text:span text:style-name="T2">Трое милых веселых парней,</text:span></text:span></text:p>
                <text:p text:style-name="P17"><text:span text:style-name="Source_20_Text"><text:span text:style-name="T24"><text:s text:c="24"/></text:span></text:span><text:span text:style-name="Source_20_Text"><text:span text:style-name="T2">G <text:s text:c="4"/></text:span></text:span></text:p>
                <text:p text:style-name="P17"><text:span text:style-name="Source_20_Text"><text:span text:style-name="T2">Разложив в своем садике ноты,</text:span></text:span></text:p>
                <text:p text:style-name="P17"><text:span text:style-name="Source_20_Text"><text:span text:style-name="T24"><text:s text:c="6"/></text:span></text:span><text:span text:style-name="Source_20_Text"><text:span text:style-name="T2">G7 <text:s text:c="14"/>C <text:s text:c="7"/></text:span></text:span></text:p>
                <text:p text:style-name="P17"><text:span text:style-name="Source_20_Text"><text:span text:style-name="T2">Развлекали родных и друзей.</text:span></text:span></text:p>
                <text:p text:style-name="P17"><text:span text:style-name="Source_20_Text"><text:span text:style-name="T24"><text:s text:c="21"/></text:span></text:span><text:span text:style-name="Source_20_Text"><text:span text:style-name="T2">G <text:s text:c="7"/></text:span></text:span></text:p>
                <text:p text:style-name="P17"><text:span text:style-name="Source_20_Text"><text:span text:style-name="T2">Позабыв все земные заботы,</text:span></text:span></text:p>
                <text:p text:style-name="P17"><text:span text:style-name="Source_20_Text"><text:span text:style-name="T24"><text:s text:c="3"/></text:span></text:span><text:span text:style-name="Source_20_Text"><text:span text:style-name="T2">G7 <text:s text:c="19"/>A7 <text:s text:c="5"/></text:span></text:span></text:p>
                <text:p text:style-name="P17"><text:span text:style-name="Source_20_Text"><text:span text:style-name="T2">И усевшись на травку под вяз,</text:span></text:span></text:p>
                <text:p text:style-name="P17"><text:span text:style-name="Source_20_Text"><text:span text:style-name="T24"><text:s text:c="5"/></text:span></text:span><text:span text:style-name="Source_20_Text"><text:span text:style-name="T2">Dm <text:s text:c="16"/>C <text:s text:c="6"/></text:span></text:span></text:p>
                <text:p text:style-name="P17"><text:span text:style-name="Source_20_Text"><text:span text:style-name="T2">Вы поверьте, звучали не хуже, чем джаз,</text:span></text:span></text:p>
                <text:p text:style-name="P17"><text:span text:style-name="Source_20_Text"><text:span text:style-name="T24"><text:s text:c="5"/></text:span></text:span><text:span text:style-name="Source_20_Text"><text:span text:style-name="T2">G7 <text:s text:c="12"/>C <text:s text:c="10"/></text:span></text:span></text:p>
                <text:p text:style-name="P17"><text:span text:style-name="Source_20_Text"><text:span text:style-name="T2">Мандолина, гитара и бас!</text:span></text:span></text:p>
                <text:p text:style-name="P17"><text:span text:style-name="Source_20_Text"><text:span text:style-name="T24"><text:s text:c="3"/></text:span></text:span><text:span text:style-name="Source_20_Text"><text:span text:style-name="T2">F <text:s text:c="13"/>C <text:s text:c="11"/></text:span></text:span></text:p>
                <text:p text:style-name="P17"><text:span text:style-name="Source_20_Text"><text:span text:style-name="T2">Да-да, да-да, как джаз –</text:span></text:span></text:p>
                <text:p text:style-name="P17"><text:span text:style-name="Source_20_Text"><text:span text:style-name="T24"><text:s text:c="5"/></text:span></text:span><text:span text:style-name="Source_20_Text"><text:span text:style-name="T2">G7 <text:s text:c="12"/>C <text:s text:c="10"/></text:span></text:span></text:p>
                <text:p text:style-name="P17"><text:span text:style-name="Source_20_Text"><text:span text:style-name="T2">Мандолина, гитара и бас!</text:span></text:span></text:p>
                <text:p text:style-name="P22"/>
                <text:p text:style-name="P17"><text:span text:style-name="Source_20_Text"><text:span text:style-name="T2">Слушать их собирались соседки,</text:span></text:span></text:p>
                <text:p text:style-name="P17"><text:span text:style-name="Source_20_Text"><text:span text:style-name="T2">Прибегали мальчишки гурьбой,</text:span></text:span></text:p>
                <text:p text:style-name="P17"><text:span text:style-name="Source_20_Text"><text:span text:style-name="T2">Даже дворник был гостем нередким,</text:span></text:span></text:p>
                <text:p text:style-name="P17"><text:span text:style-name="Source_20_Text"><text:span text:style-name="T2">Со своей многолюдной семьей.</text:span></text:span></text:p>
                <text:p text:style-name="P22"/>
                <text:p text:style-name="P17"><text:span text:style-name="Source_20_Text"><text:span text:style-name="T2">Воробьи облепляли все ветки, -</text:span></text:span></text:p>
                <text:p text:style-name="P17"><text:span text:style-name="Source_20_Text"><text:span text:style-name="T2">Сколько мог разместить старый вяз…</text:span></text:span></text:p>
                <text:p text:style-name="P17"><text:span text:style-name="Source_20_Text"><text:span text:style-name="T2">Скажем прямо: имели успех среди масс</text:span></text:span></text:p>
                <text:p text:style-name="P17"><text:soft-page-break/><text:span text:style-name="Source_20_Text"><text:span text:style-name="T2">Мандолина, гитара и бас!</text:span></text:span></text:p>
                <text:p text:style-name="P22"/>
                <text:p text:style-name="P17"><text:span text:style-name="Source_20_Text"><text:span text:style-name="T2">Да-да, успех среди масс,</text:span></text:span></text:p>
                <text:p text:style-name="P17"><text:span text:style-name="Source_20_Text"><text:span text:style-name="T2">Мандолина, гитара и бас!</text:span></text:span></text:p>
                <text:p text:style-name="P22"/>
                <text:p text:style-name="P17"><text:span text:style-name="Source_20_Text"><text:span text:style-name="T2">И всегда на балконе с цветами</text:span></text:span></text:p>
                <text:p text:style-name="P17"><text:span text:style-name="Source_20_Text"><text:span text:style-name="T2">Было видно головку одну,</text:span></text:span></text:p>
                <text:p text:style-name="P17"><text:span text:style-name="Source_20_Text"><text:span text:style-name="T2">Что сверкая во мраке глазами,</text:span></text:span></text:p>
                <text:p text:style-name="P17"><text:span text:style-name="Source_20_Text"><text:span text:style-name="T2">Все смотрела с тоской на луну.</text:span></text:span></text:p>
                <text:p text:style-name="P22"/>
                <text:p text:style-name="P17"><text:span text:style-name="Source_20_Text"><text:span text:style-name="T2">И за нею следя вечерами,</text:span></text:span></text:p>
                <text:p text:style-name="P17"><text:span text:style-name="Source_20_Text"><text:span text:style-name="T2">Порешил тогда маленький джаз:</text:span></text:span></text:p>
                <text:p text:style-name="P17"><text:span text:style-name="Source_20_Text"><text:span text:style-name="T2">«Что ж, соседка влюбилась в кого-то из нас –</text:span></text:span></text:p>
                <text:p text:style-name="P17"><text:span text:style-name="Source_20_Text"><text:span text:style-name="T2">В мандолину? Гитару? Иль в бас?!»</text:span></text:span></text:p>
                <text:p text:style-name="P22"/>
                <text:p text:style-name="P17"><text:span text:style-name="Source_20_Text"><text:span text:style-name="T2">В кого, в кого из нас –</text:span></text:span></text:p>
                <text:p text:style-name="P17"><text:span text:style-name="Source_20_Text"><text:span text:style-name="T2">В мандолину, гитару иль бас?</text:span></text:span></text:p>
                <text:p text:style-name="P22"/>
                <text:p text:style-name="P17"><text:span text:style-name="Source_20_Text"><text:span text:style-name="T2">И с тех пор для них стало законом:</text:span></text:span></text:p>
                <text:p text:style-name="P17"><text:span text:style-name="Source_20_Text"><text:span text:style-name="T2">Каждый день, перед тем, как играть,</text:span></text:span></text:p>
                <text:p text:style-name="P17"><text:span text:style-name="Source_20_Text"><text:span text:style-name="T2">Они взгляд поднимали к балкону:</text:span></text:span></text:p>
                <text:p text:style-name="P17"><text:span text:style-name="Source_20_Text"><text:span text:style-name="T2">«Без нее разве можно начать?»</text:span></text:span></text:p>
                <text:p text:style-name="P22"/>
                <text:p text:style-name="P17"><text:span text:style-name="Source_20_Text"><text:span text:style-name="T2">И, завидуя каждому тону,</text:span></text:span></text:p>
                <text:p text:style-name="P17"><text:span text:style-name="Source_20_Text"><text:span text:style-name="T2">Что летел к ней в тот сказочный час, -</text:span></text:span></text:p>
                <text:p text:style-name="P17"><text:span text:style-name="Source_20_Text"><text:span text:style-name="T2">На балкон устремлялись все три пары глаз:</text:span></text:span></text:p>
                <text:p text:style-name="P17"><text:span text:style-name="Source_20_Text"><text:span text:style-name="T2">Мандолина, гитара и бас!</text:span></text:span></text:p>
                <text:p text:style-name="P22"/>
                <text:p text:style-name="P17"><text:span text:style-name="Source_20_Text"><text:span text:style-name="T2">Да-да, да-да, шесть глаз –</text:span></text:span></text:p>
                <text:p text:style-name="P17"><text:span text:style-name="Source_20_Text"><text:span text:style-name="T2">Мандолина, гитара и бас!</text:span></text:span></text:p>
                <text:p text:style-name="P22"/>
                <text:p text:style-name="P17"><text:span text:style-name="Source_20_Text"><text:span text:style-name="T2">Время шло, а друзья все не знали,</text:span></text:span></text:p>
                <text:p text:style-name="P17"><text:span text:style-name="Source_20_Text"><text:span text:style-name="T2">Кто соседкою выбран из них.</text:span></text:span></text:p>
                <text:p text:style-name="P17"><text:span text:style-name="Source_20_Text"><text:span text:style-name="T2">Они спорили много, гадали:</text:span></text:span></text:p>
                <text:p text:style-name="P17"><text:soft-page-break/><text:span text:style-name="Source_20_Text"><text:span text:style-name="T2">«Не могла же влюбиться в троих!?»</text:span></text:span></text:p>
                <text:p text:style-name="P22"/>
                <text:p text:style-name="P17"><text:span text:style-name="Source_20_Text"><text:span text:style-name="T2">Много спорили – мало узнали,</text:span></text:span></text:p>
                <text:p text:style-name="P17"><text:span text:style-name="Source_20_Text"><text:span text:style-name="T2">А соседка вдруг скрылась из глаз,</text:span></text:span></text:p>
                <text:p text:style-name="P17"><text:span text:style-name="Source_20_Text"><text:span text:style-name="T2">И напрасно к балкону сходились не раз</text:span></text:span></text:p>
                <text:p text:style-name="P17"><text:span text:style-name="Source_20_Text"><text:span text:style-name="T2">Мандолина, гитара и бас!</text:span></text:span></text:p>
                <text:p text:style-name="P22"/>
                <text:p text:style-name="P17"><text:span text:style-name="Source_20_Text"><text:span text:style-name="T2">Да-да, да-да, не раз –</text:span></text:span></text:p>
                <text:p text:style-name="P17"><text:span text:style-name="Source_20_Text"><text:span text:style-name="T2">Мандолина, гитара и бас!</text:span></text:span></text:p>
                <text:p text:style-name="P22"/>
                <text:p text:style-name="P17"><text:span text:style-name="Source_20_Text"><text:span text:style-name="T2">Дело в том, что соседка любила,</text:span></text:span></text:p>
                <text:p text:style-name="P17"><text:span text:style-name="Source_20_Text"><text:span text:style-name="T2">А любила она всей душой,</text:span></text:span></text:p>
                <text:p text:style-name="P17"><text:span text:style-name="Source_20_Text"><text:span text:style-name="T2">Краснофлотца соседа Данилу,</text:span></text:span></text:p>
                <text:p text:style-name="P17"><text:span text:style-name="Source_20_Text"><text:span text:style-name="T2">Что с похода вернулся домой…</text:span></text:span></text:p>
                <text:p text:style-name="P22"/>
                <text:p text:style-name="P17"><text:span text:style-name="Source_20_Text"><text:span text:style-name="T2">А друзья поклялись до могилы,</text:span></text:span></text:p>
                <text:p text:style-name="P17"><text:span text:style-name="Source_20_Text"><text:span text:style-name="T2">Что не сядут уж больше под вяз!</text:span></text:span></text:p>
                <text:p text:style-name="P17"><text:span text:style-name="Source_20_Text"><text:span text:style-name="T2">И забытые всеми лежат там сейчас –</text:span></text:span></text:p>
                <text:p text:style-name="P17"><text:span text:style-name="Source_20_Text"><text:span text:style-name="T2">Мандолина, гитара и бас!</text:span></text:span></text:p>
                <text:p text:style-name="P22"/>
                <text:p text:style-name="P17"><text:span text:style-name="Source_20_Text"><text:span text:style-name="T2">Да-да, лежат сейчас</text:span></text:span></text:p>
                <text:p text:style-name="P17"><text:span text:style-name="Source_20_Text"><text:span text:style-name="T2">Мандолина, гитара и бас…</text:span></text:span></text:p>
                <text:p text:style-name="P17"><text:span text:style-name="Source_20_Text"><text:span text:style-name="T2"/></text:span></text:p>
                <text:h text:style-name="P39" text:outline-level="1"><text:span text:style-name="Source_20_Text"><text:span text:style-name="T1">Луна глядим в окно</text:span></text:span></text:h>
                <text:h text:style-name="P42" text:outline-level="1"><text:span text:style-name="Source_20_Text"><text:span text:style-name="T32">ЛУНА. Рок-н-Ролл. В.Морозов, А.Травин</text:span></text:span></text:h>
                <text:p text:style-name="P17"><text:span text:style-name="Source_20_Text"><text:span text:style-name="T16">113</text:span></text:span></text:p>
                <text:p text:style-name="P17"><text:span text:style-name="Source_20_Text"><text:span text:style-name="T18">Dm</text:span></text:span><text:span text:style-name="Source_20_Text"><text:span text:style-name="T16"> <text:s text:c="38"/></text:span></text:span></text:p>
                <text:p text:style-name="P17"><text:span text:style-name="Source_20_Text"><text:span text:style-name="T16">Луна глядим в окно, бросая бледный свет </text:span></text:span></text:p>
                <text:p text:style-name="P48"><text:span text:style-name="Source_20_Text"><text:span text:style-name="T16"><text:s text:c="39"/></text:span></text:span></text:p>
                <text:p text:style-name="P48"><text:span text:style-name="Source_20_Text"><text:span text:style-name="T16">Ей видно все равно он любит или нет</text:span></text:span></text:p>
                <text:p text:style-name="P26"/>
                <text:p text:style-name="P17"><text:span text:style-name="Source_20_Text"><text:span text:style-name="T16">Припев: </text:span></text:span></text:p>
                <text:p text:style-name="P48"><text:span text:style-name="Source_20_Text"><text:span text:style-name="T18">A</text:span></text:span><text:span text:style-name="Source_20_Text"><text:span text:style-name="T18">7</text:span></text:span><text:span text:style-name="Source_20_Text"><text:span text:style-name="T16"> <text:s text:c="38"/></text:span></text:span></text:p>
                <text:p text:style-name="P48"><text:span text:style-name="Source_20_Text"><text:span text:style-name="T16">Найду тебя, найди меня </text:span></text:span></text:p>
                <text:p text:style-name="P48"><text:span text:style-name="Source_20_Text"><text:span text:style-name="T16"><text:s text:c="39"/></text:span></text:span></text:p>
                <text:p text:style-name="P48"><text:span text:style-name="Source_20_Text"><text:span text:style-name="T16">Найду тебя, найди меня </text:span></text:span></text:p>
                <text:p text:style-name="P48"><text:span text:style-name="Source_20_Text"><text:span text:style-name="T17"><text:s text:c="16"/></text:span></text:span><text:span text:style-name="Source_20_Text"><text:span text:style-name="T18">Fm</text:span></text:span><text:span text:style-name="Source_20_Text"><text:span text:style-name="T17"> <text:s text:c="22"/></text:span></text:span></text:p>
                <text:p text:style-name="P48"><text:span text:style-name="Source_20_Text"><text:span text:style-name="T16">Найду тебя а-а-а </text:span></text:span></text:p>
                <text:p text:style-name="P48"><text:span text:style-name="Source_20_Text"><text:span text:style-name="T17"><text:s text:c="13"/></text:span></text:span><text:span text:style-name="Source_20_Text"><text:span text:style-name="T18">Dm</text:span></text:span><text:span text:style-name="Source_20_Text"><text:span text:style-name="T17"> <text:s text:c="25"/></text:span></text:span></text:p>
                <text:p text:style-name="P48"><text:span text:style-name="Source_20_Text"><text:span text:style-name="T16">Но что же ты молчишь, луна.</text:span></text:span></text:p>
                <text:p text:style-name="P26"/>
                <text:p text:style-name="P17"><text:span text:style-name="Source_20_Text"><text:span text:style-name="T16">Но где же ты, луна, постой не уходи </text:span></text:span></text:p>
                <text:p text:style-name="P48"><text:span text:style-name="Source_20_Text"><text:span text:style-name="T16"><text:s text:c="39"/></text:span></text:span></text:p>
                <text:p text:style-name="P48"><text:span text:style-name="Source_20_Text"><text:span text:style-name="T16">Скажи мне, где она, что ждет тебя вдали.</text:span></text:span></text:p>
                <text:p text:style-name="P26"/>
                <text:p text:style-name="P17"><text:span text:style-name="Source_20_Text"><text:span text:style-name="T16">Припев: </text:span></text:span></text:p>
                <text:p text:style-name="P17"><text:span text:style-name="Source_20_Text"><text:span text:style-name="T16">Где же ты, где тебя искать</text:span></text:span></text:p>
                <text:p text:style-name="P17"><text:span text:style-name="Source_20_Text"><text:span text:style-name="T16">Долго ли тебя придется ждать.</text:span></text:span></text:p>
                <text:p text:style-name="P26"/>
                <text:p text:style-name="P17"><text:span text:style-name="Source_20_Text"><text:span text:style-name="T16">Я по земле брожу, луна смеется вслед </text:span></text:span></text:p>
                <text:p text:style-name="P17"><text:span text:style-name="Source_20_Text"><text:span text:style-name="T16">Я все равно бреду, пути другого нет.</text:span></text:span></text:p>
                <text:p text:style-name="P26"/>
                <text:p text:style-name="P17"><text:span text:style-name="Source_20_Text"><text:span text:style-name="T16">Припев: </text:span></text:span></text:p>
                <text:p text:style-name="P17"><text:span text:style-name="Source_20_Text"><text:span text:style-name="T16">Где же ты, где тебя искать</text:span></text:span></text:p>
                <text:p text:style-name="P17"><text:span text:style-name="Source_20_Text"><text:span text:style-name="T16">Долго ли тебя придется ждать.</text:span></text:span></text:p>
                <text:p text:style-name="P26"/>
                <text:p text:style-name="P17"><text:span text:style-name="Source_20_Text"><text:span text:style-name="T16">Я по земле брожу, бросая бледный свет </text:span></text:span></text:p>
                <text:p text:style-name="P17"><text:span text:style-name="Source_20_Text"><text:span text:style-name="T16">И видно все равно ты любишь или нет.</text:span></text:span></text:p>
                <text:p text:style-name="P26"/>
                <text:p text:style-name="P17"><text:span text:style-name="Source_20_Text"><text:span text:style-name="T16">Припев: </text:span></text:span></text:p>
                <text:p text:style-name="P17"><text:soft-page-break/><text:span text:style-name="Source_20_Text"><text:span text:style-name="T16">Ла-ла-ла-ла-ла-ла-ла-ла-а-а-</text:span></text:span></text:p>
                <text:p text:style-name="P17"><text:span text:style-name="Source_20_Text"><text:span text:style-name="T16">Ла—ла-ла-ла-ла-ла-ла-ла-а-а</text:span></text:span></text:p>
                <text:p text:style-name="P26"/>
                <text:p text:style-name="P17"><text:span text:style-name="Source_20_Text"><text:span text:style-name="T16">Луна глядит в окно, бросая бледный свет </text:span></text:span></text:p>
                <text:p text:style-name="P17"><text:span text:style-name="Source_20_Text"><text:span text:style-name="T16">Ей видно все равно он любит или нет.</text:span></text:span></text:p>
                <text:p text:style-name="P17"><text:span text:style-name="Source_20_Text"><text:span text:style-name="T16">Припев:</text:span></text:span></text:p>
                <text:p text:style-name="P26"/>
                <text:p text:style-name="P26"/>
                <text:h text:style-name="P9" text:outline-level="5"><text:bookmark text:name="Листья-желтые"/>Листья желтые</text:h>
                <text:p text:style-name="P17"><text:span text:style-name="Source_20_Text"><text:span text:style-name="T2">114</text:span></text:span></text:p>
                <text:p text:style-name="P17"><text:span text:style-name="Source_20_Text"><text:span text:style-name="T2">Am <text:s text:c="3"/>Dm <text:s text:c="4"/>E7 <text:s text:c="4"/>Am</text:span></text:span></text:p>
                <text:p text:style-name="P17"><text:span text:style-name="Source_20_Text"><text:span text:style-name="T2">Листья желтые медленно падают</text:span></text:span></text:p>
                <text:p text:style-name="P17"><text:span text:style-name="Source_20_Text"><text:span text:style-name="T2">Am <text:s text:c="3"/>Dm <text:s text:c="4"/>G <text:s text:c="4"/>C</text:span></text:span></text:p>
                <text:p text:style-name="P17"><text:span text:style-name="Source_20_Text"><text:span text:style-name="T2">В нашем старом забытом саду </text:span></text:span></text:p>
                <text:p text:style-name="P17"><text:span text:style-name="Source_20_Text"><text:span text:style-name="T2">A7 <text:s text:c="4"/>Dm <text:s text:c="4"/>G <text:s text:c="4"/>C</text:span></text:span></text:p>
                <text:p text:style-name="P17"><text:span text:style-name="Source_20_Text"><text:span text:style-name="T2">Пусть они тебя больше не радуют,</text:span></text:span></text:p>
                <text:p text:style-name="P17"><text:span text:style-name="Source_20_Text"><text:span text:style-name="T2">A7 <text:s text:c="4"/>Dm <text:s text:c="4"/>E7 <text:s text:c="4"/>Am</text:span></text:span></text:p>
                <text:p text:style-name="P17"><text:span text:style-name="Source_20_Text"><text:span text:style-name="T2">Все равно я к тебе не приду.</text:span></text:span></text:p>
                <text:p text:style-name="P22"/>
                <text:p text:style-name="P17"><text:span text:style-name="Source_20_Text"><text:span text:style-name="T2">Не приду ни зимой и ни летом </text:span></text:span></text:p>
                <text:p text:style-name="P17"><text:span text:style-name="Source_20_Text"><text:span text:style-name="T2">Не зови меня в сонном бреду, </text:span></text:span></text:p>
                <text:p text:style-name="P17"><text:span text:style-name="Source_20_Text"><text:span text:style-name="T2">Нели даже напомнишь об этом, </text:span></text:span></text:p>
                <text:p text:style-name="P17"><text:span text:style-name="Source_20_Text"><text:span text:style-name="T2">Все равно я к тебе не приду.</text:span></text:span></text:p>
                <text:p text:style-name="P22"/>
                <text:p text:style-name="P17"><text:span text:style-name="Source_20_Text"><text:span text:style-name="T2">Не смотри на меня так внимательно </text:span></text:span></text:p>
                <text:p text:style-name="P17"><text:span text:style-name="Source_20_Text"><text:span text:style-name="T2">У прохожих у всех на виду,</text:span></text:span></text:p>
                <text:p text:style-name="P17"><text:span text:style-name="Source_20_Text"><text:span text:style-name="T2">Если даже ты мне улыбнешься,</text:span></text:span></text:p>
                <text:p text:style-name="P17"><text:span text:style-name="Source_20_Text"><text:span text:style-name="T2">Все равно я к тебе не приду.</text:span></text:span></text:p>
                <text:p text:style-name="P22"/>
                <text:p text:style-name="P17"><text:span text:style-name="Source_20_Text"><text:span text:style-name="T2">Позабудь наши первые встречи, </text:span></text:span></text:p>
                <text:p text:style-name="P17"><text:span text:style-name="Source_20_Text"><text:span text:style-name="T2">Не ходи ты за мною к пруду, </text:span></text:span></text:p>
                <text:p text:style-name="P17"><text:span text:style-name="Source_20_Text"><text:span text:style-name="T2">Вели даже я лучше не встречу, </text:span></text:span></text:p>
                <text:p text:style-name="P17"><text:span text:style-name="Source_20_Text"><text:span text:style-name="T2">Все равно я к тебе не приду.</text:span></text:span></text:p>
                <text:p text:style-name="P22"/>
                <text:p text:style-name="P17"><text:span text:style-name="Source_20_Text"><text:span text:style-name="T2">Листья желтые медленно падают </text:span></text:span></text:p>
                <text:p text:style-name="P17"><text:soft-page-break/><text:span text:style-name="Source_20_Text"><text:span text:style-name="T2">В нашем старом забытом саду </text:span></text:span></text:p>
                <text:p text:style-name="P17"><text:span text:style-name="Source_20_Text"><text:span text:style-name="T2">Пусть они тебя больше не радуют,</text:span></text:span></text:p>
                <text:p text:style-name="P17"><text:span text:style-name="Source_20_Text"><text:span text:style-name="T2">Все равно я к тебе не приду.</text:span></text:span></text:p>
                <text:h text:style-name="P39" text:outline-level="1"><text:span text:style-name="Source_20_Text">Лишь первый день пришел домой</text:span></text:h>
                <text:p text:style-name="P17"><text:span text:style-name="Source_20_Text"><text:span text:style-name="T2">115</text:span></text:span></text:p>
                <text:p text:style-name="P17"><text:span text:style-name="Source_20_Text"><text:span text:style-name="T2">Лишь первый день пришел домой</text:span></text:span></text:p>
                <text:p text:style-name="P17"><text:span text:style-name="Source_20_Text"><text:span text:style-name="T2">И в стельку пьяный я</text:span></text:span></text:p>
                <text:p text:style-name="P17"><text:span text:style-name="Source_20_Text"><text:span text:style-name="T2">И на дворе я увидал,</text:span></text:span></text:p>
                <text:p text:style-name="P17"><text:span text:style-name="Source_20_Text"><text:span text:style-name="T2">Что лошадь не моя.</text:span></text:span></text:p>
                <text:p text:style-name="P22"/>
                <text:p text:style-name="P17"><text:span text:style-name="Source_20_Text"><text:span text:style-name="T2">Своей хорошенькой нена </text:span></text:span></text:p>
                <text:p text:style-name="P17"><text:span text:style-name="Source_20_Text"><text:span text:style-name="T2">Сказал с упреком я </text:span></text:span></text:p>
                <text:p text:style-name="P17"><text:span text:style-name="Source_20_Text"><text:span text:style-name="T2">Зачем чужая лошадь здесь, </text:span></text:span></text:p>
                <text:p text:style-name="P17"><text:span text:style-name="Source_20_Text"><text:span text:style-name="T2">Здесб должен быть моя*</text:span></text:span></text:p>
                <text:p text:style-name="P22"/>
                <text:p text:style-name="P17"><text:span text:style-name="Source_20_Text"><text:span text:style-name="T2">И? Что? Лошадь, видишь ты?</text:span></text:span></text:p>
                <text:p text:style-name="P17"><text:span text:style-name="Source_20_Text"><text:span text:style-name="T2">Шел бы ты лучше спать </text:span></text:span></text:p>
                <text:p text:style-name="P17"><text:span text:style-name="Source_20_Text"><text:span text:style-name="T2">Корова дойная стоит </text:span></text:span></text:p>
                <text:p text:style-name="P17"><text:span text:style-name="Source_20_Text"><text:span text:style-name="T2">Что привела мне мать.</text:span></text:span></text:p>
                <text:p text:style-name="P22"/>
                <text:p text:style-name="P17"><text:span text:style-name="Source_20_Text"><text:span text:style-name="T2">Я всю. планету обошел,</text:span></text:span></text:p>
                <text:p text:style-name="P17"><text:span text:style-name="Source_20_Text"><text:span text:style-name="T2">Везде я побывал,</text:span></text:span></text:p>
                <text:p text:style-name="P17"><text:span text:style-name="Source_20_Text"><text:span text:style-name="T2">Но чтоб, корова без вымя был </text:span></text:span></text:p>
                <text:p text:style-name="P17"><text:span text:style-name="Source_20_Text"><text:span text:style-name="T2">Нигде я не видал.</text:span></text:span></text:p>
                <text:p text:style-name="P22"/>
                <text:p text:style-name="P17"><text:span text:style-name="Source_20_Text"><text:span text:style-name="T2">Второй то день пришел домой </text:span></text:span></text:p>
                <text:p text:style-name="P17"><text:span text:style-name="Source_20_Text"><text:span text:style-name="T2">И в стельку пьяный я </text:span></text:span></text:p>
                <text:p text:style-name="P17"><text:span text:style-name="Source_20_Text"><text:span text:style-name="T2">И на гвозде я увидал,</text:span></text:span></text:p>
                <text:p text:style-name="P17"><text:span text:style-name="Source_20_Text"><text:span text:style-name="T2">Что шляпа не моя.</text:span></text:span></text:p>
                <text:p text:style-name="P22"/>
                <text:p text:style-name="P17"><text:span text:style-name="Source_20_Text"><text:span text:style-name="T2">Своей хорошенькой жене.</text:span></text:span></text:p>
                <text:p text:style-name="P17"><text:span text:style-name="Source_20_Text"><text:span text:style-name="T2">Сказал с упреком я </text:span></text:span></text:p>
                <text:p text:style-name="P17"><text:span text:style-name="Source_20_Text"><text:span text:style-name="T2">Зачем чужая шляпа здесь,</text:span></text:span></text:p>
                <text:p text:style-name="P17"><text:span text:style-name="Source_20_Text"><text:span text:style-name="T2">Здесь быть должна моя.</text:span></text:span></text:p>
                <text:p text:style-name="P22"/>
                <text:p text:style-name="P17"><text:span text:style-name="Source_20_Text"><text:span text:style-name="T2">А? Что? Шляпу видишь, ты?</text:span></text:span></text:p>
                <text:p text:style-name="P17"><text:soft-page-break/><text:span text:style-name="Source_20_Text"><text:span text:style-name="T2">Шел бы ты лучше спать.</text:span></text:span></text:p>
                <text:p text:style-name="P17"><text:span text:style-name="Source_20_Text"><text:span text:style-name="T2">Горшок соломенный висит,</text:span></text:span></text:p>
                <text:p text:style-name="P17"><text:span text:style-name="Source_20_Text"><text:span text:style-name="T2">Что принесла мне мать.</text:span></text:span></text:p>
                <text:p text:style-name="P22"/>
                <text:p text:style-name="P17"><text:span text:style-name="Source_20_Text"><text:span text:style-name="T2">Я всю планету обошел,</text:span></text:span></text:p>
                <text:p text:style-name="P17"><text:span text:style-name="Source_20_Text"><text:span text:style-name="T2">Везде я побывал,</text:span></text:span></text:p>
                <text:p text:style-name="P17"><text:span text:style-name="Source_20_Text"><text:span text:style-name="T2">Но чтоб горшок соломенный был </text:span></text:span></text:p>
                <text:p text:style-name="P17"><text:span text:style-name="Source_20_Text"><text:span text:style-name="T2">Нигде я не видал.</text:span></text:span></text:p>
                <text:p text:style-name="P22"/>
                <text:p text:style-name="P17"><text:span text:style-name="Source_20_Text"><text:span text:style-name="T2">На третий день пришел домой </text:span></text:span></text:p>
                <text:p text:style-name="P17"><text:span text:style-name="Source_20_Text"><text:span text:style-name="T2">И в стельку пьяный я </text:span></text:span></text:p>
                <text:p text:style-name="P17"><text:span text:style-name="Source_20_Text"><text:span text:style-name="T2">И я на стуле увидал,</text:span></text:span></text:p>
                <text:p text:style-name="P17"><text:span text:style-name="Source_20_Text"><text:span text:style-name="T2">Что брюка не моя.</text:span></text:span></text:p>
                <text:p text:style-name="P22"/>
                <text:p text:style-name="P17"><text:span text:style-name="Source_20_Text"><text:span text:style-name="T2">Своей хорошенькой жена </text:span></text:span></text:p>
                <text:p text:style-name="P17"><text:span text:style-name="Source_20_Text"><text:span text:style-name="T2">Сказал с упреком я <text:s/></text:span></text:span></text:p>
                <text:p text:style-name="P17"><text:span text:style-name="Source_20_Text"><text:span text:style-name="T2">Зачем чужие брюки здесь, </text:span></text:span></text:p>
                <text:p text:style-name="P17"><text:span text:style-name="Source_20_Text"><text:span text:style-name="T2">Здесь должен быть моя.</text:span></text:span></text:p>
                <text:p text:style-name="P22"/>
                <text:p text:style-name="P17"><text:span text:style-name="Source_20_Text"><text:span text:style-name="T2">А? Что? Брюка видишь ты?</text:span></text:span></text:p>
                <text:p text:style-name="P17"><text:span text:style-name="Source_20_Text"><text:span text:style-name="T2">Шел бы ты лучше спать </text:span></text:span></text:p>
                <text:p text:style-name="P17"><text:span text:style-name="Source_20_Text"><text:span text:style-name="T2">Половая тряпка висит здесь,</text:span></text:span></text:p>
                <text:p text:style-name="P17"><text:span text:style-name="Source_20_Text"><text:span text:style-name="T2">Что принесла мне мать.</text:span></text:span></text:p>
                <text:p text:style-name="P22"/>
                <text:p text:style-name="P17"><text:span text:style-name="Source_20_Text"><text:span text:style-name="T2">Я всю планету обошел,</text:span></text:span></text:p>
                <text:p text:style-name="P17"><text:span text:style-name="Source_20_Text"><text:span text:style-name="T2">Везде я побывал,</text:span></text:span></text:p>
                <text:p text:style-name="P17"><text:span text:style-name="Source_20_Text"><text:span text:style-name="T2">Но чтобы тряпка брюкою был </text:span></text:span></text:p>
                <text:p text:style-name="P17"><text:span text:style-name="Source_20_Text"><text:span text:style-name="T2">Нигде я не видал.</text:span></text:span></text:p>
                <text:p text:style-name="P22"/>
                <text:p text:style-name="P17"><text:span text:style-name="Source_20_Text"><text:span text:style-name="T2">Четвертый день пришел домой </text:span></text:span></text:p>
                <text:p text:style-name="P17"><text:span text:style-name="Source_20_Text"><text:span text:style-name="T2">И в стельку пьяный я </text:span></text:span></text:p>
                <text:p text:style-name="P17"><text:span text:style-name="Source_20_Text"><text:span text:style-name="T2">И на подушке увидал </text:span></text:span></text:p>
                <text:p text:style-name="P17"><text:span text:style-name="Source_20_Text"><text:span text:style-name="T2">Чужая голова.</text:span></text:span></text:p>
                <text:p text:style-name="P22"/>
                <text:p text:style-name="P17"><text:soft-page-break/><text:span text:style-name="Source_20_Text"><text:span text:style-name="T2">Своей хорошенькой жена </text:span></text:span></text:p>
                <text:p text:style-name="P17"><text:span text:style-name="Source_20_Text"><text:span text:style-name="T2">Сказал, с упреком я </text:span></text:span></text:p>
                <text:p text:style-name="P17"><text:span text:style-name="Source_20_Text"><text:span text:style-name="T2">Зачем чужая голова, </text:span></text:span></text:p>
                <text:p text:style-name="P17"><text:span text:style-name="Source_20_Text"><text:span text:style-name="T2">Здась должен быть моя.</text:span></text:span></text:p>
                <text:p text:style-name="P22"/>
                <text:p text:style-name="P17"><text:span text:style-name="Source_20_Text"><text:span text:style-name="T2">А? Что? Голову видишь ты?</text:span></text:span></text:p>
                <text:p text:style-name="P17"><text:span text:style-name="Source_20_Text"><text:span text:style-name="T2">Шел бы ты лучше спать </text:span></text:span></text:p>
                <text:p text:style-name="P17"><text:span text:style-name="Source_20_Text"><text:span text:style-name="T2">Качан капустный здесь лежит </text:span></text:span></text:p>
                <text:p text:style-name="P17"><text:span text:style-name="Source_20_Text"><text:span text:style-name="T2">Что принесла, мне мать.</text:span></text:span></text:p>
                <text:p text:style-name="P22"/>
                <text:p text:style-name="P17"><text:span text:style-name="Source_20_Text"><text:span text:style-name="T2">Я всю. планету обошел,</text:span></text:span></text:p>
                <text:p text:style-name="P17"><text:span text:style-name="Source_20_Text"><text:span text:style-name="T2">Везде я побывал,</text:span></text:span></text:p>
                <text:p text:style-name="P17"><text:span text:style-name="Source_20_Text"><text:span text:style-name="T2">Но чтоб качан с усами был </text:span></text:span></text:p>
                <text:p text:style-name="P17"><text:span text:style-name="Source_20_Text"><text:span text:style-name="T2">Нигде я не видал.</text:span></text:span></text:p>
                <text:p text:style-name="P22"/>
                <text:p text:style-name="P17"><text:span text:style-name="Source_20_Text"><text:span text:style-name="T2">На пятый день пошел в. поход </text:span></text:span></text:p>
                <text:p text:style-name="P17"><text:span text:style-name="Source_20_Text"><text:span text:style-name="T2">И пьяный в тельку я </text:span></text:span></text:p>
                <text:p text:style-name="P17"><text:span text:style-name="Source_20_Text"><text:span text:style-name="T2">А у палатки увидал,</text:span></text:span></text:p>
                <text:p text:style-name="P17"><text:span text:style-name="Source_20_Text"><text:span text:style-name="T2">Что водка не моя.</text:span></text:span></text:p>
                <text:p text:style-name="P22"/>
                <text:p text:style-name="P17"><text:span text:style-name="Source_20_Text"><text:span text:style-name="T2">Своей хррошенькой туристке </text:span></text:span></text:p>
                <text:p text:style-name="P17"><text:span text:style-name="Source_20_Text"><text:span text:style-name="T2">Сказал с упреком я </text:span></text:span></text:p>
                <text:p text:style-name="P17"><text:span text:style-name="Source_20_Text"><text:span text:style-name="T2">Зачем чужая водка здесь </text:span></text:span></text:p>
                <text:p text:style-name="P17"><text:span text:style-name="Source_20_Text"><text:span text:style-name="T2">Здесь должен быть моя. </text:span></text:span></text:p>
                <text:p text:style-name="P22"/>
                <text:p text:style-name="P17"><text:span text:style-name="Source_20_Text"><text:span text:style-name="T2">А? Что? Водку, видишь ты? </text:span></text:span></text:p>
                <text:p text:style-name="P17"><text:span text:style-name="Source_20_Text"><text:span text:style-name="T2">Шел бы ты лучше спать </text:span></text:span></text:p>
                <text:p text:style-name="P17"><text:span text:style-name="Source_20_Text"><text:span text:style-name="T2">Бутыль кефира здесь лежит, </text:span></text:span></text:p>
                <text:p text:style-name="P17"><text:span text:style-name="Source_20_Text"><text:span text:style-name="T2">Что принесла: мне мать.</text:span></text:span></text:p>
                <text:p text:style-name="P22"/>
                <text:p text:style-name="P17"><text:span text:style-name="Source_20_Text"><text:span text:style-name="T2">Я всю планету обошел ,</text:span></text:span></text:p>
                <text:p text:style-name="P17"><text:span text:style-name="Source_20_Text"><text:span text:style-name="T2">Везде я побывал, <text:s text:c="3"/></text:span></text:span></text:p>
                <text:p text:style-name="P17"><text:span text:style-name="Source_20_Text"><text:span text:style-name="T2">Но что бы водка кефирою был </text:span></text:span></text:p>
                <text:p text:style-name="P17"><text:span text:style-name="Source_20_Text"><text:span text:style-name="T2">Нигде я не видал..</text:span></text:span></text:p>
                <text:p text:style-name="P22"><text:soft-page-break/></text:p>
                <text:p text:style-name="P31"/>
                <text:h text:style-name="P9" text:outline-level="5"><text:bookmark text:name="Как-то-раз"/>Как-то раз</text:h>
                <text:p text:style-name="P14"><text:span text:style-name="Source_20_Text"><text:span text:style-name="T2">C</text:span></text:span></text:p>
                <text:p text:style-name="P17"><text:span text:style-name="Source_20_Text"><text:span text:style-name="T2">Как-то раз пришел домой пьяный в стельку я,</text:span></text:span></text:p>
                <text:p text:style-name="P17"><text:span text:style-name="Source_20_Text"><text:span text:style-name="T2">Dm <text:s text:c="10"/>Am <text:s text:c="9"/>G <text:s text:c="9"/>C</text:span></text:span></text:p>
                <text:p text:style-name="P17"><text:span text:style-name="Source_20_Text"><text:span text:style-name="T2">Вижу: лошадь на дворе, и лошадь не моя.</text:span></text:span></text:p>
                <text:p text:style-name="P17"><text:span text:style-name="Source_20_Text"><text:span text:style-name="T2">C</text:span></text:span></text:p>
                <text:p text:style-name="P17"><text:span text:style-name="Source_20_Text"><text:span text:style-name="T2">К своей молоденькой жене обращаюсь я:</text:span></text:span></text:p>
                <text:p text:style-name="P17"><text:span text:style-name="Source_20_Text"><text:span text:style-name="T2">Dm <text:s text:c="10"/>Am <text:s text:c="9"/>G <text:s text:c="9"/>C</text:span></text:span></text:p>
                <text:p text:style-name="P17"><text:span text:style-name="Source_20_Text"><text:span text:style-name="T2">- Что за лошадь на дворе, где быть должна моя?</text:span></text:span></text:p>
                <text:p text:style-name="P22"/>
                <text:p text:style-name="P17"><text:span text:style-name="Source_20_Text"><text:span text:style-name="T2">А она мне и отвечает:</text:span></text:span></text:p>
                <text:p text:style-name="P22"/>
                <text:p text:style-name="P17"><text:span text:style-name="Source_20_Text"><text:span text:style-name="T2">- Какая лошадь, пьяный черт, шел бы лучше спать!</text:span></text:span></text:p>
                <text:p text:style-name="P17"><text:span text:style-name="Source_20_Text"><text:span text:style-name="T2">Корова на дворе стоит, что привела мне мать.</text:span></text:span></text:p>
                <text:p text:style-name="P17"><text:span text:style-name="Source_20_Text"><text:span text:style-name="T2">А я объездил целый свет, видел все края,</text:span></text:span></text:p>
                <text:p text:style-name="P17"><text:span text:style-name="Source_20_Text"><text:span text:style-name="T2">Но вот коровы под седлом нигде не видел я!</text:span></text:span></text:p>
                <text:p text:style-name="P22"/>
                <text:p text:style-name="P17"><text:span text:style-name="Source_20_Text"><text:span text:style-name="T2">Как-то раз пришел домой пьяный в стельку я,</text:span></text:span></text:p>
                <text:p text:style-name="P17"><text:span text:style-name="Source_20_Text"><text:span text:style-name="T2">Вижу: шляпа на гвозде, а шляпа не моя.</text:span></text:span></text:p>
                <text:p text:style-name="P17"><text:span text:style-name="Source_20_Text"><text:span text:style-name="T2">К своей молоденькой жене обращаюсь я:</text:span></text:span></text:p>
                <text:p text:style-name="P17"><text:span text:style-name="Source_20_Text"><text:span text:style-name="T2">- Что за шляпа здесь висит, где быть должна моя?</text:span></text:span></text:p>
                <text:p text:style-name="P22"/>
                <text:p text:style-name="P17"><text:span text:style-name="Source_20_Text"><text:span text:style-name="T2">А она мне и говорит:</text:span></text:span></text:p>
                <text:p text:style-name="P22"/>
                <text:p text:style-name="P17"><text:span text:style-name="Source_20_Text"><text:span text:style-name="T2">- Какая шляпа, пьяный черт, шел бы лучше спать!</text:span></text:span></text:p>
                <text:p text:style-name="P17"><text:span text:style-name="Source_20_Text"><text:span text:style-name="T2">Горшок здесь на гвозде висит, что принесла мне мать.</text:span></text:span></text:p>
                <text:p text:style-name="P17"><text:span text:style-name="Source_20_Text"><text:span text:style-name="T2">А я объездил целый свет, я видел все края,</text:span></text:span></text:p>
                <text:p text:style-name="P17"><text:span text:style-name="Source_20_Text"><text:span text:style-name="T2">Но вот соломенных горшков нигде не видел я!</text:span></text:span></text:p>
                <text:p text:style-name="P22"><text:soft-page-break/></text:p>
                <text:p text:style-name="P17"><text:span text:style-name="Source_20_Text"><text:span text:style-name="T2">Как-то раз пришел домой пьяный в стельку я,</text:span></text:span></text:p>
                <text:p text:style-name="P17"><text:span text:style-name="Source_20_Text"><text:span text:style-name="T2">Вижу: пара на окне, и пара не моя.</text:span></text:span></text:p>
                <text:p text:style-name="P17"><text:span text:style-name="Source_20_Text"><text:span text:style-name="T2">К своей молоденькой жене обращаюсь я:</text:span></text:span></text:p>
                <text:p text:style-name="P17"><text:span text:style-name="Source_20_Text"><text:span text:style-name="T2">- Что за пара здесь лежит, где быть должна моя?</text:span></text:span></text:p>
                <text:p text:style-name="P22"/>
                <text:p text:style-name="P17"><text:span text:style-name="Source_20_Text"><text:span text:style-name="T2">А она мне так отвечает:</text:span></text:span></text:p>
                <text:p text:style-name="P22"/>
                <text:p text:style-name="P17"><text:span text:style-name="Source_20_Text"><text:span text:style-name="T2">- Какая пара, пьяный черт, шел бы лучше спать!</text:span></text:span></text:p>
                <text:p text:style-name="P17"><text:span text:style-name="Source_20_Text"><text:span text:style-name="T2">Тряпка на окне лежит, что принесла мне мать.</text:span></text:span></text:p>
                <text:p text:style-name="P17"><text:span text:style-name="Source_20_Text"><text:span text:style-name="T2">А я объездил целый свет, я видел все края,</text:span></text:span></text:p>
                <text:p text:style-name="P17"><text:span text:style-name="Source_20_Text"><text:span text:style-name="T2">Но вот только тряпок с застежкой-молнией нигде не видел я!</text:span></text:span></text:p>
                <text:p text:style-name="P22"/>
                <text:p text:style-name="P17"><text:span text:style-name="Source_20_Text"><text:span text:style-name="T2">Как-то раз приполз домой пьяный в стельку я,</text:span></text:span></text:p>
                <text:p text:style-name="P17"><text:span text:style-name="Source_20_Text"><text:span text:style-name="T2">Вижу: голова лежит, где быть должна моя.</text:span></text:span></text:p>
                <text:p text:style-name="P17"><text:span text:style-name="Source_20_Text"><text:span text:style-name="T2">К своей молоденькой жене обращаюсь я:</text:span></text:span></text:p>
                <text:p text:style-name="P17"><text:span text:style-name="Source_20_Text"><text:span text:style-name="T2">- Что за голова лежит, где быть должна моя?</text:span></text:span></text:p>
                <text:p text:style-name="P22"/>
                <text:p text:style-name="P17"><text:span text:style-name="Source_20_Text"><text:span text:style-name="T2">Ну а она мне в ответ:</text:span></text:span></text:p>
                <text:p text:style-name="P22"/>
                <text:p text:style-name="P17"><text:span text:style-name="Source_20_Text"><text:span text:style-name="T2">- Чего ты мелешь, пьяный черт, полз бы лучше спать!</text:span></text:span></text:p>
                <text:p text:style-name="P17"><text:span text:style-name="Source_20_Text"><text:span text:style-name="T2">Кочан капусты здесь лежит, что принесла мне мать.</text:span></text:span></text:p>
                <text:p text:style-name="P17"><text:span text:style-name="Source_20_Text"><text:span text:style-name="T2">А я обползал целый свет, я видел все края,</text:span></text:span></text:p>
                <text:p text:style-name="P18"><text:span text:style-name="Source_20_Text"><text:span text:style-name="T2">Но вот чтобы кочан с усами был - нигде не видел я! </text:span></text:span></text:p>
                <text:h text:style-name="P39" text:outline-level="1"><text:span text:style-name="Source_20_Text">Лошади умеют плавать</text:span></text:h>
                <text:p text:style-name="P17"><text:span text:style-name="Source_20_Text"><text:span text:style-name="T16">117</text:span></text:span></text:p>
                <text:p text:style-name="P17"><text:span text:style-name="Source_20_Text"><text:span text:style-name="T16">Лошади умеют плавать,</text:span></text:span></text:p>
                <text:p text:style-name="P17"><text:span text:style-name="Source_20_Text"><text:span text:style-name="T16">Но не-хорошо недалеко,</text:span></text:span></text:p>
                <text:p text:style-name="P17"><text:span text:style-name="Source_20_Text"><text:span text:style-name="T16">"Глория "-по русски значит "Слава"</text:span></text:span></text:p>
                <text:p text:style-name="P17"><text:span text:style-name="Source_20_Text"><text:span text:style-name="T16">Это вам запомнится легко,</text:span></text:span></text:p>
                <text:p text:style-name="P26"/>
                <text:p text:style-name="P17"><text:span text:style-name="Source_20_Text"><text:span text:style-name="T16">Шел корабль своим названьем гордый, </text:span></text:span></text:p>
                <text:p text:style-name="P17"><text:span text:style-name="Source_20_Text"><text:span text:style-name="T16">Океан старался превозмочь, </text:span></text:span></text:p>
                <text:p text:style-name="P17"><text:span text:style-name="Source_20_Text"><text:span text:style-name="T16">В трюме, до брыми мотая мордами.</text:span></text:span></text:p>
                <text:p text:style-name="P17"><text:span text:style-name="Source_20_Text"><text:span text:style-name="T16">Тыща лошадей топтались, день и ночь</text:span></text:span></text:p>
                <text:p text:style-name="P26"/>
                <text:p text:style-name="P17"><text:span text:style-name="Source_20_Text"><text:span text:style-name="T16">Тыща лошадей!- подков четыре тыщи,</text:span></text:span></text:p>
                <text:p text:style-name="P17"><text:span text:style-name="Source_20_Text"><text:span text:style-name="T16">Счастье все ж они не принесли,</text:span></text:span></text:p>
                <text:p text:style-name="P17"><text:span text:style-name="Source_20_Text"><text:span text:style-name="T16">Мина кораблю пробила днище </text:span></text:span></text:p>
                <text:p text:style-name="P17"><text:span text:style-name="Source_20_Text"><text:span text:style-name="T16">Далеко, далеко от земли,</text:span></text:span></text:p>
                <text:p text:style-name="P26"/>
                <text:p text:style-name="P17"><text:span text:style-name="Source_20_Text"><text:span text:style-name="T16">Люди сели в лодки, в шлюпки влезли, </text:span></text:span></text:p>
                <text:p text:style-name="P17"><text:span text:style-name="Source_20_Text"><text:span text:style-name="T16">Лошади поплыли просто так,</text:span></text:span></text:p>
                <text:p text:style-name="P17"><text:span text:style-name="Source_20_Text"><text:span text:style-name="T16">Как же быть и что же делать, если </text:span></text:span></text:p>
                <text:p text:style-name="P17"><text:span text:style-name="Source_20_Text"><text:span text:style-name="T16">Нету мест на лодках и плотах.</text:span></text:span></text:p>
                <text:p text:style-name="P26"/>
                <text:p text:style-name="P17"><text:span text:style-name="Source_20_Text"><text:span text:style-name="T16">Плыл по океану рыжий остров,</text:span></text:span></text:p>
                <text:p text:style-name="P17"><text:span text:style-name="Source_20_Text"><text:span text:style-name="T16">В море в синем остров плыл гнедой,</text:span></text:span></text:p>
                <text:p text:style-name="P17"><text:span text:style-name="Source_20_Text"><text:span text:style-name="T16">И сперва казалось-плавать просто,</text:span></text:span></text:p>
                <text:p text:style-name="P17"><text:span text:style-name="Source_20_Text"><text:span text:style-name="T16">Океан казался им рекой.</text:span></text:span></text:p>
                <text:p text:style-name="P26"/>
                <text:p text:style-name="P17"><text:span text:style-name="Source_20_Text"><text:span text:style-name="T16">Только нет у этой речки края,</text:span></text:span></text:p>
                <text:p text:style-name="P17"><text:span text:style-name="Source_20_Text"><text:span text:style-name="T16">На исходе лошадинных сил </text:span></text:span></text:p>
                <text:p text:style-name="P17"><text:span text:style-name="Source_20_Text"><text:span text:style-name="T16">Вдруг заржали кони, возражая,</text:span></text:span></text:p>
                <text:p text:style-name="P17"><text:span text:style-name="Source_20_Text"><text:span text:style-name="T16">Тем, кто в океане их топил,</text:span></text:span></text:p>
                <text:p text:style-name="P26"/>
                <text:p text:style-name="P17"><text:span text:style-name="Source_20_Text"><text:span text:style-name="T16">Кони шли на дно и ржали, ржали,</text:span></text:span></text:p>
                <text:p text:style-name="P17"><text:span text:style-name="Source_20_Text"><text:span text:style-name="T16">Все на дно покуда не ушли.</text:span></text:span></text:p>
                <text:p text:style-name="P17"><text:span text:style-name="Source_20_Text"><text:span text:style-name="T16">Вот и все, а все таки мне жаль их </text:span></text:span></text:p>
                <text:p text:style-name="P17"><text:span text:style-name="Source_20_Text"><text:span text:style-name="T16">Рыжих, не увидевших земли.</text:span></text:span></text:p>
                <text:p text:style-name="P17"><text:span text:style-name="Source_20_Text"><text:span text:style-name="T16">2 раза</text:span></text:span></text:p>
                <text:h text:style-name="P2" text:outline-level="5"><text:bookmark text:name="Виктор-Берковский:-Лошади-в-океане"/>Виктор Берковский: Лошади в океане</text:h>
                <text:p text:style-name="P15"><text:a xlink:type="simple" xlink:href="https://www.ackordofmine.ru/index/viktor_berkovskij_loshadi_v_okeane_akkordy_k_pesne/0-3136" office:target-frame-name="_blank" xlink:show="new" text:style-name="Internet_20_link" text:visited-style-name="Visited_20_Internet_20_Link"><text:span text:style-name="T30">Лошади в океане</text:span></text:a></text:p>
                <text:p text:style-name="P17"><text:span text:style-name="Source_20_Text"><text:span text:style-name="T2">Виктор Берковский: Лошади в океане</text:span></text:span></text:p>
                <text:p text:style-name="P22"/>
                <text:p text:style-name="P22"/>
                <text:p text:style-name="P17"><text:span text:style-name="Source_20_Text"><text:span text:style-name="T2">Смотреть в тональности Am</text:span></text:span></text:p>
                <text:p text:style-name="P22"/>
                <text:p text:style-name="P22"/>
                <text:p text:style-name="P22"/>
                <text:p text:style-name="P17"><text:span text:style-name="Source_20_Text"><text:span text:style-name="T2">Dm <text:s text:c="10"/>B <text:s text:c="15"/></text:span></text:span></text:p>
                <text:p text:style-name="P17"><text:span text:style-name="Source_20_Text"><text:span text:style-name="T2">Лошади умеют плавать,</text:span></text:span></text:p>
                <text:p text:style-name="P17"><text:span text:style-name="Source_20_Text"><text:span text:style-name="T2">Dm <text:s text:c="30"/>D <text:s/></text:span></text:span></text:p>
                <text:p text:style-name="P17"><text:span text:style-name="Source_20_Text"><text:span text:style-name="T2">Но - нехорошо, недалеко</text:span></text:span></text:p>
                <text:p text:style-name="P17"><text:span text:style-name="Source_20_Text"><text:span text:style-name="T24"><text:s text:c="2"/></text:span></text:span><text:span text:style-name="Source_20_Text"><text:span text:style-name="T2">Gm <text:s text:c="16"/>C <text:s text:c="22"/>Fmaj7 <text:s text:c="3"/>B</text:span></text:span></text:p>
                <text:p text:style-name="P17"><text:span text:style-name="Source_20_Text"><text:span text:style-name="T2">"Глория", по-русски, значит - "Слава",</text:span></text:span></text:p>
                <text:p text:style-name="P17"><text:span text:style-name="Source_20_Text"><text:span text:style-name="T24"><text:s text:c="8"/></text:span></text:span><text:span text:style-name="Source_20_Text"><text:span text:style-name="T2">Gm <text:s text:c="10"/>Gm/E <text:s text:c="8"/>A7sus4 <text:s text:c="2"/>A7</text:span></text:span></text:p>
                <text:p text:style-name="P17"><text:span text:style-name="Source_20_Text"><text:span text:style-name="T2">Это вам запомнится легко</text:span></text:span></text:p>
                <text:p text:style-name="P22"/>
                <text:p text:style-name="P17"><text:span text:style-name="Source_20_Text"><text:span text:style-name="T2">Шел корабль, своим названьем гордый,</text:span></text:span></text:p>
                <text:p text:style-name="P17"><text:span text:style-name="Source_20_Text"><text:span text:style-name="T2">Океан старался превозмочь</text:span></text:span></text:p>
                <text:p text:style-name="P17"><text:span text:style-name="Source_20_Text"><text:span text:style-name="T2">В трюме, добрыми мотая мордами,</text:span></text:span></text:p>
                <text:p text:style-name="P17"><text:span text:style-name="Source_20_Text"><text:span text:style-name="T2">Тыща лошадей топталась день и ночь</text:span></text:span></text:p>
                <text:p text:style-name="P22"/>
                <text:p text:style-name="P22"/>
                <text:p text:style-name="P17"><text:span text:style-name="Source_20_Text"><text:span text:style-name="T2">Dm <text:s text:c="21"/>Gm/E <text:s text:c="10"/>A7 <text:s text:c="3"/></text:span></text:span></text:p>
                <text:p text:style-name="P17"><text:span text:style-name="Source_20_Text"><text:span text:style-name="T2">Тыща лошадей, подков четыре тыщи,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35"/>D</text:span></text:span></text:p>
                <text:p text:style-name="P17"><text:span text:style-name="Source_20_Text"><text:span text:style-name="T2">Счастья всё ж они не принесли</text:span></text:span></text:p>
                <text:p text:style-name="P17"><text:span text:style-name="Source_20_Text"><text:span text:style-name="T2">Gm <text:s text:c="13"/>C <text:s text:c="7"/>F <text:s text:c="6"/>B <text:s text:c="4"/></text:span></text:span></text:p>
                <text:p text:style-name="P17"><text:span text:style-name="Source_20_Text"><text:span text:style-name="T2">Мина кораблю пробила днище,</text:span></text:span></text:p>
                <text:p text:style-name="P17"><text:span text:style-name="Source_20_Text"><text:span text:style-name="T24"><text:s text:c="9"/></text:span></text:span><text:span text:style-name="Source_20_Text"><text:span text:style-name="T2">Gm <text:s text:c="8"/>Gm/E <text:s text:c="7"/>A7sus4 <text:s text:c="3"/>A7</text:span></text:span></text:p>
                <text:p text:style-name="P17"><text:span text:style-name="Source_20_Text"><text:span text:style-name="T2">Далеко-далёко от земли</text:span></text:span></text:p>
                <text:p text:style-name="P22"><text:soft-page-break/></text:p>
                <text:p text:style-name="P17"><text:span text:style-name="Source_20_Text"><text:span text:style-name="T2">Люди сели в лодки, в шлюпки влезли,</text:span></text:span></text:p>
                <text:p text:style-name="P17"><text:span text:style-name="Source_20_Text"><text:span text:style-name="T2">Лошади поплыли просто так</text:span></text:span></text:p>
                <text:p text:style-name="P17"><text:span text:style-name="Source_20_Text"><text:span text:style-name="T2">Как же быть, и что же делать, если</text:span></text:span></text:p>
                <text:p text:style-name="P17"><text:span text:style-name="Source_20_Text"><text:span text:style-name="T24"><text:s text:c="9"/></text:span></text:span><text:span text:style-name="Source_20_Text"><text:span text:style-name="T2">Gm <text:s text:c="12"/>Gm/E <text:s text:c="8"/>A7sus4 <text:s text:c="2"/>A7 <text:s/>D</text:span></text:span></text:p>
                <text:p text:style-name="P17"><text:span text:style-name="Source_20_Text"><text:span text:style-name="T2">Нету мест на лодках и плотах?</text:span></text:span></text:p>
                <text:p text:style-name="P22"/>
                <text:p text:style-name="P22"/>
                <text:p text:style-name="P17"><text:span text:style-name="Source_20_Text"><text:span text:style-name="T24"><text:s text:c="9"/></text:span></text:span><text:span text:style-name="Source_20_Text"><text:span text:style-name="T2">Gm <text:s text:c="10"/>C <text:s text:c="2"/>Fmaj7 <text:s text:c="3"/>B <text:s text:c="16"/></text:span></text:span></text:p>
                <text:p text:style-name="P17"><text:span text:style-name="Source_20_Text"><text:span text:style-name="T2">Плыл по океану рыжий остров,</text:span></text:span></text:p>
                <text:p text:style-name="P17"><text:span text:style-name="Source_20_Text"><text:span text:style-name="T24"><text:s text:c="2"/></text:span></text:span><text:span text:style-name="Source_20_Text"><text:span text:style-name="T2">Gm/E <text:s text:c="5"/>A7 <text:s text:c="4"/>Dm <text:s text:c="20"/>D <text:s/></text:span></text:span></text:p>
                <text:p text:style-name="P17"><text:span text:style-name="Source_20_Text"><text:span text:style-name="T2">В море, в синем, остров плыл гнедой</text:span></text:span></text:p>
                <text:p text:style-name="P17"><text:span text:style-name="Source_20_Text"><text:span text:style-name="T24"><text:s/></text:span></text:span><text:span text:style-name="Source_20_Text"><text:span text:style-name="T2">Gm <text:s text:c="14"/>C <text:s text:c="12"/>F <text:s text:c="9"/>D <text:s text:c="7"/></text:span></text:span></text:p>
                <text:p text:style-name="P17"><text:span text:style-name="Source_20_Text"><text:span text:style-name="T2">И сперва казалось - плавать просто,</text:span></text:span></text:p>
                <text:p text:style-name="P17"><text:span text:style-name="Source_20_Text"><text:span text:style-name="T24"><text:s text:c="11"/></text:span></text:span><text:span text:style-name="Source_20_Text"><text:span text:style-name="T2">Gm <text:s text:c="7"/>Gm/E <text:s text:c="7"/>A7sus4 <text:s text:c="2"/>A7 <text:s/>D </text:span></text:span></text:p>
                <text:p text:style-name="P17"><text:span text:style-name="Source_20_Text"><text:span text:style-name="T2">Океан казался им рекой</text:span></text:span></text:p>
                <text:p text:style-name="P22"/>
                <text:p text:style-name="P17"><text:span text:style-name="Source_20_Text"><text:span text:style-name="T2">Но не видно у реки той края,</text:span></text:span></text:p>
                <text:p text:style-name="P17"><text:span text:style-name="Source_20_Text"><text:span text:style-name="T2">На исходе лошадиных сил</text:span></text:span></text:p>
                <text:p text:style-name="P17"><text:span text:style-name="Source_20_Text"><text:span text:style-name="T24"><text:s text:c="3"/></text:span></text:span><text:span text:style-name="Source_20_Text"><text:span text:style-name="T2">Gm <text:s text:c="14"/>C <text:s text:c="3"/>F <text:s text:c="9"/>B </text:span></text:span></text:p>
                <text:p text:style-name="P17"><text:span text:style-name="Source_20_Text"><text:span text:style-name="T2">Вдруг заржали кони, возражая</text:span></text:span></text:p>
                <text:p text:style-name="P17"><text:span text:style-name="Source_20_Text"><text:span text:style-name="T24"><text:s text:c="9"/></text:span></text:span><text:span text:style-name="Source_20_Text"><text:span text:style-name="T2">Gm <text:s text:c="12"/>Gm/E <text:s text:c="5"/>A7sus4 <text:s text:c="2"/>A7</text:span></text:span></text:p>
                <text:p text:style-name="P17"><text:span text:style-name="Source_20_Text"><text:span text:style-name="T2">Тем, кто в океане их топил</text:span></text:span></text:p>
                <text:p text:style-name="P22"/>
                <text:p text:style-name="P22"/>
                <text:p text:style-name="P17"><text:span text:style-name="Source_20_Text"><text:span text:style-name="T2">Dm <text:s text:c="23"/>Gm/E <text:s text:c="5"/>A7 <text:s text:c="2"/></text:span></text:span></text:p>
                <text:p text:style-name="P17"><text:span text:style-name="Source_20_Text"><text:span text:style-name="T2">Кони шли на дно и ржали, ржали,</text:span></text:span></text:p>
                <text:p text:style-name="P17"><text:span text:style-name="Source_20_Text"><text:span text:style-name="T2">Dm <text:s text:c="34"/>D</text:span></text:span></text:p>
                <text:p text:style-name="P17"><text:span text:style-name="Source_20_Text"><text:span text:style-name="T2">Все на дно, покуда, не пошли</text:span></text:span></text:p>
                <text:p text:style-name="P17"><text:span text:style-name="Source_20_Text"><text:span text:style-name="T2">Gm <text:s text:c="5"/>C <text:s text:c="10"/>F <text:s text:c="15"/>B <text:s text:c="8"/></text:span></text:span></text:p>
                <text:p text:style-name="P17"><text:span text:style-name="Source_20_Text"><text:span text:style-name="T2">Вот и всё... А всё-таки мне жаль их -</text:span></text:span></text:p>
                <text:p text:style-name="P17"><text:soft-page-break/><text:span text:style-name="Source_20_Text"><text:span text:style-name="T24"><text:s text:c="13"/></text:span></text:span><text:span text:style-name="Source_20_Text"><text:span text:style-name="T2">Gm <text:s text:c="10"/>Gm/E <text:s text:c="10"/>A7sus4 <text:s text:c="2"/>A7 <text:s/>D</text:span></text:span></text:p>
                <text:p text:style-name="P17"><text:span text:style-name="Source_20_Text"><text:span text:style-name="T2">Рыжих, не увидевших земли</text:span></text:span></text:p>
                <text:p text:style-name="P22"/>
                <text:p text:style-name="P17"><text:span text:style-name="Source_20_Text"><text:span text:style-name="T2">Проигрыш: Gm <text:s/>C <text:s/>Fmaj7 <text:s/>B</text:span></text:span></text:p>
                <text:p text:style-name="P22"/>
                <text:p text:style-name="P17"><text:span text:style-name="Source_20_Text"><text:span text:style-name="T2">Gm <text:s text:c="10"/>A7 <text:s text:c="14"/>Dm </text:span></text:span></text:p>
                <text:p text:style-name="P17"><text:span text:style-name="Source_20_Text"><text:span text:style-name="T2">Так и не увидевших земли...</text:span></text:span></text:p>
                <text:p text:style-name="P22"/>
                <text:h text:style-name="P39" text:outline-level="1"><text:span text:style-name="Source_20_Text">Мерно шагая вдали</text:span></text:h>
                <text:p text:style-name="P17"><text:span text:style-name="Source_20_Text"><text:span text:style-name="T2">201</text:span></text:span></text:p>
                <text:p text:style-name="P17"><text:span text:style-name="Source_20_Text"><text:span text:style-name="T19">C</text:span></text:span><text:span text:style-name="Source_20_Text"><text:span text:style-name="T17"> <text:s text:c="18"/></text:span></text:span><text:span text:style-name="Source_20_Text"><text:span text:style-name="T19">E</text:span></text:span><text:span text:style-name="Source_20_Text"><text:span text:style-name="T17"> <text:s text:c="18"/></text:span></text:span><text:span text:style-name="Source_20_Text"><text:span text:style-name="T19">Fm</text:span></text:span><text:span text:style-name="Source_20_Text"><text:span text:style-name="T17"> <text:s text:c="6"/></text:span></text:span></text:p>
                <text:p text:style-name="P17"><text:span text:style-name="Source_20_Text"><text:span text:style-name="T16">Мерно шагая вдали, обЪятый предутренней мглой </text:span></text:span></text:p>
                <text:p text:style-name="P49"><text:span text:style-name="Source_20_Text"><text:span text:style-name="T17"><text:s text:c="17"/></text:span></text:span><text:span text:style-name="Source_20_Text"><text:span text:style-name="T19">Cm</text:span></text:span><text:span text:style-name="Source_20_Text"><text:span text:style-name="T17"> <text:s text:c="11"/></text:span></text:span><text:span text:style-name="Source_20_Text"><text:span text:style-name="T19">Em</text:span></text:span><text:span text:style-name="Source_20_Text"><text:span text:style-name="T17"> <text:s text:c="7"/></text:span></text:span><text:span text:style-name="Source_20_Text"><text:span text:style-name="T19">Cm</text:span></text:span><text:span text:style-name="Source_20_Text"><text:span text:style-name="T17"> <text:s text:c="7"/></text:span></text:span></text:p>
                <text:p text:style-name="P49"><text:span text:style-name="Source_20_Text"><text:span text:style-name="T16">Караван Шафета Али, возвращается в край родной</text:span></text:span></text:p>
                <text:p text:style-name="P49"><text:span text:style-name="Source_20_Text"><text:span text:style-name="T20">E</text:span></text:span><text:span text:style-name="Source_20_Text"><text:span text:style-name="T17"> <text:s text:c="15"/></text:span></text:span><text:span text:style-name="Source_20_Text"><text:span text:style-name="T19">Cm</text:span></text:span><text:span text:style-name="Source_20_Text"><text:span text:style-name="T17"> <text:s text:c="11"/></text:span></text:span><text:span text:style-name="Source_20_Text"><text:span text:style-name="T21">G7</text:span></text:span><text:span text:style-name="Source_20_Text"><text:span text:style-name="T17"> <text:s text:c="7"/></text:span></text:span><text:span text:style-name="Source_20_Text"><text:span text:style-name="T19">Cm</text:span></text:span><text:span text:style-name="Source_20_Text"><text:span text:style-name="T17"> <text:s text:c="7"/></text:span></text:span></text:p>
                <text:p text:style-name="P49"><text:span text:style-name="Source_20_Text"><text:span text:style-name="T16">Караван Шафета Али, возвращается в край родной</text:span></text:span></text:p>
                <text:p text:style-name="P59"><text:span text:style-name="Source_20_Text"><text:span text:style-name="T17"/></text:span></text:p>
                <text:p text:style-name="P49"><text:span text:style-name="Source_20_Text"><text:span text:style-name="T19">C</text:span></text:span><text:span text:style-name="Source_20_Text"><text:span text:style-name="T17"> <text:s text:c="18"/></text:span></text:span><text:span text:style-name="Source_20_Text"><text:span text:style-name="T19">E</text:span></text:span><text:span text:style-name="Source_20_Text"><text:span text:style-name="T17"> <text:s text:c="18"/></text:span></text:span><text:span text:style-name="Source_20_Text"><text:span text:style-name="T19">Fm</text:span></text:span><text:span text:style-name="Source_20_Text"><text:span text:style-name="T17"> <text:s text:c="6"/></text:span></text:span></text:p>
                <text:p text:style-name="P49"><text:span text:style-name="Source_20_Text"><text:span text:style-name="T16">По диким сыпучим пескам, где бегает только джейран </text:span></text:span></text:p>
                <text:p text:style-name="P49"><text:span text:style-name="Source_20_Text"><text:span text:style-name="T17"><text:s text:c="17"/></text:span></text:span><text:span text:style-name="Source_20_Text"><text:span text:style-name="T19">Cm</text:span></text:span><text:span text:style-name="Source_20_Text"><text:span text:style-name="T17"> <text:s text:c="11"/></text:span></text:span><text:span text:style-name="Source_20_Text"><text:span text:style-name="T19">Em</text:span></text:span><text:span text:style-name="Source_20_Text"><text:span text:style-name="T17"> <text:s text:c="7"/></text:span></text:span><text:span text:style-name="Source_20_Text"><text:span text:style-name="T19">Cm</text:span></text:span><text:span text:style-name="Source_20_Text"><text:span text:style-name="T17"> <text:s text:c="7"/></text:span></text:span></text:p>
                <text:p text:style-name="P49"><text:span text:style-name="Source_20_Text"><text:span text:style-name="T16">Через границу идет с контробандою караван.</text:span></text:span></text:p>
                <text:p text:style-name="P49"><text:span text:style-name="Source_20_Text"><text:span text:style-name="T20">E</text:span></text:span><text:span text:style-name="Source_20_Text"><text:span text:style-name="T17"> <text:s text:c="15"/></text:span></text:span><text:span text:style-name="Source_20_Text"><text:span text:style-name="T19">Cm</text:span></text:span><text:span text:style-name="Source_20_Text"><text:span text:style-name="T17"> <text:s text:c="11"/></text:span></text:span><text:span text:style-name="Source_20_Text"><text:span text:style-name="T21">G7</text:span></text:span><text:span text:style-name="Source_20_Text"><text:span text:style-name="T17"> <text:s text:c="7"/></text:span></text:span><text:span text:style-name="Source_20_Text"><text:span text:style-name="T19">Cm</text:span></text:span><text:span text:style-name="Source_20_Text"><text:span text:style-name="T17"> <text:s text:c="7"/></text:span></text:span></text:p>
                <text:p text:style-name="P49"><text:span text:style-name="Source_20_Text"><text:span text:style-name="T16">Через границу идет с контробандою караван.</text:span></text:span></text:p>
                <text:p text:style-name="P59"><text:span text:style-name="Source_20_Text"><text:span text:style-name="T16"/></text:span></text:p>
                <text:p text:style-name="P17"><text:span text:style-name="Source_20_Text"><text:span text:style-name="T16">Везет он и шелк и парчу из знойной страны Пакистан </text:span></text:span></text:p>
                <text:p text:style-name="P17"><text:span text:style-name="Source_20_Text"><text:span text:style-name="T16">Везет он большие тюки это Кашкарский план</text:span></text:span></text:p>
                <text:p text:style-name="P26"/>
                <text:p text:style-name="P17"><text:span text:style-name="Source_20_Text"><text:span text:style-name="T16">Сам караванщик сидит, с тоненькой трубкой в руках </text:span></text:span></text:p>
                <text:p text:style-name="P17"><text:span text:style-name="Source_20_Text"><text:span text:style-name="T16">Тощие ноги скрестив качается на горбах.</text:span></text:span></text:p>
                <text:p text:style-name="P26"/>
                <text:p text:style-name="P17"><text:span text:style-name="Source_20_Text"><text:span text:style-name="T16">Богатству его нет цены, богаче он турецкого паши </text:span></text:span></text:p>
                <text:p text:style-name="P17"><text:span text:style-name="Source_20_Text"><text:span text:style-name="T16">Сгубили его лишь план и 134 жены.</text:span></text:span></text:p>
                <text:p text:style-name="P26"/>
                <text:p text:style-name="P17"><text:span text:style-name="Source_20_Text"><text:span text:style-name="T16">Стар караванщик и слеп, не видит он сольнца восход </text:span></text:span></text:p>
                <text:p text:style-name="P17"><text:span text:style-name="Source_20_Text"><text:span text:style-name="T16">И лишь на пыльный халат, скупая слеза падет.</text:span></text:span></text:p>
                <text:p text:style-name="P26"/>
                <text:p text:style-name="P17"><text:span text:style-name="Source_20_Text"><text:span text:style-name="T16">Мерно шагает вдали, объятый предутренней мглой </text:span></text:span></text:p>
                <text:p text:style-name="P17"><text:span text:style-name="Source_20_Text"><text:span text:style-name="T16">Караван Шафета Али возвращается в край родной.</text:span></text:span></text:p>
                <text:p text:style-name="P26"/>
                <text:h text:style-name="P37" text:outline-level="1"><text:span text:style-name="Source_20_Text"/></text:h>
                <text:h text:style-name="P39" text:outline-level="1"><text:span text:style-name="Source_20_Text">Вышка</text:span></text:h>
                <text:p text:style-name="P22"/>
                <text:p text:style-name="P17"><text:span text:style-name="Source_20_Text"><text:span text:style-name="T2">Прорезала вышка край неба лучом </text:span></text:span></text:p>
                <text:p text:style-name="P17"><text:span text:style-name="Source_20_Text"><text:span text:style-name="T2">Как же это вышло, что я не причем </text:span></text:span></text:p>
                <text:p text:style-name="P17"><text:span text:style-name="Source_20_Text"><text:span text:style-name="T2">Как же нам надумать компромисс </text:span></text:span></text:p>
                <text:p text:style-name="P17"><text:span text:style-name="Source_20_Text"><text:span text:style-name="T2">Через нашу дурость разошлись</text:span></text:span></text:p>
                <text:p text:style-name="P22"/>
                <text:p text:style-name="P17"><text:span text:style-name="Source_20_Text"><text:span text:style-name="T2">Через нашу дурость, да глаз дурной </text:span></text:span></text:p>
                <text:p text:style-name="P17"><text:span text:style-name="Source_20_Text"><text:span text:style-name="T2">Отшатнулась юность от нас с тобой </text:span></text:span></text:p>
                <text:p text:style-name="P17"><text:span text:style-name="Source_20_Text"><text:span text:style-name="T2">Улетело песней к чужим кострам </text:span></text:span></text:p>
                <text:p text:style-name="P17"><text:span text:style-name="Source_20_Text"><text:span text:style-name="T2">Где-то по соседству звучит не нам</text:span></text:span></text:p>
                <text:p text:style-name="P22"/>
                <text:p text:style-name="P17"><text:span text:style-name="Source_20_Text"><text:span text:style-name="T2">Чтож наговорили друг другу мы </text:span></text:span></text:p>
                <text:p text:style-name="P17"><text:span text:style-name="Source_20_Text"><text:span text:style-name="T2">И что же простили друг другу мы </text:span></text:span></text:p>
                <text:p text:style-name="P17"><text:span text:style-name="Source_20_Text"><text:span text:style-name="T2">Оказался случай тяжелим днем </text:span></text:span></text:p>
                <text:p text:style-name="P17"><text:span text:style-name="Source_20_Text"><text:span text:style-name="T2">Где-то по соседству, а врозь идем.</text:span></text:span></text:p>
                <text:p text:style-name="P22"/>
                <text:p text:style-name="P17"><text:span text:style-name="Source_20_Text"><text:span text:style-name="T2">НАШИХ ДОРОГИХ ЛЮДЕЙ ПОЗДРАВЛЯЮ с новым годом. </text:span></text:span></text:p>
                <text:p text:style-name="P17"><text:span text:style-name="Source_20_Text"><text:span text:style-name="T2">УСПЕХА И СЧАСТЬЯ.</text:span></text:span></text:p>
                <text:p text:style-name="P22"/>
                <text:h text:style-name="P2" text:outline-level="5"><text:bookmark text:name="Прорезала-вышка-по-небу-лучом"/>Прорезала вышка по небу лучом</text:h>
                <text:p text:style-name="P15"><text:a xlink:type="simple" xlink:href="http://slova-tekst-pesni.ru/song-lyrics-19424.html" office:target-frame-name="_blank" xlink:show="new" text:style-name="Internet_20_link" text:visited-style-name="Visited_20_Internet_20_Link"><text:span text:style-name="T30">Прорезала вышка по небу лучом</text:span></text:a></text:p>
                <text:p text:style-name="P17"><text:span text:style-name="Source_20_Text"><text:span text:style-name="T2">Александр Генкин</text:span></text:span></text:p>
                <text:p text:style-name="P17"><text:span text:style-name="Source_20_Text"><text:span text:style-name="T2">Dm G С E7 Am</text:span></text:span></text:p>
                <text:p text:style-name="P17"><text:span text:style-name="Source_20_Text"><text:span text:style-name="T2">Прорезала вышка по небу лучом —</text:span></text:span></text:p>
                <text:p text:style-name="P17"><text:span text:style-name="Source_20_Text"><text:span text:style-name="T2">Dm G С Gm</text:span></text:span></text:p>
                <text:p text:style-name="P17"><text:span text:style-name="Source_20_Text"><text:span text:style-name="T2">Как же это вышло, что я ни при чём?</text:span></text:span></text:p>
                <text:p text:style-name="P17"><text:span text:style-name="Source_20_Text"><text:span text:style-name="T2">Dm Am</text:span></text:span></text:p>
                <text:p text:style-name="P17"><text:span text:style-name="Source_20_Text"><text:span text:style-name="T2">Как же нам надумать компромисс?</text:span></text:span></text:p>
                <text:p text:style-name="P17"><text:span text:style-name="Source_20_Text"><text:span text:style-name="T2">E7 Am</text:span></text:span></text:p>
                <text:p text:style-name="P17"><text:span text:style-name="Source_20_Text"><text:span text:style-name="T2">Через нашу дурость разошлись.</text:span></text:span></text:p>
                <text:p text:style-name="P17"><text:span text:style-name="Source_20_Text"><text:span text:style-name="T2">Через нашу дурость да глаз дурной</text:span></text:span></text:p>
                <text:p text:style-name="P17"><text:span text:style-name="Source_20_Text"><text:span text:style-name="T2">Отшатнулась юность от нас с тобой,</text:span></text:span></text:p>
                <text:p text:style-name="P17"><text:span text:style-name="Source_20_Text"><text:span text:style-name="T2">Улетела песней к чужим кострам —</text:span></text:span></text:p>
                <text:p text:style-name="P17"><text:span text:style-name="Source_20_Text"><text:span text:style-name="T2">Где-то по соседству звучит не нам.</text:span></text:span></text:p>
                <text:p text:style-name="P17"><text:span text:style-name="Source_20_Text"><text:span text:style-name="T2">Что ж наговорили друг другу мы?</text:span></text:span></text:p>
                <text:p text:style-name="P17"><text:span text:style-name="Source_20_Text"><text:span text:style-name="T2">Что же не простили друг другу мы?</text:span></text:span></text:p>
                <text:p text:style-name="P17"><text:span text:style-name="Source_20_Text"><text:span text:style-name="T2">Обернулся случай тяжёлым днём —</text:span></text:span></text:p>
                <text:p text:style-name="P17"><text:span text:style-name="Source_20_Text"><text:span text:style-name="T2">Где-то по соседству поврозь идём.</text:span></text:span></text:p>
                <text:p text:style-name="P17"><text:span text:style-name="Source_20_Text"><text:span text:style-name="T2">Прорезала вышка по небу лучом —</text:span></text:span></text:p>
                <text:p text:style-name="P17"><text:span text:style-name="Source_20_Text"><text:span text:style-name="T2">Как же это вышло, что я ни при чём?</text:span></text:span></text:p>
                <text:p text:style-name="P17"><text:span text:style-name="Source_20_Text"><text:span text:style-name="T2">Как же нам надумать компромисс?</text:span></text:span></text:p>
                <text:p text:style-name="P17"><text:span text:style-name="Source_20_Text"><text:span text:style-name="T2">Через нашу дурость разошлись.</text:span></text:span></text:p>
                <text:p text:style-name="P17"><text:span text:style-name="Source_20_Text"><text:span text:style-name="T2">1964</text:span></text:span></text:p>
                <text:h text:style-name="P39" text:outline-level="1"><text:span text:style-name="Source_20_Text">MИЛАЯ</text:span></text:h>
                <text:p text:style-name="P17"><text:span text:style-name="Source_20_Text"><text:span text:style-name="T2">202</text:span></text:span></text:p>
                <text:p text:style-name="P17"><text:span text:style-name="Source_20_Text"><text:span text:style-name="T2">Милая, севера дикого</text:span></text:span></text:p>
                <text:p text:style-name="P17"><text:span text:style-name="Source_20_Text"><text:span text:style-name="T2">От холодных тундр и больших озер </text:span></text:span></text:p>
                <text:p text:style-name="P17"><text:span text:style-name="Source_20_Text"><text:span text:style-name="T2">Шлю тебе, в края обжитые </text:span></text:span></text:p>
                <text:p text:style-name="P17"><text:span text:style-name="Source_20_Text"><text:span text:style-name="T2">Моё письмо, мой с тобой разговор</text:span></text:span></text:p>
                <text:p text:style-name="P22"/>
                <text:p text:style-name="P17"><text:span text:style-name="Source_20_Text"><text:span text:style-name="T2">Знаешь ли ты, самая нежная </text:span></text:span></text:p>
                <text:p text:style-name="P17"><text:span text:style-name="Source_20_Text"><text:span text:style-name="T2">Дикий вой пурги, меж скалистых хребтов </text:span></text:span></text:p>
                <text:p text:style-name="P17"><text:span text:style-name="Source_20_Text"><text:span text:style-name="T2">Нет не видела, смерти снежной ты </text:span></text:span></text:p>
                <text:p text:style-name="P17"><text:span text:style-name="Source_20_Text"><text:span text:style-name="T2">На перевалах ,могильных холмой </text:span></text:span></text:p>
                <text:p text:style-name="P22"/>
                <text:p text:style-name="P17"><text:span text:style-name="Source_20_Text"><text:span text:style-name="T2">Я ушел, покорять непогоду и мрак </text:span></text:span></text:p>
                <text:p text:style-name="P17"><text:span text:style-name="Source_20_Text"><text:span text:style-name="T2">Ты тоже ушла со звездою моей </text:span></text:span></text:p>
                <text:p text:style-name="P17"><text:span text:style-name="Source_20_Text"><text:span text:style-name="T2">Ты,как маленький светлый маяк </text:span></text:span></text:p>
                <text:p text:style-name="P17"><text:span text:style-name="Source_20_Text"><text:span text:style-name="T2">Греешь меня среди ночей</text:span></text:span></text:p>
                <text:p text:style-name="P22"/>
                <text:p text:style-name="P17"><text:span text:style-name="Source_20_Text"><text:span text:style-name="T2">Годы пройдут -поседеют друзья</text:span></text:span></text:p>
                <text:p text:style-name="P17"><text:span text:style-name="Source_20_Text"><text:span text:style-name="T2">Много воды, унесет с горных рек </text:span></text:span></text:p>
                <text:p text:style-name="P17"><text:span text:style-name="Source_20_Text"><text:span text:style-name="T2">Но всё равно, бродягой буду я </text:span></text:span></text:p>
                <text:p text:style-name="P17"><text:span text:style-name="Source_20_Text"><text:span text:style-name="T2">Хоть будет недолог мой трудный век</text:span></text:span></text:p>
                <text:p text:style-name="P22"/>
                <text:p text:style-name="P17"><text:span text:style-name="Source_20_Text"><text:span text:style-name="T2">Лишь об одном, прошу я тебя </text:span></text:span></text:p>
                <text:p text:style-name="P17"><text:span text:style-name="Source_20_Text"><text:span text:style-name="T2">Пойдем со мной, тропою одной </text:span></text:span></text:p>
                <text:p text:style-name="P17"><text:span text:style-name="Source_20_Text"><text:span text:style-name="T2">Пусть моя, и твоя звезда </text:span></text:span></text:p>
                <text:p text:style-name="P17"><text:span text:style-name="Source_20_Text"><text:span text:style-name="T2">Светят нам ,в этот час,над землей </text:span></text:span></text:p>
                <text:p text:style-name="P17"><text:span text:style-name="Source_20_Text"><text:span text:style-name="T2">только для нас</text:span></text:span></text:p>
                <text:h text:style-name="P39" text:outline-level="1"><text:span text:style-name="Source_20_Text">Милая</text:span></text:h>
                <text:p text:style-name="P17"><text:span text:style-name="Source_20_Text"><text:span text:style-name="T2">203</text:span></text:span></text:p>
                <text:p text:style-name="P17"><text:span text:style-name="Source_20_Text"><text:span text:style-name="T4">Милая</text:span></text:span><text:span text:style-name="Source_20_Text"><text:span text:style-name="T2"> ты услышь меня</text:span></text:span></text:p>
                <text:p text:style-name="P17"><text:span text:style-name="Source_20_Text"><text:span text:style-name="T2">Под окном стою я с гитарою</text:span></text:span></text:p>
                <text:p text:style-name="P17"><text:span text:style-name="Source_20_Text"><text:span text:style-name="T2">Так взглянешь на меня хоть один только раз </text:span></text:span></text:p>
                <text:p text:style-name="P17"><text:span text:style-name="Source_20_Text"><text:span text:style-name="T2">Ярче майского дня чудный блеск твоих глаз</text:span></text:span></text:p>
                <text:p text:style-name="P22"/>
                <text:p text:style-name="P17"><text:span text:style-name="Source_20_Text"><text:span text:style-name="T2">Много мук я терпел и страдать был он рад </text:span></text:span></text:p>
                <text:p text:style-name="P17"><text:span text:style-name="Source_20_Text"><text:span text:style-name="T2">если о душу согрел мне твой ласковый взгляд</text:span></text:span></text:p>
                <text:p text:style-name="P22"/>
                <text:p text:style-name="P17"><text:span text:style-name="Source_20_Text"><text:span text:style-name="T2">Ночь тиха была соловьи поют </text:span></text:span></text:p>
                <text:p text:style-name="P17"><text:span text:style-name="Source_20_Text"><text:span text:style-name="T2">Чудный запах роз в саду носится</text:span></text:span></text:p>
                <text:p text:style-name="P22"/>
                <text:p text:style-name="P17"><text:span text:style-name="Source_20_Text"><text:span text:style-name="T2">Мы гуляли в саду луна светит на нас </text:span></text:span></text:p>
                <text:p text:style-name="P17"><text:span text:style-name="Source_20_Text"><text:span text:style-name="T2">И в Лазурной воде отражается</text:span></text:span></text:p>
                <text:h text:style-name="P40" text:outline-level="1"><text:span text:style-name="Source_20_Text"><text:span text:style-name="T25">Милая</text:span></text:span></text:h>
                <text:p text:style-name="P22"/>
                <text:p text:style-name="P17"><text:span text:style-name="Source_20_Text"><text:span text:style-name="T2">BmF#7Bm <text:s text:c="4"/>B7 <text:s text:c="4"/>Em</text:span></text:span></text:p>
                <text:p text:style-name="P17"><text:span text:style-name="Source_20_Text"><text:span text:style-name="T2">Милая, ты услышь меня,</text:span></text:span></text:p>
                <text:p text:style-name="P17"><text:span text:style-name="Source_20_Text"><text:span text:style-name="T24"><text:s text:c="2"/></text:span></text:span><text:span text:style-name="Source_20_Text"><text:span text:style-name="T2">F#7 <text:s/>G Em7 Bm <text:s/>F#7 <text:s text:c="2"/>Bm</text:span></text:span></text:p>
                <text:p text:style-name="P17"><text:span text:style-name="Source_20_Text"><text:span text:style-name="T2">под окном стою <text:s/>я <text:s/>с гитарою!</text:span></text:span></text:p>
                <text:p text:style-name="P17"><text:span text:style-name="Source_20_Text"><text:span text:style-name="T2">B7 <text:s text:c="15"/>Em</text:span></text:span></text:p>
                <text:p text:style-name="P17"><text:span text:style-name="Source_20_Text"><text:span text:style-name="T2">Так взгляни ж на меня</text:span></text:span></text:p>
                <text:p text:style-name="P17"><text:span text:style-name="Source_20_Text"><text:span text:style-name="T24"><text:s text:c="18"/></text:span></text:span><text:span text:style-name="Source_20_Text"><text:span text:style-name="T2">Bm</text:span></text:span></text:p>
                <text:p text:style-name="P17"><text:span text:style-name="Source_20_Text"><text:span text:style-name="T2">хоть один только раз,</text:span></text:span></text:p>
                <text:p text:style-name="P17"><text:span text:style-name="Source_20_Text"><text:span text:style-name="T24"><text:s text:c="4"/></text:span></text:span><text:span text:style-name="Source_20_Text"><text:span text:style-name="T2">F#7 <text:s text:c="6"/>C#7</text:span></text:span></text:p>
                <text:p text:style-name="P17"><text:span text:style-name="Source_20_Text"><text:span text:style-name="T2">ярче майского дня</text:span></text:span></text:p>
                <text:p text:style-name="P17"><text:span text:style-name="Source_20_Text"><text:span text:style-name="T24"><text:s text:c="8"/></text:span></text:span><text:span text:style-name="Source_20_Text"><text:span text:style-name="T2">F#7 <text:s text:c="2"/>Bm <text:s text:c="3"/>F#7</text:span></text:span></text:p>
                <text:p text:style-name="P17"><text:span text:style-name="Source_20_Text"><text:span text:style-name="T2">чудный блеск твоих глаз!</text:span></text:span></text:p>
                <text:p text:style-name="P22"/>
                <text:p text:style-name="P17"><text:span text:style-name="Source_20_Text"><text:span text:style-name="T2">Ночь тиха была, соловьи поют,</text:span></text:span></text:p>
                <text:p text:style-name="P17"><text:span text:style-name="Source_20_Text"><text:span text:style-name="T2">чудный запах роз всюду носится ...</text:span></text:span></text:p>
                <text:p text:style-name="P17"><text:span text:style-name="Source_20_Text"><text:span text:style-name="T2">Так взгляни ж на меня</text:span></text:span></text:p>
                <text:p text:style-name="P17"><text:span text:style-name="Source_20_Text"><text:span text:style-name="T2">хоть один только раз,</text:span></text:span></text:p>
                <text:p text:style-name="P17"><text:span text:style-name="Source_20_Text"><text:span text:style-name="T2">ярче майского дня</text:span></text:span></text:p>
                <text:p text:style-name="P17"><text:span text:style-name="Source_20_Text"><text:span text:style-name="T2">чудный блеск твоих глаз!</text:span></text:span></text:p>
                <text:p text:style-name="P22"/>
                <text:p text:style-name="P17"><text:span text:style-name="Source_20_Text"><text:span text:style-name="T2">Мы гуляем с тобой, луна светит на нас,</text:span></text:span></text:p>
                <text:p text:style-name="P17"><text:span text:style-name="Source_20_Text"><text:span text:style-name="T2">И в лазурной воде отражается!</text:span></text:span></text:p>
                <text:p text:style-name="P17"><text:span text:style-name="Source_20_Text"><text:span text:style-name="T2">Так взгляни ж на меня ...</text:span></text:span></text:p>
                <text:p text:style-name="P17"><text:span text:style-name="Source_20_Text"><text:span text:style-name="T2">хоть один только раз,</text:span></text:span></text:p>
                <text:p text:style-name="P17"><text:span text:style-name="Source_20_Text"><text:span text:style-name="T2">ярче майского дня</text:span></text:span></text:p>
                <text:p text:style-name="P17"><text:span text:style-name="Source_20_Text"><text:span text:style-name="T2">чудный блеск твоих глаз! </text:span></text:span></text:p>
                <text:p text:style-name="P17"><text:span text:style-name="Source_20_Text"><text:span text:style-name="T2"/></text:span></text:p>
                <text:h text:style-name="P2" text:outline-level="5"><text:bookmark text:name="Сулико"/>Сулико</text:h>
                <text:p text:style-name="P17"><text:span text:style-name="Source_20_Text"><text:span text:style-name="T2">Я могилу милой искал, сердце мне томила тоска </text:span></text:span></text:p>
                <text:p text:style-name="P17"><text:span text:style-name="Source_20_Text"><text:span text:style-name="T2">Сердцу без любви не легко, где ты отзовись Сулико</text:span></text:span></text:p>
                <text:p text:style-name="P17"><text:span text:style-name="Source_20_Text"><text:span text:style-name="T2">Увидал я розу я лесу, что лила как слезы росу.</text:span></text:span></text:p>
                <text:p text:style-name="P17"><text:span text:style-name="Source_20_Text"><text:span text:style-name="T2">Ты ль так расцвела далеко милая моя Сулико.</text:span></text:span></text:p>
                <text:p text:style-name="P22"/>
                <text:p text:style-name="P17"><text:span text:style-name="Source_20_Text"><text:span text:style-name="T2">Над любимой розой своей прятался в ветках соловей </text:span></text:span></text:p>
                <text:p text:style-name="P17"><text:span text:style-name="Source_20_Text"><text:span text:style-name="T2">Я спросил вздохнув глубоко, ты ли здесь моя Сулико</text:span></text:span></text:p>
                <text:p text:style-name="P17"><text:span text:style-name="Source_20_Text"><text:span text:style-name="T2">Ключом к лепесткам он прильнул ,из лесов будя тишину Зазвенела трель соловья, будто он сказал : Это я. </text:span></text:span></text:p>
                <text:h text:style-name="P2" text:outline-level="5"><text:bookmark text:name="Сулико1"/>Сулико</text:h>
                <text:p text:style-name="P17"><text:span text:style-name="Source_20_Text"><text:span text:style-name="T2">G <text:s text:c="15"/>C <text:s text:c="6"/>G <text:s text:c="2"/></text:span></text:span></text:p>
                <text:p text:style-name="P17"><text:span text:style-name="Source_20_Text"><text:span text:style-name="T2">Я могилу милой искал,</text:span></text:span></text:p>
                <text:p text:style-name="P17"><text:span text:style-name="Source_20_Text"><text:span text:style-name="T24"><text:s text:c="6"/></text:span></text:span><text:span text:style-name="Source_20_Text"><text:span text:style-name="T2">D7 <text:s text:c="14"/>D <text:s text:c="5"/>G <text:s/>G7 </text:span></text:span></text:p>
                <text:p text:style-name="P17"><text:span text:style-name="Source_20_Text"><text:span text:style-name="T2">Но её найти нелегко</text:span></text:span></text:p>
                <text:p text:style-name="P17"><text:span text:style-name="Source_20_Text"><text:span text:style-name="T24"><text:s text:c="2"/></text:span></text:span><text:span text:style-name="Source_20_Text"><text:span text:style-name="T2">C <text:s text:c="10"/>Am7 <text:s text:c="3"/>D <text:s text:c="8"/>E <text:s text:c="5"/></text:span></text:span></text:p>
                <text:p text:style-name="P17"><text:span text:style-name="Source_20_Text"><text:span text:style-name="T2">Долго я томился и страдал...</text:span></text:span></text:p>
                <text:p text:style-name="P17"><text:span text:style-name="Source_20_Text"><text:span text:style-name="T24"><text:s text:c="4"/></text:span></text:span><text:span text:style-name="Source_20_Text"><text:span text:style-name="T2">Am7 <text:s text:c="12"/>D <text:s text:c="8"/>G G7 </text:span></text:span></text:p>
                <text:p text:style-name="P17"><text:span text:style-name="Source_20_Text"><text:span text:style-name="T2">Где же ты, моя Сулико?</text:span></text:span></text:p>
                <text:p text:style-name="P17"><text:span text:style-name="Source_20_Text"><text:span text:style-name="T24"><text:s/></text:span></text:span><text:span text:style-name="Source_20_Text"><text:span text:style-name="T2">C <text:s text:c="10"/>Am7 <text:s text:c="3"/>D <text:s text:c="8"/>E <text:s text:c="4"/></text:span></text:span></text:p>
                <text:p text:style-name="P17"><text:span text:style-name="Source_20_Text"><text:span text:style-name="T2">Долго я томился и страдал...</text:span></text:span></text:p>
                <text:p text:style-name="P17"><text:span text:style-name="Source_20_Text"><text:span text:style-name="T24"><text:s/></text:span></text:span><text:span text:style-name="Source_20_Text"><text:span text:style-name="T2">Am7 <text:s text:c="11"/>D <text:s text:c="8"/>G <text:s/></text:span></text:span></text:p>
                <text:p text:style-name="P17"><text:span text:style-name="Source_20_Text"><text:span text:style-name="T2">Где же ты, моя Сулико?</text:span></text:span></text:p>
                <text:p text:style-name="P22"/>
                <text:p text:style-name="P22"/>
                <text:p text:style-name="P17"><text:span text:style-name="Source_20_Text"><text:span text:style-name="T2">Розу на пути встретил я,</text:span></text:span></text:p>
                <text:p text:style-name="P17"><text:span text:style-name="Source_20_Text"><text:span text:style-name="T2">В поисках уйдя далеко</text:span></text:span></text:p>
                <text:p text:style-name="P17"><text:span text:style-name="Source_20_Text"><text:span text:style-name="T2">Роза, пожалей, утешь меня,</text:span></text:span></text:p>
                <text:p text:style-name="P17"><text:span text:style-name="Source_20_Text"><text:span text:style-name="T2">Нет ли у тебя Сулико?</text:span></text:span></text:p>
                <text:p text:style-name="P17"><text:span text:style-name="Source_20_Text"><text:span text:style-name="T2">Роза, пожалей, утешь меня,</text:span></text:span></text:p>
                <text:p text:style-name="P17"><text:span text:style-name="Source_20_Text"><text:span text:style-name="T2">Нет ли у тебя Сулико?</text:span></text:span></text:p>
                <text:p text:style-name="P22"/>
                <text:p text:style-name="P17"><text:span text:style-name="Source_20_Text"><text:span text:style-name="T2">Среди роз душистых в тени</text:span></text:span></text:p>
                <text:p text:style-name="P17"><text:span text:style-name="Source_20_Text"><text:span text:style-name="T2">Песни соловей звонко пел</text:span></text:span></text:p>
                <text:p text:style-name="P17"><text:span text:style-name="Source_20_Text"><text:span text:style-name="T2">Я у соловья тогда спросил:</text:span></text:span></text:p>
                <text:p text:style-name="P17"><text:span text:style-name="Source_20_Text"><text:span text:style-name="T2">"Сулико не ты ли пригрел?"</text:span></text:span></text:p>
                <text:p text:style-name="P17"><text:span text:style-name="Source_20_Text"><text:span text:style-name="T2">Я у соловья тогда спросил:</text:span></text:span></text:p>
                <text:p text:style-name="P17"><text:span text:style-name="Source_20_Text"><text:span text:style-name="T2">"Сулико не ты ли пригрел?"</text:span></text:span></text:p>
                <text:p text:style-name="P22"/>
                <text:p text:style-name="P17"><text:span text:style-name="Source_20_Text"><text:span text:style-name="T2">Соловейка вдруг замолчал,</text:span></text:span></text:p>
                <text:p text:style-name="P17"><text:span text:style-name="Source_20_Text"><text:span text:style-name="T2">Розу тронул клювом легко</text:span></text:span></text:p>
                <text:p text:style-name="P17"><text:span text:style-name="Source_20_Text"><text:span text:style-name="T2">"Ты нашёл, что ищешь" - он сказал -</text:span></text:span></text:p>
                <text:p text:style-name="P17"><text:span text:style-name="Source_20_Text"><text:span text:style-name="T2">"Вечным сном здесь спит Сулико"</text:span></text:span></text:p>
                <text:p text:style-name="P17"><text:span text:style-name="Source_20_Text"><text:span text:style-name="T2">"Ты нашёл, что ищешь" - он сказал -</text:span></text:span></text:p>
                <text:p text:style-name="P17"><text:soft-page-break/><text:span text:style-name="Source_20_Text"><text:span text:style-name="T2">"Вечным сном здесь спит Сулико"</text:span></text:span></text:p>
                <text:h text:style-name="P9" text:outline-level="5"><text:bookmark text:name="МИЛЕНЬКИЙ-ТЫ-МОЙ"/>МИЛЕНЬКИЙ ТЫ МОЙ</text:h>
                <text:p text:style-name="P17"><text:span text:style-name="Source_20_Text"><text:span text:style-name="T2">204</text:span></text:span></text:p>
                <text:p text:style-name="P17"><text:span text:style-name="Source_20_Text"><text:span text:style-name="T2">Миленький ты мой возьми меня с собой </text:span></text:span></text:p>
                <text:p text:style-name="P17"><text:span text:style-name="Source_20_Text"><text:span text:style-name="T2">Там в краю далёком буду тебе женой.</text:span></text:span></text:p>
                <text:p text:style-name="P22"/>
                <text:p text:style-name="P17"><text:span text:style-name="Source_20_Text"><text:span text:style-name="T2">Милая моя, взял бы я тебя</text:span></text:span></text:p>
                <text:p text:style-name="P17"><text:span text:style-name="Source_20_Text"><text:span text:style-name="T2">Там в краю далёком есть у меня жена.</text:span></text:span></text:p>
                <text:p text:style-name="P22"/>
                <text:p text:style-name="P17"><text:span text:style-name="Source_20_Text"><text:span text:style-name="T2">Миленький ты мой возьми меня с собой.</text:span></text:span></text:p>
                <text:p text:style-name="P17"><text:span text:style-name="Source_20_Text"><text:span text:style-name="T2">Там в краю далёком буду тебе сестрой.</text:span></text:span></text:p>
                <text:p text:style-name="P22"/>
                <text:p text:style-name="P17"><text:span text:style-name="Source_20_Text"><text:span text:style-name="T2">Милая моя, взял бы я тебя</text:span></text:span></text:p>
                <text:p text:style-name="P17"><text:span text:style-name="Source_20_Text"><text:span text:style-name="T2">Там в краю далёком есть у меня сестра.</text:span></text:span></text:p>
                <text:p text:style-name="P22"/>
                <text:p text:style-name="P17"><text:span text:style-name="Source_20_Text"><text:span text:style-name="T2">Миленький ты мой, возьми меня с собой </text:span></text:span></text:p>
                <text:p text:style-name="P17"><text:span text:style-name="Source_20_Text"><text:span text:style-name="T2">Там в краю далёком буду тебе чужой.</text:span></text:span></text:p>
                <text:p text:style-name="P22"/>
                <text:p text:style-name="P17"><text:span text:style-name="Source_20_Text"><text:span text:style-name="T2">Милая моя взял бы я тебя</text:span></text:span></text:p>
                <text:p text:style-name="P17"><text:span text:style-name="Source_20_Text"><text:span text:style-name="T2">Там в краю далёком чужая мне не нужна.</text:span></text:span></text:p>
                <text:p text:style-name="P22"/>
                <text:p text:style-name="P17"><text:span text:style-name="Source_20_Text"><text:span text:style-name="T2">Миленький ты мой, возьми меня с собой </text:span></text:span></text:p>
                <text:p text:style-name="P17"><text:span text:style-name="Source_20_Text"><text:span text:style-name="T2">Там в краю далёком засыпь ты меня землёй.</text:span></text:span></text:p>
                <text:p text:style-name="P22"/>
                <text:p text:style-name="P17"><text:span text:style-name="Source_20_Text"><text:span text:style-name="T2">Милая моя, взял бы я тебя</text:span></text:span></text:p>
                <text:p text:style-name="P17"><text:span text:style-name="Source_20_Text"><text:span text:style-name="T2">Там в краю далёком не примет тебя земля.</text:span></text:span></text:p>
                <text:p text:style-name="P22"/>
                <text:h text:style-name="P2" text:outline-level="5"><text:bookmark text:name="МИЛЕНЬКИЙ-ТЫ-МОЙ1"/>МИЛЕНЬКИЙ ТЫ МОЙ</text:h>
                <text:p text:style-name="P15"><text:a xlink:type="simple" xlink:href="https://mychords.net/narodnie/19878-narodnye-pesni-milenkij-ty-moj.html" office:target-frame-name="_blank" xlink:show="new" text:style-name="Internet_20_link" text:visited-style-name="Visited_20_Internet_20_Link"><text:span text:style-name="T31">МИЛЕНЬКИЙ ТЫ МОЙ</text:span></text:a></text:p>
                <text:p text:style-name="P17"><text:span text:style-name="Source_20_Text"><text:span text:style-name="T26"><text:s text:c="3"/></text:span></text:span><text:span text:style-name="Source_20_Text"><text:span text:style-name="T16">C <text:s text:c="4"/>G <text:s text:c="5"/>C</text:span></text:span></text:p>
                <text:p text:style-name="P17"><text:span text:style-name="Source_20_Text"><text:span text:style-name="T16">- Миленький ты мой,</text:span></text:span></text:p>
                <text:p text:style-name="P17"><text:span text:style-name="Source_20_Text"><text:span text:style-name="T26"><text:s text:c="5"/></text:span></text:span><text:span text:style-name="Source_20_Text"><text:span text:style-name="T16">F <text:s text:c="10"/>C</text:span></text:span></text:p>
                <text:p text:style-name="P17"><text:span text:style-name="Source_20_Text"><text:span text:style-name="T16">Возьми меня с собой!</text:span></text:span></text:p>
                <text:p text:style-name="P17"><text:span text:style-name="Source_20_Text"><text:span text:style-name="T26"><text:s/></text:span></text:span><text:span text:style-name="Source_20_Text"><text:span text:style-name="T16">F <text:s text:c="12"/>C</text:span></text:span></text:p>
                <text:p text:style-name="P17"><text:span text:style-name="Source_20_Text"><text:span text:style-name="T16">Там, в краю далеком,</text:span></text:span></text:p>
                <text:p text:style-name="P17"><text:span text:style-name="Source_20_Text"><text:span text:style-name="T26"><text:s/></text:span></text:span><text:span text:style-name="Source_20_Text"><text:span text:style-name="T16">G <text:s text:c="10"/>C</text:span></text:span></text:p>
                <text:p text:style-name="P17"><text:span text:style-name="Source_20_Text"><text:span text:style-name="T16">Буду тебе женой.</text:span></text:span></text:p>
                <text:p text:style-name="P26"/>
                <text:p text:style-name="P17"><text:span text:style-name="Source_20_Text"><text:span text:style-name="T16">- Милая моя,</text:span></text:span></text:p>
                <text:p text:style-name="P17"><text:span text:style-name="Source_20_Text"><text:span text:style-name="T16">Взял бы я тебя,</text:span></text:span></text:p>
                <text:p text:style-name="P17"><text:span text:style-name="Source_20_Text"><text:span text:style-name="T16">Но там в краю далеком,</text:span></text:span></text:p>
                <text:p text:style-name="P17"><text:span text:style-name="Source_20_Text"><text:span text:style-name="T16">Есть у меня жена.</text:span></text:span></text:p>
                <text:p text:style-name="P26"/>
                <text:p text:style-name="P17"><text:span text:style-name="Source_20_Text"><text:span text:style-name="T16">- Миленький ты мой,</text:span></text:span></text:p>
                <text:p text:style-name="P17"><text:span text:style-name="Source_20_Text"><text:span text:style-name="T16">Возьми меня с собой!</text:span></text:span></text:p>
                <text:p text:style-name="P17"><text:span text:style-name="Source_20_Text"><text:span text:style-name="T16">Там в краю далеком</text:span></text:span></text:p>
                <text:p text:style-name="P17"><text:span text:style-name="Source_20_Text"><text:span text:style-name="T16">Буду тебе сестрой.</text:span></text:span></text:p>
                <text:p text:style-name="P26"/>
                <text:p text:style-name="P17"><text:span text:style-name="Source_20_Text"><text:span text:style-name="T16">- Милая моя,</text:span></text:span></text:p>
                <text:p text:style-name="P17"><text:span text:style-name="Source_20_Text"><text:span text:style-name="T16">Взял бы я тебя.</text:span></text:span></text:p>
                <text:p text:style-name="P17"><text:span text:style-name="Source_20_Text"><text:span text:style-name="T16">Но там, в краю далеком,</text:span></text:span></text:p>
                <text:p text:style-name="P17"><text:span text:style-name="Source_20_Text"><text:span text:style-name="T16">Есть у меня сестра.</text:span></text:span></text:p>
                <text:p text:style-name="P26"/>
                <text:p text:style-name="P17"><text:span text:style-name="Source_20_Text"><text:span text:style-name="T16">- Миленький ты мой,</text:span></text:span></text:p>
                <text:p text:style-name="P17"><text:span text:style-name="Source_20_Text"><text:span text:style-name="T16">Возьми меня с собой!</text:span></text:span></text:p>
                <text:p text:style-name="P17"><text:span text:style-name="Source_20_Text"><text:span text:style-name="T16">Там, в краю далеком,</text:span></text:span></text:p>
                <text:p text:style-name="P17"><text:span text:style-name="Source_20_Text"><text:span text:style-name="T16">Буду тебе чужой.</text:span></text:span></text:p>
                <text:p text:style-name="P26"/>
                <text:p text:style-name="P17"><text:span text:style-name="Source_20_Text"><text:span text:style-name="T16">- Милая моя,</text:span></text:span></text:p>
                <text:p text:style-name="P17"><text:span text:style-name="Source_20_Text"><text:span text:style-name="T16">Взял бы я тебя.</text:span></text:span></text:p>
                <text:p text:style-name="P17"><text:span text:style-name="Source_20_Text"><text:span text:style-name="T16">Но там, в краю далеком,</text:span></text:span></text:p>
                <text:p text:style-name="P17"><text:span text:style-name="Source_20_Text"><text:span text:style-name="T16">Чужая мне не нужна.</text:span></text:span></text:p>
                <text:p text:style-name="P26"/>
                <text:p text:style-name="P17"><text:span text:style-name="Source_20_Text"><text:span text:style-name="T16">Комментарий автора подбора к песне:</text:span></text:span></text:p>
                <text:p text:style-name="P17"><text:span text:style-name="Source_20_Text"><text:span text:style-name="T16">Ритм 3/4. Играть вальсовым боем.</text:span></text:span></text:p>
                <text:p text:style-name="P17"><text:soft-page-break/><text:span text:style-name="Source_20_Text"><text:span text:style-name="T16">Например: бас - 3+2+1 - 3+2+1.</text:span></text:span></text:p>
                <text:h text:style-name="P2" text:outline-level="5"><text:bookmark text:name="Мотылёк"/>Мотылёк</text:h>
                <text:p text:style-name="P17"><text:span text:style-name="Source_20_Text"><text:span text:style-name="T2">205</text:span></text:span></text:p>
                <text:p text:style-name="P17"><text:span text:style-name="Source_20_Text"><text:span text:style-name="T2">Мотылёк.</text:span></text:span></text:p>
                <text:p text:style-name="P17"><text:span text:style-name="Source_20_Text"><text:span text:style-name="T2">Мне вспомнилась сказка, забытая сказка </text:span></text:span></text:p>
                <text:p text:style-name="P17"><text:span text:style-name="Source_20_Text"><text:span text:style-name="T2">О том, как влюбился в огонь мотылёк.</text:span></text:span></text:p>
                <text:p text:style-name="P17"><text:span text:style-name="Source_20_Text"><text:span text:style-name="T2">Он думал, что будет нежна его ласка,</text:span></text:span></text:p>
                <text:p text:style-name="P17"><text:span text:style-name="Source_20_Text"><text:span text:style-name="T2">Но огненных чар одолеть он не смог.</text:span></text:span></text:p>
                <text:p text:style-name="P22"/>
                <text:p text:style-name="P17"><text:span text:style-name="Source_20_Text"><text:span text:style-name="T2">Был вечер осенний багряный душистый,</text:span></text:span></text:p>
                <text:p text:style-name="P17"><text:span text:style-name="Source_20_Text"><text:span text:style-name="T2">В окно растворенное он тихо влетел</text:span></text:span></text:p>
                <text:p text:style-name="P17"><text:span text:style-name="Source_20_Text"><text:span text:style-name="T2">И словно влюбленный, мечтой окрыленный, </text:span></text:span></text:p>
                <text:p text:style-name="P17"><text:span text:style-name="Source_20_Text"><text:span text:style-name="T2">Не чувствуя боли, в огне он сгорел.</text:span></text:span></text:p>
                <text:p text:style-name="P22"/>
                <text:p text:style-name="P17"><text:span text:style-name="Source_20_Text"><text:span text:style-name="T2">Любовь мол такая забытая сказка </text:span></text:span></text:p>
                <text:p text:style-name="P17"><text:span text:style-name="Source_20_Text"><text:span text:style-name="T2">ТЫ жаркое пламя, а я мотылек.</text:span></text:span></text:p>
                <text:p text:style-name="P17"><text:span text:style-name="Source_20_Text"><text:span text:style-name="T2">Мне чудится губ твоих нежная ласка,</text:span></text:span></text:p>
                <text:p text:style-name="P17"><text:span text:style-name="Source_20_Text"><text:span text:style-name="T2">Но все же, любимый, от меня ты далек.</text:span></text:span></text:p>
                <text:p text:style-name="P22"/>
                <text:p text:style-name="P17"><text:span text:style-name="Source_20_Text"><text:span text:style-name="T2">Я знаю, ты - лед, для меня же ты - пламя </text:span></text:span></text:p>
                <text:p text:style-name="P17"><text:span text:style-name="Source_20_Text"><text:span text:style-name="T2">Ты светишь, не греешь и любишь шутя,</text:span></text:span></text:p>
                <text:p text:style-name="P17"><text:span text:style-name="Source_20_Text"><text:span text:style-name="T2">Но если б меня ты коснулся губами,</text:span></text:span></text:p>
                <text:p text:style-name="P17"><text:span text:style-name="Source_20_Text"><text:span text:style-name="T2">То я умерла бы, лаская тебя.</text:span></text:span></text:p>
                <text:h text:style-name="P2" text:outline-level="5"><text:bookmark text:name="Мотылёк1"/>Мотылёк</text:h>
                <text:p text:style-name="P15"><text:a xlink:type="simple" xlink:href="https://amdm.ru/akkordi/pesni_y_kostra/6056/lybov/" office:target-frame-name="_blank" xlink:show="new" text:style-name="Internet_20_link" text:visited-style-name="Visited_20_Internet_20_Link"><text:span text:style-name="T30">Мотылёк</text:span></text:a></text:p>
                <text:p text:style-name="P17"><text:span text:style-name="Source_20_Text"><text:span text:style-name="T2">Мне вспомнилась сказка, забытая сказка.</text:span></text:span></text:p>
                <text:p text:style-name="P17"><text:span text:style-name="Source_20_Text"><text:span text:style-name="T24"><text:s/></text:span></text:span><text:span text:style-name="Source_20_Text"><text:span text:style-name="T2">C <text:s text:c="7"/>Gm <text:s text:c="9"/>C <text:s text:c="5"/>Am</text:span></text:span></text:p>
                <text:p text:style-name="P17"><text:span text:style-name="Source_20_Text"><text:span text:style-name="T2">О том, как влюбился в огонь мотылек.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10"/>E <text:s text:c="7"/>Am <text:s text:c="4"/>F</text:span></text:span></text:p>
                <text:p text:style-name="P17"><text:span text:style-name="Source_20_Text"><text:span text:style-name="T2">Он думал, что будет нежна его ласка,</text:span></text:span></text:p>
                <text:p text:style-name="P17"><text:span text:style-name="Source_20_Text"><text:span text:style-name="T24"><text:s text:c="3"/></text:span></text:span><text:span text:style-name="Source_20_Text"><text:span text:style-name="T2">Dm <text:s text:c="9"/>E <text:s text:c="7"/>Am <text:s text:c="4"/>A</text:span></text:span></text:p>
                <text:p text:style-name="P17"><text:span text:style-name="Source_20_Text"><text:span text:style-name="T2">Но пламени жара погасить он не смог.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10"/>E <text:s text:c="7"/>Am <text:s text:c="4"/>F</text:span></text:span></text:p>
                <text:p text:style-name="P17"><text:span text:style-name="Source_20_Text"><text:span text:style-name="T2">Он думал, что будет нежна его ласка,</text:span></text:span></text:p>
                <text:p text:style-name="P17"><text:span text:style-name="Source_20_Text"><text:span text:style-name="T24"><text:s text:c="3"/></text:span></text:span><text:span text:style-name="Source_20_Text"><text:span text:style-name="T2">Dm <text:s text:c="9"/>E <text:s text:c="7"/>Am <text:s text:c="4"/></text:span></text:span></text:p>
                <text:p text:style-name="P17"><text:span text:style-name="Source_20_Text"><text:span text:style-name="T2">Но пламени жара погасить он не смог.</text:span></text:span></text:p>
                <text:p text:style-name="P22"/>
                <text:p text:style-name="P17"><text:span text:style-name="Source_20_Text"><text:span text:style-name="T24"><text:s text:c="3"/></text:span></text:span><text:span text:style-name="Source_20_Text"><text:span text:style-name="T2">Am <text:s text:c="21"/>Am</text:span></text:span></text:p>
                <text:p text:style-name="P17"><text:span text:style-name="Source_20_Text"><text:span text:style-name="T2">И вечером чистым, прохладным, душистым</text:span></text:span></text:p>
                <text:p text:style-name="P17"><text:span text:style-name="Source_20_Text"><text:span text:style-name="T24"><text:s/></text:span></text:span><text:span text:style-name="Source_20_Text"><text:span text:style-name="T2">C <text:s text:c="7"/>Gm <text:s text:c="9"/>C <text:s text:c="5"/>Am</text:span></text:span></text:p>
                <text:p text:style-name="P17"><text:span text:style-name="Source_20_Text"><text:span text:style-name="T2">В окно растворенное он быстро влетел.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10"/>E <text:s text:c="7"/>Am <text:s text:c="4"/>F</text:span></text:span></text:p>
                <text:p text:style-name="P17"><text:span text:style-name="Source_20_Text"><text:span text:style-name="T2">И словно в безумьи в огне золотистом,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10"/>E <text:s text:c="7"/>Am <text:s text:c="4"/>A</text:span></text:span></text:p>
                <text:p text:style-name="P17"><text:span text:style-name="Source_20_Text"><text:span text:style-name="T2">Не чувствуя боли, мгновенно сгорел.</text:span></text:span></text:p>
                <text:p text:style-name="P22"/>
                <text:p text:style-name="P17"><text:span text:style-name="Source_20_Text"><text:span text:style-name="T24"><text:s text:c="3"/></text:span></text:span><text:span text:style-name="Source_20_Text"><text:span text:style-name="T2">Am <text:s text:c="21"/>Am</text:span></text:span></text:p>
                <text:p text:style-name="P17"><text:span text:style-name="Source_20_Text"><text:span text:style-name="T2">Любовь моя тоже на сказку похожа.</text:span></text:span></text:p>
                <text:p text:style-name="P17"><text:span text:style-name="Source_20_Text"><text:span text:style-name="T24"><text:s/></text:span></text:span><text:span text:style-name="Source_20_Text"><text:span text:style-name="T2">C <text:s text:c="7"/>Gm <text:s text:c="9"/>C <text:s text:c="5"/>Am</text:span></text:span></text:p>
                <text:p text:style-name="P17"><text:span text:style-name="Source_20_Text"><text:span text:style-name="T2">Ты - жаркое пламя, а я - мотылек.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10"/>E <text:s text:c="7"/>Am <text:s text:c="4"/>F</text:span></text:span></text:p>
                <text:p text:style-name="P17"><text:span text:style-name="Source_20_Text"><text:span text:style-name="T2">Мне грезится губ твоих жаркая ласка,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10"/>E <text:s text:c="7"/>Am <text:s text:c="2"/>A</text:span></text:span></text:p>
                <text:p text:style-name="P17"><text:span text:style-name="Source_20_Text"><text:span text:style-name="T2">Но чувствую я от меня ты далек.</text:span></text:span></text:p>
                <text:p text:style-name="P22"/>
                <text:p text:style-name="P17"><text:span text:style-name="Source_20_Text"><text:span text:style-name="T24"><text:s text:c="3"/></text:span></text:span><text:span text:style-name="Source_20_Text"><text:span text:style-name="T2">Am <text:s text:c="21"/>Am</text:span></text:span></text:p>
                <text:p text:style-name="P17"><text:span text:style-name="Source_20_Text"><text:span text:style-name="T2">Я знаю, ты лед, для меня же ты пламя.</text:span></text:span></text:p>
                <text:p text:style-name="P17"><text:soft-page-break/><text:span text:style-name="Source_20_Text"><text:span text:style-name="T24"><text:s/></text:span></text:span><text:span text:style-name="Source_20_Text"><text:span text:style-name="T2">C <text:s text:c="7"/>Gm <text:s text:c="9"/>C <text:s text:c="5"/>Am</text:span></text:span></text:p>
                <text:p text:style-name="P17"><text:span text:style-name="Source_20_Text"><text:span text:style-name="T2">Ты светишь, не грея, ты любишь шутя.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10"/>E <text:s text:c="7"/>Am <text:s text:c="4"/>F</text:span></text:span></text:p>
                <text:p text:style-name="P17"><text:span text:style-name="Source_20_Text"><text:span text:style-name="T2">Но, если б меня ты коснулся губами,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10"/>E <text:s text:c="7"/>Am A</text:span></text:span></text:p>
                <text:p text:style-name="P17"><text:span text:style-name="Source_20_Text"><text:span text:style-name="T2">То я умерла бы, лаская тебя.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10"/>E <text:s text:c="7"/>Am <text:s text:c="4"/>F</text:span></text:span></text:p>
                <text:p text:style-name="P17"><text:span text:style-name="Source_20_Text"><text:span text:style-name="T2">Но, если б меня ты коснулся губами,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10"/>E <text:s text:c="7"/>Am <text:s text:c="3"/></text:span></text:span></text:p>
                <text:p text:style-name="P17"><text:span text:style-name="Source_20_Text"><text:span text:style-name="T2">То я умерла бы, лаская тебя.</text:span></text:span></text:p>
                <text:p text:style-name="P17"><text:span text:style-name="Source_20_Text"><text:span text:style-name="T2"/></text:span></text:p>
                <text:h text:style-name="P2" text:outline-level="5"><text:bookmark text:name="Галчонок"/>Галчонок</text:h>
                <text:p text:style-name="P17"><text:span text:style-name="Source_20_Text"><text:span text:style-name="T2">206</text:span></text:span></text:p>
                <text:p text:style-name="P17"><text:span text:style-name="Source_20_Text"><text:span text:style-name="T2">Галчонок</text:span></text:span></text:p>
                <text:p text:style-name="P17"><text:span text:style-name="Source_20_Text"><text:span text:style-name="T2"><text:s text:c="30"/></text:span></text:span></text:p>
                <text:p text:style-name="P17"><text:span text:style-name="Source_20_Text"><text:span text:style-name="T2">Много, много в небе ярких звёзд,</text:span></text:span></text:p>
                <text:p text:style-name="P50"><text:span text:style-name="Source_20_Text"><text:span text:style-name="T2"><text:s text:c="30"/></text:span></text:span></text:p>
                <text:p text:style-name="P50"><text:span text:style-name="Source_20_Text"><text:span text:style-name="T2">Много, много в поле алых роз.</text:span></text:span></text:p>
                <text:p text:style-name="P50"><text:span text:style-name="Source_20_Text"><text:span text:style-name="T2"><text:s text:c="30"/></text:span></text:span></text:p>
                <text:p text:style-name="P50"><text:span text:style-name="Source_20_Text"><text:span text:style-name="T2">Но ни звёздам, ни цветам полей </text:span></text:span></text:p>
                <text:p text:style-name="P50"><text:span text:style-name="Source_20_Text"><text:span text:style-name="T2"><text:s text:c="30"/></text:span></text:span></text:p>
                <text:p text:style-name="P50"><text:span text:style-name="Source_20_Text"><text:span text:style-name="T2">Не сравниться с милою моей.</text:span></text:span></text:p>
                <text:p text:style-name="P17"><text:span text:style-name="Source_20_Text"><text:span text:style-name="T2">Припев: </text:span></text:span></text:p>
                <text:p text:style-name="P50"><text:span text:style-name="Source_20_Text"><text:span text:style-name="T2"><text:s text:c="30"/></text:span></text:span></text:p>
                <text:p text:style-name="P50"><text:span text:style-name="Source_20_Text"><text:span text:style-name="T2">Галчонок, Галчонок, Галчонок </text:span></text:span></text:p>
                <text:p text:style-name="P50"><text:span text:style-name="Source_20_Text"><text:span text:style-name="T2"><text:s text:c="30"/></text:span></text:span></text:p>
                <text:p text:style-name="P50"><text:span text:style-name="Source_20_Text"><text:span text:style-name="T2">Люблю я тебя как ребенок. </text:span></text:span></text:p>
                <text:p text:style-name="P50"><text:span text:style-name="Source_20_Text"><text:span text:style-name="T2"><text:s text:c="30"/></text:span></text:span></text:p>
                <text:p text:style-name="P50"><text:span text:style-name="Source_20_Text"><text:span text:style-name="T2">Галчонок, ты радость моя, </text:span></text:span></text:p>
                <text:p text:style-name="P50"><text:span text:style-name="Source_20_Text"><text:span text:style-name="T2"><text:s text:c="30"/></text:span></text:span></text:p>
                <text:p text:style-name="P50"><text:span text:style-name="Source_20_Text"><text:span text:style-name="T2">Галчонок, на веки будь моя.</text:span></text:span></text:p>
                <text:p text:style-name="P22"/>
                <text:p text:style-name="P17"><text:span text:style-name="Source_20_Text"><text:span text:style-name="T2">Быстро по лугам бежит ручей,</text:span></text:span></text:p>
                <text:p text:style-name="P17"><text:span text:style-name="Source_20_Text"><text:span text:style-name="T2">Смех любимой все равно звончей </text:span></text:span></text:p>
                <text:p text:style-name="P17"><text:span text:style-name="Source_20_Text"><text:span text:style-name="T2">Он в душе мне горе погасил, </text:span></text:span></text:p>
                <text:p text:style-name="P17"><text:span text:style-name="Source_20_Text"><text:span text:style-name="T2">И песня в сердце до сих пор звенит.</text:span></text:span></text:p>
                <text:p text:style-name="P22"/>
                <text:p text:style-name="P17"><text:span text:style-name="Source_20_Text"><text:span text:style-name="T2">Припев:</text:span></text:span></text:p>
                <text:p text:style-name="P17"><text:span text:style-name="Source_20_Text"><text:span text:style-name="T2">Скоро я скажу тебе "люблю”,</text:span></text:span></text:p>
                <text:p text:style-name="P17"><text:span text:style-name="Source_20_Text"><text:span text:style-name="T2">Лишь одной я сердце подарю.</text:span></text:span></text:p>
                <text:p text:style-name="P17"><text:span text:style-name="Source_20_Text"><text:span text:style-name="T2">Как много в мирз ласковых девчонок,</text:span></text:span></text:p>
                <text:p text:style-name="P17"><text:span text:style-name="Source_20_Text"><text:span text:style-name="T2">Но милей девчонок всех Галчонок.</text:span></text:span></text:p>
                <text:h text:style-name="P36" text:outline-level="2">В МИРЕ ЕСТЬ КРАСАВИЦА ОДНА<text:line-break/></text:h>
                <text:p text:style-name="P51"><text:span text:style-name="T2"><text:line-break/>Музыка: Э.Шентирмай<text:line-break/>Стихи: Н.Кархулеску<text:line-break/>Русский текст: А.Ефременков<text:line-break/> <text:s text:c="28"/><text:line-break/></text:span><text:span text:style-name="T6">G <text:s text:c="6"/>G7</text:span><text:span text:style-name="T4"> <text:s text:c="4"/></text:span><text:span text:style-name="T6">Dm</text:span><text:span text:style-name="T4"> <text:s text:c="6"/></text:span><text:span text:style-name="T14">C</text:span><text:span text:style-name="T4"> <text:s text:c="16"/></text:span><text:span text:style-name="T2"><text:line-break/>В мире есть красавица одна,—<text:line-break/></text:span><text:span text:style-name="T6">G</text:span><text:span text:style-name="T4"> <text:s text:c="4"/></text:span><text:span text:style-name="T6">C</text:span><text:span text:style-name="T4"> <text:s text:c="6"/></text:span><text:span text:style-name="T6">Dm</text:span><text:span text:style-name="T4"> <text:s text:c="6"/></text:span><text:span text:style-name="T6">F</text:span><text:span text:style-name="T4"> <text:s text:c="9"/></text:span><text:span text:style-name="T2"><text:line-break/>Это ты, души моей весна.<text:line-break/></text:span><text:span text:style-name="T6">F</text:span><text:span text:style-name="T4"> <text:s text:c="6"/></text:span><text:span text:style-name="T6">G</text:span><text:span text:style-name="T4"> <text:s text:c="20"/></text:span><text:span text:style-name="T6">F</text:span><text:span text:style-name="T4"> </text:span><text:span text:style-name="T2"><text:line-break/>Видно, счастье мне дано судьбой<text:line-break/></text:span><text:span text:style-name="T7">G</text:span><text:span text:style-name="T4"> <text:s text:c="12"/></text:span><text:span text:style-name="T7">E</text:span><text:span text:style-name="T4"> <text:s text:c="6"/></text:span><text:span text:style-name="T7">D</text:span><text:span text:style-name="T4"> <text:s text:c="3"/></text:span><text:span text:style-name="T15">F</text:span><text:span text:style-name="T4"> <text:s text:c="4"/></text:span><text:span text:style-name="T2"><text:line-break/>Быть любимым, милая, тобой.<text:line-break/><text:line-break/>Много, много в небе ярких звёзд;<text:line-break/>Много, много в поле алых роз.<text:line-break/>Но ни звёздам, ни цветам полей<text:line-break/>Не сравниться с милою моей.<text:line-break/><text:line-break/>Нам с тобой теперь не долго ждать<text:line-break/>Скоро скрипки будут нам играть<text:line-break/>Будет свадьба раннею весной<text:line-break/>Ты в мой дом войдешь тогда со мной.</text:span></text:p>
                <text:h text:style-name="P2" text:outline-level="5"><text:bookmark text:name="Палаточные-города"/>Палаточные города</text:h>
                <text:p text:style-name="P15"><text:a xlink:type="simple" xlink:href="https://chordex.ru/aleksandr-gorodnickij-palatochnye-goroda/" office:target-frame-name="_blank" xlink:show="new" text:style-name="Internet_20_link" text:visited-style-name="Visited_20_Internet_20_Link"><text:span text:style-name="T31">Палаточные города</text:span></text:a></text:p>
                <text:p text:style-name="P17"><text:span text:style-name="Source_20_Text"><text:span text:style-name="T16">Аккорды Александр Городницкий — Палаточные города</text:span></text:span></text:p>
                <text:p text:style-name="P17"><text:span text:style-name="Source_20_Text"><text:span text:style-name="T16">АККОРДЫ ДЛЯ А, АЛЕКСАНДР ГОРОДНИЦКИЙ, ИСПОЛНИТЕЛИ</text:span></text:span></text:p>
                <text:p text:style-name="P17"><text:span text:style-name="Source_20_Text"><text:span text:style-name="T26"><text:s text:c="5"/></text:span></text:span><text:span text:style-name="Source_20_Text"><text:span text:style-name="T16">Hm <text:s text:c="6"/>C#</text:span></text:span></text:p>
                <text:p text:style-name="P17"><text:span text:style-name="Source_20_Text"><text:span text:style-name="T16">Мои палаточные города…</text:span></text:span></text:p>
                <text:p text:style-name="P17"><text:span text:style-name="Source_20_Text"><text:span text:style-name="T26"><text:s text:c="3"/></text:span></text:span><text:span text:style-name="Source_20_Text"><text:span text:style-name="T16">F# <text:s text:c="15"/>Hm</text:span></text:span></text:p>
                <text:p text:style-name="P17"><text:span text:style-name="Source_20_Text"><text:span text:style-name="T16">Ты все их расставляешь как попало.</text:span></text:span></text:p>
                <text:p text:style-name="P17"><text:span text:style-name="Source_20_Text"><text:span text:style-name="T26"><text:s text:c="21"/></text:span></text:span><text:span text:style-name="Source_20_Text"><text:span text:style-name="T16">Em</text:span></text:span></text:p>
                <text:p text:style-name="P17"><text:span text:style-name="Source_20_Text"><text:span text:style-name="T16">В них стен и башен сроду не бывало,</text:span></text:span></text:p>
                <text:p text:style-name="P17"><text:span text:style-name="Source_20_Text"><text:span text:style-name="T26"><text:s/></text:span></text:span><text:span text:style-name="Source_20_Text"><text:span text:style-name="T16">A <text:s text:c="15"/>D</text:span></text:span></text:p>
                <text:p text:style-name="P17"><text:span text:style-name="Source_20_Text"><text:span text:style-name="T16">И Андерсен не приезжал сюда.</text:span></text:span></text:p>
                <text:p text:style-name="P17"><text:span text:style-name="Source_20_Text"><text:span text:style-name="T26"><text:s text:c="5"/></text:span></text:span><text:span text:style-name="Source_20_Text"><text:span text:style-name="T16">Em <text:s text:c="2"/>A <text:s text:c="2"/>D G</text:span></text:span></text:p>
                <text:p text:style-name="P17"><text:span text:style-name="Source_20_Text"><text:span text:style-name="T16">Мои палаточные города —</text:span></text:span></text:p>
                <text:p text:style-name="P17"><text:span text:style-name="Source_20_Text"><text:span text:style-name="T26"><text:s/></text:span></text:span><text:span text:style-name="Source_20_Text"><text:span text:style-name="T16">Em <text:s text:c="4"/>A <text:s text:c="6"/>D <text:s/>F#</text:span></text:span></text:p>
                <text:p text:style-name="P17"><text:span text:style-name="Source_20_Text"><text:span text:style-name="T16">Увидела и замолчала хмуро.</text:span></text:span></text:p>
                <text:p text:style-name="P17"><text:span text:style-name="Source_20_Text"><text:span text:style-name="T26"><text:s text:c="2"/></text:span></text:span><text:span text:style-name="Source_20_Text"><text:span text:style-name="T16">Hm <text:s text:c="13"/>C#</text:span></text:span></text:p>
                <text:p text:style-name="P17"><text:span text:style-name="Source_20_Text"><text:span text:style-name="T16">Нехитрыми постройками горда</text:span></text:span></text:p>
                <text:p text:style-name="P17"><text:span text:style-name="Source_20_Text"><text:span text:style-name="T26"><text:s text:c="6"/></text:span></text:span><text:span text:style-name="Source_20_Text"><text:span text:style-name="T16">F# <text:s text:c="6"/>Hm</text:span></text:span></text:p>
                <text:p text:style-name="P17"><text:span text:style-name="Source_20_Text"><text:span text:style-name="T16">Их полотняная архитектура.</text:span></text:span></text:p>
                <text:p text:style-name="P17"><text:span text:style-name="Source_20_Text"><text:span text:style-name="T16">Привязаны к березовым стволам,</text:span></text:span></text:p>
                <text:p text:style-name="P17"><text:span text:style-name="Source_20_Text"><text:span text:style-name="T16">Стоят они, и ветер их колышет.</text:span></text:span></text:p>
                <text:p text:style-name="P17"><text:span text:style-name="Source_20_Text"><text:span text:style-name="T16">Живет мошка здесь с дымом пополам,</text:span></text:span></text:p>
                <text:p text:style-name="P17"><text:span text:style-name="Source_20_Text"><text:span text:style-name="T16">Дожди и солнце вхожи через крыши.</text:span></text:span></text:p>
                <text:p text:style-name="P17"><text:span text:style-name="Source_20_Text"><text:span text:style-name="T16">Они в болоте дом свой узнают</text:span></text:span></text:p>
                <text:p text:style-name="P17"><text:span text:style-name="Source_20_Text"><text:span text:style-name="T16">И на скале сумеют приютиться,</text:span></text:span></text:p>
                <text:p text:style-name="P17"><text:span text:style-name="Source_20_Text"><text:span text:style-name="T16">А осенью летят они на юг</text:span></text:span></text:p>
                <text:p text:style-name="P17"><text:span text:style-name="Source_20_Text"><text:span text:style-name="T16">И складывают крылья, словно птицы.</text:span></text:span></text:p>
                <text:p text:style-name="P26"/>
                <text:p text:style-name="P17"><text:span text:style-name="Source_20_Text"><text:span text:style-name="T16">Что ж, уходи. Ни слова не скажу.</text:span></text:span></text:p>
                <text:p text:style-name="P17"><text:span text:style-name="Source_20_Text"><text:span text:style-name="T16">Дворцы мои убоги до смешного.</text:span></text:span></text:p>
                <text:p text:style-name="P17"><text:span text:style-name="Source_20_Text"><text:span text:style-name="T16">Я их в пути веревками вяжу</text:span></text:span></text:p>
                <text:p text:style-name="P17"><text:span text:style-name="Source_20_Text"><text:span text:style-name="T16">И ставлю их, и разрушаю снова.</text:span></text:span></text:p>
                <text:p text:style-name="P17"><text:span text:style-name="Source_20_Text"><text:span text:style-name="T16">Но я их не оставлю никогда</text:span></text:span></text:p>
                <text:p text:style-name="P17"><text:span text:style-name="Source_20_Text"><text:span text:style-name="T16">Для каменных домов и женской ласки, —</text:span></text:span></text:p>
                <text:p text:style-name="P17"><text:span text:style-name="Source_20_Text"><text:span text:style-name="T16">Мои палаточные города,</text:span></text:span></text:p>
                <text:p text:style-name="P17"><text:span text:style-name="Source_20_Text"><text:span text:style-name="T16">Вместилища невыдуманной сказки.</text:span></text:span></text:p>
                <text:h text:style-name="P2" text:outline-level="5"><text:bookmark text:name="Палаточные-города1"/>Палаточные города</text:h>
                <text:p text:style-name="P17"><text:span text:style-name="Source_20_Text"><text:span text:style-name="T2">207</text:span></text:span></text:p>
                <text:p text:style-name="P17"><text:span text:style-name="Source_20_Text"><text:span text:style-name="T2">Палаточные города.</text:span></text:span></text:p>
                <text:p text:style-name="P22"/>
                <text:p text:style-name="P17"><text:span text:style-name="Source_20_Text"><text:span text:style-name="T2">Мои палаточные города </text:span></text:span></text:p>
                <text:p text:style-name="P17"><text:span text:style-name="Source_20_Text"><text:span text:style-name="T2">Ты все их расставляете как попало </text:span></text:span></text:p>
                <text:p text:style-name="P17"><text:span text:style-name="Source_20_Text"><text:span text:style-name="T2">Здесь стен и башен сроду не бывало </text:span></text:span></text:p>
                <text:p text:style-name="P17"><text:span text:style-name="Source_20_Text"><text:span text:style-name="T2">И Андерсен не приезжал сюда.</text:span></text:span></text:p>
                <text:p text:style-name="P22"/>
                <text:p text:style-name="P17"><text:span text:style-name="Source_20_Text"><text:span text:style-name="T2">Мои палаточные города </text:span></text:span></text:p>
                <text:p text:style-name="P17"><text:span text:style-name="Source_20_Text"><text:span text:style-name="T2">Увидела и замолчала хмуро.</text:span></text:span></text:p>
                <text:p text:style-name="P17"><text:span text:style-name="Source_20_Text"><text:span text:style-name="T2">Не сильными постройками горда </text:span></text:span></text:p>
                <text:p text:style-name="P17"><text:span text:style-name="Source_20_Text"><text:span text:style-name="T2">Их полотняная архитертура.</text:span></text:span></text:p>
                <text:p text:style-name="P22"/>
                <text:p text:style-name="P17"><text:span text:style-name="Source_20_Text"><text:span text:style-name="T2">Привязаны к березовым стволам </text:span></text:span></text:p>
                <text:p text:style-name="P17"><text:span text:style-name="Source_20_Text"><text:span text:style-name="T2">И ветер беспощадно их колышит </text:span></text:span></text:p>
                <text:p text:style-name="P17"><text:span text:style-name="Source_20_Text"><text:span text:style-name="T2">Живет мошка здесь с дымом пополам </text:span></text:span></text:p>
                <text:p text:style-name="P17"><text:span text:style-name="Source_20_Text"><text:span text:style-name="T2">Дожди и солнце входят через крышу.</text:span></text:span></text:p>
                <text:p text:style-name="P22"/>
                <text:p text:style-name="P17"><text:span text:style-name="Source_20_Text"><text:span text:style-name="T2">Они в болотах дом свой узнают </text:span></text:span></text:p>
                <text:p text:style-name="P17"><text:span text:style-name="Source_20_Text"><text:span text:style-name="T2">И на скале сумеют приютиться </text:span></text:span></text:p>
                <text:p text:style-name="P17"><text:span text:style-name="Source_20_Text"><text:span text:style-name="T2">А осенью летят они на юг </text:span></text:span></text:p>
                <text:p text:style-name="P17"><text:span text:style-name="Source_20_Text"><text:span text:style-name="T2">И складывают крылья словно птицы.</text:span></text:span></text:p>
                <text:p text:style-name="P22"/>
                <text:p text:style-name="P17"><text:span text:style-name="Source_20_Text"><text:span text:style-name="T2">Что ж уходи, ни слова не скажу </text:span></text:span></text:p>
                <text:p text:style-name="P17"><text:span text:style-name="Source_20_Text"><text:span text:style-name="T2">Мои дворцы убоги до смешного </text:span></text:span></text:p>
                <text:p text:style-name="P17"><text:span text:style-name="Source_20_Text"><text:span text:style-name="T2">Я их в пути вервками вяжу,</text:span></text:span></text:p>
                <text:p text:style-name="P17"><text:span text:style-name="Source_20_Text"><text:span text:style-name="T2">Я ставлю их и разрушав снова.</text:span></text:span></text:p>
                <text:p text:style-name="P22"/>
                <text:p text:style-name="P17"><text:span text:style-name="Source_20_Text"><text:span text:style-name="T2">Но я их не оставлю никогда </text:span></text:span></text:p>
                <text:p text:style-name="P17"><text:span text:style-name="Source_20_Text"><text:span text:style-name="T2">Для каменных домов и женской ласки </text:span></text:span></text:p>
                <text:p text:style-name="P17"><text:span text:style-name="Source_20_Text"><text:span text:style-name="T2">Мои палаточные города -</text:span></text:span></text:p>
                <text:p text:style-name="P17"><text:span text:style-name="Source_20_Text"><text:span text:style-name="T2">Вместилище невыдуманной сказки.</text:span></text:span></text:p>
                <text:h text:style-name="P2" text:outline-level="5"><text:bookmark text:name="С-А-X-А-Р-А"/>С А X А Р А</text:h>
                <text:p text:style-name="P17"><text:span text:style-name="Source_20_Text"><text:span text:style-name="T2">208</text:span></text:span></text:p>
                <text:p text:style-name="P17"><text:span text:style-name="Source_20_Text"><text:span text:style-name="T2">Ми. М</text:span></text:span></text:p>
                <text:p text:style-name="P17"><text:span text:style-name="Source_20_Text"><text:span text:style-name="T2">Мы выходим на рассвете </text:span></text:span></text:p>
                <text:p text:style-name="P17"><text:span text:style-name="Source_20_Text"><text:span text:style-name="T2">Над Сахарой солнце светит </text:span></text:span></text:p>
                <text:p text:style-name="P17"><text:span text:style-name="Source_20_Text"><text:span text:style-name="T2">Нашу песнь поднимая до небес </text:span></text:span></text:p>
                <text:p text:style-name="P17"><text:span text:style-name="Source_20_Text"><text:span text:style-name="T2">Только пыль летит над нами </text:span></text:span></text:p>
                <text:p text:style-name="P17"><text:span text:style-name="Source_20_Text"><text:span text:style-name="T2">С нами бог и с нами знамя </text:span></text:span></text:p>
                <text:p text:style-name="P17"><text:span text:style-name="Source_20_Text"><text:span text:style-name="T2">И тяжёлый карабин наперевес</text:span></text:span></text:p>
                <text:p text:style-name="P22"/>
                <text:p text:style-name="P17"><text:span text:style-name="Source_20_Text"><text:span text:style-name="T2">Капитан у нас хреновый </text:span></text:span></text:p>
                <text:p text:style-name="P17"><text:span text:style-name="Source_20_Text"><text:span text:style-name="T2">Несмотря на то, что новый </text:span></text:span></text:p>
                <text:p text:style-name="P17"><text:span text:style-name="Source_20_Text"><text:span text:style-name="T2">Ну а, с ним на это дело наплевать </text:span></text:span></text:p>
                <text:p text:style-name="P17"><text:span text:style-name="Source_20_Text"><text:span text:style-name="T2">Было б выпить что покрепче </text:span></text:span></text:p>
                <text:p text:style-name="P17"><text:span text:style-name="Source_20_Text"><text:span text:style-name="T2">И не больше и не меньше </text:span></text:span></text:p>
                <text:p text:style-name="P17"><text:span text:style-name="Source_20_Text"><text:span text:style-name="T2">Всё равно с какой холерой воевать </text:span></text:span></text:p>
                <text:p text:style-name="P22"/>
                <text:p text:style-name="P17"><text:span text:style-name="Source_20_Text"><text:span text:style-name="T2">говорят я славный малый </text:span></text:span></text:p>
                <text:p text:style-name="P17"><text:span text:style-name="Source_20_Text"><text:span text:style-name="T2">скоро стану генералом </text:span></text:span></text:p>
                <text:p text:style-name="P17"><text:span text:style-name="Source_20_Text"><text:span text:style-name="T2">Ну а если я не выйду из огня </text:span></text:span></text:p>
                <text:p text:style-name="P17"><text:span text:style-name="Source_20_Text"><text:span text:style-name="T2">От несчастья от такого</text:span></text:span></text:p>
                <text:p text:style-name="P17"><text:span text:style-name="Source_20_Text"><text:span text:style-name="T2">Ты найдешь себе другого </text:span></text:span></text:p>
                <text:p text:style-name="P17"><text:span text:style-name="Source_20_Text"><text:span text:style-name="T2">И навеки позабудешь про меня</text:span></text:span></text:p>
                <text:p text:style-name="P22"/>
                <text:p text:style-name="P17"><text:span text:style-name="Source_20_Text"><text:span text:style-name="T2">Если кто сегодня помер </text:span></text:span></text:p>
                <text:p text:style-name="P17"><text:span text:style-name="Source_20_Text"><text:span text:style-name="T2">За него играем в покер </text:span></text:span></text:p>
                <text:p text:style-name="P17"><text:span text:style-name="Source_20_Text"><text:span text:style-name="T2">Здесь ребята не горюют ни о ком </text:span></text:span></text:p>
                <text:p text:style-name="P17"><text:span text:style-name="Source_20_Text"><text:span text:style-name="T2">Есть у каждого в резерве </text:span></text:span></text:p>
                <text:p text:style-name="P17"><text:span text:style-name="Source_20_Text"><text:span text:style-name="T2">Снова деньги и консервы </text:span></text:span></text:p>
                <text:p text:style-name="P17"><text:span text:style-name="Source_20_Text"><text:span text:style-name="T2">И могила занесенная песком</text:span></text:span></text:p>
                <text:h text:style-name="P39" text:outline-level="1"><text:span text:style-name="Source_20_Text">Мы выходим на рассвете</text:span></text:h>
                <text:p text:style-name="P17"><text:span text:style-name="Source_20_Text"><text:span text:style-name="T2">Am</text:span></text:span></text:p>
                <text:p text:style-name="P17"><text:span text:style-name="Source_20_Text"><text:span text:style-name="T2">Мы выходим на рассвете, из Афгани дует ветер</text:span></text:span></text:p>
                <text:p text:style-name="P17"><text:span text:style-name="Source_20_Text"><text:span text:style-name="T2">Gm <text:s text:c="9"/>A7 <text:s text:c="10"/>Dm</text:span></text:span></text:p>
                <text:p text:style-name="P17"><text:span text:style-name="Source_20_Text"><text:span text:style-name="T2">Поднимая нашу песню до небес</text:span></text:span></text:p>
                <text:p text:style-name="P17"><text:span text:style-name="Source_20_Text"><text:span text:style-name="T2">G <text:s text:c="13"/>C <text:s text:c="15"/>F</text:span></text:span></text:p>
                <text:p text:style-name="P17"><text:span text:style-name="Source_20_Text"><text:span text:style-name="T2">И только пыль над головами, и клубит под сапогами</text:span></text:span></text:p>
                <text:p text:style-name="P17"><text:span text:style-name="Source_20_Text"><text:span text:style-name="T2">Dm <text:s text:c="9"/>E <text:s text:c="9"/>Am</text:span></text:span></text:p>
                <text:p text:style-name="P17"><text:span text:style-name="Source_20_Text"><text:span text:style-name="T2">И родной АКМС на перевес</text:span></text:span></text:p>
                <text:p text:style-name="P17"><text:span text:style-name="Source_20_Text"><text:span text:style-name="T2"/></text:span></text:p>
                <text:h text:style-name="P39" text:outline-level="1"><text:span text:style-name="Source_20_Text">Мы под Пулково окопом стоим</text:span></text:h>
                <text:p text:style-name="P17"><text:span text:style-name="Source_20_Text"><text:span text:style-name="T2">209</text:span></text:span></text:p>
                <text:p text:style-name="P17"><text:span text:style-name="Source_20_Text"><text:span text:style-name="T2">Си М</text:span></text:span></text:p>
                <text:p text:style-name="P17"><text:span text:style-name="Source_20_Text"><text:span text:style-name="T2">Мы под Пулково окопом стоим </text:span></text:span></text:p>
                <text:p text:style-name="P17"><text:span text:style-name="Source_20_Text"><text:span text:style-name="T2">Артиллерия бьет по своим </text:span></text:span></text:p>
                <text:p text:style-name="P17"><text:span text:style-name="Source_20_Text"><text:span text:style-name="T2">Это наша разведка, наверно,</text:span></text:span></text:p>
                <text:p text:style-name="P17"><text:span text:style-name="Source_20_Text"><text:span text:style-name="T2">Ориентир указала неверно.</text:span></text:span></text:p>
                <text:p text:style-name="P22"/>
                <text:p text:style-name="P17"><text:span text:style-name="Source_20_Text"><text:span text:style-name="T2">Припев: </text:span></text:span></text:p>
                <text:p text:style-name="P17"><text:span text:style-name="Source_20_Text"><text:span text:style-name="T2">Перелет, недолет, перелет, </text:span></text:span></text:p>
                <text:p text:style-name="P17"><text:span text:style-name="Source_20_Text"><text:span text:style-name="T2">По своим артиллерия бьет</text:span></text:span></text:p>
                <text:p text:style-name="P22"/>
                <text:p text:style-name="P17"><text:span text:style-name="Source_20_Text"><text:span text:style-name="T2">Мы под Пулково скопом лежим </text:span></text:span></text:p>
                <text:p text:style-name="P17"><text:span text:style-name="Source_20_Text"><text:span text:style-name="T2">Мы пропахли землею и дымом </text:span></text:span></text:p>
                <text:p text:style-name="P17"><text:span text:style-name="Source_20_Text"><text:span text:style-name="T2">Надо все-таки бить по чужим </text:span></text:span></text:p>
                <text:p text:style-name="P17"><text:span text:style-name="Source_20_Text"><text:span text:style-name="T2">Они бьют по своим, по родимым</text:span></text:span></text:p>
                <text:p text:style-name="P22"/>
                <text:p text:style-name="P17"><text:span text:style-name="Source_20_Text"><text:span text:style-name="T2">Припев:</text:span></text:span></text:p>
                <text:p text:style-name="P22"/>
                <text:p text:style-name="P17"><text:span text:style-name="Source_20_Text"><text:span text:style-name="T2">Нас комбаты утешить спешат </text:span></text:span></text:p>
                <text:p text:style-name="P17"><text:span text:style-name="Source_20_Text"><text:span text:style-name="T2">Говорят, что нас Родина любит </text:span></text:span></text:p>
                <text:p text:style-name="P17"><text:span text:style-name="Source_20_Text"><text:span text:style-name="T2">По своим аржллерия лупит </text:span></text:span></text:p>
                <text:p text:style-name="P17"><text:span text:style-name="Source_20_Text"><text:span text:style-name="T2">Лес не рубят, а щепки летят.</text:span></text:span></text:p>
                <text:p text:style-name="P16"/>
                <text:h text:style-name="P39" text:outline-level="1"><text:span text:style-name="Source_20_Text">Бой Четверка</text:span></text:h>
                <text:h text:style-name="Heading_20_1" text:outline-level="1"/>
                <text:p text:style-name="P17"><text:span text:style-name="Source_20_Text"><text:span text:style-name="T2">Am</text:span></text:span></text:p>
                <text:p text:style-name="P17"><text:span text:style-name="Source_20_Text"><text:span text:style-name="T2">Мы в окопах все скопом сидим,</text:span></text:span></text:p>
                <text:p text:style-name="P17"><text:span text:style-name="Source_20_Text"><text:span text:style-name="T2">A A7 Dm</text:span></text:span></text:p>
                <text:p text:style-name="P17"><text:span text:style-name="Source_20_Text"><text:span text:style-name="T2">Артиллерия бьет по своим,</text:span></text:span></text:p>
                <text:p text:style-name="P17"><text:span text:style-name="Source_20_Text"><text:span text:style-name="T2">Dm Am </text:span></text:span></text:p>
                <text:p text:style-name="P17"><text:span text:style-name="Source_20_Text"><text:span text:style-name="T2">Это наша разведка, наверное,</text:span></text:span></text:p>
                <text:p text:style-name="P17"><text:span text:style-name="Source_20_Text"><text:span text:style-name="T2">E Am </text:span></text:span></text:p>
                <text:p text:style-name="P17"><text:span text:style-name="Source_20_Text"><text:span text:style-name="T2">Координаты дала неверные.</text:span></text:span></text:p>
                <text:p text:style-name="P22"/>
                <text:p text:style-name="P17"><text:span text:style-name="Source_20_Text"><text:span text:style-name="T2">Припев:</text:span></text:span></text:p>
                <text:p text:style-name="P17"><text:span text:style-name="Source_20_Text"><text:span text:style-name="T2">Am</text:span></text:span></text:p>
                <text:p text:style-name="P17"><text:span text:style-name="Source_20_Text"><text:span text:style-name="T2">Недолет, перелет, недолет…</text:span></text:span></text:p>
                <text:p text:style-name="P17"><text:span text:style-name="Source_20_Text"><text:span text:style-name="T2">Dm C</text:span></text:span></text:p>
                <text:p text:style-name="P17"><text:span text:style-name="Source_20_Text"><text:span text:style-name="T2">По своим артиллерия бьет.</text:span></text:span></text:p>
                <text:p text:style-name="P17"><text:span text:style-name="Source_20_Text"><text:span text:style-name="T2">Dm Am</text:span></text:span></text:p>
                <text:p text:style-name="P17"><text:span text:style-name="Source_20_Text"><text:span text:style-name="T2">Белый снег, грязный лед, черный дым,</text:span></text:span></text:p>
                <text:p text:style-name="P17"><text:span text:style-name="Source_20_Text"><text:span text:style-name="T2">E Am</text:span></text:span></text:p>
                <text:p text:style-name="P17"><text:span text:style-name="Source_20_Text"><text:span text:style-name="T2">Артиллерия бьет по своим! x2 </text:span></text:span></text:p>
                <text:p text:style-name="P22"/>
                <text:p text:style-name="P17"><text:span text:style-name="Source_20_Text"><text:span text:style-name="T2">Am </text:span></text:span></text:p>
                <text:p text:style-name="P17"><text:span text:style-name="Source_20_Text"><text:span text:style-name="T2">Нас комбаты утешить хотят:</text:span></text:span></text:p>
                <text:p text:style-name="P17"><text:span text:style-name="Source_20_Text"><text:span text:style-name="T2">A A7 Dm</text:span></text:span></text:p>
                <text:p text:style-name="P17"><text:span text:style-name="Source_20_Text"><text:span text:style-name="T2">Вас, десантников, Родина любит,</text:span></text:span></text:p>
                <text:p text:style-name="P17"><text:span text:style-name="Source_20_Text"><text:span text:style-name="T2">Dm Am F Em </text:span></text:span></text:p>
                <text:p text:style-name="P17"><text:span text:style-name="Source_20_Text"><text:span text:style-name="T2">Лес не рубят, а щепки летят – по своим артиллерия лупит!</text:span></text:span></text:p>
                <text:p text:style-name="P22"/>
                <text:p text:style-name="P17"><text:span text:style-name="Source_20_Text"><text:span text:style-name="T2">Припев:</text:span></text:span></text:p>
                <text:p text:style-name="P17"><text:span text:style-name="Source_20_Text"><text:span text:style-name="T2">Am</text:span></text:span></text:p>
                <text:p text:style-name="P17"><text:span text:style-name="Source_20_Text"><text:span text:style-name="T2">Недолет, перелет, недолет…</text:span></text:span></text:p>
                <text:p text:style-name="P17"><text:soft-page-break/><text:span text:style-name="Source_20_Text"><text:span text:style-name="T2">Dm C</text:span></text:span></text:p>
                <text:p text:style-name="P17"><text:span text:style-name="Source_20_Text"><text:span text:style-name="T2">По своим артиллерия бьет.</text:span></text:span></text:p>
                <text:p text:style-name="P17"><text:span text:style-name="Source_20_Text"><text:span text:style-name="T2">Dm Am</text:span></text:span></text:p>
                <text:p text:style-name="P17"><text:span text:style-name="Source_20_Text"><text:span text:style-name="T2">Белый снег, грязный лед, черный дым,</text:span></text:span></text:p>
                <text:p text:style-name="P17"><text:span text:style-name="Source_20_Text"><text:span text:style-name="T2">E Am</text:span></text:span></text:p>
                <text:p text:style-name="P17"><text:span text:style-name="Source_20_Text"><text:span text:style-name="T2">Артиллерия бьет по своим! x2 </text:span></text:span></text:p>
                <text:p text:style-name="P22"/>
                <text:p text:style-name="P17"><text:span text:style-name="Source_20_Text"><text:span text:style-name="T2">Am</text:span></text:span></text:p>
                <text:p text:style-name="P17"><text:span text:style-name="Source_20_Text"><text:span text:style-name="T2">Мы в окопах все вместе сидим,</text:span></text:span></text:p>
                <text:p text:style-name="P17"><text:span text:style-name="Source_20_Text"><text:span text:style-name="T2">A A7 Dm</text:span></text:span></text:p>
                <text:p text:style-name="P17"><text:span text:style-name="Source_20_Text"><text:span text:style-name="T2">Мы пропахли и гарью, и дымом.</text:span></text:span></text:p>
                <text:p text:style-name="P17"><text:span text:style-name="Source_20_Text"><text:span text:style-name="T2">Dm Am F Em </text:span></text:span></text:p>
                <text:p text:style-name="P17"><text:span text:style-name="Source_20_Text"><text:span text:style-name="T2">Нужно все – таки бить по чужим, а они – по своим, по родимым.</text:span></text:span></text:p>
                <text:p text:style-name="P22"/>
                <text:p text:style-name="P17"><text:span text:style-name="Source_20_Text"><text:span text:style-name="T2">Припев:</text:span></text:span></text:p>
                <text:p text:style-name="P17"><text:span text:style-name="Source_20_Text"><text:span text:style-name="T2">Am</text:span></text:span></text:p>
                <text:p text:style-name="P17"><text:span text:style-name="Source_20_Text"><text:span text:style-name="T2">Недолет, перелет, недолет…</text:span></text:span></text:p>
                <text:p text:style-name="P17"><text:span text:style-name="Source_20_Text"><text:span text:style-name="T2">Dm C</text:span></text:span></text:p>
                <text:p text:style-name="P17"><text:span text:style-name="Source_20_Text"><text:span text:style-name="T2">Вот разрыв, и погиб еще взвод.</text:span></text:span></text:p>
                <text:p text:style-name="P17"><text:span text:style-name="Source_20_Text"><text:span text:style-name="T2">Dm Am</text:span></text:span></text:p>
                <text:p text:style-name="P17"><text:span text:style-name="Source_20_Text"><text:span text:style-name="T2">Белый снег, грязный лед, черный дым,</text:span></text:span></text:p>
                <text:p text:style-name="P17"><text:span text:style-name="Source_20_Text"><text:span text:style-name="T2">E Am</text:span></text:span></text:p>
                <text:p text:style-name="P17"><text:span text:style-name="Source_20_Text"><text:span text:style-name="T2">Артиллерия бьет по своим! x2</text:span></text:span></text:p>
                <text:h text:style-name="P39" text:outline-level="1"><text:span text:style-name="Source_20_Text">не декабрь кажется маем</text:span></text:h>
                <text:p text:style-name="P17"><text:span text:style-name="Source_20_Text"><text:span text:style-name="T2">210</text:span></text:span></text:p>
                <text:p text:style-name="P17"><text:span text:style-name="Source_20_Text"><text:span text:style-name="T8">E</text:span></text:span><text:span text:style-name="Source_20_Text"><text:span text:style-name="T2"> <text:s text:c="24"/></text:span></text:span></text:p>
                <text:p text:style-name="P17"><text:span text:style-name="Source_20_Text"><text:span text:style-name="T2">Мне декабрь кажется маем </text:span></text:span></text:p>
                <text:p text:style-name="P52"><text:span text:style-name="Source_20_Text"><text:span text:style-name="T2"><text:s text:c="25"/></text:span></text:span></text:p>
                <text:p text:style-name="P52"><text:span text:style-name="Source_20_Text"><text:span text:style-name="T2">И в саду я вижу цветы </text:span></text:span></text:p>
                <text:p text:style-name="P52"><text:span text:style-name="Source_20_Text"><text:span text:style-name="T8">Dm</text:span></text:span><text:span text:style-name="Source_20_Text"><text:span text:style-name="T4"> <text:s text:c="14"/></text:span></text:span><text:span text:style-name="Source_20_Text"><text:span text:style-name="T8">E</text:span></text:span><text:span text:style-name="Source_20_Text"><text:span text:style-name="T4"> <text:s text:c="9"/></text:span></text:span></text:p>
                <text:p text:style-name="P52"><text:span text:style-name="Source_20_Text"><text:span text:style-name="T2">Отчего так в мае сердце замирает </text:span></text:span></text:p>
                <text:p text:style-name="P52"><text:span text:style-name="Source_20_Text"><text:span text:style-name="T4"><text:s text:c="20"/></text:span></text:span><text:span text:style-name="Source_20_Text"><text:span text:style-name="T8">Dm</text:span></text:span><text:span text:style-name="Source_20_Text"><text:span text:style-name="T4"> <text:s text:c="4"/></text:span></text:span></text:p>
                <text:p text:style-name="P52"><text:span text:style-name="Source_20_Text"><text:span text:style-name="T2">Знаю я и знаешь ты.</text:span></text:span></text:p>
                <text:p text:style-name="P22"/>
                <text:p text:style-name="P17"><text:span text:style-name="Source_20_Text"><text:span text:style-name="T2">Ласковое имя в теплый вечер </text:span></text:span></text:p>
                <text:p text:style-name="P17"><text:span text:style-name="Source_20_Text"><text:span text:style-name="T2">Шепчут мне уставшие цветы </text:span></text:span></text:p>
                <text:p text:style-name="P17"><text:span text:style-name="Source_20_Text"><text:span text:style-name="T2">Отчего так в мае сердце замирает </text:span></text:span></text:p>
                <text:p text:style-name="P17"><text:span text:style-name="Source_20_Text"><text:span text:style-name="T2">Знаю я и знаешь ты.</text:span></text:span></text:p>
                <text:p text:style-name="P22"/>
                <text:p text:style-name="P17"><text:span text:style-name="Source_20_Text"><text:span text:style-name="T2">Солнце вижу я в дождливый вечер </text:span></text:span></text:p>
                <text:p text:style-name="P17"><text:span text:style-name="Source_20_Text"><text:span text:style-name="T2">Радостью светят мечты </text:span></text:span></text:p>
                <text:p text:style-name="P17"><text:span text:style-name="Source_20_Text"><text:span text:style-name="T2">Почему прекрасен этот миг счастливый </text:span></text:span></text:p>
                <text:p text:style-name="P17"><text:span text:style-name="Source_20_Text"><text:span text:style-name="T2">Знаю я и знаешь ты.</text:span></text:span></text:p>
                <text:p text:style-name="P22"/>
                <text:h text:style-name="P37" text:outline-level="1"><text:span text:style-name="Source_20_Text"/></text:h>
                <text:h text:style-name="P39" text:outline-level="1"><text:span text:style-name="Source_20_Text">Мы лежим с тобой</text:span></text:h>
                <text:p text:style-name="P17"><text:span text:style-name="Source_20_Text"><text:span text:style-name="T2">21</text:span></text:span></text:p>
                <text:p text:style-name="P17"><text:span text:style-name="Source_20_Text"><text:span text:style-name="T2"><text:s text:c="37"/></text:span></text:span></text:p>
                <text:p text:style-name="P17"><text:span text:style-name="Source_20_Text"><text:span text:style-name="T2">Мы лежим с тобой в маленьком гробике </text:span></text:span></text:p>
                <text:p text:style-name="P17"><text:span text:style-name="Source_20_Text"><text:span text:style-name="T2">Ты костями прижалась ко мне </text:span></text:span></text:p>
                <text:p text:style-name="P17"><text:span text:style-name="Source_20_Text"><text:span text:style-name="T2">А череп твой аккуратно обглоданный /желтый/ </text:span></text:span></text:p>
                <text:p text:style-name="P17"><text:span text:style-name="Source_20_Text"><text:span text:style-name="T2">Улыбается ласково мне,</text:span></text:span></text:p>
                <text:p text:style-name="P22"/>
                <text:p text:style-name="P17"><text:span text:style-name="Source_20_Text"><text:span text:style-name="T2">Припев:</text:span></text:span></text:p>
                <text:p text:style-name="P17"><text:span text:style-name="Source_20_Text"><text:span text:style-name="T2">А дождик кап-кап-кап </text:span></text:span></text:p>
                <text:p text:style-name="P17"><text:span text:style-name="Source_20_Text"><text:span text:style-name="T2">Водичка в гроб течет</text:span></text:span></text:p>
                <text:p text:style-name="P17"><text:span text:style-name="Source_20_Text"><text:span text:style-name="T2">А мы покойнички, а мы скелетики! </text:span></text:span></text:p>
                <text:p text:style-name="P17"><text:span text:style-name="Source_20_Text"><text:span text:style-name="T2">Посылаем вам свои приветики. </text:span></text:span></text:p>
                <text:p text:style-name="P17"><text:span text:style-name="Source_20_Text"><text:span text:style-name="T2">А мы покойнички, а мы скелетики! </text:span></text:span></text:p>
                <text:p text:style-name="P17"><text:span text:style-name="Source_20_Text"><text:span text:style-name="T2">Посылаем вам свои приветики. </text:span></text:span></text:p>
                <text:p text:style-name="P22"/>
                <text:p text:style-name="P17"><text:span text:style-name="Source_20_Text"><text:span text:style-name="T2">Я целовал твои белые косточки </text:span></text:span></text:p>
                <text:p text:style-name="P17"><text:span text:style-name="Source_20_Text"><text:span text:style-name="T2">Ты лизнула меня в черепок</text:span></text:span></text:p>
                <text:p text:style-name="P17"><text:span text:style-name="Source_20_Text"><text:span text:style-name="T2">Разобрать бы нам гробик по досточкам </text:span></text:span></text:p>
                <text:p text:style-name="P17"><text:span text:style-name="Source_20_Text"><text:span text:style-name="T2">И попрыгать на воле часок</text:span></text:span></text:p>
                <text:p text:style-name="P17"><text:span text:style-name="Source_20_Text"><text:span text:style-name="T2">Припев.</text:span></text:span></text:p>
                <text:p text:style-name="P17"><text:span text:style-name="Source_20_Text"><text:span text:style-name="T2">Но у жизни законы суровые </text:span></text:span></text:p>
                <text:p text:style-name="P17"><text:span text:style-name="Source_20_Text"><text:span text:style-name="T2">Тяжела гробовая доска </text:span></text:span></text:p>
                <text:p text:style-name="P17"><text:span text:style-name="Source_20_Text"><text:span text:style-name="T2">Не поднять эту доску тяжелую </text:span></text:span></text:p>
                <text:p text:style-name="P17"><text:span text:style-name="Source_20_Text"><text:span text:style-name="T2">Черепок наполняет тоска.</text:span></text:span></text:p>
                <text:p text:style-name="P17"><text:span text:style-name="Source_20_Text"><text:span text:style-name="T2">Припев.</text:span></text:span></text:p>
                <text:p text:style-name="P22"/>
                <text:p text:style-name="P17"><text:span text:style-name="Source_20_Text"><text:span text:style-name="T2">Мы лежим с тобой в маленьком гробике </text:span></text:span></text:p>
                <text:p text:style-name="P17"><text:span text:style-name="Source_20_Text"><text:span text:style-name="T2">Ты костями прижалась ко мне.</text:span></text:span></text:p>
                <text:p text:style-name="P17"><text:span text:style-name="Source_20_Text"><text:span text:style-name="T2">А череп твой аккуратно обглоданный /желтый/</text:span></text:span></text:p>
                <text:p text:style-name="P17"><text:span text:style-name="Source_20_Text"><text:span text:style-name="T2">Улыбается ласково мне,</text:span></text:span></text:p>
                <text:p text:style-name="P22"/>
                <text:p text:style-name="P17"><text:span text:style-name="Source_20_Text"><text:span text:style-name="T2">Припев.</text:span></text:span></text:p>
                <text:h text:style-name="P2" text:outline-level="5"><text:bookmark text:name="Ивановское-кладбище"/>Ивановское кладбище</text:h>
                <text:p text:style-name="P15"><text:a xlink:type="simple" xlink:href="https://amdm.ru/akkordi/pesni_y_kostra/5798/ivanovskoe_kladbische/" office:target-frame-name="_blank" xlink:show="new" text:style-name="Internet_20_link" text:visited-style-name="Visited_20_Internet_20_Link"><text:span text:style-name="T30">Ивановское кладбище</text:span></text:a></text:p>
                <text:p text:style-name="P17"><text:span text:style-name="Source_20_Text"><text:span text:style-name="T24"><text:s/></text:span></text:span><text:span text:style-name="Source_20_Text"><text:span text:style-name="T2">Am <text:s text:c="18"/>C <text:s/></text:span></text:span></text:p>
                <text:p text:style-name="P17"><text:span text:style-name="Source_20_Text"><text:span text:style-name="T2">В ночь на Ивановском кладбище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Голубые туманы встают</text:span></text:span></text:p>
                <text:p text:style-name="P17"><text:span text:style-name="Source_20_Text"><text:span text:style-name="T24"><text:s text:c="2"/></text:span></text:span><text:span text:style-name="Source_20_Text"><text:span text:style-name="T2">Am <text:s text:c="18"/>C <text:s/></text:span></text:span></text:p>
                <text:p text:style-name="P17"><text:span text:style-name="Source_20_Text"><text:span text:style-name="T2">Мертвецы надев белые тапочки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Мертвецы на прогулку пойдут</text:span></text:span></text:p>
                <text:p text:style-name="P22"/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">Припев: <text:s text:c="3"/>Ты приходи на могилки, приходи в мой дом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могилки, погнием вдвоем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могилки, будем чинно жить 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И черви земляные будут нас любить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Все умрут и мы умрем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ак приходи дружок погнием вдвоем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ьогилки, будем чинно жить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И черви землянные будут нас любить</text:span></text:span></text:p>
                <text:p text:style-name="P22"/>
                <text:p text:style-name="P53"><text:span text:style-name="Source_20_Text"><text:span text:style-name="T24"><text:s text:c="2"/></text:span></text:span><text:span text:style-name="Source_20_Text"><text:span text:style-name="T2">Am <text:s text:c="18"/>C <text:s/></text:span></text:span></text:p>
                <text:p text:style-name="P17"><text:soft-page-break/><text:span text:style-name="Source_20_Text"><text:span text:style-name="T2">Мы лежим с тобой в маленьком гробике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Ты мозгами прижалась ко мне</text:span></text:span></text:p>
                <text:p text:style-name="P17"><text:span text:style-name="Source_20_Text"><text:span text:style-name="T24"><text:s text:c="2"/></text:span></text:span><text:span text:style-name="Source_20_Text"><text:span text:style-name="T2">Am <text:s text:c="18"/>C <text:s/></text:span></text:span></text:p>
                <text:p text:style-name="P17"><text:span text:style-name="Source_20_Text"><text:span text:style-name="T2">Твой череп червями обглоданный 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Широко улыбается мне</text:span></text:span></text:p>
                <text:p text:style-name="P22"/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">Припев: <text:s text:c="3"/>Ты приходи на могилки, приходи в мой дом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могилки, погнием вдвоем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могилки, будем баб ебать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могилки, будем целки рвать</text:span></text:span></text:p>
                <text:p text:style-name="P22"/>
                <text:p text:style-name="P17"><text:span text:style-name="Source_20_Text"><text:span text:style-name="T24"><text:s text:c="2"/></text:span></text:span><text:span text:style-name="Source_20_Text"><text:span text:style-name="T2">Am <text:s text:c="18"/>C <text:s/></text:span></text:span></text:p>
                <text:p text:style-name="P17"><text:span text:style-name="Source_20_Text"><text:span text:style-name="T2">Не смотри на меня ты так жалобно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И коленку мне в ребра не суй</text:span></text:span></text:p>
                <text:p text:style-name="P17"><text:span text:style-name="Source_20_Text"><text:span text:style-name="T24"><text:s text:c="2"/></text:span></text:span><text:span text:style-name="Source_20_Text"><text:span text:style-name="T2">Am <text:s text:c="18"/>C <text:s/></text:span></text:span></text:p>
                <text:p text:style-name="P17"><text:span text:style-name="Source_20_Text"><text:span text:style-name="T2">Все равно на тебя не подымется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Мой давно разложившийся хуй</text:span></text:span></text:p>
                <text:p text:style-name="P22"/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">Припев: <text:s text:c="3"/>Ты приходи на могилки, приходи в мой дом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oft-page-break/><text:span text:style-name="Source_20_Text"><text:span text:style-name="T24"><text:s text:c="11"/></text:span></text:span><text:span text:style-name="Source_20_Text"><text:span text:style-name="T2">Ты приходи на могилки, погнием вдвоем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могилки, будем чинно жить 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И черви земляные будут нас любить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Все умрут и мы умрем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ак приходи дружок погнием вдвоем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ьогилки, будем чинно жить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И черви землянные будут нас любить</text:span></text:span></text:p>
                <text:p text:style-name="P22"/>
                <text:p text:style-name="P17"><text:span text:style-name="Source_20_Text"><text:span text:style-name="T24"><text:s text:c="2"/></text:span></text:span><text:span text:style-name="Source_20_Text"><text:span text:style-name="T2">Am <text:s text:c="18"/>C <text:s/></text:span></text:span></text:p>
                <text:p text:style-name="P17"><text:span text:style-name="Source_20_Text"><text:span text:style-name="T2">Мне бы девочку синюю-синюю,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Чтобы груди свисали до пят</text:span></text:span></text:p>
                <text:p text:style-name="P17"><text:span text:style-name="Source_20_Text"><text:span text:style-name="T24"><text:s text:c="2"/></text:span></text:span><text:span text:style-name="Source_20_Text"><text:span text:style-name="T2">Am <text:s text:c="18"/>C <text:s/></text:span></text:span></text:p>
                <text:p text:style-name="P17"><text:span text:style-name="Source_20_Text"><text:span text:style-name="T2">Чтобы рожа была лошадиная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И широкий морщинестый зад</text:span></text:span></text:p>
                <text:p text:style-name="P22"/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">Припев: <text:s text:c="3"/>Ты приходи на могилки, приходи в мой дом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могилки, погнием вдвоем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oft-page-break/><text:span text:style-name="Source_20_Text"><text:span text:style-name="T24"><text:s text:c="11"/></text:span></text:span><text:span text:style-name="Source_20_Text"><text:span text:style-name="T2">Ты приходи на могилки, будем чинно жить 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И черви земляные будут нас любить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Все умрут и мы умрем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ак приходи дружок погнием вдвоем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ьогилки, будем чинно жить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И черви землянные будут нас любить</text:span></text:span></text:p>
                <text:p text:style-name="P22"/>
                <text:p text:style-name="P17"><text:span text:style-name="Source_20_Text"><text:span text:style-name="T24"><text:s text:c="2"/></text:span></text:span><text:span text:style-name="Source_20_Text"><text:span text:style-name="T2">Am <text:s text:c="18"/>C <text:s/></text:span></text:span></text:p>
                <text:p text:style-name="P17"><text:span text:style-name="Source_20_Text"><text:span text:style-name="T2">Я люблю когда жабы сношаются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Специфический запах такой</text:span></text:span></text:p>
                <text:p text:style-name="P17"><text:span text:style-name="Source_20_Text"><text:span text:style-name="T24"><text:s text:c="2"/></text:span></text:span><text:span text:style-name="Source_20_Text"><text:span text:style-name="T2">Am <text:s text:c="18"/>C <text:s/></text:span></text:span></text:p>
                <text:p text:style-name="P17"><text:span text:style-name="Source_20_Text"><text:span text:style-name="T2">И порой мне так хочется хочется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К толстой жопе прижаться щекой</text:span></text:span></text:p>
                <text:p text:style-name="P22"/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">Припев: <text:s text:c="3"/>Ты приходи на могилки, приходи в мой дом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могилки, погнием вдвоем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могилки, будем баб ебать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oft-page-break/><text:span text:style-name="Source_20_Text"><text:span text:style-name="T24"><text:s text:c="11"/></text:span></text:span><text:span text:style-name="Source_20_Text"><text:span text:style-name="T2">Ты приходи на могилки, будем целки рвать</text:span></text:span></text:p>
                <text:p text:style-name="P22"/>
                <text:p text:style-name="P17"><text:span text:style-name="Source_20_Text"><text:span text:style-name="T24"><text:s text:c="2"/></text:span></text:span><text:span text:style-name="Source_20_Text"><text:span text:style-name="T2">Am <text:s text:c="18"/>C <text:s/></text:span></text:span></text:p>
                <text:p text:style-name="P17"><text:span text:style-name="Source_20_Text"><text:span text:style-name="T2">Вот и верь после этого людям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Мы ебемся с тобой в чесноке</text:span></text:span></text:p>
                <text:p text:style-name="P17"><text:span text:style-name="Source_20_Text"><text:span text:style-name="T24"><text:s text:c="2"/></text:span></text:span><text:span text:style-name="Source_20_Text"><text:span text:style-name="T2">Am <text:s text:c="18"/>C <text:s/></text:span></text:span></text:p>
                <text:p text:style-name="P17"><text:span text:style-name="Source_20_Text"><text:span text:style-name="T2">И твои белоснежные груди</text:span></text:span></text:p>
                <text:p text:style-name="P17"><text:span text:style-name="Source_20_Text"><text:span text:style-name="T24"><text:s text:c="5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">Я узлом завязал <text:s/>на спине</text:span></text:span></text:p>
                <text:p text:style-name="P22"/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">Припев: <text:s text:c="3"/>Ты приходи на могилки, приходи в мой дом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могилки, погнием вдвоем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могилки, будем чинно жить 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И черви земляные будут нас любить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Все умрут и мы умрем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ак приходи дружок погнием вдвоем</text:span></text:span></text:p>
                <text:p text:style-name="P17"><text:span text:style-name="Source_20_Text"><text:span text:style-name="T24"><text:s text:c="19"/></text:span></text:span><text:span text:style-name="Source_20_Text"><text:span text:style-name="T2">Am <text:s text:c="18"/>C <text:s text:c="2"/></text:span></text:span></text:p>
                <text:p text:style-name="P17"><text:span text:style-name="Source_20_Text"><text:span text:style-name="T24"><text:s text:c="11"/></text:span></text:span><text:span text:style-name="Source_20_Text"><text:span text:style-name="T2">Ты приходи на ьогилки, будем чинно жить</text:span></text:span></text:p>
                <text:p text:style-name="P17"><text:span text:style-name="Source_20_Text"><text:span text:style-name="T24"><text:s text:c="20"/></text:span></text:span><text:span text:style-name="Source_20_Text"><text:span text:style-name="T2">E <text:s text:c="11"/>Am</text:span></text:span></text:p>
                <text:p text:style-name="P17"><text:span text:style-name="Source_20_Text"><text:span text:style-name="T24"><text:s text:c="11"/></text:span></text:span><text:span text:style-name="Source_20_Text"><text:span text:style-name="T2">И черви землянные будут нас любить</text:span></text:span></text:p>
                <text:h text:style-name="P9" text:outline-level="5"/>
                <text:h text:style-name="P2" text:outline-level="5"><text:bookmark text:name="ПРОВОДЫ"/>ПРОВОДЫ</text:h>
                <text:p text:style-name="P17"><text:span text:style-name="Source_20_Text"><text:span text:style-name="T2">Как на стройку меня мать провожала </text:span></text:span></text:p>
                <text:p text:style-name="P17"><text:span text:style-name="Source_20_Text"><text:span text:style-name="T2">Как тут вся моя родня набежала </text:span></text:span></text:p>
                <text:p text:style-name="P17"><text:span text:style-name="Source_20_Text"><text:span text:style-name="T2">Ох куда ты паренек, ах поетой-ка</text:span></text:span></text:p>
                <text:p text:style-name="P17"><text:span text:style-name="Source_20_Text"><text:span text:style-name="T2">На кой черт тебе сдалась эта стройка.</text:span></text:span></text:p>
                <text:p text:style-name="P22"/>
                <text:p text:style-name="P17"><text:span text:style-name="Source_20_Text"><text:span text:style-name="T2">На химфаке дураки чай найдутся </text:span></text:span></text:p>
                <text:p text:style-name="P17"><text:span text:style-name="Source_20_Text"><text:span text:style-name="T2">Комсомольцы без тебя обойдутся </text:span></text:span></text:p>
                <text:p text:style-name="P17"><text:span text:style-name="Source_20_Text"><text:span text:style-name="T2">Будешь бегать ты босой да лохматый </text:span></text:span></text:p>
                <text:p text:style-name="P17"><text:span text:style-name="Source_20_Text"><text:span text:style-name="T2">Да помахивать киркой и лопатой.</text:span></text:span></text:p>
                <text:p text:style-name="P22"/>
                <text:p text:style-name="P17"><text:span text:style-name="Source_20_Text"><text:span text:style-name="T2">Ой натерпится сынок много горя </text:span></text:span></text:p>
                <text:p text:style-name="P17"><text:span text:style-name="Source_20_Text"><text:span text:style-name="T2">Лучше б ехал ты со мной к черну морю </text:span></text:span></text:p>
                <text:p text:style-name="P17"><text:span text:style-name="Source_20_Text"><text:span text:style-name="T2">Загорал бы на песке, да купался </text:span></text:span></text:p>
                <text:p text:style-name="P17"><text:span text:style-name="Source_20_Text"><text:span text:style-name="T2">Тут я матери в ответ заругался</text:span></text:span></text:p>
                <text:p text:style-name="P22"/>
                <text:p text:style-name="P17"><text:span text:style-name="Source_20_Text"><text:span text:style-name="T2">Если б ездили на юг все на лето </text:span></text:span></text:p>
                <text:p text:style-name="P17"><text:span text:style-name="Source_20_Text"><text:span text:style-name="T2">То бы не было вокруг столько света </text:span></text:span></text:p>
                <text:p text:style-name="P17"><text:span text:style-name="Source_20_Text"><text:span text:style-name="T2">Если б мамы все как ты говорили </text:span></text:span></text:p>
                <text:p text:style-name="P17"><text:span text:style-name="Source_20_Text"><text:span text:style-name="T2">Мериканцы б нас давно раздавили.</text:span></text:span></text:p>
                <text:p text:style-name="P22"/>
                <text:p text:style-name="P17"><text:span text:style-name="Source_20_Text"><text:span text:style-name="T2">ТОВАРИЩ. БОЙТЕСЬ ТЕХ МЕСТ, ОТКУДА ПОЯВЛЯЮТСЯ ДЕТИ.</text:span></text:span></text:p>
                <text:p text:style-name="P17"><text:span text:style-name="Source_20_Text"><text:span text:style-name="T2">С НСВЫИ ГОДОМ, С НОВЫМ СЧАСТЬЕМ.</text:span></text:span></text:p>
                <text:p text:style-name="P22"/>
                <text:h text:style-name="P9" text:outline-level="5"/>
                <text:h text:style-name="P2" text:outline-level="5"><text:bookmark text:name="ПРОВОДЫ1"/>ПРОВОДЫ</text:h>
                <text:p text:style-name="P15"><text:a xlink:type="simple" xlink:href="http://localhost:8888/notebooks/avi/a01song.ipynb" office:target-frame-name="_blank" xlink:show="new" text:style-name="Internet_20_link" text:visited-style-name="Visited_20_Internet_20_Link"><text:span text:style-name="T30">ПРОВОДЫ</text:span></text:a></text:p>
                <text:p text:style-name="P17"><text:span text:style-name="Source_20_Text"><text:span text:style-name="T2">Am</text:span></text:span></text:p>
                <text:p text:style-name="P17"><text:span text:style-name="Source_20_Text"><text:span text:style-name="T2">Как родная меня мать</text:span></text:span></text:p>
                <text:p text:style-name="P17"><text:span text:style-name="Source_20_Text"><text:span text:style-name="T2">F <text:s text:c="4"/>C A7</text:span></text:span></text:p>
                <text:p text:style-name="P17"><text:span text:style-name="Source_20_Text"><text:span text:style-name="T2">Провожала,</text:span></text:span></text:p>
                <text:p text:style-name="P17"><text:span text:style-name="Source_20_Text"><text:span text:style-name="T2">Dm <text:s text:c="8"/>Am</text:span></text:span></text:p>
                <text:p text:style-name="P17"><text:span text:style-name="Source_20_Text"><text:span text:style-name="T2">Тут и вся моя родня</text:span></text:span></text:p>
                <text:p text:style-name="P17"><text:span text:style-name="Source_20_Text"><text:span text:style-name="T2">E7 <text:s text:c="3"/>Am</text:span></text:span></text:p>
                <text:p text:style-name="P17"><text:span text:style-name="Source_20_Text"><text:span text:style-name="T2">Набежала:</text:span></text:span></text:p>
                <text:p text:style-name="P17"><text:span text:style-name="Source_20_Text"><text:span text:style-name="T2">Dm <text:s text:c="8"/>Am <text:s text:c="6"/>E7 <text:s text:c="3"/>Am</text:span></text:span></text:p>
                <text:p text:style-name="P17"><text:span text:style-name="Source_20_Text"><text:span text:style-name="T2">Тут и вся моя родня набежала.</text:span></text:span></text:p>
                <text:p text:style-name="P22"/>
                <text:p text:style-name="P17"><text:span text:style-name="Source_20_Text"><text:span text:style-name="T2">"А куда ж ты, паренек?</text:span></text:span></text:p>
                <text:p text:style-name="P17"><text:span text:style-name="Source_20_Text"><text:span text:style-name="T2">А куда ты?</text:span></text:span></text:p>
                <text:p text:style-name="P17"><text:span text:style-name="Source_20_Text"><text:span text:style-name="T2">Не ходил бы ты, Ванек,</text:span></text:span></text:p>
                <text:p text:style-name="P17"><text:span text:style-name="Source_20_Text"><text:span text:style-name="T2">Да в солдаты!</text:span></text:span></text:p>
                <text:p text:style-name="P17"><text:span text:style-name="Source_20_Text"><text:span text:style-name="T2">Не ходил бы ты, Ванек,</text:span></text:span></text:p>
                <text:p text:style-name="P17"><text:span text:style-name="Source_20_Text"><text:span text:style-name="T2">Да в солдаты!</text:span></text:span></text:p>
                <text:p text:style-name="P22"/>
                <text:p text:style-name="P17"><text:span text:style-name="Source_20_Text"><text:span text:style-name="T2">В Красной Армии штыки,</text:span></text:span></text:p>
                <text:p text:style-name="P17"><text:span text:style-name="Source_20_Text"><text:span text:style-name="T2">Чай, найдутся.</text:span></text:span></text:p>
                <text:p text:style-name="P17"><text:span text:style-name="Source_20_Text"><text:span text:style-name="T2">Без тебя большевики</text:span></text:span></text:p>
                <text:p text:style-name="P17"><text:span text:style-name="Source_20_Text"><text:span text:style-name="T2">Обойдутся.</text:span></text:span></text:p>
                <text:p text:style-name="P17"><text:span text:style-name="Source_20_Text"><text:span text:style-name="T2">Поневоле ты идешь?</text:span></text:span></text:p>
                <text:p text:style-name="P17"><text:span text:style-name="Source_20_Text"><text:span text:style-name="T2">Аль с охоты?</text:span></text:span></text:p>
                <text:p text:style-name="P17"><text:span text:style-name="Source_20_Text"><text:span text:style-name="T2">Ваня, Ваня, пропадешь</text:span></text:span></text:p>
                <text:p text:style-name="P17"><text:span text:style-name="Source_20_Text"><text:span text:style-name="T2">Ни за что ты.</text:span></text:span></text:p>
                <text:p text:style-name="P22"/>
                <text:p text:style-name="P17"><text:span text:style-name="Source_20_Text"><text:span text:style-name="T2">Мать, страдая по тебе,</text:span></text:span></text:p>
                <text:p text:style-name="P17"><text:span text:style-name="Source_20_Text"><text:span text:style-name="T2">Поседела,</text:span></text:span></text:p>
                <text:p text:style-name="P17"><text:span text:style-name="Source_20_Text"><text:span text:style-name="T2">Эвон, в поле и в избе</text:span></text:span></text:p>
                <text:p text:style-name="P17"><text:span text:style-name="Source_20_Text"><text:span text:style-name="T2">Сколько дела!</text:span></text:span></text:p>
                <text:p text:style-name="P17"><text:span text:style-name="Source_20_Text"><text:span text:style-name="T2">Как дела теперь пошли -</text:span></text:span></text:p>
                <text:p text:style-name="P17"><text:soft-page-break/><text:span text:style-name="Source_20_Text"><text:span text:style-name="T2">Любо-мило:</text:span></text:span></text:p>
                <text:p text:style-name="P17"><text:span text:style-name="Source_20_Text"><text:span text:style-name="T2">Сколько сразу нам земли</text:span></text:span></text:p>
                <text:p text:style-name="P17"><text:span text:style-name="Source_20_Text"><text:span text:style-name="T2">Привалило!</text:span></text:span></text:p>
                <text:p text:style-name="P22"/>
                <text:p text:style-name="P17"><text:span text:style-name="Source_20_Text"><text:span text:style-name="T2">Утеснений прежних нет</text:span></text:span></text:p>
                <text:p text:style-name="P17"><text:span text:style-name="Source_20_Text"><text:span text:style-name="T2">И в помине...</text:span></text:span></text:p>
                <text:p text:style-name="P17"><text:span text:style-name="Source_20_Text"><text:span text:style-name="T2">Лучше б ты женился, свет,</text:span></text:span></text:p>
                <text:p text:style-name="P17"><text:span text:style-name="Source_20_Text"><text:span text:style-name="T2">На Арине.</text:span></text:span></text:p>
                <text:p text:style-name="P17"><text:span text:style-name="Source_20_Text"><text:span text:style-name="T2">С молодой бы жил женой,</text:span></text:span></text:p>
                <text:p text:style-name="P17"><text:span text:style-name="Source_20_Text"><text:span text:style-name="T2">Не ленился!..."</text:span></text:span></text:p>
                <text:p text:style-name="P17"><text:span text:style-name="Source_20_Text"><text:span text:style-name="T2">Тут я матери родной</text:span></text:span></text:p>
                <text:p text:style-name="P17"><text:span text:style-name="Source_20_Text"><text:span text:style-name="T2">Полклонился.</text:span></text:span></text:p>
                <text:p text:style-name="P22"/>
                <text:p text:style-name="P17"><text:span text:style-name="Source_20_Text"><text:span text:style-name="T2">Поклонился всей родне</text:span></text:span></text:p>
                <text:p text:style-name="P17"><text:span text:style-name="Source_20_Text"><text:span text:style-name="T2">У порога:</text:span></text:span></text:p>
                <text:p text:style-name="P17"><text:span text:style-name="Source_20_Text"><text:span text:style-name="T2">"Не скулите вы по мне,</text:span></text:span></text:p>
                <text:p text:style-name="P17"><text:span text:style-name="Source_20_Text"><text:span text:style-name="T2">Ради бога.</text:span></text:span></text:p>
                <text:p text:style-name="P17"><text:span text:style-name="Source_20_Text"><text:span text:style-name="T2">Будь такие все, как вы,</text:span></text:span></text:p>
                <text:p text:style-name="P17"><text:span text:style-name="Source_20_Text"><text:span text:style-name="T2">Ротозеи,</text:span></text:span></text:p>
                <text:p text:style-name="P17"><text:span text:style-name="Source_20_Text"><text:span text:style-name="T2">Что б осталось от Москвы,</text:span></text:span></text:p>
                <text:p text:style-name="P17"><text:span text:style-name="Source_20_Text"><text:span text:style-name="T2">От Расеи?</text:span></text:span></text:p>
                <text:p text:style-name="P22"/>
                <text:p text:style-name="P17"><text:span text:style-name="Source_20_Text"><text:span text:style-name="T2">Все пошло б на старый лад,</text:span></text:span></text:p>
                <text:p text:style-name="P17"><text:span text:style-name="Source_20_Text"><text:span text:style-name="T2">На недолю.</text:span></text:span></text:p>
                <text:p text:style-name="P17"><text:span text:style-name="Source_20_Text"><text:span text:style-name="T2">Взяли б вновь от нас назад</text:span></text:span></text:p>
                <text:p text:style-name="P17"><text:span text:style-name="Source_20_Text"><text:span text:style-name="T2">Землю, волю;</text:span></text:span></text:p>
                <text:p text:style-name="P17"><text:span text:style-name="Source_20_Text"><text:span text:style-name="T2">Сел бы барин на земле</text:span></text:span></text:p>
                <text:p text:style-name="P17"><text:span text:style-name="Source_20_Text"><text:span text:style-name="T2">Злым Малютой.</text:span></text:span></text:p>
                <text:p text:style-name="P17"><text:span text:style-name="Source_20_Text"><text:span text:style-name="T2">Мы б завыли в кабале</text:span></text:span></text:p>
                <text:p text:style-name="P17"><text:span text:style-name="Source_20_Text"><text:span text:style-name="T2">Самой лютой.</text:span></text:span></text:p>
                <text:p text:style-name="P22"/>
                <text:p text:style-name="P17"><text:span text:style-name="Source_20_Text"><text:span text:style-name="T2">А иду я не на пляс,</text:span></text:span></text:p>
                <text:p text:style-name="P17"><text:span text:style-name="Source_20_Text"><text:span text:style-name="T2">На пирушку,</text:span></text:span></text:p>
                <text:p text:style-name="P17"><text:span text:style-name="Source_20_Text"><text:span text:style-name="T2">Покидаючи на вас</text:span></text:span></text:p>
                <text:p text:style-name="P17"><text:soft-page-break/><text:span text:style-name="Source_20_Text"><text:span text:style-name="T2">Мать-старушку:</text:span></text:span></text:p>
                <text:p text:style-name="P17"><text:span text:style-name="Source_20_Text"><text:span text:style-name="T2">С Красной Армией пойду</text:span></text:span></text:p>
                <text:p text:style-name="P17"><text:span text:style-name="Source_20_Text"><text:span text:style-name="T2">Я походом,</text:span></text:span></text:p>
                <text:p text:style-name="P17"><text:span text:style-name="Source_20_Text"><text:span text:style-name="T2">Смертный бой я поведу</text:span></text:span></text:p>
                <text:p text:style-name="P17"><text:span text:style-name="Source_20_Text"><text:span text:style-name="T2">С барским сбродом".</text:span></text:span></text:p>
                <text:h text:style-name="P37" text:outline-level="1"><text:span text:style-name="Source_20_Text"/></text:h>
                <text:h text:style-name="P39" text:outline-level="1"><text:span text:style-name="Source_20_Text">Как гром гремит команда</text:span></text:h>
                <text:p text:style-name="P17"><text:span text:style-name="Source_20_Text"><text:span text:style-name="T2">212</text:span></text:span></text:p>
                <text:p text:style-name="P17"><text:span text:style-name="Source_20_Text"><text:span text:style-name="T4">Как гром гремит команда</text:span></text:span><text:span text:style-name="Source_20_Text"><text:span text:style-name="T2"> </text:span></text:span></text:p>
                <text:p text:style-name="P17"><text:span text:style-name="Source_20_Text"><text:span text:style-name="T2">Равняйсь на лево или направо </text:span></text:span></text:p>
                <text:p text:style-name="P17"><text:span text:style-name="Source_20_Text"><text:span text:style-name="T2">Теперь пускай ударит канонада </text:span></text:span></text:p>
                <text:p text:style-name="P17"><text:span text:style-name="Source_20_Text"><text:span text:style-name="T2">Вперед посмотрим кто кого</text:span></text:span></text:p>
                <text:p text:style-name="P22"/>
                <text:p text:style-name="P17"><text:span text:style-name="Source_20_Text"><text:span text:style-name="T2">В штыки, а ну-ка зададим им деру </text:span></text:span></text:p>
                <text:p text:style-name="P17"><text:span text:style-name="Source_20_Text"><text:span text:style-name="T2">Труба трубит труба трубит в пути </text:span></text:span></text:p>
                <text:p text:style-name="P17"><text:span text:style-name="Source_20_Text"><text:span text:style-name="T2">И пусть повезет грянадеру (Алехе) </text:span></text:span></text:p>
                <text:p text:style-name="P17"><text:span text:style-name="Source_20_Text"><text:span text:style-name="T2">Живым с поля брани уйти.</text:span></text:span></text:p>
                <text:p text:style-name="P22"/>
                <text:p text:style-name="P17"><text:span text:style-name="Source_20_Text"><text:span text:style-name="T2">Как гром грохочет кружки </text:span></text:span></text:p>
                <text:p text:style-name="P17"><text:span text:style-name="Source_20_Text"><text:span text:style-name="T2">А в них не кофе и не молоко </text:span></text:span></text:p>
                <text:p text:style-name="P17"><text:span text:style-name="Source_20_Text"><text:span text:style-name="T2">Шампань, глико, стреляет как из пушки </text:span></text:span></text:p>
                <text:p text:style-name="P17"><text:span text:style-name="Source_20_Text"><text:span text:style-name="T2">Вперед посмотрим кто-кого.</text:span></text:span></text:p>
                <text:p text:style-name="P22"/>
                <text:p text:style-name="P17"><text:span text:style-name="Source_20_Text"><text:span text:style-name="T2">Как гром грохочет женка </text:span></text:span></text:p>
                <text:p text:style-name="P17"><text:span text:style-name="Source_20_Text"><text:span text:style-name="T2">Болван набрался ты опять ( с чего) </text:span></text:span></text:p>
                <text:p text:style-name="P17"><text:span text:style-name="Source_20_Text"><text:span text:style-name="T2">Она метлу, а я беру заслонку </text:span></text:span></text:p>
                <text:p text:style-name="P17"><text:span text:style-name="Source_20_Text"><text:span text:style-name="T2">Вперед посмотрим кто - кого.</text:span></text:span></text:p>
                <text:p text:style-name="P22"/>
                <text:h text:style-name="P9" text:outline-level="5"/>
                <text:h text:style-name="P2" text:outline-level="5"><text:bookmark text:name="Гренадеры,-аккорды"/>Гренадеры, аккорды</text:h>
                <text:p text:style-name="P15"><text:a xlink:type="simple" xlink:href="https://amdm.ru/akkordi/ulii_kim/131667/grenaderi/" office:target-frame-name="_blank" xlink:show="new" text:style-name="Internet_20_link" text:visited-style-name="Visited_20_Internet_20_Link"><text:span text:style-name="T31">Гренадеры, аккорды</text:span></text:a></text:p>
                <text:p text:style-name="P17"><text:span text:style-name="Source_20_Text"><text:span text:style-name="T16">E7 <text:s text:c="3"/>A <text:s/></text:span></text:span></text:p>
                <text:p text:style-name="P17"><text:span text:style-name="Source_20_Text"><text:span text:style-name="T16">Как гром, </text:span></text:span></text:p>
                <text:p text:style-name="P17"><text:span text:style-name="Source_20_Text"><text:span text:style-name="T26"><text:s text:c="11"/></text:span></text:span><text:span text:style-name="Source_20_Text"><text:span text:style-name="T16">Bm <text:s/></text:span></text:span></text:p>
                <text:p text:style-name="P17"><text:span text:style-name="Source_20_Text"><text:span text:style-name="T16">Гремит команда: </text:span></text:span></text:p>
                <text:p text:style-name="P17"><text:span text:style-name="Source_20_Text"><text:span text:style-name="T26"><text:s text:c="7"/></text:span></text:span><text:span text:style-name="Source_20_Text"><text:span text:style-name="T16">B7 <text:s text:c="17"/>E7 <text:s text:c="4"/>A <text:s/></text:span></text:span></text:p>
                <text:p text:style-name="P17"><text:span text:style-name="Source_20_Text"><text:span text:style-name="T16">- Равняйсь! - налево или на-пра-во! </text:span></text:span></text:p>
                <text:p text:style-name="P17"><text:span text:style-name="Source_20_Text"><text:span text:style-name="T26"><text:s text:c="12"/></text:span></text:span><text:span text:style-name="Source_20_Text"><text:span text:style-name="T16">F#7 <text:s/>Bm <text:s/></text:span></text:span></text:p>
                <text:p text:style-name="P17"><text:span text:style-name="Source_20_Text"><text:span text:style-name="T16">Теперь пускай ударит канонада, </text:span></text:span></text:p>
                <text:p text:style-name="P17"><text:span text:style-name="Source_20_Text"><text:span text:style-name="T26"><text:s text:c="4"/></text:span></text:span><text:span text:style-name="Source_20_Text"><text:span text:style-name="T16">G# <text:s text:c="18"/>E7 <text:s/></text:span></text:span></text:p>
                <text:p text:style-name="P17"><text:span text:style-name="Source_20_Text"><text:span text:style-name="T16">А там посмотрим, кто кого! </text:span></text:span></text:p>
                <text:p text:style-name="P26"/>
                <text:p text:style-name="P17"><text:span text:style-name="Source_20_Text"><text:span text:style-name="T16">Припев: </text:span></text:span></text:p>
                <text:p text:style-name="P17"><text:span text:style-name="Source_20_Text"><text:span text:style-name="T26"><text:s text:c="6"/></text:span></text:span><text:span text:style-name="Source_20_Text"><text:span text:style-name="T16">A <text:s/></text:span></text:span></text:p>
                <text:p text:style-name="P17"><text:span text:style-name="Source_20_Text"><text:span text:style-name="T16">В штыки! </text:span></text:span></text:p>
                <text:p text:style-name="P17"><text:span text:style-name="Source_20_Text"><text:span text:style-name="T26"><text:s text:c="4"/></text:span></text:span><text:span text:style-name="Source_20_Text"><text:span text:style-name="T16">F#7 <text:s text:c="6"/>Bm <text:s/></text:span></text:span></text:p>
                <text:p text:style-name="P17"><text:span text:style-name="Source_20_Text"><text:span text:style-name="T16">А ну-ка зададим им деру! </text:span></text:span></text:p>
                <text:p text:style-name="P17"><text:span text:style-name="Source_20_Text"><text:span text:style-name="T26"><text:s text:c="5"/></text:span></text:span><text:span text:style-name="Source_20_Text"><text:span text:style-name="T16">B7 <text:s text:c="24"/>E7 <text:s/></text:span></text:span></text:p>
                <text:p text:style-name="P17"><text:span text:style-name="Source_20_Text"><text:span text:style-name="T16">Труба, труби, труба, труби, веди! </text:span></text:span></text:p>
                <text:p text:style-name="P17"><text:span text:style-name="Source_20_Text"><text:span text:style-name="T26"><text:s text:c="4"/></text:span></text:span><text:span text:style-name="Source_20_Text"><text:span text:style-name="T16">A <text:s text:c="8"/>F#7 <text:s text:c="5"/>Bm <text:s/></text:span></text:span></text:p>
                <text:p text:style-name="P17"><text:span text:style-name="Source_20_Text"><text:span text:style-name="T16">И пусть повезет гренадеру </text:span></text:span></text:p>
                <text:p text:style-name="P17"><text:span text:style-name="Source_20_Text"><text:span text:style-name="T26"><text:s text:c="4"/></text:span></text:span><text:span text:style-name="Source_20_Text"><text:span text:style-name="T16">A <text:s text:c="9"/>F E7 <text:s text:c="3"/>A F A <text:s text:c="3"/>B7 <text:s/></text:span></text:span></text:p>
                <text:p text:style-name="P17"><text:span text:style-name="Source_20_Text"><text:span text:style-name="T16">Живым с поля брани уйти! </text:span></text:span></text:p>
                <text:p text:style-name="P26"/>
                <text:p text:style-name="P17"><text:span text:style-name="Source_20_Text"><text:span text:style-name="T16">Как гром, </text:span></text:span></text:p>
                <text:p text:style-name="P17"><text:span text:style-name="Source_20_Text"><text:span text:style-name="T16">Грохочут кружки, </text:span></text:span></text:p>
                <text:p text:style-name="P17"><text:span text:style-name="Source_20_Text"><text:span text:style-name="T16">А в них не кофе и не молоко - </text:span></text:span></text:p>
                <text:p text:style-name="P17"><text:span text:style-name="Source_20_Text"><text:span text:style-name="T16">Шампань, Клико стреляет, как из пушки - </text:span></text:span></text:p>
                <text:p text:style-name="P17"><text:span text:style-name="Source_20_Text"><text:span text:style-name="T16">Вперед! </text:span></text:span></text:p>
                <text:p text:style-name="P17"><text:span text:style-name="Source_20_Text"><text:span text:style-name="T16">Посмотрим, кто кого! </text:span></text:span></text:p>
                <text:p text:style-name="P26"/>
                <text:p text:style-name="P17"><text:span text:style-name="Source_20_Text"><text:span text:style-name="T16">Припев. </text:span></text:span></text:p>
                <text:p text:style-name="P17"><text:span text:style-name="Source_20_Text"><text:span text:style-name="T16">Как гром, </text:span></text:span></text:p>
                <text:p text:style-name="P17"><text:span text:style-name="Source_20_Text"><text:span text:style-name="T16">Грохочет женка: </text:span></text:span></text:p>
                <text:p text:style-name="P17"><text:span text:style-name="Source_20_Text"><text:span text:style-name="T16">"Болван! Опять надрался ты - с чего?!" </text:span></text:span></text:p>
                <text:p text:style-name="P17"><text:span text:style-name="Source_20_Text"><text:span text:style-name="T16">Она метлу, а я беру заслонку,- </text:span></text:span></text:p>
                <text:p text:style-name="P17"><text:span text:style-name="Source_20_Text"><text:span text:style-name="T16">Вперед! Посмотрим, кто кого! </text:span></text:span></text:p>
                <text:h text:style-name="P2" text:outline-level="5"><text:bookmark text:name="Манька"/>Манька</text:h>
                <text:p text:style-name="P17"><text:span text:style-name="Source_20_Text"><text:span text:style-name="T2">213</text:span></text:span></text:p>
                <text:p text:style-name="P17"><text:span text:style-name="Source_20_Text"><text:span text:style-name="T2">Кабацкое произведение, именуемое "Манька"</text:span></text:span></text:p>
                <text:p text:style-name="P22"><text:span text:style-name="T36">Dm</text:span><text:span text:style-name="T34"> <text:s text:c="61"/></text:span><text:span text:style-name="T36">Em</text:span><text:span text:style-name="T34"> <text:s text:c="17"/></text:span></text:p>
                <text:p text:style-name="P17"><text:span text:style-name="Source_20_Text"><text:span text:style-name="T2">Как-то по пришпекту с Манькой я гулял </text:span></text:span></text:p>
                <text:p text:style-name="P61"><text:span text:style-name="Source_20_Text"><text:span text:style-name="T23">G</text:span></text:span><text:span text:style-name="T34"> <text:s text:c="40"/></text:span><text:span text:style-name="T36">Dm</text:span><text:span text:style-name="T34"> <text:s text:c="31"/></text:span></text:p>
                <text:p text:style-name="P54"><text:span text:style-name="Source_20_Text"><text:span text:style-name="T2">Шарик белым светом дорожку освещая </text:span></text:span></text:p>
                <text:p text:style-name="P61"><text:span text:style-name="T37">Em</text:span><text:span text:style-name="T34"> <text:s text:c="52"/></text:span><text:span text:style-name="T37">G</text:span><text:span text:style-name="T34"> <text:s text:c="26"/></text:span></text:p>
                <text:p text:style-name="P54"><text:span text:style-name="Source_20_Text"><text:span text:style-name="T2">А чтоб было весело вместе нам идтить </text:span></text:span></text:p>
                <text:p text:style-name="P61"><text:span text:style-name="T37">Em</text:span><text:span text:style-name="T34"> <text:s text:c="52"/></text:span><text:span text:style-name="T37">G</text:span><text:span text:style-name="T34"> <text:s text:c="21"/></text:span></text:p>
                <text:p text:style-name="P54"><text:span text:style-name="Source_20_Text"><text:span text:style-name="T2">В кабачёк Печерского решил я зайтить </text:span></text:span></text:p>
                <text:p text:style-name="P61"><text:s text:c="80"/></text:p>
                <text:p text:style-name="P54"><text:span text:style-name="Source_20_Text"><text:span text:style-name="T2">Захожу в пивную, сожуся я за стол </text:span></text:span></text:p>
                <text:p text:style-name="P61"><text:s text:c="80"/></text:p>
                <text:p text:style-name="P54"><text:span text:style-name="Source_20_Text"><text:span text:style-name="T2">Капор свои снимаю кладу её под стол </text:span></text:span></text:p>
                <text:p text:style-name="P61"><text:s text:c="80"/></text:p>
                <text:p text:style-name="P54"><text:span text:style-name="Source_20_Text"><text:span text:style-name="T2">Спрашиваю Маньку то ты будешь пить </text:span></text:span></text:p>
                <text:p text:style-name="P61"><text:s text:c="80"/></text:p>
                <text:p text:style-name="P54"><text:span text:style-name="Source_20_Text"><text:span text:style-name="T2">А она зашаривает - голова болит </text:span></text:span></text:p>
                <text:p text:style-name="P17"><text:span text:style-name="Source_20_Text"><text:span text:style-name="T2">Не капай мне на мозги, шо голова болить </text:span></text:span></text:p>
                <text:p text:style-name="P17"><text:span text:style-name="Source_20_Text"><text:span text:style-name="T2">А яж тебя спрашиваю, шо ты будешь пить </text:span></text:span></text:p>
                <text:p text:style-name="P17"><text:span text:style-name="Source_20_Text"><text:span text:style-name="T2">Мартовское пиво, самогон, вино,</text:span></text:span></text:p>
                <text:p text:style-name="P17"><text:span text:style-name="Source_20_Text"><text:span text:style-name="T2">Душистую фиалочку, аж ничего.</text:span></text:span></text:p>
                <text:p text:style-name="P17"><text:span text:style-name="Source_20_Text"><text:span text:style-name="T2">Выпили по 200, а потом по 100 </text:span></text:span></text:p>
                <text:p text:style-name="P17"><text:span text:style-name="Source_20_Text"><text:span text:style-name="T2">И разговорились по это и про то </text:span></text:span></text:p>
                <text:p text:style-name="P17"><text:span text:style-name="Source_20_Text"><text:span text:style-name="T2">А когда мне дьявол в голову вскочил </text:span></text:span></text:p>
                <text:p text:style-name="P17"><text:span text:style-name="Source_20_Text"><text:span text:style-name="T2">О любовных чувствах я с ней заговорил </text:span></text:span></text:p>
                <text:p text:style-name="P17"><text:span text:style-name="Source_20_Text"><text:span text:style-name="T2">Раскажи-ка,Манечка, ты про любовь свою,</text:span></text:span></text:p>
                <text:p text:style-name="P17"><text:span text:style-name="Source_20_Text"><text:span text:style-name="T2">Для тебя 7,40 хочешь я спою </text:span></text:span></text:p>
                <text:p text:style-name="P17"><text:span text:style-name="Source_20_Text"><text:span text:style-name="T2">Подарю платочек, красивей огня </text:span></text:span></text:p>
                <text:p text:style-name="P17"><text:span text:style-name="Source_20_Text"><text:span text:style-name="T2">Не будь же, Манька, дурой и падай на меня </text:span></text:span></text:p>
                <text:p text:style-name="P17"><text:span text:style-name="Source_20_Text"><text:span text:style-name="T2">Дура бестолковая, что ж ты ищешь, ждешь </text:span></text:span></text:p>
                <text:p text:style-name="P17"><text:span text:style-name="Source_20_Text"><text:span text:style-name="T2">Лучше парня Сашки в мире не найдешь </text:span></text:span></text:p>
                <text:p text:style-name="P17"><text:span text:style-name="Source_20_Text"><text:span text:style-name="T2">Али я не молод, аж не красив </text:span></text:span></text:p>
                <text:p text:style-name="P17"><text:soft-page-break/><text:span text:style-name="Source_20_Text"><text:span text:style-name="T2">Аль тебе не нравится мой акредитив </text:span></text:span></text:p>
                <text:p text:style-name="P17"><text:span text:style-name="Source_20_Text"><text:span text:style-name="T2">Ну и черт с тобою, люби сама себя </text:span></text:span></text:p>
                <text:p text:style-name="P17"><text:span text:style-name="Source_20_Text"><text:span text:style-name="T2">Я найду другую, плевал я на тебя.</text:span></text:span></text:p>
                <text:p text:style-name="P17"><text:span text:style-name="Source_20_Text"><text:span text:style-name="T2">Кровь моя остынет и я чичас уйду </text:span></text:span></text:p>
                <text:p text:style-name="P17"><text:span text:style-name="Source_20_Text"><text:span text:style-name="T2">И на Дерибасовской я девушку найду.</text:span></text:span></text:p>
                <text:h text:style-name="P45" text:outline-level="5"><text:bookmark text:name="Султан."/><text:span text:style-name="T28">Султан.</text:span></text:h>
                <text:p text:style-name="P17"><text:span text:style-name="Source_20_Text"><text:span text:style-name="T2">215</text:span></text:span></text:p>
                <text:p text:style-name="P22"/>
                <text:p text:style-name="P22"><text:span text:style-name="T38">E7</text:span> <text:s text:c="59"/></text:p>
                <text:p text:style-name="P17"><text:span text:style-name="Source_20_Text"><text:span text:style-name="T2">Как турецкая сабля твой стан </text:span></text:span></text:p>
                <text:p text:style-name="P62"><text:s text:c="60"/></text:p>
                <text:p text:style-name="P55"><text:span text:style-name="Source_20_Text"><text:span text:style-name="T2">Рот-рубин раскаленный</text:span></text:span></text:p>
                <text:p text:style-name="P62"><text:span text:style-name="T38">A</text:span><text:span text:style-name="T34"> <text:s text:c="57"/></text:span><text:span text:style-name="T38">E7</text:span><text:span text:style-name="T34"> <text:s/></text:span></text:p>
                <text:p text:style-name="P55"><text:span text:style-name="Source_20_Text"><text:span text:style-name="T2">Если б был я турецкий султан - Ай Паше </text:span></text:span></text:p>
                <text:p text:style-name="P62"><text:s text:c="60"/></text:p>
                <text:p text:style-name="P55"><text:span text:style-name="Source_20_Text"><text:span text:style-name="T2">Я бы взял тебя в жены.</text:span></text:span></text:p>
                <text:p text:style-name="P62"><text:span text:style-name="T38">A</text:span><text:span text:style-name="T34"> <text:s text:c="57"/></text:span><text:span text:style-name="T38">E7</text:span><text:span text:style-name="T34"> <text:s/></text:span></text:p>
                <text:p text:style-name="P55"><text:span text:style-name="Source_20_Text"><text:span text:style-name="T2">Если б был я турецкий султан - Ай Паше </text:span></text:span></text:p>
                <text:p text:style-name="P62"><text:s text:c="60"/></text:p>
                <text:p text:style-name="P55"><text:span text:style-name="Source_20_Text"><text:span text:style-name="T2">Я бы взял тебя в жены.</text:span></text:span></text:p>
                <text:p text:style-name="P62"/>
                <text:p text:style-name="P17"><text:span text:style-name="Source_20_Text"><text:span text:style-name="T2">В косы твои жемчуг бы вплел </text:span></text:span></text:p>
                <text:p text:style-name="P17"><text:span text:style-name="Source_20_Text"><text:span text:style-name="T2">Пусть завидуют люди </text:span></text:span></text:p>
                <text:p text:style-name="P17"><text:span text:style-name="Source_20_Text"><text:span text:style-name="T2">Свое сердце тебе приподнес - на бери</text:span></text:span></text:p>
                <text:p text:style-name="P17"><text:span text:style-name="Source_20_Text"><text:span text:style-name="T2">На серебряном блюде.</text:span></text:span></text:p>
                <text:p text:style-name="P22"/>
                <text:p text:style-name="P17"><text:span text:style-name="Source_20_Text"><text:span text:style-name="T2">На зеленом пушистом лугу </text:span></text:span></text:p>
                <text:p text:style-name="P17"><text:span text:style-name="Source_20_Text"><text:span text:style-name="T2">Мы играли бы в прятки </text:span></text:span></text:p>
                <text:p text:style-name="P17"><text:span text:style-name="Source_20_Text"><text:span text:style-name="T2">И на пыльном турецком ковре - вай-вай </text:span></text:span></text:p>
                <text:p text:style-name="P17"><text:span text:style-name="Source_20_Text"><text:span text:style-name="T2">Щекотали бы пятки.</text:span></text:span></text:p>
                <text:p text:style-name="P22"/>
                <text:p text:style-name="P17"><text:span text:style-name="Source_20_Text"><text:span text:style-name="T2">Что глаза опустила, молчишь </text:span></text:span></text:p>
                <text:p text:style-name="P17"><text:span text:style-name="Source_20_Text"><text:span text:style-name="T2">Пальцем трешь штукатурку </text:span></text:span></text:p>
                <text:p text:style-name="P17"><text:span text:style-name="Source_20_Text"><text:span text:style-name="T2">А сама потихоньку, как мышь, кыш, кыш </text:span></text:span></text:p>
                <text:p text:style-name="P17"><text:span text:style-name="Source_20_Text"><text:span text:style-name="T2">Ночью бегаешь к турку. <text:s text:c="3"/>7</text:span></text:span></text:p>
                <text:p text:style-name="P22"/>
                <text:p text:style-name="P17"><text:span text:style-name="Source_20_Text"><text:span text:style-name="T2">Ах, проклятый турецкий султан,</text:span></text:span></text:p>
                <text:p text:style-name="P17"><text:span text:style-name="Source_20_Text"><text:span text:style-name="T2">Он нахал и невежда</text:span></text:span></text:p>
                <text:p text:style-name="P17"><text:span text:style-name="Source_20_Text"><text:span text:style-name="T2">Третий день я точу свой кинжал - жик-жик </text:span></text:span></text:p>
                <text:p text:style-name="P17"><text:soft-page-break/><text:span text:style-name="Source_20_Text"><text:span text:style-name="T2">На четвертый зарежу.</text:span></text:span></text:p>
                <text:p text:style-name="P22"/>
                <text:p text:style-name="P17"><text:span text:style-name="Source_20_Text"><text:span text:style-name="T2">Изрублю его в мелкий шашлык </text:span></text:span></text:p>
                <text:p text:style-name="P17"><text:span text:style-name="Source_20_Text"><text:span text:style-name="T2">Кабардинцу дам шкуры </text:span></text:span></text:p>
                <text:p text:style-name="P17"><text:span text:style-name="Source_20_Text"><text:span text:style-name="T2">И, накинув на плечи башлык, </text:span></text:span></text:p>
                <text:p text:style-name="P17"><text:span text:style-name="Source_20_Text"><text:span text:style-name="T2">Увезу тебя в горы.</text:span></text:span></text:p>
                <text:p text:style-name="P16"/>
                <text:h text:style-name="P39" text:outline-level="1"><text:span text:style-name="Source_20_Text">Карамба</text:span></text:h>
                <text:p text:style-name="P17"><text:span text:style-name="Source_20_Text"><text:span text:style-name="T2">216</text:span></text:span></text:p>
                <text:p text:style-name="P17"><text:span text:style-name="Source_20_Text"><text:span text:style-name="T2">ЛяМ</text:span></text:span></text:p>
                <text:p text:style-name="P22"/>
                <text:p text:style-name="P17"><text:span text:style-name="Source_20_Text"><text:span text:style-name="T2">Карамба с неба дожди: идет проливной </text:span></text:span></text:p>
                <text:p text:style-name="P17"><text:span text:style-name="Source_20_Text"><text:span text:style-name="T2">Карамба не видно ни зги над головой </text:span></text:span></text:p>
                <text:p text:style-name="P17"><text:span text:style-name="Source_20_Text"><text:span text:style-name="T2">Не знаем куда идем где мы ночлег найдем </text:span></text:span></text:p>
                <text:p text:style-name="P17"><text:span text:style-name="Source_20_Text"><text:span text:style-name="T2">Где и когда мы отдохнем</text:span></text:span></text:p>
                <text:p text:style-name="P22"/>
                <text:p text:style-name="P17"><text:span text:style-name="Source_20_Text"><text:span text:style-name="T2">ПРИПЕВ: </text:span></text:span></text:p>
                <text:p text:style-name="P17"><text:span text:style-name="Source_20_Text"><text:span text:style-name="T2">А дождик льёт как из ведра </text:span></text:span></text:p>
                <text:p text:style-name="P17"><text:span text:style-name="Source_20_Text"><text:span text:style-name="T2">Пам па ра-ра ра-ра </text:span></text:span></text:p>
                <text:p text:style-name="P17"><text:span text:style-name="Source_20_Text"><text:span text:style-name="T2">Кругом вода вода вода</text:span></text:span></text:p>
                <text:p text:style-name="P17"><text:span text:style-name="Source_20_Text"><text:span text:style-name="T2">Пам па ра-ра ра-ра </text:span></text:span></text:p>
                <text:p text:style-name="P17"><text:span text:style-name="Source_20_Text"><text:span text:style-name="T2">И кажется что за спиной </text:span></text:span></text:p>
                <text:p text:style-name="P17"><text:span text:style-name="Source_20_Text"><text:span text:style-name="T2">Рюкзак бочка с водой </text:span></text:span></text:p>
                <text:p text:style-name="P17"><text:span text:style-name="Source_20_Text"><text:span text:style-name="T2">И пусть и пусть устали мы в пути </text:span></text:span></text:p>
                <text:p text:style-name="P17"><text:span text:style-name="Source_20_Text"><text:span text:style-name="T2">Пам па ра-ра ра-ра </text:span></text:span></text:p>
                <text:p text:style-name="P17"><text:span text:style-name="Source_20_Text"><text:span text:style-name="T2">И далека ещё идти </text:span></text:span></text:p>
                <text:p text:style-name="P17"><text:span text:style-name="Source_20_Text"><text:span text:style-name="T2">Пам па pa-pa ра-ра </text:span></text:span></text:p>
                <text:p text:style-name="P17"><text:span text:style-name="Source_20_Text"><text:span text:style-name="T2">Но мы все силы соберем </text:span></text:span></text:p>
                <text:p text:style-name="P17"><text:span text:style-name="Source_20_Text"><text:span text:style-name="T2">И до цели дойдем</text:span></text:span></text:p>
                <text:p text:style-name="P22"/>
                <text:p text:style-name="P17"><text:span text:style-name="Source_20_Text"><text:span text:style-name="T2">Карамба забрались в болото далеко </text:span></text:span></text:p>
                <text:p text:style-name="P17"><text:span text:style-name="Source_20_Text"><text:span text:style-name="T2">Карамба не знаем как выйти из него </text:span></text:span></text:p>
                <text:p text:style-name="P17"><text:span text:style-name="Source_20_Text"><text:span text:style-name="T2">Мы карту раскинули где мы прикинули </text:span></text:span></text:p>
                <text:p text:style-name="P17"><text:span text:style-name="Source_20_Text"><text:span text:style-name="T2">И усталось как рукой сняло</text:span></text:span></text:p>
                <text:p text:style-name="P22"/>
                <text:p text:style-name="P17"><text:span text:style-name="Source_20_Text"><text:span text:style-name="T2">Карамба зачем они в поход идут </text:span></text:span></text:p>
                <text:p text:style-name="P17"><text:span text:style-name="Source_20_Text"><text:span text:style-name="T2">Как часто вопрос этот люди задают </text:span></text:span></text:p>
                <text:p text:style-name="P17"><text:span text:style-name="Source_20_Text"><text:span text:style-name="T2">Мы знаем куда идет где мы ночлег найдем </text:span></text:span></text:p>
                <text:p text:style-name="P17"><text:span text:style-name="Source_20_Text"><text:span text:style-name="T2">Где и когда мы отдохнем</text:span></text:span></text:p>
                <text:h text:style-name="P9" text:outline-level="5"/>
                <text:h text:style-name="P2" text:outline-level="5"><text:bookmark text:name="Карамба!"/>Карамба!</text:h>
                <text:p text:style-name="P15"><text:a xlink:type="simple" xlink:href="http://acc.muzguru.com/artist/971/chords/15900/" office:target-frame-name="_blank" xlink:show="new" text:style-name="Internet_20_link" text:visited-style-name="Visited_20_Internet_20_Link"><text:span text:style-name="T30">Карамба</text:span></text:a></text:p>
                <text:p text:style-name="P17"><text:span text:style-name="Source_20_Text"><text:span text:style-name="T24"><text:s text:c="6"/></text:span></text:span><text:span text:style-name="Source_20_Text"><text:span text:style-name="T2">Am <text:s text:c="26"/>E</text:span></text:span></text:p>
                <text:p text:style-name="P17"><text:span text:style-name="Source_20_Text"><text:span text:style-name="T2">1. Карамба! Не видно ни зги над головой.</text:span></text:span></text:p>
                <text:p text:style-name="P17"><text:span text:style-name="Source_20_Text"><text:span text:style-name="T24"><text:s text:c="35"/></text:span></text:span><text:span text:style-name="Source_20_Text"><text:span text:style-name="T2">Am</text:span></text:span></text:p>
                <text:p text:style-name="P17"><text:span text:style-name="Source_20_Text"><text:span text:style-name="T2">Карамба! С неба льется дождик проливной.</text:span></text:span></text:p>
                <text:p text:style-name="P17"><text:span text:style-name="Source_20_Text"><text:span text:style-name="T24"><text:s text:c="6"/></text:span></text:span><text:span text:style-name="Source_20_Text"><text:span text:style-name="T2">Dm</text:span></text:span></text:p>
                <text:p text:style-name="P17"><text:span text:style-name="Source_20_Text"><text:span text:style-name="T2">Не знаем, куда идем,</text:span></text:span></text:p>
                <text:p text:style-name="P17"><text:span text:style-name="Source_20_Text"><text:span text:style-name="T24"><text:s text:c="5"/></text:span></text:span><text:span text:style-name="Source_20_Text"><text:span text:style-name="T2">Am</text:span></text:span></text:p>
                <text:p text:style-name="P17"><text:span text:style-name="Source_20_Text"><text:span text:style-name="T2">Где мы ночлег найдем,</text:span></text:span></text:p>
                <text:p text:style-name="P17"><text:span text:style-name="Source_20_Text"><text:span text:style-name="T24"><text:s text:c="3"/></text:span></text:span><text:span text:style-name="Source_20_Text"><text:span text:style-name="T2">E <text:s text:c="15"/>Am</text:span></text:span></text:p>
                <text:p text:style-name="P17"><text:span text:style-name="Source_20_Text"><text:span text:style-name="T2">Где и когда мы отдохнем.</text:span></text:span></text:p>
                <text:p text:style-name="P17"><text:span text:style-name="Source_20_Text"><text:span text:style-name="T24"><text:s text:c="82"/></text:span></text:span><text:span text:style-name="Source_20_Text"><text:span text:style-name="T2">Dm</text:span></text:span></text:p>
                <text:p text:style-name="P17"><text:span text:style-name="Source_20_Text"><text:span text:style-name="T2">Пр: А дождик льет как из ведра,</text:span></text:span></text:p>
                <text:p text:style-name="P17"><text:span text:style-name="Source_20_Text"><text:span text:style-name="T24"><text:s text:c="20"/></text:span></text:span><text:span text:style-name="Source_20_Text"><text:span text:style-name="T2">Am</text:span></text:span></text:p>
                <text:p text:style-name="P17"><text:span text:style-name="Source_20_Text"><text:span text:style-name="T2">Кругом вода, вода, вода.</text:span></text:span></text:p>
                <text:p text:style-name="P17"><text:span text:style-name="Source_20_Text"><text:span text:style-name="T24"><text:s text:c="31"/></text:span></text:span><text:span text:style-name="Source_20_Text"><text:span text:style-name="T2">E</text:span></text:span></text:p>
                <text:p text:style-name="P17"><text:span text:style-name="Source_20_Text"><text:span text:style-name="T24"><text:s text:c="4"/></text:span></text:span><text:span text:style-name="Source_20_Text"><text:span text:style-name="T2">И кажется, что за спиной <text:s text:c="4"/></text:span></text:span></text:p>
                <text:p text:style-name="P17"><text:span text:style-name="Source_20_Text"><text:span text:style-name="T24"><text:s text:c="31"/></text:span></text:span><text:span text:style-name="Source_20_Text"><text:span text:style-name="T2">Am</text:span></text:span></text:p>
                <text:p text:style-name="P17"><text:span text:style-name="Source_20_Text"><text:span text:style-name="T24"><text:s text:c="4"/></text:span></text:span><text:span text:style-name="Source_20_Text"><text:span text:style-name="T2">Рюкзак, как бочка с водой.</text:span></text:span></text:p>
                <text:p text:style-name="P17"><text:span text:style-name="Source_20_Text"><text:span text:style-name="T24"><text:s text:c="4"/></text:span></text:span><text:span text:style-name="Source_20_Text"><text:span text:style-name="T2">И хоть устали мы в пути,</text:span></text:span></text:p>
                <text:p text:style-name="P17"><text:span text:style-name="Source_20_Text"><text:span text:style-name="T24"><text:s text:c="4"/></text:span></text:span><text:span text:style-name="Source_20_Text"><text:span text:style-name="T2">И далеко еще идти,</text:span></text:span></text:p>
                <text:p text:style-name="P17"><text:span text:style-name="Source_20_Text"><text:span text:style-name="T24"><text:s text:c="4"/></text:span></text:span><text:span text:style-name="Source_20_Text"><text:span text:style-name="T2">Мы эту песню допоем</text:span></text:span></text:p>
                <text:p text:style-name="P17"><text:span text:style-name="Source_20_Text"><text:span text:style-name="T24"><text:s text:c="4"/></text:span></text:span><text:span text:style-name="Source_20_Text"><text:span text:style-name="T2">И до цели дойдем.</text:span></text:span></text:p>
                <text:p text:style-name="P17"><text:span text:style-name="Source_20_Text"><text:span text:style-name="T2">2. Карамба! Забрались в болото далеко.</text:span></text:span></text:p>
                <text:p text:style-name="P17"><text:span text:style-name="Source_20_Text"><text:span text:style-name="T2">Карамба! Не знаем, как выйти из него.</text:span></text:span></text:p>
                <text:p text:style-name="P17"><text:span text:style-name="Source_20_Text"><text:span text:style-name="T2">Мы карту раскинули,</text:span></text:span></text:p>
                <text:p text:style-name="P17"><text:span text:style-name="Source_20_Text"><text:span text:style-name="T2">Где мы, прикинули,</text:span></text:span></text:p>
                <text:p text:style-name="P17"><text:span text:style-name="Source_20_Text"><text:span text:style-name="T2">И усталость как рукой сняло.</text:span></text:span></text:p>
                <text:p text:style-name="P17"><text:span text:style-name="Source_20_Text"><text:span text:style-name="T2">Пр.</text:span></text:span></text:p>
                <text:p text:style-name="P22"/>
                <text:p text:style-name="P17"><text:span text:style-name="Source_20_Text"><text:span text:style-name="T2">3. Карамба! Куда и зачем они идут?</text:span></text:span></text:p>
                <text:p text:style-name="P17"><text:span text:style-name="Source_20_Text"><text:span text:style-name="T2">Карамба! Как часто вопрос нам задают.</text:span></text:span></text:p>
                <text:p text:style-name="P17"><text:soft-page-break/><text:span text:style-name="Source_20_Text"><text:span text:style-name="T2">Мы знаем, куда идем,</text:span></text:span></text:p>
                <text:p text:style-name="P17"><text:span text:style-name="Source_20_Text"><text:span text:style-name="T2">Где мы ночлег найдем,</text:span></text:span></text:p>
                <text:p text:style-name="P17"><text:span text:style-name="Source_20_Text"><text:span text:style-name="T2">Где и когда мы отдохнем.</text:span></text:span></text:p>
                <text:p text:style-name="P17"><text:span text:style-name="Source_20_Text"><text:span text:style-name="T2">Пр.</text:span></text:span></text:p>
                <text:p text:style-name="P16"/>
                <text:h text:style-name="P39" text:outline-level="1"><text:span text:style-name="Source_20_Text">К долгожданной гитаре</text:span></text:h>
                <text:p text:style-name="P17"><text:span text:style-name="Source_20_Text"><text:span text:style-name="T16">217</text:span></text:span></text:p>
                <text:p text:style-name="P17"><text:span text:style-name="Source_20_Text"><text:span text:style-name="T16">Соль М</text:span></text:span></text:p>
                <text:p text:style-name="P17"><text:span text:style-name="Source_20_Text"><text:span text:style-name="T16">К долгожданной гитаре </text:span></text:span></text:p>
                <text:p text:style-name="P17"><text:span text:style-name="Source_20_Text"><text:span text:style-name="T16">я тихо прильну </text:span></text:span></text:p>
                <text:p text:style-name="P17"><text:span text:style-name="Source_20_Text"><text:span text:style-name="T16">Осторожно и бережно </text:span></text:span></text:p>
                <text:p text:style-name="P17"><text:span text:style-name="Source_20_Text"><text:span text:style-name="T16">Трону струну</text:span></text:span></text:p>
                <text:p text:style-name="P26"/>
                <text:p text:style-name="P17"><text:span text:style-name="Source_20_Text"><text:span text:style-name="T16">И она отзовется </text:span></text:span></text:p>
                <text:p text:style-name="P17"><text:span text:style-name="Source_20_Text"><text:span text:style-name="T16">Зазвонко звеня </text:span></text:span></text:p>
                <text:p text:style-name="P17"><text:span text:style-name="Source_20_Text"><text:span text:style-name="T16">Теплотою наполнит </text:span></text:span></text:p>
                <text:p text:style-name="P17"><text:span text:style-name="Source_20_Text"><text:span text:style-name="T16">Тебя и меня </text:span></text:span></text:p>
                <text:p text:style-name="P17"><text:span text:style-name="Source_20_Text"><text:span text:style-name="T16">П Р И П Е В:</text:span></text:span></text:p>
                <text:p text:style-name="P17"><text:span text:style-name="Source_20_Text"><text:span text:style-name="T16">От зари до зари </text:span></text:span></text:p>
                <text:p text:style-name="P17"><text:span text:style-name="Source_20_Text"><text:span text:style-name="T16">От темна до темна </text:span></text:span></text:p>
                <text:p text:style-name="P17"><text:span text:style-name="Source_20_Text"><text:span text:style-name="T16">О любви говори </text:span></text:span></text:p>
                <text:p text:style-name="P17"><text:span text:style-name="Source_20_Text"><text:span text:style-name="T16">Пой гитарная струна</text:span></text:span></text:p>
                <text:p text:style-name="P26"/>
                <text:p text:style-name="P17"><text:span text:style-name="Source_20_Text"><text:span text:style-name="T16">Я гитару настрою</text:span></text:span></text:p>
                <text:p text:style-name="P17"><text:span text:style-name="Source_20_Text"><text:span text:style-name="T16">На лирический лад</text:span></text:span></text:p>
                <text:p text:style-name="P17"><text:span text:style-name="Source_20_Text"><text:span text:style-name="T16">И знакомой Тропою</text:span></text:span></text:p>
                <text:p text:style-name="P17"><text:span text:style-name="Source_20_Text"><text:span text:style-name="T16">Уйду в звездопад. </text:span></text:span></text:p>
                <text:p text:style-name="P26"/>
                <text:p text:style-name="P17"><text:span text:style-name="Source_20_Text"><text:span text:style-name="T16">Будь счастливой как песня</text:span></text:span></text:p>
                <text:p text:style-name="P17"><text:span text:style-name="Source_20_Text"><text:span text:style-name="T16">Прошу стать её</text:span></text:span></text:p>
                <text:p text:style-name="P17"><text:span text:style-name="Source_20_Text"><text:span text:style-name="T16">И она отзовется</text:span></text:span></text:p>
                <text:p text:style-name="P17"><text:span text:style-name="Source_20_Text"><text:span text:style-name="T16">Как сердце моё</text:span></text:span></text:p>
                <text:p text:style-name="P26"/>
                <text:p text:style-name="P17"><text:span text:style-name="Source_20_Text"><text:span text:style-name="T16">К долгожданной гитаре</text:span></text:span></text:p>
                <text:p text:style-name="P17"><text:span text:style-name="Source_20_Text"><text:span text:style-name="T16">Я тихо прильну</text:span></text:span></text:p>
                <text:p text:style-name="P17"><text:span text:style-name="Source_20_Text"><text:span text:style-name="T16">Осторожно и бережно</text:span></text:span></text:p>
                <text:p text:style-name="P17"><text:span text:style-name="Source_20_Text"><text:span text:style-name="T16">Трону струну</text:span></text:span></text:p>
                <text:p text:style-name="P26"/>
                <text:p text:style-name="P17"><text:span text:style-name="Source_20_Text"><text:span text:style-name="T16">Есть гитара на свете</text:span></text:span></text:p>
                <text:p text:style-name="P17"><text:span text:style-name="Source_20_Text"><text:span text:style-name="T16">Они зазвучат</text:span></text:span></text:p>
                <text:p text:style-name="P17"><text:span text:style-name="Source_20_Text"><text:span text:style-name="T16">И большие оркестры</text:span></text:span></text:p>
                <text:p text:style-name="P17"><text:span text:style-name="Source_20_Text"><text:span text:style-name="T16">Порою молчат</text:span></text:span></text:p>
                <text:h text:style-name="P2" text:outline-level="5"><text:bookmark text:name="От-зари-до-зари"/>От зари до зари</text:h>
                <text:p text:style-name="P15"><text:a xlink:type="simple" xlink:href="https://amdm.ru/akkordi/raznie_pesni/133500/ot_zari_do_zari/" office:target-frame-name="_blank" xlink:show="new" text:style-name="Internet_20_link" text:visited-style-name="Visited_20_Internet_20_Link"><text:span text:style-name="T30">От зари до зари</text:span></text:a></text:p>
                <text:p text:style-name="P17"><text:span text:style-name="Source_20_Text"><text:span text:style-name="T2">К долгожданной <text:s/>гитаре </text:span></text:span></text:p>
                <text:p text:style-name="P17"><text:span text:style-name="Source_20_Text"><text:span text:style-name="T24"><text:s text:c="12"/></text:span></text:span><text:span text:style-name="Source_20_Text"><text:span text:style-name="T2">Dm </text:span></text:span></text:p>
                <text:p text:style-name="P17"><text:span text:style-name="Source_20_Text"><text:span text:style-name="T2">Я тихо прильну, </text:span></text:span></text:p>
                <text:p text:style-name="P17"><text:span text:style-name="Source_20_Text"><text:span text:style-name="T24"><text:s text:c="14"/></text:span></text:span><text:span text:style-name="Source_20_Text"><text:span text:style-name="T2">G</text:span></text:span></text:p>
                <text:p text:style-name="P17"><text:span text:style-name="Source_20_Text"><text:span text:style-name="T2">Осторожно и <text:s/>бережно </text:span></text:span></text:p>
                <text:p text:style-name="P17"><text:span text:style-name="Source_20_Text"><text:span text:style-name="T24"><text:s text:c="10"/></text:span></text:span><text:span text:style-name="Source_20_Text"><text:span text:style-name="T2">C</text:span></text:span></text:p>
                <text:p text:style-name="P17"><text:span text:style-name="Source_20_Text"><text:span text:style-name="T2">Трону струну, </text:span></text:span></text:p>
                <text:p text:style-name="P17"><text:span text:style-name="Source_20_Text"><text:span text:style-name="T24"><text:s text:c="11"/></text:span></text:span><text:span text:style-name="Source_20_Text"><text:span text:style-name="T2">A7</text:span></text:span></text:p>
                <text:p text:style-name="P17"><text:span text:style-name="Source_20_Text"><text:span text:style-name="T2">И она отзовется, </text:span></text:span></text:p>
                <text:p text:style-name="P17"><text:span text:style-name="Source_20_Text"><text:span text:style-name="T24"><text:s text:c="11"/></text:span></text:span><text:span text:style-name="Source_20_Text"><text:span text:style-name="T2">Dm</text:span></text:span></text:p>
                <text:p text:style-name="P17"><text:span text:style-name="Source_20_Text"><text:span text:style-name="T2">Зазывно звеня, </text:span></text:span></text:p>
                <text:p text:style-name="P17"><text:span text:style-name="Source_20_Text"><text:span text:style-name="T24"><text:s text:c="12"/></text:span></text:span><text:span text:style-name="Source_20_Text"><text:span text:style-name="T2">B7</text:span></text:span></text:p>
                <text:p text:style-name="P17"><text:span text:style-name="Source_20_Text"><text:span text:style-name="T2">Добротою <text:s/>наполнив </text:span></text:span></text:p>
                <text:p text:style-name="P17"><text:span text:style-name="Source_20_Text"><text:span text:style-name="T24"><text:s text:c="8"/></text:span></text:span><text:span text:style-name="Source_20_Text"><text:span text:style-name="T2">E</text:span></text:span></text:p>
                <text:p text:style-name="P17"><text:span text:style-name="Source_20_Text"><text:span text:style-name="T2">Тебя и меня. </text:span></text:span></text:p>
                <text:p text:style-name="P22"/>
                <text:p text:style-name="P17"><text:span text:style-name="Source_20_Text"><text:span text:style-name="T2">Припев: </text:span></text:span></text:p>
                <text:p text:style-name="P17"><text:span text:style-name="Source_20_Text"><text:span text:style-name="T24"><text:s text:c="5"/></text:span></text:span><text:span text:style-name="Source_20_Text"><text:span text:style-name="T2">Am <text:s/></text:span></text:span></text:p>
                <text:p text:style-name="P17"><text:span text:style-name="Source_20_Text"><text:span text:style-name="T2">От зари до зари, 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/text:span></text:span></text:p>
                <text:p text:style-name="P17"><text:span text:style-name="Source_20_Text"><text:span text:style-name="T2">От темна <text:s/>до темна, </text:span></text:span></text:p>
                <text:p text:style-name="P17"><text:span text:style-name="Source_20_Text"><text:span text:style-name="T24"><text:s text:c="5"/></text:span></text:span><text:span text:style-name="Source_20_Text"><text:span text:style-name="T2">E</text:span></text:span></text:p>
                <text:p text:style-name="P17"><text:span text:style-name="Source_20_Text"><text:span text:style-name="T2">О любви говори, </text:span></text:span></text:p>
                <text:p text:style-name="P17"><text:span text:style-name="Source_20_Text"><text:span text:style-name="T24"><text:s text:c="8"/></text:span></text:span><text:span text:style-name="Source_20_Text"><text:span text:style-name="T2">Am</text:span></text:span></text:p>
                <text:p text:style-name="P17"><text:span text:style-name="Source_20_Text"><text:span text:style-name="T2">Пой, <text:s/>гитарная струна! </text:span></text:span></text:p>
                <text:p text:style-name="P17"><text:span text:style-name="Source_20_Text"><text:span text:style-name="T24"><text:s text:c="8"/></text:span></text:span><text:span text:style-name="Source_20_Text"><text:span text:style-name="T2">Am</text:span></text:span></text:p>
                <text:p text:style-name="P17"><text:span text:style-name="Source_20_Text"><text:span text:style-name="T2">На-на-на, на-на-на </text:span></text:span></text:p>
                <text:p text:style-name="P17"><text:span text:style-name="Source_20_Text"><text:span text:style-name="T24"><text:s text:c="8"/></text:span></text:span><text:span text:style-name="Source_20_Text"><text:span text:style-name="T2">Dm</text:span></text:span></text:p>
                <text:p text:style-name="P17"><text:span text:style-name="Source_20_Text"><text:span text:style-name="T2">На-на-на, на-на-на </text:span></text:span></text:p>
                <text:p text:style-name="P17"><text:span text:style-name="Source_20_Text"><text:span text:style-name="T24"><text:s text:c="8"/></text:span></text:span><text:span text:style-name="Source_20_Text"><text:span text:style-name="T2">E</text:span></text:span></text:p>
                <text:p text:style-name="P17"><text:span text:style-name="Source_20_Text"><text:span text:style-name="T2">На-на-на, на-на-на </text:span></text:span></text:p>
                <text:p text:style-name="P17"><text:span text:style-name="Source_20_Text"><text:span text:style-name="T24"><text:s text:c="7"/></text:span></text:span><text:span text:style-name="Source_20_Text"><text:span text:style-name="T2">Am</text:span></text:span></text:p>
                <text:p text:style-name="P17"><text:soft-page-break/><text:span text:style-name="Source_20_Text"><text:span text:style-name="T2">На-на-на, на-на-на </text:span></text:span></text:p>
                <text:p text:style-name="P22"/>
                <text:p text:style-name="P17"><text:span text:style-name="Source_20_Text"><text:span text:style-name="T24"><text:s text:c="14"/></text:span></text:span><text:span text:style-name="Source_20_Text"><text:span text:style-name="T2">Am </text:span></text:span></text:p>
                <text:p text:style-name="P17"><text:span text:style-name="Source_20_Text"><text:span text:style-name="T2">Я гитару настрою </text:span></text:span></text:p>
                <text:p text:style-name="P17"><text:span text:style-name="Source_20_Text"><text:span text:style-name="T24"><text:s text:c="12"/></text:span></text:span><text:span text:style-name="Source_20_Text"><text:span text:style-name="T2">Dm </text:span></text:span></text:p>
                <text:p text:style-name="P17"><text:span text:style-name="Source_20_Text"><text:span text:style-name="T2">На лирический лад </text:span></text:span></text:p>
                <text:p text:style-name="P17"><text:span text:style-name="Source_20_Text"><text:span text:style-name="T24"><text:s text:c="14"/></text:span></text:span><text:span text:style-name="Source_20_Text"><text:span text:style-name="T2">G</text:span></text:span></text:p>
                <text:p text:style-name="P17"><text:span text:style-name="Source_20_Text"><text:span text:style-name="T2">И знакомой тропинкой </text:span></text:span></text:p>
                <text:p text:style-name="P17"><text:span text:style-name="Source_20_Text"><text:span text:style-name="T24"><text:s text:c="10"/></text:span></text:span><text:span text:style-name="Source_20_Text"><text:span text:style-name="T2">C</text:span></text:span></text:p>
                <text:p text:style-name="P17"><text:span text:style-name="Source_20_Text"><text:span text:style-name="T2">Уйду в звездопад. </text:span></text:span></text:p>
                <text:p text:style-name="P17"><text:span text:style-name="Source_20_Text"><text:span text:style-name="T24"><text:s text:c="11"/></text:span></text:span><text:span text:style-name="Source_20_Text"><text:span text:style-name="T2">A7</text:span></text:span></text:p>
                <text:p text:style-name="P17"><text:span text:style-name="Source_20_Text"><text:span text:style-name="T2">Быть счастливой, как песня, </text:span></text:span></text:p>
                <text:p text:style-name="P17"><text:span text:style-name="Source_20_Text"><text:span text:style-name="T24"><text:s text:c="10"/></text:span></text:span><text:span text:style-name="Source_20_Text"><text:span text:style-name="T2">Dm </text:span></text:span></text:p>
                <text:p text:style-name="P17"><text:span text:style-name="Source_20_Text"><text:span text:style-name="T2">Попрошу я ее, </text:span></text:span></text:p>
                <text:p text:style-name="P17"><text:span text:style-name="Source_20_Text"><text:span text:style-name="T24"><text:s text:c="12"/></text:span></text:span><text:span text:style-name="Source_20_Text"><text:span text:style-name="T2">B7</text:span></text:span></text:p>
                <text:p text:style-name="P17"><text:span text:style-name="Source_20_Text"><text:span text:style-name="T2">И гитара взорвется, </text:span></text:span></text:p>
                <text:p text:style-name="P17"><text:span text:style-name="Source_20_Text"><text:span text:style-name="T24"><text:s text:c="8"/></text:span></text:span><text:span text:style-name="Source_20_Text"><text:span text:style-name="T2">E</text:span></text:span></text:p>
                <text:p text:style-name="P17"><text:span text:style-name="Source_20_Text"><text:span text:style-name="T2">Как сердце мое. </text:span></text:span></text:p>
                <text:p text:style-name="P22"/>
                <text:p text:style-name="P17"><text:span text:style-name="Source_20_Text"><text:span text:style-name="T2">Припев: </text:span></text:span></text:p>
                <text:p text:style-name="P17"><text:span text:style-name="Source_20_Text"><text:span text:style-name="T24"><text:s text:c="5"/></text:span></text:span><text:span text:style-name="Source_20_Text"><text:span text:style-name="T2">Am <text:s/></text:span></text:span></text:p>
                <text:p text:style-name="P17"><text:span text:style-name="Source_20_Text"><text:span text:style-name="T2">От зари до зари, 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/text:span></text:span></text:p>
                <text:p text:style-name="P17"><text:span text:style-name="Source_20_Text"><text:span text:style-name="T2">От темна <text:s/>до темна, </text:span></text:span></text:p>
                <text:p text:style-name="P17"><text:span text:style-name="Source_20_Text"><text:span text:style-name="T24"><text:s text:c="5"/></text:span></text:span><text:span text:style-name="Source_20_Text"><text:span text:style-name="T2">E</text:span></text:span></text:p>
                <text:p text:style-name="P17"><text:span text:style-name="Source_20_Text"><text:span text:style-name="T2">О любви говори, </text:span></text:span></text:p>
                <text:p text:style-name="P17"><text:span text:style-name="Source_20_Text"><text:span text:style-name="T24"><text:s text:c="8"/></text:span></text:span><text:span text:style-name="Source_20_Text"><text:span text:style-name="T2">Am</text:span></text:span></text:p>
                <text:p text:style-name="P17"><text:span text:style-name="Source_20_Text"><text:span text:style-name="T2">Пой, <text:s/>гитарная струна! </text:span></text:span></text:p>
                <text:p text:style-name="P17"><text:span text:style-name="Source_20_Text"><text:span text:style-name="T24"><text:s text:c="8"/></text:span></text:span><text:span text:style-name="Source_20_Text"><text:span text:style-name="T2">Am</text:span></text:span></text:p>
                <text:p text:style-name="P17"><text:span text:style-name="Source_20_Text"><text:span text:style-name="T2">На-на-на, на-на-на </text:span></text:span></text:p>
                <text:p text:style-name="P17"><text:span text:style-name="Source_20_Text"><text:span text:style-name="T24"><text:s text:c="8"/></text:span></text:span><text:span text:style-name="Source_20_Text"><text:span text:style-name="T2">Dm</text:span></text:span></text:p>
                <text:p text:style-name="P17"><text:span text:style-name="Source_20_Text"><text:span text:style-name="T2">На-на-на, на-на-на </text:span></text:span></text:p>
                <text:p text:style-name="P17"><text:span text:style-name="Source_20_Text"><text:span text:style-name="T24"><text:s text:c="8"/></text:span></text:span><text:span text:style-name="Source_20_Text"><text:span text:style-name="T2">E</text:span></text:span></text:p>
                <text:p text:style-name="P17"><text:span text:style-name="Source_20_Text"><text:span text:style-name="T2">На-на-на, на-на-на </text:span></text:span></text:p>
                <text:p text:style-name="P17"><text:soft-page-break/><text:span text:style-name="Source_20_Text"><text:span text:style-name="T24"><text:s text:c="7"/></text:span></text:span><text:span text:style-name="Source_20_Text"><text:span text:style-name="T2">Am</text:span></text:span></text:p>
                <text:p text:style-name="P17"><text:span text:style-name="Source_20_Text"><text:span text:style-name="T2">На-на-на, на-на-на </text:span></text:span></text:p>
                <text:p text:style-name="P22"/>
                <text:p text:style-name="P17"><text:span text:style-name="Source_20_Text"><text:span text:style-name="T24"><text:s text:c="18"/></text:span></text:span><text:span text:style-name="Source_20_Text"><text:span text:style-name="T2">Am </text:span></text:span></text:p>
                <text:p text:style-name="P17"><text:span text:style-name="Source_20_Text"><text:span text:style-name="T2">К долгожданной гитаре </text:span></text:span></text:p>
                <text:p text:style-name="P17"><text:span text:style-name="Source_20_Text"><text:span text:style-name="T24"><text:s text:c="12"/></text:span></text:span><text:span text:style-name="Source_20_Text"><text:span text:style-name="T2">Dm </text:span></text:span></text:p>
                <text:p text:style-name="P17"><text:span text:style-name="Source_20_Text"><text:span text:style-name="T2">Я тихонько прильну, </text:span></text:span></text:p>
                <text:p text:style-name="P17"><text:span text:style-name="Source_20_Text"><text:span text:style-name="T24"><text:s text:c="14"/></text:span></text:span><text:span text:style-name="Source_20_Text"><text:span text:style-name="T2">G</text:span></text:span></text:p>
                <text:p text:style-name="P17"><text:span text:style-name="Source_20_Text"><text:span text:style-name="T2">Осторожно и бережно </text:span></text:span></text:p>
                <text:p text:style-name="P17"><text:span text:style-name="Source_20_Text"><text:span text:style-name="T24"><text:s text:c="10"/></text:span></text:span><text:span text:style-name="Source_20_Text"><text:span text:style-name="T2">C</text:span></text:span></text:p>
                <text:p text:style-name="P17"><text:span text:style-name="Source_20_Text"><text:span text:style-name="T2">Трону <text:s/>струну. </text:span></text:span></text:p>
                <text:p text:style-name="P17"><text:span text:style-name="Source_20_Text"><text:span text:style-name="T24"><text:s text:c="11"/></text:span></text:span><text:span text:style-name="Source_20_Text"><text:span text:style-name="T2">A7</text:span></text:span></text:p>
                <text:p text:style-name="P17"><text:span text:style-name="Source_20_Text"><text:span text:style-name="T2">Ведь бывают гитары, </text:span></text:span></text:p>
                <text:p text:style-name="P17"><text:span text:style-name="Source_20_Text"><text:span text:style-name="T24"><text:s text:c="10"/></text:span></text:span><text:span text:style-name="Source_20_Text"><text:span text:style-name="T2">Dm </text:span></text:span></text:p>
                <text:p text:style-name="P17"><text:span text:style-name="Source_20_Text"><text:span text:style-name="T2">Они зазвучат — </text:span></text:span></text:p>
                <text:p text:style-name="P17"><text:span text:style-name="Source_20_Text"><text:span text:style-name="T24"><text:s text:c="12"/></text:span></text:span><text:span text:style-name="Source_20_Text"><text:span text:style-name="T2">B7</text:span></text:span></text:p>
                <text:p text:style-name="P17"><text:span text:style-name="Source_20_Text"><text:span text:style-name="T2">И большие оркестры </text:span></text:span></text:p>
                <text:p text:style-name="P17"><text:span text:style-name="Source_20_Text"><text:span text:style-name="T24"><text:s text:c="8"/></text:span></text:span><text:span text:style-name="Source_20_Text"><text:span text:style-name="T2">E</text:span></text:span></text:p>
                <text:p text:style-name="P17"><text:span text:style-name="Source_20_Text"><text:span text:style-name="T2">Покорно молчат! </text:span></text:span></text:p>
                <text:p text:style-name="P22"/>
                <text:p text:style-name="P17"><text:span text:style-name="Source_20_Text"><text:span text:style-name="T2">Припев: </text:span></text:span></text:p>
                <text:p text:style-name="P17"><text:span text:style-name="Source_20_Text"><text:span text:style-name="T24"><text:s text:c="5"/></text:span></text:span><text:span text:style-name="Source_20_Text"><text:span text:style-name="T2">Am <text:s/></text:span></text:span></text:p>
                <text:p text:style-name="P17"><text:span text:style-name="Source_20_Text"><text:span text:style-name="T2">От зари до зари, 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/text:span></text:span></text:p>
                <text:p text:style-name="P17"><text:span text:style-name="Source_20_Text"><text:span text:style-name="T2">От темна <text:s/>до темна, </text:span></text:span></text:p>
                <text:p text:style-name="P17"><text:span text:style-name="Source_20_Text"><text:span text:style-name="T24"><text:s text:c="5"/></text:span></text:span><text:span text:style-name="Source_20_Text"><text:span text:style-name="T2">E</text:span></text:span></text:p>
                <text:p text:style-name="P17"><text:span text:style-name="Source_20_Text"><text:span text:style-name="T2">О любви говори, </text:span></text:span></text:p>
                <text:p text:style-name="P17"><text:span text:style-name="Source_20_Text"><text:span text:style-name="T24"><text:s text:c="8"/></text:span></text:span><text:span text:style-name="Source_20_Text"><text:span text:style-name="T2">Am</text:span></text:span></text:p>
                <text:p text:style-name="P17"><text:span text:style-name="Source_20_Text"><text:span text:style-name="T2">Пой, <text:s/>гитарная струна! </text:span></text:span></text:p>
                <text:p text:style-name="P17"><text:span text:style-name="Source_20_Text"><text:span text:style-name="T24"><text:s text:c="8"/></text:span></text:span><text:span text:style-name="Source_20_Text"><text:span text:style-name="T2">Am</text:span></text:span></text:p>
                <text:p text:style-name="P17"><text:span text:style-name="Source_20_Text"><text:span text:style-name="T2">На-на-на, на-на-на </text:span></text:span></text:p>
                <text:p text:style-name="P17"><text:span text:style-name="Source_20_Text"><text:span text:style-name="T24"><text:s text:c="8"/></text:span></text:span><text:span text:style-name="Source_20_Text"><text:span text:style-name="T2">Dm</text:span></text:span></text:p>
                <text:p text:style-name="P17"><text:span text:style-name="Source_20_Text"><text:span text:style-name="T2">На-на-на, на-на-на </text:span></text:span></text:p>
                <text:p text:style-name="P17"><text:span text:style-name="Source_20_Text"><text:span text:style-name="T24"><text:s text:c="8"/></text:span></text:span><text:span text:style-name="Source_20_Text"><text:span text:style-name="T2">E</text:span></text:span></text:p>
                <text:p text:style-name="P17"><text:soft-page-break/><text:span text:style-name="Source_20_Text"><text:span text:style-name="T2">На-на-на, на-на-на </text:span></text:span></text:p>
                <text:p text:style-name="P17"><text:span text:style-name="Source_20_Text"><text:span text:style-name="T24"><text:s text:c="7"/></text:span></text:span><text:span text:style-name="Source_20_Text"><text:span text:style-name="T2">Am</text:span></text:span></text:p>
                <text:p text:style-name="P17"><text:span text:style-name="Source_20_Text"><text:span text:style-name="T2">На-на-на, на-на-на</text:span></text:span></text:p>
                <text:h text:style-name="P46" text:outline-level="5"/>
                <text:h text:style-name="P44" text:outline-level="5">Клен ты мой опавши</text:h>
                <text:p text:style-name="P17"><text:span text:style-name="Source_20_Text"><text:span text:style-name="T2">218</text:span></text:span></text:p>
                <text:p text:style-name="P17"><text:span text:style-name="Source_20_Text"><text:span text:style-name="T2">Клен ты мой опавший, клен заледенелый,</text:span></text:span></text:p>
                <text:p text:style-name="P17"><text:span text:style-name="Source_20_Text"><text:span text:style-name="T2">Что стоишь, нагнувшись, под метелью белой?</text:span></text:span></text:p>
                <text:p text:style-name="P22"/>
                <text:p text:style-name="P17"><text:span text:style-name="Source_20_Text"><text:span text:style-name="T2">Или что увидел? Или что услышал?</text:span></text:span></text:p>
                <text:p text:style-name="P17"><text:span text:style-name="Source_20_Text"><text:span text:style-name="T2">Словно за деревню погулять ты вышел.</text:span></text:span></text:p>
                <text:p text:style-name="P22"/>
                <text:p text:style-name="P17"><text:span text:style-name="Source_20_Text"><text:span text:style-name="T2">И, как пьяный сторож, выйдя на дорогу, </text:span></text:span></text:p>
                <text:p text:style-name="P17"><text:span text:style-name="Source_20_Text"><text:span text:style-name="T2">Утонул в сугробе, приморозил ногу.</text:span></text:span></text:p>
                <text:p text:style-name="P22"/>
                <text:p text:style-name="P17"><text:span text:style-name="Source_20_Text"><text:span text:style-name="T2">Ах, и сам я нынче чтой-то стал нестойкий,</text:span></text:span></text:p>
                <text:p text:style-name="P17"><text:span text:style-name="Source_20_Text"><text:span text:style-name="T2">Не дойду до дома с дружеской попойки.</text:span></text:span></text:p>
                <text:p text:style-name="P22"/>
                <text:p text:style-name="P17"><text:span text:style-name="Source_20_Text"><text:span text:style-name="T2">Там вон встретил вербу, там сосну приметил, </text:span></text:span></text:p>
                <text:p text:style-name="P17"><text:span text:style-name="Source_20_Text"><text:span text:style-name="T2">Распевал им песни под метель о лете.</text:span></text:span></text:p>
                <text:p text:style-name="P22"/>
                <text:p text:style-name="P17"><text:span text:style-name="Source_20_Text"><text:span text:style-name="T2">Сам себе казался я таким же кленом,</text:span></text:span></text:p>
                <text:p text:style-name="P17"><text:span text:style-name="Source_20_Text"><text:span text:style-name="T2">Только не опавшим, а вовсю зеленым.</text:span></text:span></text:p>
                <text:p text:style-name="P22"/>
                <text:p text:style-name="P17"><text:span text:style-name="Source_20_Text"><text:span text:style-name="T2">И, утратив скромность, одуревши в доску, </text:span></text:span></text:p>
                <text:p text:style-name="P17"><text:span text:style-name="Source_20_Text"><text:span text:style-name="T2">как жену чужую, обнимал березку.</text:span></text:span></text:p>
                <text:h text:style-name="P9" text:outline-level="5"/>
                <text:h text:style-name="P2" text:outline-level="5"><text:bookmark text:name="Клен-ты-мой-опавши"/>Клен ты мой опавши</text:h>
                <text:p text:style-name="P17"><text:span text:style-name="Source_20_Text"><text:span text:style-name="T2">Dm Dm/F <text:s text:c="4"/>Gm <text:s text:c="4"/>C <text:s text:c="8"/>F <text:s/>A7</text:span></text:span></text:p>
                <text:p text:style-name="P17"><text:span text:style-name="Source_20_Text"><text:span text:style-name="T2">Клен ты мой опавший клен заледенелый 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9"/>Gm <text:s text:c="7"/>A7 <text:s text:c="10"/>Dm</text:span></text:span></text:p>
                <text:p text:style-name="P17"><text:span text:style-name="Source_20_Text"><text:span text:style-name="T2">Что стоишь нагнувшись под метелью белой? </text:span></text:span></text:p>
                <text:p text:style-name="P22"/>
                <text:p text:style-name="P17"><text:span text:style-name="Source_20_Text"><text:span text:style-name="T24"><text:s text:c="2"/></text:span></text:span><text:span text:style-name="Source_20_Text"><text:span text:style-name="T2">Dm Dm/F <text:s text:c="4"/>Gm <text:s text:c="4"/>C <text:s text:c="6"/>F A7 </text:span></text:span></text:p>
                <text:p text:style-name="P17"><text:span text:style-name="Source_20_Text"><text:span text:style-name="T2">Или что увидел? Или что услышал? 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9"/>Gm <text:s text:c="7"/>A7 <text:s text:c="5"/>Dm</text:span></text:span></text:p>
                <text:p text:style-name="P17"><text:span text:style-name="Source_20_Text"><text:span text:style-name="T2">Словно за деревню погулять ты вышел </text:span></text:span></text:p>
                <text:p text:style-name="P22"/>
                <text:p text:style-name="P17"><text:span text:style-name="Source_20_Text"><text:span text:style-name="T24"><text:s text:c="2"/></text:span></text:span><text:span text:style-name="Source_20_Text"><text:span text:style-name="T2">Dm Dm/F <text:s text:c="4"/>Gm <text:s text:c="4"/>C <text:s text:c="8"/>F <text:s/>A7</text:span></text:span></text:p>
                <text:p text:style-name="P17"><text:span text:style-name="Source_20_Text"><text:span text:style-name="T2">И, как пьяный сторож выйдя на дорогу 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9"/>Gm <text:s text:c="7"/>A7 <text:s text:c="3"/>Dm</text:span></text:span></text:p>
                <text:p text:style-name="P17"><text:span text:style-name="Source_20_Text"><text:span text:style-name="T2">Утонул в сугробе приморозил ногу </text:span></text:span></text:p>
                <text:p text:style-name="P22"/>
                <text:p text:style-name="P17"><text:span text:style-name="Source_20_Text"><text:span text:style-name="T24"><text:s text:c="2"/></text:span></text:span><text:span text:style-name="Source_20_Text"><text:span text:style-name="T2">Dm Dm/F <text:s text:c="4"/>Gm <text:s text:c="4"/>C <text:s text:c="8"/>F <text:s/>A7</text:span></text:span></text:p>
                <text:p text:style-name="P17"><text:span text:style-name="Source_20_Text"><text:span text:style-name="T2">Ах и сам я нынче чтой-то стал нестойкий 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9"/>Gm <text:s text:c="7"/>A7 <text:s text:c="6"/>Dm</text:span></text:span></text:p>
                <text:p text:style-name="P17"><text:span text:style-name="Source_20_Text"><text:span text:style-name="T2">Не дойду до дома с дружеской попойки. </text:span></text:span></text:p>
                <text:p text:style-name="P22"/>
                <text:p text:style-name="P17"><text:span text:style-name="Source_20_Text"><text:span text:style-name="T24"><text:s text:c="2"/></text:span></text:span><text:span text:style-name="Source_20_Text"><text:span text:style-name="T2">Dm Dm/F <text:s text:c="4"/>Gm <text:s text:c="4"/>C <text:s text:c="8"/>F <text:s/>A7</text:span></text:span></text:p>
                <text:p text:style-name="P17"><text:span text:style-name="Source_20_Text"><text:span text:style-name="T2">Там вон встретил вербу там сосну приметил 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9"/>Gm <text:s text:c="7"/>A7 <text:s text:c="5"/>Dm</text:span></text:span></text:p>
                <text:p text:style-name="P17"><text:span text:style-name="Source_20_Text"><text:span text:style-name="T2">Распевал им песни под метель о лете </text:span></text:span></text:p>
                <text:p text:style-name="P22"/>
                <text:p text:style-name="P17"><text:span text:style-name="Source_20_Text"><text:span text:style-name="T24"><text:s text:c="2"/></text:span></text:span><text:span text:style-name="Source_20_Text"><text:span text:style-name="T2">Dm Dm/F <text:s text:c="4"/>Gm <text:s text:c="4"/>C <text:s text:c="8"/>F A7</text:span></text:span></text:p>
                <text:p text:style-name="P17"><text:span text:style-name="Source_20_Text"><text:span text:style-name="T2">Сам себе казался я таким же кленом 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9"/>Gm <text:s text:c="7"/>A7 <text:s text:c="3"/>Dm</text:span></text:span></text:p>
                <text:p text:style-name="P17"><text:span text:style-name="Source_20_Text"><text:span text:style-name="T2">Только не опавшим а вовсю зеленым 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Dm/F <text:s text:c="4"/>Gm <text:s text:c="4"/>C <text:s text:c="8"/>F <text:s/>A7</text:span></text:span></text:p>
                <text:p text:style-name="P17"><text:span text:style-name="Source_20_Text"><text:span text:style-name="T2">И утратив скромность одуревши в доску </text:span></text:span></text:p>
                <text:p text:style-name="P17"><text:span text:style-name="Source_20_Text"><text:span text:style-name="T24"><text:s text:c="2"/></text:span></text:span><text:span text:style-name="Source_20_Text"><text:span text:style-name="T2">Dm <text:s text:c="9"/>Gm <text:s text:c="7"/>A7 <text:s/>Dm</text:span></text:span></text:p>
                <text:p text:style-name="P19"><text:span text:style-name="Source_20_Text"><text:span text:style-name="T2">Как жену чужую обнимал березку</text:span></text:span></text:p>
                <text:h text:style-name="P7" text:outline-level="5">Бабье лето</text:h>
                <text:p text:style-name="P17"><text:span text:style-name="Source_20_Text"><text:span text:style-name="T2">219</text:span></text:span></text:p>
                <text:p text:style-name="P17"><text:span text:style-name="Source_20_Text"><text:span text:style-name="T2">Бабье лето</text:span></text:span></text:p>
                <text:p text:style-name="P17"><text:span text:style-name="Source_20_Text"><text:span text:style-name="T2">Клены выкрасили город </text:span></text:span></text:p>
                <text:p text:style-name="P17"><text:span text:style-name="Source_20_Text"><text:span text:style-name="T2">Колдовским каким-то цветом </text:span></text:span></text:p>
                <text:p text:style-name="P17"><text:span text:style-name="Source_20_Text"><text:span text:style-name="T2">Это значит очень скоро </text:span></text:span></text:p>
                <text:p text:style-name="P17"><text:span text:style-name="Source_20_Text"><text:span text:style-name="T2">Бабье лето, бабье лето.</text:span></text:span></text:p>
                <text:p text:style-name="P22"/>
                <text:p text:style-name="P17"><text:span text:style-name="Source_20_Text"><text:span text:style-name="T2">Я кручу напропалую </text:span></text:span></text:p>
                <text:p text:style-name="P17"><text:span text:style-name="Source_20_Text"><text:span text:style-name="T2">С самой ветряной из женщин </text:span></text:span></text:p>
                <text:p text:style-name="P17"><text:span text:style-name="Source_20_Text"><text:span text:style-name="T2">Я давно хотел такую </text:span></text:span></text:p>
                <text:p text:style-name="P17"><text:span text:style-name="Source_20_Text"><text:span text:style-name="T2">И не больше и не меньше.</text:span></text:span></text:p>
                <text:p text:style-name="P22"/>
                <text:p text:style-name="P17"><text:span text:style-name="Source_20_Text"><text:span text:style-name="T2">Только вот ругает мама,</text:span></text:span></text:p>
                <text:p text:style-name="P17"><text:span text:style-name="Source_20_Text"><text:span text:style-name="T2">Что меня ночами нету,</text:span></text:span></text:p>
                <text:p text:style-name="P17"><text:span text:style-name="Source_20_Text"><text:span text:style-name="T2">Что я слишком часто пьяный </text:span></text:span></text:p>
                <text:p text:style-name="P17"><text:span text:style-name="Source_20_Text"><text:span text:style-name="T2">Бабьим летом, бабьим летом.</text:span></text:span></text:p>
                <text:p text:style-name="P22"/>
                <text:p text:style-name="P17"><text:span text:style-name="Source_20_Text"><text:span text:style-name="T2">Клены выкрасили город </text:span></text:span></text:p>
                <text:p text:style-name="P17"><text:span text:style-name="Source_20_Text"><text:span text:style-name="T2">Колдовеким каким-то цветом </text:span></text:span></text:p>
                <text:p text:style-name="P17"><text:span text:style-name="Source_20_Text"><text:span text:style-name="T2">Это значит очень скоро </text:span></text:span></text:p>
                <text:p text:style-name="P17"><text:span text:style-name="Source_20_Text"><text:span text:style-name="T2">Бабье лето, бабье лето.</text:span></text:span></text:p>
                <text:h text:style-name="P9" text:outline-level="5"/>
                <text:h text:style-name="P2" text:outline-level="5"><text:bookmark text:name="Бабье-лето"/>Бабье лето</text:h>
                <text:p text:style-name="P17"><text:span text:style-name="Source_20_Text"><text:span text:style-name="T2">Am</text:span></text:span></text:p>
                <text:p text:style-name="P17"><text:span text:style-name="Source_20_Text"><text:span text:style-name="T2">Клены выкрасили город </text:span></text:span></text:p>
                <text:p text:style-name="P17"><text:span text:style-name="Source_20_Text"><text:span text:style-name="T24"><text:s text:c="7"/></text:span></text:span><text:span text:style-name="Source_20_Text"><text:span text:style-name="T2">G7 <text:s text:c="11"/>C <text:s text:c="2"/>A7</text:span></text:span></text:p>
                <text:p text:style-name="P17"><text:span text:style-name="Source_20_Text"><text:span text:style-name="T2">Колдовским каким-то цветом.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text:s text:c="8"/>Am</text:span></text:span></text:p>
                <text:p text:style-name="P17"><text:span text:style-name="Source_20_Text"><text:span text:style-name="T2">Это скоро, это скоро</text:span></text:span></text:p>
                <text:p text:style-name="P17"><text:span text:style-name="Source_20_Text"><text:span text:style-name="T24"><text:s text:c="6"/></text:span></text:span><text:span text:style-name="Source_20_Text"><text:span text:style-name="T2">E7 <text:s text:c="9"/>F <text:s/>(A7) <text:s/></text:span></text:span></text:p>
                <text:p text:style-name="P17"><text:span text:style-name="Source_20_Text"><text:span text:style-name="T2">Бабье лето, бабье лето.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text:s text:c="8"/>Am</text:span></text:span></text:p>
                <text:p text:style-name="P17"><text:span text:style-name="Source_20_Text"><text:span text:style-name="T2">Это скоро, это скоро</text:span></text:span></text:p>
                <text:p text:style-name="P17"><text:span text:style-name="Source_20_Text"><text:span text:style-name="T24"><text:s text:c="6"/></text:span></text:span><text:span text:style-name="Source_20_Text"><text:span text:style-name="T2">E <text:s text:c="10"/>Am <text:s text:c="2"/></text:span></text:span></text:p>
                <text:p text:style-name="P17"><text:span text:style-name="Source_20_Text"><text:span text:style-name="T2">Бабье лето, бабье лето.</text:span></text:span></text:p>
                <text:p text:style-name="P22"/>
                <text:p text:style-name="P17"><text:span text:style-name="Source_20_Text"><text:span text:style-name="T24"><text:s text:c="7"/></text:span></text:span><text:span text:style-name="Source_20_Text"><text:span text:style-name="T2">Am</text:span></text:span></text:p>
                <text:p text:style-name="P17"><text:span text:style-name="Source_20_Text"><text:span text:style-name="T2">Что так быстро тают листья,</text:span></text:span></text:p>
                <text:p text:style-name="P17"><text:span text:style-name="Source_20_Text"><text:span text:style-name="T24"><text:s text:c="7"/></text:span></text:span><text:span text:style-name="Source_20_Text"><text:span text:style-name="T2">G7 <text:s text:c="8"/>C A7</text:span></text:span></text:p>
                <text:p text:style-name="P17"><text:span text:style-name="Source_20_Text"><text:span text:style-name="T2">Ничего мне не понятно.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text:s text:c="8"/>Am</text:span></text:span></text:p>
                <text:p text:style-name="P17"><text:span text:style-name="Source_20_Text"><text:span text:style-name="T2">А я ловлю как эти листья</text:span></text:span></text:p>
                <text:p text:style-name="P17"><text:span text:style-name="Source_20_Text"><text:span text:style-name="T24"><text:s text:c="6"/></text:span></text:span><text:span text:style-name="Source_20_Text"><text:span text:style-name="T2">E7 <text:s text:c="8"/>F (A7) <text:s/></text:span></text:span></text:p>
                <text:p text:style-name="P17"><text:span text:style-name="Source_20_Text"><text:span text:style-name="T2">Наши даты, наши даты.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text:s text:c="8"/>Am</text:span></text:span></text:p>
                <text:p text:style-name="P17"><text:span text:style-name="Source_20_Text"><text:span text:style-name="T2">А я ловлю как эти листья</text:span></text:span></text:p>
                <text:p text:style-name="P17"><text:span text:style-name="Source_20_Text"><text:span text:style-name="T24"><text:s text:c="6"/></text:span></text:span><text:span text:style-name="Source_20_Text"><text:span text:style-name="T2">E <text:s text:c="10"/>Am</text:span></text:span></text:p>
                <text:p text:style-name="P17"><text:span text:style-name="Source_20_Text"><text:span text:style-name="T2">Наши даты, наши даты.</text:span></text:span></text:p>
                <text:p text:style-name="P22"/>
                <text:p text:style-name="P17"><text:span text:style-name="Source_20_Text"><text:span text:style-name="T24"><text:s text:c="7"/></text:span></text:span><text:span text:style-name="Source_20_Text"><text:span text:style-name="T2">Am</text:span></text:span></text:p>
                <text:p text:style-name="P17"><text:span text:style-name="Source_20_Text"><text:span text:style-name="T2">А я кружу напропалую</text:span></text:span></text:p>
                <text:p text:style-name="P17"><text:span text:style-name="Source_20_Text"><text:span text:style-name="T24"><text:s text:c="7"/></text:span></text:span><text:span text:style-name="Source_20_Text"><text:span text:style-name="T2">G7 <text:s text:c="11"/>C <text:s text:c="2"/>A7</text:span></text:span></text:p>
                <text:p text:style-name="P17"><text:span text:style-name="Source_20_Text"><text:span text:style-name="T2">С самой ветреной из женщин,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text:s text:c="8"/>Am</text:span></text:span></text:p>
                <text:p text:style-name="P17"><text:span text:style-name="Source_20_Text"><text:span text:style-name="T2">А я давно искал такую, </text:span></text:span></text:p>
                <text:p text:style-name="P17"><text:span text:style-name="Source_20_Text"><text:span text:style-name="T24"><text:s text:c="6"/></text:span></text:span><text:span text:style-name="Source_20_Text"><text:span text:style-name="T2">E7 <text:s text:c="9"/>F <text:s/>(A7) <text:s/></text:span></text:span></text:p>
                <text:p text:style-name="P17"><text:soft-page-break/><text:span text:style-name="Source_20_Text"><text:span text:style-name="T2">И не больше и не меньше.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text:s text:c="8"/>Am</text:span></text:span></text:p>
                <text:p text:style-name="P17"><text:span text:style-name="Source_20_Text"><text:span text:style-name="T2">А я давно искал такую, </text:span></text:span></text:p>
                <text:p text:style-name="P17"><text:span text:style-name="Source_20_Text"><text:span text:style-name="T24"><text:s text:c="6"/></text:span></text:span><text:span text:style-name="Source_20_Text"><text:span text:style-name="T2">E <text:s text:c="10"/>Am</text:span></text:span></text:p>
                <text:p text:style-name="P17"><text:span text:style-name="Source_20_Text"><text:span text:style-name="T2">И не больше и не меньше.</text:span></text:span></text:p>
                <text:p text:style-name="P22"/>
                <text:p text:style-name="P17"><text:span text:style-name="Source_20_Text"><text:span text:style-name="T24"><text:s text:c="7"/></text:span></text:span><text:span text:style-name="Source_20_Text"><text:span text:style-name="T2">Am</text:span></text:span></text:p>
                <text:p text:style-name="P17"><text:span text:style-name="Source_20_Text"><text:span text:style-name="T2">Только вот ругает мама,</text:span></text:span></text:p>
                <text:p text:style-name="P17"><text:span text:style-name="Source_20_Text"><text:span text:style-name="T24"><text:s text:c="7"/></text:span></text:span><text:span text:style-name="Source_20_Text"><text:span text:style-name="T2">G7 <text:s text:c="7"/>C A7</text:span></text:span></text:p>
                <text:p text:style-name="P17"><text:span text:style-name="Source_20_Text"><text:span text:style-name="T2">Что меня ночами нету.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text:s text:c="8"/>Am</text:span></text:span></text:p>
                <text:p text:style-name="P17"><text:span text:style-name="Source_20_Text"><text:span text:style-name="T2">Что я слишком часто пьяный</text:span></text:span></text:p>
                <text:p text:style-name="P17"><text:span text:style-name="Source_20_Text"><text:span text:style-name="T24"><text:s text:c="6"/></text:span></text:span><text:span text:style-name="Source_20_Text"><text:span text:style-name="T2">E7 <text:s text:c="9"/>F <text:s/>(A7) <text:s/></text:span></text:span></text:p>
                <text:p text:style-name="P17"><text:span text:style-name="Source_20_Text"><text:span text:style-name="T2">Бабьим летом, бабьим летом.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text:s text:c="8"/>Am</text:span></text:span></text:p>
                <text:p text:style-name="P17"><text:span text:style-name="Source_20_Text"><text:span text:style-name="T2">Что я слишком часто пьяный</text:span></text:span></text:p>
                <text:p text:style-name="P17"><text:span text:style-name="Source_20_Text"><text:span text:style-name="T24"><text:s text:c="6"/></text:span></text:span><text:span text:style-name="Source_20_Text"><text:span text:style-name="T2">E <text:s text:c="10"/>Am</text:span></text:span></text:p>
                <text:p text:style-name="P17"><text:span text:style-name="Source_20_Text"><text:span text:style-name="T2">Бабьим летом, бабьим летом.</text:span></text:span></text:p>
                <text:p text:style-name="P22"/>
                <text:p text:style-name="P17"><text:span text:style-name="Source_20_Text"><text:span text:style-name="T24"><text:s text:c="7"/></text:span></text:span><text:span text:style-name="Source_20_Text"><text:span text:style-name="T2">Am</text:span></text:span></text:p>
                <text:p text:style-name="P17"><text:span text:style-name="Source_20_Text"><text:span text:style-name="T2">А я забыл когда был дома,</text:span></text:span></text:p>
                <text:p text:style-name="P17"><text:span text:style-name="Source_20_Text"><text:span text:style-name="T24"><text:s text:c="7"/></text:span></text:span><text:span text:style-name="Source_20_Text"><text:span text:style-name="T2">G7 <text:s text:c="9"/>C A7</text:span></text:span></text:p>
                <text:p text:style-name="P17"><text:span text:style-name="Source_20_Text"><text:span text:style-name="T2">Спутал ночи и рассветы.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text:s text:c="8"/>Am</text:span></text:span></text:p>
                <text:p text:style-name="P17"><text:span text:style-name="Source_20_Text"><text:span text:style-name="T2">Это омут, ох это омут - </text:span></text:span></text:p>
                <text:p text:style-name="P17"><text:span text:style-name="Source_20_Text"><text:span text:style-name="T24"><text:s text:c="6"/></text:span></text:span><text:span text:style-name="Source_20_Text"><text:span text:style-name="T2">E7 <text:s text:c="9"/>F <text:s/>(A7) <text:s/></text:span></text:span></text:p>
                <text:p text:style-name="P17"><text:span text:style-name="Source_20_Text"><text:span text:style-name="T2">Бабье лето, бабье лето.</text:span></text:span></text:p>
                <text:p text:style-name="P17"><text:span text:style-name="Source_20_Text"><text:span text:style-name="T24"><text:s text:c="6"/></text:span></text:span><text:span text:style-name="Source_20_Text"><text:span text:style-name="T2">Dm <text:s text:c="8"/>Am</text:span></text:span></text:p>
                <text:p text:style-name="P17"><text:span text:style-name="Source_20_Text"><text:span text:style-name="T2">Это омут, ох это омут - </text:span></text:span></text:p>
                <text:p text:style-name="P17"><text:span text:style-name="Source_20_Text"><text:span text:style-name="T24"><text:s text:c="6"/></text:span></text:span><text:span text:style-name="Source_20_Text"><text:span text:style-name="T2">E <text:s text:c="10"/>Am</text:span></text:span></text:p>
                <text:p text:style-name="P17"><text:span text:style-name="Source_20_Text"><text:span text:style-name="T2">Бабье лето, бабье лето.</text:span></text:span></text:p>
                <text:h text:style-name="P37" text:outline-level="1"><text:span text:style-name="Source_20_Text"/></text:h>
                <text:h text:style-name="P39" text:outline-level="1"><text:span text:style-name="Source_20_Text">Когда был я ханом ханом Дон-жуаном</text:span></text:h>
                <text:p text:style-name="P17"><text:span text:style-name="Source_20_Text"><text:span text:style-name="T2">220</text:span></text:span></text:p>
                <text:p text:style-name="P17"><text:span text:style-name="Source_20_Text"><text:span text:style-name="T2">СиМ</text:span></text:span></text:p>
                <text:p text:style-name="P17"><text:span text:style-name="Source_20_Text"><text:span text:style-name="T2">Когда был я ханом ханом Дон-жуаном </text:span></text:span></text:p>
                <text:p text:style-name="P17"><text:span text:style-name="Source_20_Text"><text:span text:style-name="T2">Не ходил босой</text:span></text:span></text:p>
                <text:p text:style-name="P17"><text:span text:style-name="Source_20_Text"><text:span text:style-name="T2">Жил тогда я в Персии кушал только персики </text:span></text:span></text:p>
                <text:p text:style-name="P17"><text:span text:style-name="Source_20_Text"><text:span text:style-name="T2">Славился своей красой</text:span></text:span></text:p>
                <text:p text:style-name="P22"/>
                <text:p text:style-name="P17"><text:span text:style-name="Source_20_Text"><text:span text:style-name="T2">Припев: <text:s text:c="3"/></text:span></text:span></text:p>
                <text:p text:style-name="P17"><text:span text:style-name="Source_20_Text"><text:span text:style-name="T2">Ой как болит сердце, болят почки</text:span></text:span></text:p>
                <text:p text:style-name="P17"><text:span text:style-name="Source_20_Text"><text:span text:style-name="T2">Сильно ломит грудь </text:span></text:span></text:p>
                <text:p text:style-name="P17"><text:span text:style-name="Source_20_Text"><text:span text:style-name="T2">Золотые вы мои денечки </text:span></text:span></text:p>
                <text:p text:style-name="P17"><text:span text:style-name="Source_20_Text"><text:span text:style-name="T2">Мне вас больше не вернуть.</text:span></text:span></text:p>
                <text:p text:style-name="P22"/>
                <text:p text:style-name="P17"><text:span text:style-name="Source_20_Text"><text:span text:style-name="T2">Ой какие вкусные пирожки с капустою </text:span></text:span></text:p>
                <text:p text:style-name="P17"><text:span text:style-name="Source_20_Text"><text:span text:style-name="T2">Нам туристам не дают </text:span></text:span></text:p>
                <text:p text:style-name="P17"><text:span text:style-name="Source_20_Text"><text:span text:style-name="T2">Всем работать нужно и работать дружно </text:span></text:span></text:p>
                <text:p text:style-name="P17"><text:span text:style-name="Source_20_Text"><text:span text:style-name="T2">Вот тогда пирог спекут.</text:span></text:span></text:p>
                <text:p text:style-name="P22"/>
                <text:p text:style-name="P17"><text:span text:style-name="Source_20_Text"><text:span text:style-name="T2">Припев:</text:span></text:span></text:p>
                <text:p text:style-name="P22"/>
                <text:p text:style-name="P17"><text:span text:style-name="Source_20_Text"><text:span text:style-name="T2">Девушки красотки, девушки молодки </text:span></text:span></text:p>
                <text:p text:style-name="P17"><text:span text:style-name="Source_20_Text"><text:span text:style-name="T2">Вспомню вас грущу </text:span></text:span></text:p>
                <text:p text:style-name="P17"><text:span text:style-name="Source_20_Text"><text:span text:style-name="T2">Вспоминая очи что чернее ночи </text:span></text:span></text:p>
                <text:p text:style-name="P17"><text:span text:style-name="Source_20_Text"><text:span text:style-name="T2">И теперь сижу молчу.</text:span></text:span></text:p>
                <text:h text:style-name="P13" text:outline-level="5"><text:span text:style-name="Source_20_Text"><text:span text:style-name="T29"/></text:span></text:h>
                <text:h text:style-name="P6" text:outline-level="5"><text:span text:style-name="Source_20_Text"><text:span text:style-name="T29">фонарики</text:span></text:span></text:h>
                <text:p text:style-name="P17"><text:span text:style-name="Source_20_Text"><text:span text:style-name="T2">221</text:span></text:span></text:p>
                <text:p text:style-name="P17"><text:span text:style-name="Source_20_Text"><text:span text:style-name="T2">Когда качаются фонарики ночные </text:span></text:span></text:p>
                <text:p text:style-name="P17"><text:span text:style-name="Source_20_Text"><text:span text:style-name="T2">И мне из дома уже опасно выходить </text:span></text:span></text:p>
                <text:p text:style-name="P17"><text:span text:style-name="Source_20_Text"><text:span text:style-name="T2">Я из пивной иду, я никого не жду </text:span></text:span></text:p>
                <text:p text:style-name="P17"><text:span text:style-name="Source_20_Text"><text:span text:style-name="T2">Я никого уже не в силах полюбить*</text:span></text:span></text:p>
                <text:p text:style-name="P22"/>
                <text:p text:style-name="P17"><text:span text:style-name="Source_20_Text"><text:span text:style-name="T2">Мне девки пятки целовали как шальные </text:span></text:span></text:p>
                <text:p text:style-name="P17"><text:span text:style-name="Source_20_Text"><text:span text:style-name="T2">Одной вдове помог пропипить я отчий дом </text:span></text:span></text:p>
                <text:p text:style-name="P17"><text:span text:style-name="Source_20_Text"><text:span text:style-name="T2">А мой нахальный смех всегда имел успех </text:span></text:span></text:p>
                <text:p text:style-name="P17"><text:span text:style-name="Source_20_Text"><text:span text:style-name="T2">А моя юность пролетела кувырком </text:span></text:span></text:p>
                <text:p text:style-name="P17"><text:span text:style-name="Source_20_Text"><text:span text:style-name="T2">Сижу я как король на именинах </text:span></text:span></text:p>
                <text:p text:style-name="P17"><text:span text:style-name="Source_20_Text"><text:span text:style-name="T2">И пачку Севера мечтаю получить</text:span></text:span></text:p>
                <text:p text:style-name="P22"/>
                <text:p text:style-name="P17"><text:span text:style-name="Source_20_Text"><text:span text:style-name="T2">Сижу гляжу в окно, теперь мне все равно </text:span></text:span></text:p>
                <text:p text:style-name="P17"><text:span text:style-name="Source_20_Text"><text:span text:style-name="T2">Я никого уже не всилах полюбить</text:span></text:span></text:p>
                <text:p text:style-name="P17"><text:span text:style-name="Source_20_Text"><text:span text:style-name="T2">/повторение 1го куплета/</text:span></text:span></text:p>
                <text:h text:style-name="P9" text:outline-level="5"/>
                <text:h text:style-name="P2" text:outline-level="5"><text:bookmark text:name="фонарики"/>фонарики</text:h>
                <text:p text:style-name="P17"><text:span text:style-name="Source_20_Text"><text:span text:style-name="T2">Am <text:s text:c="25"/>E7</text:span></text:span></text:p>
                <text:p text:style-name="P17"><text:span text:style-name="Source_20_Text"><text:span text:style-name="T2">Когда качаются фонарики ночные,</text:span></text:span></text:p>
                <text:p text:style-name="P17"><text:span text:style-name="Source_20_Text"><text:span text:style-name="T24"><text:s text:c="27"/></text:span></text:span><text:span text:style-name="Source_20_Text"><text:span text:style-name="T2">Am</text:span></text:span></text:p>
                <text:p text:style-name="P17"><text:span text:style-name="Source_20_Text"><text:span text:style-name="T2">Когда на улицу опасно выходить,</text:span></text:span></text:p>
                <text:p text:style-name="P17"><text:span text:style-name="Source_20_Text"><text:span text:style-name="T2">A7 <text:s text:c="8"/>Dm</text:span></text:span></text:p>
                <text:p text:style-name="P17"><text:span text:style-name="Source_20_Text"><text:span text:style-name="T24"><text:s text:c="2"/></text:span></text:span><text:span text:style-name="Source_20_Text"><text:span text:style-name="T2">Я из пивной иду,</text:span></text:span></text:p>
                <text:p text:style-name="P17"><text:span text:style-name="Source_20_Text"><text:span text:style-name="T24"><text:s text:c="6"/></text:span></text:span><text:span text:style-name="Source_20_Text"><text:span text:style-name="T2">Am</text:span></text:span></text:p>
                <text:p text:style-name="P17"><text:span text:style-name="Source_20_Text"><text:span text:style-name="T2">Я никого не жду,</text:span></text:span></text:p>
                <text:p text:style-name="P17"><text:span text:style-name="Source_20_Text"><text:span text:style-name="T24"><text:s text:c="7"/></text:span></text:span><text:span text:style-name="Source_20_Text"><text:span text:style-name="T2">H7 <text:s text:c="8"/>E7 <text:s text:c="8"/>Am </text:span></text:span></text:p>
                <text:p text:style-name="P17"><text:span text:style-name="Source_20_Text"><text:span text:style-name="T2">Я никого уже не в силах полюбить.</text:span></text:span></text:p>
                <text:p text:style-name="P22"/>
                <text:p text:style-name="P17"><text:span text:style-name="Source_20_Text"><text:span text:style-name="T2">Мне девки пятки целовали, как шальные,</text:span></text:span></text:p>
                <text:p text:style-name="P17"><text:span text:style-name="Source_20_Text"><text:span text:style-name="T2">С какой-то вдовушкой я пропил отчий дом,</text:span></text:span></text:p>
                <text:p text:style-name="P17"><text:span text:style-name="Source_20_Text"><text:span text:style-name="T2">И мой нахальный смех</text:span></text:span></text:p>
                <text:p text:style-name="P17"><text:span text:style-name="Source_20_Text"><text:span text:style-name="T2">Всегда имел успех,</text:span></text:span></text:p>
                <text:p text:style-name="P17"><text:span text:style-name="Source_20_Text"><text:span text:style-name="T2">Но моя юность раскололась, как орех.</text:span></text:span></text:p>
                <text:p text:style-name="P22"/>
                <text:p text:style-name="P17"><text:span text:style-name="Source_20_Text"><text:span text:style-name="T2">О, что ты, подлая дешевка, натворила!</text:span></text:span></text:p>
                <text:p text:style-name="P17"><text:span text:style-name="Source_20_Text"><text:span text:style-name="T2">Ты пятерых ребят легавым предала,</text:span></text:span></text:p>
                <text:p text:style-name="P17"><text:span text:style-name="Source_20_Text"><text:span text:style-name="T2">Ты четверых пришила пулей к стенке,</text:span></text:span></text:p>
                <text:p text:style-name="P17"><text:span text:style-name="Source_20_Text"><text:span text:style-name="T2">А я попал в кишлак</text:span></text:span></text:p>
                <text:p text:style-name="P17"><text:span text:style-name="Source_20_Text"><text:span text:style-name="T2">На долгие года.</text:span></text:span></text:p>
                <text:p text:style-name="P22"/>
                <text:p text:style-name="P17"><text:span text:style-name="Source_20_Text"><text:span text:style-name="T2">Костюмчик новенький, колесики со скрипом</text:span></text:span></text:p>
                <text:p text:style-name="P17"><text:span text:style-name="Source_20_Text"><text:span text:style-name="T2">Я на тюремную пижаму променял.</text:span></text:span></text:p>
                <text:p text:style-name="P17"><text:span text:style-name="Source_20_Text"><text:span text:style-name="T2">За эти восемь лет</text:span></text:span></text:p>
                <text:p text:style-name="P17"><text:span text:style-name="Source_20_Text"><text:span text:style-name="T2">Я видел много бед,</text:span></text:span></text:p>
                <text:p text:style-name="P17"><text:span text:style-name="Source_20_Text"><text:span text:style-name="T2">И не один на мне волосик полинял.</text:span></text:span></text:p>
                <text:p text:style-name="P22"/>
                <text:p text:style-name="P17"><text:span text:style-name="Source_20_Text"><text:span text:style-name="T2">Сижу на нарах, как король на именинах,</text:span></text:span></text:p>
                <text:p text:style-name="P17"><text:span text:style-name="Source_20_Text"><text:span text:style-name="T2">И пайку серого мечтаю получить.</text:span></text:span></text:p>
                <text:p text:style-name="P17"><text:span text:style-name="Source_20_Text"><text:span text:style-name="T2">Капель стучит в окно,</text:span></text:span></text:p>
                <text:p text:style-name="P17"><text:span text:style-name="Source_20_Text"><text:span text:style-name="T2">А мне уж все равно -</text:span></text:span></text:p>
                <text:p text:style-name="P17"><text:soft-page-break/><text:span text:style-name="Source_20_Text"><text:span text:style-name="T2">Я никого уже не в силах полюбить.</text:span></text:span></text:p>
                <text:h text:style-name="P2" text:outline-level="5"><text:bookmark text:name="ВЕЛИКАНЫ-И-ГНОМЫ"/>ВЕЛИКАНЫ И ГНОМЫ</text:h>
                <text:p text:style-name="P67">Dm <text:s text:c="42"/>C <text:s text:c="20"/>G</text:p>
                <text:p text:style-name="P63">В дальней дали тихо годы плывут </text:p>
                <text:p text:style-name="P65">Dm</text:p>
                <text:p text:style-name="P63">Под крышею старого дома </text:p>
                <text:p text:style-name="P63"><text:s text:c="20"/><text:span text:style-name="T39">Am <text:s text:c="20"/>Dm</text:span></text:p>
                <text:p text:style-name="P63">Как верила я, что на свете живут</text:p>
                <text:p text:style-name="P64"><text:s text:c="22"/><text:span text:style-name="T41">A</text:span> </text:p>
                <text:p text:style-name="P63">Великаны и гномы.</text:p>
                <text:p text:style-name="P65">Dm <text:s text:c="41"/>B7</text:p>
                <text:p text:style-name="P63">В сказке легко, там не надо гадать </text:p>
                <text:p text:style-name="P65">E <text:s text:c="16"/><text:span text:style-name="T42">Dm</text:span></text:p>
                <text:p text:style-name="P63">Все сразу понятно любому </text:p>
                <text:p text:style-name="P66">Gm C <text:s text:c="24"/>Gm <text:s text:c="7"/>Dm</text:p>
                <text:p text:style-name="P63">Не спутает в сказке никто никогда </text:p>
                <text:p text:style-name="P66">B7 <text:s text:c="2"/>Em <text:s text:c="6"/>Dm</text:p>
                <text:p text:style-name="P63">Великана и гнома.</text:p>
                <text:p text:style-name="P16">Проиграть</text:p>
                <text:p text:style-name="P63">Детство прошло, но припомнилось вдруг </text:p>
                <text:p text:style-name="P63">Мне сказка из книжки знакомой </text:p>
                <text:p text:style-name="P63">Когда поняла я как много вокруг </text:p>
                <text:p text:style-name="P63">Великанов и гномов.</text:p>
                <text:p text:style-name="P63">Я не грущю, нет для грусти причин </text:p>
                <text:p text:style-name="P63">Мне жаль, что ошиблась в одном я </text:p>
                <text:p text:style-name="P63">Что в жизни в любви не смогла отличить </text:p>
                <text:p text:style-name="P63">Великана от гнома. </text:p>
                <text:h text:style-name="P37" text:outline-level="1"><text:span text:style-name="Source_20_Text"/></text:h>
                <text:h text:style-name="P39" text:outline-level="1"><text:span text:style-name="Source_20_Text">Когда ты подрастешь</text:span></text:h>
                <text:p text:style-name="P17"><text:span text:style-name="Source_20_Text"><text:span text:style-name="T2">Когда ты подрастешь</text:span></text:span></text:p>
                <text:p text:style-name="P17"><text:span text:style-name="Source_20_Text"><text:span text:style-name="T2">И ножками пойдешь,</text:span></text:span></text:p>
                <text:p text:style-name="P17"><text:span text:style-name="Source_20_Text"><text:span text:style-name="T2">И ты тогда не забывай,</text:span></text:span></text:p>
                <text:p text:style-name="P17"><text:span text:style-name="Source_20_Text"><text:span text:style-name="T2">Что есть у нас трамвай, прекрасный наш</text:span></text:span></text:p>
                <text:p text:style-name="P17"><text:span text:style-name="Source_20_Text"><text:span text:style-name="T2">Чудесный Ленинградский наш трамвай</text:span></text:span></text:p>
                <text:p text:style-name="P22"/>
                <text:p text:style-name="P17"><text:span text:style-name="Source_20_Text"><text:span text:style-name="T2">От дома <text:s text:c="3"/>ты пойдешь, <text:s text:c="3"/></text:span></text:span></text:p>
                <text:p text:style-name="P17"><text:span text:style-name="Source_20_Text"><text:span text:style-name="T2">Но рот не разевай <text:s text:c="3"/></text:span></text:span></text:p>
                <text:p text:style-name="P17"><text:span text:style-name="Source_20_Text"><text:span text:style-name="T2">И шарить по карманам не <text:s text:c="3"/>давай,</text:span></text:span></text:p>
                <text:p text:style-name="P17"><text:span text:style-name="Source_20_Text"><text:span text:style-name="T2">Ты деньги доставай, вперед передавай.</text:span></text:span></text:p>
                <text:p text:style-name="P17"><text:span text:style-name="Source_20_Text"><text:span text:style-name="T2">Ведь это-же в конце концов трамвай.</text:span></text:span></text:p>
                <text:p text:style-name="P22"/>
                <text:p text:style-name="P17"><text:span text:style-name="Source_20_Text"><text:span text:style-name="T2">А если твой Сосед </text:span></text:span></text:p>
                <text:p text:style-name="P17"><text:span text:style-name="Source_20_Text"><text:span text:style-name="T2">Зажилит твой билет </text:span></text:span></text:p>
                <text:p text:style-name="P17"><text:span text:style-name="Source_20_Text"><text:span text:style-name="T2">Ты хамом его не называй,</text:span></text:span></text:p>
                <text:p text:style-name="P17"><text:span text:style-name="Source_20_Text"><text:span text:style-name="T2">Ты деньги доставай, вперед передавай,</text:span></text:span></text:p>
                <text:p text:style-name="P17"><text:span text:style-name="Source_20_Text"><text:span text:style-name="T2">Ведь это же в конце концов трамвай.</text:span></text:span></text:p>
                <text:p text:style-name="P22"/>
                <text:p text:style-name="P17"><text:span text:style-name="Source_20_Text"><text:span text:style-name="T2">А если выходить,</text:span></text:span></text:p>
                <text:p text:style-name="P17"><text:span text:style-name="Source_20_Text"><text:span text:style-name="T2">Так не забуть спросить,</text:span></text:span></text:p>
                <text:p text:style-name="P17"><text:span text:style-name="Source_20_Text"><text:span text:style-name="T2">Выходит ли вперед тебя народ,</text:span></text:span></text:p>
                <text:p text:style-name="P17"><text:span text:style-name="Source_20_Text"><text:span text:style-name="T2">Ногою ты толкай, рукою помогай,</text:span></text:span></text:p>
                <text:p text:style-name="P17"><text:span text:style-name="Source_20_Text"><text:span text:style-name="T2">Ведь это же в конце концов трамвай</text:span></text:span></text:p>
                <text:p text:style-name="P17"><text:span text:style-name="Source_20_Text"><text:span text:style-name="T2">/Ведь это Ленинградский наш трамвай /</text:span></text:span></text:p>
                <text:h text:style-name="P37" text:outline-level="1"><text:span text:style-name="Source_20_Text"/></text:h>
                <text:h text:style-name="P39" text:outline-level="1"><text:span text:style-name="Source_20_Text">Конец пути и всех начал пришел</text:span></text:h>
                <text:p text:style-name="P17"><text:span text:style-name="Source_20_Text"><text:span text:style-name="T16">223</text:span></text:span></text:p>
                <text:p text:style-name="P17"><text:span text:style-name="Source_20_Text"><text:span text:style-name="T16">Конец пути и всех начал пришел </text:span></text:span></text:p>
                <text:p text:style-name="P17"><text:span text:style-name="Source_20_Text"><text:span text:style-name="T16">Начало утонуло за бортом </text:span></text:span></text:p>
                <text:p text:style-name="P17"><text:span text:style-name="Source_20_Text"><text:span text:style-name="T16">В зеленом море в комариный шторм </text:span></text:span></text:p>
                <text:p text:style-name="P17"><text:span text:style-name="Source_20_Text"><text:span text:style-name="T16">Улыбки говорили о другом.</text:span></text:span></text:p>
                <text:p text:style-name="P26"/>
                <text:p text:style-name="P17"><text:span text:style-name="Source_20_Text"><text:span text:style-name="T16">Вот черный берег промелькнул дали </text:span></text:span></text:p>
                <text:p text:style-name="P17"><text:span text:style-name="Source_20_Text"><text:span text:style-name="T16">Но это же надеюсь не обман </text:span></text:span></text:p>
                <text:p text:style-name="P17"><text:span text:style-name="Source_20_Text"><text:span text:style-name="T16">Мы корабли с тобою провели </text:span></text:span></text:p>
                <text:p text:style-name="P17"><text:span text:style-name="Source_20_Text"><text:span text:style-name="T16">Сквозь этот двухнедельный океан. </text:span></text:span></text:p>
                <text:p text:style-name="P26"/>
                <text:p text:style-name="P17"><text:span text:style-name="Source_20_Text"><text:span text:style-name="T16">Запомнишь ты как пламя языки </text:span></text:span></text:p>
                <text:p text:style-name="P17"><text:span text:style-name="Source_20_Text"><text:span text:style-name="T16">Облизывали ночи темноту </text:span></text:span></text:p>
                <text:p text:style-name="P17"><text:span text:style-name="Source_20_Text"><text:span text:style-name="T16">Запомнишь воды бурные реки </text:span></text:span></text:p>
                <text:p text:style-name="P17"><text:span text:style-name="Source_20_Text"><text:span text:style-name="T16">Столицу комариную вон ту.</text:span></text:span></text:p>
                <text:p text:style-name="P26"/>
                <text:p text:style-name="P17"><text:span text:style-name="Source_20_Text"><text:span text:style-name="T16">И если завтра снова как вчера </text:span></text:span></text:p>
                <text:p text:style-name="P17"><text:span text:style-name="Source_20_Text"><text:span text:style-name="T16">Нам ветры будут злые в спину дуть </text:span></text:span></text:p>
                <text:p text:style-name="P17"><text:span text:style-name="Source_20_Text"><text:span text:style-name="T16">Но мира мелочных забот игра </text:span></text:span></text:p>
                <text:p text:style-name="P17"><text:span text:style-name="Source_20_Text"><text:span text:style-name="T16">В палатке нас с тобою не найдут. </text:span></text:span></text:p>
                <text:p text:style-name="P26"/>
                <text:p text:style-name="P17"><text:span text:style-name="Source_20_Text"><text:span text:style-name="T16">Конец пути и всех начал пришел </text:span></text:span></text:p>
                <text:p text:style-name="P17"><text:span text:style-name="Source_20_Text"><text:span text:style-name="T16">Но ты об этом друг мой не грусти </text:span></text:span></text:p>
                <text:p text:style-name="P17"><text:span text:style-name="Source_20_Text"><text:span text:style-name="T16">Ведь это же начало всех начал </text:span></text:span></text:p>
                <text:p text:style-name="P17"><text:span text:style-name="Source_20_Text"><text:span text:style-name="T16">А будущее ждет нас впереди.</text:span></text:span></text:p>
                <text:p text:style-name="P26"/>
                <text:p text:style-name="P17"><text:span text:style-name="Source_20_Text"><text:span text:style-name="T16">Зимовье наше снегом замело </text:span></text:span></text:p>
                <text:p text:style-name="P17"><text:span text:style-name="Source_20_Text"><text:span text:style-name="T16">Рассвет стучится голубем в окно </text:span></text:span></text:p>
                <text:p text:style-name="P17"><text:span text:style-name="Source_20_Text"><text:span text:style-name="T16">Нас трое мужиков в глухой тайге </text:span></text:span></text:p>
                <text:p text:style-name="P17"><text:span text:style-name="Source_20_Text"><text:span text:style-name="T16">А милые в далеком далеке</text:span></text:span></text:p>
                <text:p text:style-name="P26"/>
                <text:p text:style-name="P17"><text:span text:style-name="Source_20_Text"><text:span text:style-name="T16">А сосны корабельные шумят </text:span></text:span></text:p>
                <text:p text:style-name="P17"><text:span text:style-name="Source_20_Text"><text:span text:style-name="T16">По кораблям видать они грустят </text:span></text:span></text:p>
                <text:p text:style-name="P17"><text:span text:style-name="Source_20_Text"><text:span text:style-name="T16">Шумит тайга подруги далеки </text:span></text:span></text:p>
                <text:p text:style-name="P17"><text:span text:style-name="Source_20_Text"><text:span text:style-name="T16">А здесь хрустят как сосны мужики </text:span></text:span></text:p>
                <text:p text:style-name="P17"><text:span text:style-name="Source_20_Text"><text:span text:style-name="T16">Нам снятся в синем море корабли</text:span></text:span></text:p>
                <text:p text:style-name="P17"><text:soft-page-break/><text:span text:style-name="Source_20_Text"><text:span text:style-name="T16">Мы словно в синем море корабли </text:span></text:span></text:p>
                <text:p text:style-name="P17"><text:span text:style-name="Source_20_Text"><text:span text:style-name="T16">Нам снятся в синей дымке города </text:span></text:span></text:p>
                <text:p text:style-name="P17"><text:span text:style-name="Source_20_Text"><text:span text:style-name="T16">А в окне навывается пурга.</text:span></text:span></text:p>
                <text:p text:style-name="P26"/>
                <text:p text:style-name="P17"><text:span text:style-name="Source_20_Text"><text:span text:style-name="T16">Нас трое а закон троих велик </text:span></text:span></text:p>
                <text:p text:style-name="P17"><text:span text:style-name="Source_20_Text"><text:span text:style-name="T16">И слабости не выскажет язык </text:span></text:span></text:p>
                <text:p text:style-name="P17"><text:span text:style-name="Source_20_Text"><text:span text:style-name="T16">Нас трое мужиков в глухой тайге </text:span></text:span></text:p>
                <text:p text:style-name="P17"><text:span text:style-name="Source_20_Text"><text:span text:style-name="T16">А милые в далеком далеке.</text:span></text:span></text:p>
                <text:h text:style-name="P37" text:outline-level="1"><text:span text:style-name="Source_20_Text"/></text:h>
                <text:h text:style-name="P39" text:outline-level="1"><text:span text:style-name="Source_20_Text">Кривыми путями</text:span></text:h>
                <text:p text:style-name="P17"><text:span text:style-name="Source_20_Text"><text:span text:style-name="T2">224</text:span></text:span></text:p>
                <text:p text:style-name="P57"><text:span text:style-name="Source_20_Text"><text:span text:style-name="T12">Dm</text:span></text:span></text:p>
                <text:p text:style-name="P17"><text:span text:style-name="Source_20_Text"><text:span text:style-name="T2">Кривыми путями, путями кривыми </text:span></text:span></text:p>
                <text:p text:style-name="P57"><text:span text:style-name="Source_20_Text"><text:span text:style-name="T12">E <text:s text:c="24"/>Dm</text:span></text:span></text:p>
                <text:p text:style-name="P17"><text:span text:style-name="Source_20_Text"><text:span text:style-name="T2">Нас жены таскали, мы были ручными.</text:span></text:span></text:p>
                <text:p text:style-name="P56"><text:span text:style-name="Source_20_Text"><text:span text:style-name="T10">Dm <text:s text:c="20"/>Em</text:span></text:span></text:p>
                <text:p text:style-name="P17"><text:span text:style-name="Source_20_Text"><text:span text:style-name="T2">Мы были ручными, нас жены таскали </text:span></text:span></text:p>
                <text:p text:style-name="P17"><text:span text:style-name="Source_20_Text"><text:span text:style-name="T4"><text:s text:c="22"/></text:span></text:span><text:span text:style-name="Source_20_Text"><text:span text:style-name="T12">Dm</text:span></text:span><text:span text:style-name="Source_20_Text"><text:span text:style-name="T4"> <text:s text:c="2"/></text:span></text:span><text:span text:style-name="Source_20_Text"><text:span text:style-name="T10">E</text:span></text:span></text:p>
                <text:p text:style-name="P17"><text:span text:style-name="Source_20_Text"><text:span text:style-name="T2">При матриархате свободы не знали.</text:span></text:span></text:p>
                <text:p text:style-name="P22"/>
                <text:p text:style-name="P17"><text:span text:style-name="Source_20_Text"><text:span text:style-name="T2">В угоду красивым, красивым в угоду,</text:span></text:span></text:p>
                <text:p text:style-name="P17"><text:span text:style-name="Source_20_Text"><text:span text:style-name="T2"><text:s text:c="30"/></text:span></text:span><text:span text:style-name="Source_20_Text"><text:span text:style-name="T10">Dm</text:span></text:span></text:p>
                <text:p text:style-name="P17"><text:span text:style-name="Source_20_Text"><text:span text:style-name="T2">За дичью убитой, как псы, лезли в воду.</text:span></text:span></text:p>
                <text:p text:style-name="P17"><text:span text:style-name="Source_20_Text"><text:span text:style-name="T2"><text:s text:c="26"/></text:span></text:span><text:span text:style-name="Source_20_Text"><text:span text:style-name="T10">Em</text:span></text:span></text:p>
                <text:p text:style-name="P17"><text:span text:style-name="Source_20_Text"><text:span text:style-name="T2">Как псы, лезли в воду за дичью убитой </text:span></text:span></text:p>
                <text:p text:style-name="P17"><text:span text:style-name="Source_20_Text"><text:span text:style-name="T2"><text:s text:c="26"/></text:span></text:span></text:p>
                <text:p text:style-name="P17"><text:span text:style-name="Source_20_Text"><text:span text:style-name="T2">И женской рукою не раз были биты.</text:span></text:span></text:p>
                <text:p text:style-name="P22"/>
                <text:p text:style-name="P17"><text:span text:style-name="Source_20_Text"><text:span text:style-name="T2">Чтоб ласки добиться, добиться чтоб ласки </text:span></text:span></text:p>
                <text:p text:style-name="P17"><text:span text:style-name="Source_20_Text"><text:span text:style-name="T2">Жениться стремились и стоили глазки.</text:span></text:span></text:p>
                <text:p text:style-name="P17"><text:span text:style-name="Source_20_Text"><text:span text:style-name="T2">Мы стоили глазки, жениться стремились,</text:span></text:span></text:p>
                <text:p text:style-name="P17"><text:span text:style-name="Source_20_Text"><text:span text:style-name="T2">А жены на нас за настырность сердились.</text:span></text:span></text:p>
                <text:p text:style-name="P22"/>
                <text:p text:style-name="P17"><text:span text:style-name="Source_20_Text"><text:span text:style-name="T2">Кривыми путями, путями кривыми </text:span></text:span></text:p>
                <text:p text:style-name="P17"><text:span text:style-name="Source_20_Text"><text:span text:style-name="T2">Нас жены таскали, мы были ручными.</text:span></text:span></text:p>
                <text:p text:style-name="P17"><text:span text:style-name="Source_20_Text"><text:span text:style-name="T2">Мы были ручными, нас жены таскали,</text:span></text:span></text:p>
                <text:p text:style-name="P17"><text:span text:style-name="Source_20_Text"><text:span text:style-name="T2">При матриархате свободы не знали.</text:span></text:span></text:p>
                <text:p text:style-name="P14"><text:span text:style-name="Source_20_Text"><text:span text:style-name="T2"/></text:span></text:p>
                <text:h text:style-name="P39" text:outline-level="1"><text:span text:style-name="Source_20_Text">Белое и черное</text:span></text:h>
                <text:p text:style-name="P14"><text:span text:style-name="Source_20_Text"><text:span text:style-name="T2">225</text:span></text:span></text:p>
                <text:p text:style-name="P17"><text:span text:style-name="Source_20_Text"><text:span text:style-name="T2">Белое и черное изк/ф Большая перемена</text:span></text:span></text:p>
                <text:p text:style-name="P22"/>
                <text:p text:style-name="P17"><text:span text:style-name="Source_20_Text"><text:span text:style-name="T2">Кто ошибется, кто угадаёт </text:span></text:span></text:p>
                <text:p text:style-name="P17"><text:span text:style-name="Source_20_Text"><text:span text:style-name="T2">Разное счастье нам выпадает </text:span></text:span></text:p>
                <text:p text:style-name="P17"><text:span text:style-name="Source_20_Text"><text:span text:style-name="T2">Часто простое кажется вздорным </text:span></text:span></text:p>
                <text:p text:style-name="P17"><text:span text:style-name="Source_20_Text"><text:span text:style-name="T2">Черное белым, белое чёрным -2р</text:span></text:span></text:p>
                <text:p text:style-name="P22"/>
                <text:p text:style-name="P17"><text:span text:style-name="Source_20_Text"><text:span text:style-name="T2">Мы выбираем, нас выбирают </text:span></text:span></text:p>
                <text:p text:style-name="P17"><text:span text:style-name="Source_20_Text"><text:span text:style-name="T2">Как это часто не совпадает</text:span></text:span></text:p>
                <text:p text:style-name="P17"><text:span text:style-name="Source_20_Text"><text:span text:style-name="T2">Я за тобою следую тенью </text:span></text:span></text:p>
                <text:p text:style-name="P17"><text:span text:style-name="Source_20_Text"><text:span text:style-name="T2">Я привыкаю к несовпаденьям</text:span></text:span></text:p>
                <text:p text:style-name="P22"/>
                <text:p text:style-name="P17"><text:span text:style-name="Source_20_Text"><text:span text:style-name="T2">Я привыкаю, я тебе рада</text:span></text:span></text:p>
                <text:p text:style-name="P17"><text:span text:style-name="Source_20_Text"><text:span text:style-name="T2">Ты не узнаешь, да и не надо</text:span></text:span></text:p>
                <text:p text:style-name="P17"><text:span text:style-name="Source_20_Text"><text:span text:style-name="T2">Ты не узнаешь и не поможешь</text:span></text:span></text:p>
                <text:p text:style-name="P17"><text:span text:style-name="Source_20_Text"><text:span text:style-name="T2">Что не сложилось, вместе не сложишь</text:span></text:span></text:p>
                <text:p text:style-name="P22"/>
                <text:p text:style-name="P17"><text:span text:style-name="Source_20_Text"><text:span text:style-name="T2">Счастье такая трудная штука,</text:span></text:span></text:p>
                <text:p text:style-name="P17"><text:span text:style-name="Source_20_Text"><text:span text:style-name="T2">То дальнозорка, то близорука</text:span></text:span></text:p>
                <text:p text:style-name="P17"><text:span text:style-name="Source_20_Text"><text:span text:style-name="T2">Часто простое, кажетсл вздорным </text:span></text:span></text:p>
                <text:p text:style-name="P17"><text:span text:style-name="Source_20_Text"><text:span text:style-name="T2">Черное белым, белое черным</text:span></text:span></text:p>
                <text:p text:style-name="P22"/>
                <text:h text:style-name="P41" text:outline-level="1"><text:span text:style-name="Source_20_Text">Белое и черное</text:span></text:h>
                <text:p text:style-name="P17"><text:span text:style-name="Source_20_Text"><text:span text:style-name="T2">Intro: Am E Am E <text:s/></text:span></text:span></text:p>
                <text:p text:style-name="P22"/>
                <text:p text:style-name="P17"><text:span text:style-name="Source_20_Text"><text:span text:style-name="T24"><text:s/></text:span></text:span><text:span text:style-name="Source_20_Text"><text:span text:style-name="T2">Am <text:s text:c="4"/>E <text:s text:c="12"/>Am</text:span></text:span></text:p>
                <text:p text:style-name="P17"><text:span text:style-name="Source_20_Text"><text:span text:style-name="T2">Мы выбираем, нас выбирают, </text:span></text:span></text:p>
                <text:p text:style-name="P17"><text:span text:style-name="Source_20_Text"><text:span text:style-name="T24"><text:s/></text:span></text:span><text:span text:style-name="Source_20_Text"><text:span text:style-name="T2">Am <text:s text:c="6"/>G <text:s text:c="11"/>C</text:span></text:span></text:p>
                <text:p text:style-name="P17"><text:span text:style-name="Source_20_Text"><text:span text:style-name="T2">Как это часто не совпадает, </text:span></text:span></text:p>
                <text:p text:style-name="P17"><text:span text:style-name="Source_20_Text"><text:span text:style-name="T24"><text:s/></text:span></text:span><text:span text:style-name="Source_20_Text"><text:span text:style-name="T2">G7 <text:s text:c="4"/>A7 <text:s/>A <text:s text:c="5"/>Dm</text:span></text:span></text:p>
                <text:p text:style-name="P17"><text:span text:style-name="Source_20_Text"><text:span text:style-name="T2">Я за тобою следую тенью, </text:span></text:span></text:p>
                <text:p text:style-name="P17"><text:span text:style-name="Source_20_Text"><text:span text:style-name="T24"><text:s/></text:span></text:span><text:span text:style-name="Source_20_Text"><text:span text:style-name="T2">Dm <text:s text:c="4"/>Am <text:s text:c="3"/>E <text:s text:c="5"/>Am</text:span></text:span></text:p>
                <text:p text:style-name="P17"><text:span text:style-name="Source_20_Text"><text:span text:style-name="T2">Я привыкаю к несовпаденью. </text:span></text:span></text:p>
                <text:p text:style-name="P17"><text:span text:style-name="Source_20_Text"><text:span text:style-name="T24"><text:s/></text:span></text:span><text:span text:style-name="Source_20_Text"><text:span text:style-name="T2">G7 <text:s text:c="4"/>A7 <text:s/>A <text:s text:c="5"/>Dm</text:span></text:span></text:p>
                <text:p text:style-name="P17"><text:span text:style-name="Source_20_Text"><text:span text:style-name="T2">Я за тобою следую тенью, </text:span></text:span></text:p>
                <text:p text:style-name="P17"><text:span text:style-name="Source_20_Text"><text:span text:style-name="T24"><text:s/></text:span></text:span><text:span text:style-name="Source_20_Text"><text:span text:style-name="T2">Dm <text:s text:c="4"/>Am <text:s text:c="3"/>E <text:s text:c="5"/>Am</text:span></text:span></text:p>
                <text:p text:style-name="P17"><text:span text:style-name="Source_20_Text"><text:span text:style-name="T2">Я привыкаю к несовпаденью. </text:span></text:span></text:p>
                <text:p text:style-name="P22"/>
                <text:p text:style-name="P17"><text:span text:style-name="Source_20_Text"><text:span text:style-name="T24"><text:s/></text:span></text:span><text:span text:style-name="Source_20_Text"><text:span text:style-name="T2">Am <text:s text:c="4"/>E <text:s text:c="11"/>Am</text:span></text:span></text:p>
                <text:p text:style-name="P17"><text:span text:style-name="Source_20_Text"><text:span text:style-name="T2">Я привыкаю, я тебе рада, </text:span></text:span></text:p>
                <text:p text:style-name="P17"><text:span text:style-name="Source_20_Text"><text:span text:style-name="T24"><text:s/></text:span></text:span><text:span text:style-name="Source_20_Text"><text:span text:style-name="T2">Am <text:s text:c="6"/>G <text:s text:c="11"/>C</text:span></text:span></text:p>
                <text:p text:style-name="P17"><text:span text:style-name="Source_20_Text"><text:span text:style-name="T2">Ты не узнаешь, да и не надо, </text:span></text:span></text:p>
                <text:p text:style-name="P17"><text:span text:style-name="Source_20_Text"><text:span text:style-name="T24"><text:s/></text:span></text:span><text:span text:style-name="Source_20_Text"><text:span text:style-name="T2">G7 <text:s text:c="4"/>A7 <text:s/>A <text:s text:c="5"/>Dm</text:span></text:span></text:p>
                <text:p text:style-name="P17"><text:span text:style-name="Source_20_Text"><text:span text:style-name="T2">Ты не узнаешь и не поможешь, </text:span></text:span></text:p>
                <text:p text:style-name="P17"><text:span text:style-name="Source_20_Text"><text:span text:style-name="T24"><text:s/></text:span></text:span><text:span text:style-name="Source_20_Text"><text:span text:style-name="T2">Dm <text:s text:c="8"/>Am <text:s text:c="4"/>E <text:s text:c="9"/>Am</text:span></text:span></text:p>
                <text:p text:style-name="P17"><text:span text:style-name="Source_20_Text"><text:span text:style-name="T2">Что не сложилось, вместе не сложишь, </text:span></text:span></text:p>
                <text:p text:style-name="P17"><text:span text:style-name="Source_20_Text"><text:span text:style-name="T24"><text:s/></text:span></text:span><text:span text:style-name="Source_20_Text"><text:span text:style-name="T2">G7 A7 A Dm <text:s/></text:span></text:span></text:p>
                <text:p text:style-name="P17"><text:span text:style-name="Source_20_Text"><text:span text:style-name="T24"><text:s/></text:span></text:span><text:span text:style-name="Source_20_Text"><text:span text:style-name="T2">Dm <text:s text:c="8"/>Am <text:s text:c="4"/>E <text:s text:c="9"/>Am</text:span></text:span></text:p>
                <text:p text:style-name="P17"><text:span text:style-name="Source_20_Text"><text:span text:style-name="T2">Что не сложилось, вместе не сложишь. </text:span></text:span></text:p>
                <text:p text:style-name="P22"/>
                <text:p text:style-name="P17"><text:span text:style-name="Source_20_Text"><text:span text:style-name="T24"><text:s/></text:span></text:span><text:span text:style-name="Source_20_Text"><text:span text:style-name="T2">Am <text:s text:c="4"/>E <text:s text:c="12"/>Am</text:span></text:span></text:p>
                <text:p text:style-name="P17"><text:span text:style-name="Source_20_Text"><text:span text:style-name="T2">Кто ошибётся, кто угадает, </text:span></text:span></text:p>
                <text:p text:style-name="P17"><text:span text:style-name="Source_20_Text"><text:span text:style-name="T24"><text:s/></text:span></text:span><text:span text:style-name="Source_20_Text"><text:span text:style-name="T2">Am <text:s text:c="6"/>G <text:s text:c="11"/>C</text:span></text:span></text:p>
                <text:p text:style-name="P17"><text:soft-page-break/><text:span text:style-name="Source_20_Text"><text:span text:style-name="T2">Разное счастье нам выпадает, </text:span></text:span></text:p>
                <text:p text:style-name="P17"><text:span text:style-name="Source_20_Text"><text:span text:style-name="T24"><text:s/></text:span></text:span><text:span text:style-name="Source_20_Text"><text:span text:style-name="T2">G7 <text:s text:c="6"/>A7 <text:s text:c="2"/>A <text:s text:c="6"/>Dm</text:span></text:span></text:p>
                <text:p text:style-name="P17"><text:span text:style-name="Source_20_Text"><text:span text:style-name="T2">Часто простое кажется вздорным, </text:span></text:span></text:p>
                <text:p text:style-name="P17"><text:soft-page-break/><text:span text:style-name="Source_20_Text"><text:span text:style-name="T24"><text:s/></text:span></text:span><text:span text:style-name="Source_20_Text"><text:span text:style-name="T2">Dm <text:s text:c="4"/>Am <text:s text:c="4"/>E <text:s text:c="4"/>Am</text:span></text:span></text:p>
                <text:p text:style-name="P17"><text:span text:style-name="Source_20_Text"><text:span text:style-name="T2">Чёрное белым, белое чёрным. </text:span></text:span></text:p>
                <text:p text:style-name="P17"><text:span text:style-name="Source_20_Text"><text:span text:style-name="T24"><text:s/></text:span></text:span><text:span text:style-name="Source_20_Text"><text:span text:style-name="T2">G7 <text:s text:c="6"/>A7 <text:s text:c="2"/>A <text:s text:c="6"/>Dm</text:span></text:span></text:p>
                <text:p text:style-name="P17"><text:span text:style-name="Source_20_Text"><text:span text:style-name="T2">Часто простое кажется вздорным, </text:span></text:span></text:p>
                <text:p text:style-name="P17"><text:span text:style-name="Source_20_Text"><text:span text:style-name="T24"><text:s/></text:span></text:span><text:span text:style-name="Source_20_Text"><text:span text:style-name="T2">Dm <text:s text:c="4"/>Am <text:s text:c="4"/>E <text:s text:c="4"/>Am</text:span></text:span></text:p>
                <text:p text:style-name="P17"><text:span text:style-name="Source_20_Text"><text:span text:style-name="T2">Чёрное белым, белое чёрным. </text:span></text:span></text:p>
                <text:p text:style-name="P22"/>
                <text:p text:style-name="P17"><text:span text:style-name="Source_20_Text"><text:span text:style-name="T24"><text:s/></text:span></text:span><text:span text:style-name="Source_20_Text"><text:span text:style-name="T2">Am <text:s text:c="4"/>E <text:s text:c="12"/>Am</text:span></text:span></text:p>
                <text:p text:style-name="P17"><text:span text:style-name="Source_20_Text"><text:span text:style-name="T2">Счастье такая трудная штука, </text:span></text:span></text:p>
                <text:p text:style-name="P17"><text:span text:style-name="Source_20_Text"><text:span text:style-name="T24"><text:s/></text:span></text:span><text:span text:style-name="Source_20_Text"><text:span text:style-name="T2">Am <text:s text:c="6"/>G <text:s text:c="11"/>C</text:span></text:span></text:p>
                <text:p text:style-name="P17"><text:span text:style-name="Source_20_Text"><text:span text:style-name="T2">То дальнозорко, то близоруко, </text:span></text:span></text:p>
                <text:p text:style-name="P17"><text:span text:style-name="Source_20_Text"><text:span text:style-name="T24"><text:s/></text:span></text:span><text:span text:style-name="Source_20_Text"><text:span text:style-name="T2">G7 <text:s text:c="6"/>A7 <text:s text:c="2"/>A <text:s text:c="6"/>Dm</text:span></text:span></text:p>
                <text:p text:style-name="P17"><text:span text:style-name="Source_20_Text"><text:span text:style-name="T2">Часто простое кажется вздорным, </text:span></text:span></text:p>
                <text:p text:style-name="P17"><text:span text:style-name="Source_20_Text"><text:span text:style-name="T24"><text:s/></text:span></text:span><text:span text:style-name="Source_20_Text"><text:span text:style-name="T2">Dm <text:s text:c="4"/>Am <text:s text:c="4"/>E <text:s text:c="4"/>Am</text:span></text:span></text:p>
                <text:p text:style-name="P17"><text:span text:style-name="Source_20_Text"><text:span text:style-name="T2">Чёрное белым, белое чёрным. </text:span></text:span></text:p>
                <text:p text:style-name="P17"><text:span text:style-name="Source_20_Text"><text:span text:style-name="T24"><text:s/></text:span></text:span><text:span text:style-name="Source_20_Text"><text:span text:style-name="T2">G7 <text:s text:c="6"/>A7 <text:s text:c="2"/>A <text:s text:c="6"/>Dm</text:span></text:span></text:p>
                <text:p text:style-name="P17"><text:span text:style-name="Source_20_Text"><text:span text:style-name="T2">Часто простое кажется вздорным, </text:span></text:span></text:p>
                <text:p text:style-name="P17"><text:span text:style-name="Source_20_Text"><text:span text:style-name="T24"><text:s/></text:span></text:span><text:span text:style-name="Source_20_Text"><text:span text:style-name="T2">Dm <text:s text:c="4"/>Am <text:s text:c="4"/>E <text:s text:c="4"/>Am</text:span></text:span></text:p>
                <text:p text:style-name="P17"><text:span text:style-name="Source_20_Text"><text:span text:style-name="T2">Чёрное белым, белое чёрным. </text:span></text:span></text:p>
                <text:p text:style-name="P22"/>
                <text:p text:style-name="P17"><text:span text:style-name="Source_20_Text"><text:span text:style-name="T24"><text:s/></text:span></text:span><text:span text:style-name="Source_20_Text"><text:span text:style-name="T2">G7 <text:s text:c="6"/>A7 <text:s text:c="2"/>A <text:s text:c="6"/>Dm</text:span></text:span></text:p>
                <text:p text:style-name="P17"><text:span text:style-name="Source_20_Text"><text:span text:style-name="T2">Часто простое кажется вздорным, </text:span></text:span></text:p>
                <text:p text:style-name="P17"><text:span text:style-name="Source_20_Text"><text:span text:style-name="T24"><text:s/></text:span></text:span><text:span text:style-name="Source_20_Text"><text:span text:style-name="T2">Dm <text:s text:c="4"/>Am <text:s text:c="4"/>E <text:s text:c="4"/>Am</text:span></text:span></text:p>
                <text:p text:style-name="P17"><text:span text:style-name="Source_20_Text"><text:span text:style-name="T2">Чёрное белым, белое чёрным, </text:span></text:span></text:p>
                <text:p text:style-name="P17"><text:span text:style-name="Source_20_Text"><text:span text:style-name="T24"><text:s/></text:span></text:span><text:span text:style-name="Source_20_Text"><text:span text:style-name="T2">Dm <text:s text:c="4"/>Am <text:s text:c="4"/>E <text:s text:c="4"/>Am</text:span></text:span></text:p>
                <text:p text:style-name="P17"><text:span text:style-name="Source_20_Text"><text:span text:style-name="T2">Чёрное белым, белое чёрным.</text:span></text:span></text:p>
                <text:p text:style-name="Preformatted_20_Text"><text:span text:style-name="Source_20_Text"/></text:p>
                <text:p text:style-name="P1"><text:span text:style-name="Source_20_Text">На востоке, говорят, жил пророк Магомет</text:span></text:p>
                <text:p text:style-name="P17"><text:span text:style-name="Source_20_Text"><text:span text:style-name="T2">301</text:span></text:span></text:p>
                <text:p text:style-name="P17"><text:span text:style-name="Source_20_Text"><text:span text:style-name="T2">СиМ</text:span></text:span></text:p>
                <text:p text:style-name="P17"><text:span text:style-name="Source_20_Text"><text:span text:style-name="T2">На востоке, говорят, жил пророк Магомет </text:span></text:span></text:p>
                <text:p text:style-name="P17"><text:span text:style-name="Source_20_Text"><text:span text:style-name="T2">И иметь по 10 жен завещая Магомет,</text:span></text:span></text:p>
                <text:p text:style-name="P17"><text:span text:style-name="Source_20_Text"><text:span text:style-name="T2">Но у нас вопрос такой - многоженства здесь нет </text:span></text:span></text:p>
                <text:p text:style-name="P17"><text:span text:style-name="Source_20_Text"><text:span text:style-name="T2">Все живут с одной женой, как велел Горсовет.</text:span></text:span></text:p>
                <text:p text:style-name="P22"/>
                <text:p text:style-name="P17"><text:span text:style-name="Source_20_Text"><text:span text:style-name="T2">Если б было 10 жен, как велел Магомет,</text:span></text:span></text:p>
                <text:p text:style-name="P17"><text:span text:style-name="Source_20_Text"><text:span text:style-name="T2">Мне бы первая жена подавал обед, </text:span></text:span></text:p>
                <text:p text:style-name="P17"><text:span text:style-name="Source_20_Text"><text:span text:style-name="T2">Воспитанию детей две жены мне дано,</text:span></text:span></text:p>
                <text:p text:style-name="P17"><text:span text:style-name="Source_20_Text"><text:span text:style-name="T2">А с 4 иногда я ходил бы в кино.</text:span></text:span></text:p>
                <text:p text:style-name="P22"/>
                <text:p text:style-name="P17"><text:span text:style-name="Source_20_Text"><text:span text:style-name="T2">Ну, а 5 жену приспособил бы стирать,</text:span></text:span></text:p>
                <text:p text:style-name="P17"><text:span text:style-name="Source_20_Text"><text:span text:style-name="T2">А 6 посылал в Ереван торговать,</text:span></text:span></text:p>
                <text:p text:style-name="P17"><text:span text:style-name="Source_20_Text"><text:span text:style-name="T2">А 7-ю посылал я в Баку заседать,</text:span></text:span></text:p>
                <text:p text:style-name="P17"><text:span text:style-name="Source_20_Text"><text:span text:style-name="T2">А 10-й иногда позволял изменять.</text:span></text:span></text:p>
                <text:p text:style-name="P22"/>
                <text:p text:style-name="P17"><text:span text:style-name="Source_20_Text"><text:span text:style-name="T2">Но мужчины говорят Магомет был чудак,</text:span></text:span></text:p>
                <text:p text:style-name="P17"><text:span text:style-name="Source_20_Text"><text:span text:style-name="T2">У меня жена одна успевает и так,</text:span></text:span></text:p>
                <text:p text:style-name="P17"><text:span text:style-name="Source_20_Text"><text:span text:style-name="T2">Успевает присмотреть за детьми и за мной, </text:span></text:span></text:p>
                <text:p text:style-name="P17"><text:span text:style-name="Source_20_Text"><text:span text:style-name="T2">Даже премию она приносила домой.</text:span></text:span></text:p>
                <text:p text:style-name="P1"><text:span text:style-name="Source_20_Text">Ходжа Насредин</text:span></text:p>
                <text:p text:style-name="P17"><text:span text:style-name="Source_20_Text"><text:span text:style-name="T2">302</text:span></text:span></text:p>
                <text:p text:style-name="P17"><text:span text:style-name="Source_20_Text"><text:span text:style-name="T2">На Востоке знают Насредина </text:span></text:span></text:p>
                <text:p text:style-name="P17"><text:span text:style-name="Source_20_Text"><text:span text:style-name="T2">За его открытую любовь </text:span></text:span></text:p>
                <text:p text:style-name="P17"><text:span text:style-name="Source_20_Text"><text:span text:style-name="T2">Вот вам интересная картина .</text:span></text:span></text:p>
                <text:p text:style-name="P17"><text:span text:style-name="Source_20_Text"><text:span text:style-name="T2">Про жену, про кошку и про плов.</text:span></text:span></text:p>
                <text:p text:style-name="P22"/>
                <text:p text:style-name="P17"><text:span text:style-name="Source_20_Text"><text:span text:style-name="T2">Раз Ходжа купил 5 фунтов рису </text:span></text:span></text:p>
                <text:p text:style-name="P17"><text:span text:style-name="Source_20_Text"><text:span text:style-name="T2">И 5 фунтов мяса он достал </text:span></text:span></text:p>
                <text:p text:style-name="P17"><text:span text:style-name="Source_20_Text"><text:span text:style-name="T2">И в саду, под тенью кипариса,</text:span></text:span></text:p>
                <text:p text:style-name="P17"><text:span text:style-name="Source_20_Text"><text:span text:style-name="T2">В ожидании плова задремал.</text:span></text:span></text:p>
                <text:p text:style-name="P22"/>
                <text:p text:style-name="P17"><text:span text:style-name="Source_20_Text"><text:span text:style-name="T2">Но жена - злодейка не дремала </text:span></text:span></text:p>
                <text:p text:style-name="P17"><text:span text:style-name="Source_20_Text"><text:span text:style-name="T2">И к себе любовника ждала </text:span></text:span></text:p>
                <text:p text:style-name="P17"><text:span text:style-name="Source_20_Text"><text:span text:style-name="T2">Он пришел, то пловом угощала </text:span></text:span></text:p>
                <text:p text:style-name="P17"><text:span text:style-name="Source_20_Text"><text:span text:style-name="T2">А ушел - посуду собрала.</text:span></text:span></text:p>
                <text:p text:style-name="P22"/>
                <text:p text:style-name="P17"><text:span text:style-name="Source_20_Text"><text:span text:style-name="T2">А Ходже смущенно отвечала, </text:span></text:span></text:p>
                <text:p text:style-name="P17"><text:span text:style-name="Source_20_Text"><text:span text:style-name="T2">Когда тот пришел отведать плов </text:span></text:span></text:p>
                <text:p text:style-name="P17"><text:span text:style-name="Source_20_Text"><text:span text:style-name="T2">"Я пока посуду собирала,</text:span></text:span></text:p>
                <text:p text:style-name="P17"><text:span text:style-name="Source_20_Text"><text:span text:style-name="T2">Кошка весь ограбила котел "</text:span></text:span></text:p>
                <text:p text:style-name="P22"/>
                <text:p text:style-name="P17"><text:span text:style-name="Source_20_Text"><text:span text:style-name="T2">Но Ходжа мужчина был неглупый </text:span></text:span></text:p>
                <text:p text:style-name="P17"><text:span text:style-name="Source_20_Text"><text:span text:style-name="T2">Взял кота за хвост и за усы </text:span></text:span></text:p>
                <text:p text:style-name="P17"><text:span text:style-name="Source_20_Text"><text:span text:style-name="T2">И беднягу сонного Мурлыку </text:span></text:span></text:p>
                <text:p text:style-name="P17"><text:span text:style-name="Source_20_Text"><text:span text:style-name="T2">Поволок на точные весы.</text:span></text:span></text:p>
                <text:p text:style-name="P22"/>
                <text:p text:style-name="P17"><text:span text:style-name="Source_20_Text"><text:span text:style-name="T2">Ровно 10 фунтов весит кошка, </text:span></text:span></text:p>
                <text:p text:style-name="P17"><text:span text:style-name="Source_20_Text"><text:span text:style-name="T2">Ровно 10 фунтов весит плов. </text:span></text:span></text:p>
                <text:p text:style-name="P17"><text:span text:style-name="Source_20_Text"><text:span text:style-name="T2">Если это плов, то где же кошка </text:span></text:span></text:p>
                <text:p text:style-name="P17"><text:span text:style-name="Source_20_Text"><text:span text:style-name="T2">Если это кошка, где же плов.</text:span></text:span></text:p>
                <text:p text:style-name="P16"/>
                <text:p text:style-name="P1"><text:span text:style-name="Source_20_Text">На деревне с шумным интересом</text:span></text:p>
                <text:p text:style-name="P17"><text:span text:style-name="Source_20_Text"><text:span text:style-name="T2">303</text:span></text:span></text:p>
                <text:p text:style-name="P17"><text:span text:style-name="Source_20_Text"><text:span text:style-name="T2">ЛяМ</text:span></text:span></text:p>
                <text:p text:style-name="P17"><text:span text:style-name="Source_20_Text"><text:span text:style-name="T2">На деревне с шумным интересом </text:span></text:span></text:p>
                <text:p text:style-name="P17"><text:span text:style-name="Source_20_Text"><text:span text:style-name="T2">Бабы много говорят такого </text:span></text:span></text:p>
                <text:p text:style-name="P17"><text:span text:style-name="Source_20_Text"><text:span text:style-name="T2">Будто Таньку видели за лесом </text:span></text:span></text:p>
                <text:p text:style-name="P17"><text:span text:style-name="Source_20_Text"><text:span text:style-name="T2">С комсомольцем Гришкой Казаковым</text:span></text:span></text:p>
                <text:p text:style-name="P22"/>
                <text:p text:style-name="P17"><text:span text:style-name="Source_20_Text"><text:span text:style-name="T2">Ну и чтож кому какое дело </text:span></text:span></text:p>
                <text:p text:style-name="P17"><text:span text:style-name="Source_20_Text"><text:span text:style-name="T2">Разбросав серебряные кольца </text:span></text:span></text:p>
                <text:p text:style-name="P17"><text:span text:style-name="Source_20_Text"><text:span text:style-name="T2">И в засос на скошенном покосе </text:span></text:span></text:p>
                <text:p text:style-name="P17"><text:span text:style-name="Source_20_Text"><text:span text:style-name="T2">Целовала Танька комсомольца. </text:span></text:span></text:p>
                <text:p text:style-name="P22"/>
                <text:p text:style-name="P17"><text:span text:style-name="Source_20_Text"><text:span text:style-name="T2">Ну и пусть, кому какое дело </text:span></text:span></text:p>
                <text:p text:style-name="P17"><text:span text:style-name="Source_20_Text"><text:span text:style-name="T2">Слух поплыл, без паруса без весел </text:span></text:span></text:p>
                <text:p text:style-name="P17"><text:span text:style-name="Source_20_Text"><text:span text:style-name="T2">Будто Танька сильно пополнела,</text:span></text:span></text:p>
                <text:p text:style-name="P17"><text:span text:style-name="Source_20_Text"><text:span text:style-name="T2">Будто Таньку комсомолец бросил.</text:span></text:span></text:p>
                <text:p text:style-name="P22"/>
                <text:p text:style-name="P17"><text:span text:style-name="Source_20_Text"><text:span text:style-name="T2">Это бабам попросту обидно,</text:span></text:span></text:p>
                <text:p text:style-name="P17"><text:span text:style-name="Source_20_Text"><text:span text:style-name="T2">Что они свое отцеловались </text:span></text:span></text:p>
                <text:p text:style-name="P17"><text:span text:style-name="Source_20_Text"><text:span text:style-name="T2">Вот они и ходят по деревне </text:span></text:span></text:p>
                <text:p text:style-name="P17"><text:span text:style-name="Source_20_Text"><text:span text:style-name="T2">Вот они и кличат кочетами.</text:span></text:span></text:p>
                <text:p text:style-name="P22"/>
                <text:p text:style-name="P17"><text:span text:style-name="Source_20_Text"><text:span text:style-name="T2">На всегда приставлены к ухватам </text:span></text:span></text:p>
                <text:p text:style-name="P17"><text:span text:style-name="Source_20_Text"><text:span text:style-name="T2">И мужьям достались на издёвку </text:span></text:span></text:p>
                <text:p text:style-name="P17"><text:span text:style-name="Source_20_Text"><text:span text:style-name="T2">Вот они и шляются по хатам </text:span></text:span></text:p>
                <text:p text:style-name="P17"><text:span text:style-name="Source_20_Text"><text:span text:style-name="T2">И порочат молодую девку.</text:span></text:span></text:p>
                <text:p text:style-name="P1"><text:span text:style-name="Source_20_Text">Ключи</text:span></text:p>
                <text:p text:style-name="P17"><text:span text:style-name="Source_20_Text"><text:span text:style-name="T2">СиМ</text:span></text:span></text:p>
                <text:p text:style-name="P17"><text:span text:style-name="Source_20_Text"><text:span text:style-name="T2">Не гляди назад не гляди</text:span></text:span></text:p>
                <text:p text:style-name="P17"><text:span text:style-name="Source_20_Text"><text:span text:style-name="T2">Просто имена переставь</text:span></text:span></text:p>
                <text:p text:style-name="P17"><text:span text:style-name="Source_20_Text"><text:span text:style-name="T2">Спят в твоих глазах, спят дожди</text:span></text:span></text:p>
                <text:p text:style-name="P17"><text:span text:style-name="Source_20_Text"><text:span text:style-name="T2">Ты не для меня их оставь</text:span></text:span></text:p>
                <text:p text:style-name="P22"/>
                <text:p text:style-name="P17"><text:span text:style-name="Source_20_Text"><text:span text:style-name="T2">Перевесь подальше ключи </text:span></text:span></text:p>
                <text:p text:style-name="P17"><text:span text:style-name="Source_20_Text"><text:span text:style-name="T2">Адрес поменяй, поменяй </text:span></text:span></text:p>
                <text:p text:style-name="P17"><text:span text:style-name="Source_20_Text"><text:span text:style-name="T2">А теперь подольше молчи -</text:span></text:span></text:p>
                <text:p text:style-name="P17"><text:span text:style-name="Source_20_Text"><text:span text:style-name="T2">Это для меня, для меня.</text:span></text:span></text:p>
                <text:p text:style-name="P22"/>
                <text:p text:style-name="P17"><text:span text:style-name="Source_20_Text"><text:span text:style-name="T2">Мне то все равно, все равно </text:span></text:span></text:p>
                <text:p text:style-name="P17"><text:span text:style-name="Source_20_Text"><text:span text:style-name="T2">Я уговорю сам себя </text:span></text:span></text:p>
                <text:p text:style-name="P17"><text:span text:style-name="Source_20_Text"><text:span text:style-name="T2">Будто все за нас решено </text:span></text:span></text:p>
                <text:p text:style-name="P17"><text:span text:style-name="Source_20_Text"><text:span text:style-name="T2">Будто все ворует судьба.</text:span></text:span></text:p>
                <text:p text:style-name="P22"/>
                <text:p text:style-name="P17"><text:span text:style-name="Source_20_Text"><text:span text:style-name="T2">А только ты не веришь в судьбу </text:span></text:span></text:p>
                <text:p text:style-name="P17"><text:span text:style-name="Source_20_Text"><text:span text:style-name="T2">Значит просто выбрось ключи </text:span></text:span></text:p>
                <text:p text:style-name="P17"><text:span text:style-name="Source_20_Text"><text:span text:style-name="T2">Я к тебе в окошко войду </text:span></text:span></text:p>
                <text:p text:style-name="P17"><text:span text:style-name="Source_20_Text"><text:span text:style-name="T2">Ну а ты молчи, все молчи.</text:span></text:span></text:p>
                <text:h text:style-name="P11" text:outline-level="5"/>
                <text:h text:style-name="P4" text:outline-level="5">Парус<text:span text:style-name="T33">а</text:span></text:h>
                <text:p text:style-name="P17"><text:span text:style-name="Source_20_Text"><text:span text:style-name="T2">304</text:span></text:span></text:p>
                <text:p text:style-name="P17"><text:span text:style-name="Source_20_Text"><text:span text:style-name="T2">СиМ</text:span></text:span></text:p>
                <text:p text:style-name="P17"><text:span text:style-name="Source_20_Text"><text:span text:style-name="T2">A у дельфина срезано брюхо винтом </text:span></text:span></text:p>
                <text:p text:style-name="P17"><text:span text:style-name="Source_20_Text"><text:span text:style-name="T2">Выстрела в спину не ожидает никто </text:span></text:span></text:p>
                <text:p text:style-name="P17"><text:span text:style-name="Source_20_Text"><text:span text:style-name="T2">На батарее нету снарядов уже</text:span></text:span></text:p>
                <text:p text:style-name="P17"><text:span text:style-name="Source_20_Text"><text:span text:style-name="T2">Надо быстрее на вираже,</text:span></text:span></text:p>
                <text:p text:style-name="P22"/>
                <text:p text:style-name="P17"><text:span text:style-name="Source_20_Text"><text:span text:style-name="T2">Но парус, порвали парус,</text:span></text:span></text:p>
                <text:p text:style-name="P17"><text:span text:style-name="Source_20_Text"><text:span text:style-name="T2">Каюсь, каюсь, каюсь, </text:span></text:span></text:p>
                <text:p text:style-name="P22"/>
                <text:p text:style-name="P17"><text:span text:style-name="Source_20_Text"><text:span text:style-name="T2">Даже в дозоре можешь не встретить врага </text:span></text:span></text:p>
                <text:p text:style-name="P17"><text:span text:style-name="Source_20_Text"><text:span text:style-name="T2">Это не горе, если болит нога </text:span></text:span></text:p>
                <text:p text:style-name="P17"><text:span text:style-name="Source_20_Text"><text:span text:style-name="T2">Петли дверные многим скрипят, многим поют </text:span></text:span></text:p>
                <text:p text:style-name="P17"><text:span text:style-name="Source_20_Text"><text:span text:style-name="T2">Кто вы такие? Вас не ждут.</text:span></text:span></text:p>
                <text:p text:style-name="P22"/>
                <text:p text:style-name="P17"><text:span text:style-name="Source_20_Text"><text:span text:style-name="T2">Но парус, порвали парус,</text:span></text:span></text:p>
                <text:p text:style-name="P17"><text:span text:style-name="Source_20_Text"><text:span text:style-name="T2">Каюсь, каюсь, каюсь, </text:span></text:span></text:p>
                <text:p text:style-name="P22"/>
                <text:p text:style-name="P17"><text:span text:style-name="Source_20_Text"><text:span text:style-name="T2">Многие лета тем, кто поет во сне </text:span></text:span></text:p>
                <text:p text:style-name="P17"><text:span text:style-name="Source_20_Text"><text:span text:style-name="T2">Десятки всета могут лажать на дне</text:span></text:span></text:p>
                <text:p text:style-name="P17"><text:span text:style-name="Source_20_Text"><text:span text:style-name="T2">И континенты могут сгореть в огне </text:span></text:span></text:p>
                <text:p text:style-name="P17"><text:span text:style-name="Source_20_Text"><text:span text:style-name="T2">Только все это не по мне.</text:span></text:span></text:p>
                <text:p text:style-name="P22"/>
                <text:p text:style-name="P17"><text:span text:style-name="Source_20_Text"><text:span text:style-name="T2">Но парус, порвали парус,</text:span></text:span></text:p>
                <text:p text:style-name="P17"><text:span text:style-name="Source_20_Text"><text:span text:style-name="T2">Каюсь, каюсь, каюсь.</text:span></text:span></text:p>
                <text:h text:style-name="P9" text:outline-level="5"/>
                <text:h text:style-name="P2" text:outline-level="5"><text:bookmark text:name="Парус"/>Парус</text:h>
                <text:p text:style-name="P17"><text:span text:style-name="Source_20_Text"><text:span text:style-name="T2">Gm Cm</text:span></text:span></text:p>
                <text:p text:style-name="P17"><text:span text:style-name="Source_20_Text"><text:span text:style-name="T2">А у дельфина взрезано брюхо винтом.</text:span></text:span></text:p>
                <text:p text:style-name="P17"><text:span text:style-name="Source_20_Text"><text:span text:style-name="T2">Cm F7 B</text:span></text:span></text:p>
                <text:p text:style-name="P17"><text:span text:style-name="Source_20_Text"><text:span text:style-name="T2">Выстрела в спину не ожидает никто.</text:span></text:span></text:p>
                <text:p text:style-name="P17"><text:span text:style-name="Source_20_Text"><text:span text:style-name="T2">B Cm D</text:span></text:span></text:p>
                <text:p text:style-name="P17"><text:span text:style-name="Source_20_Text"><text:span text:style-name="T2">На батарее нету снарядов уже.</text:span></text:span></text:p>
                <text:p text:style-name="P17"><text:span text:style-name="Source_20_Text"><text:span text:style-name="T2">D</text:span></text:span></text:p>
                <text:p text:style-name="P17"><text:span text:style-name="Source_20_Text"><text:span text:style-name="T2">Надо быстрее на вираже.</text:span></text:span></text:p>
                <text:p text:style-name="P22"/>
                <text:p text:style-name="P17"><text:span text:style-name="Source_20_Text"><text:span text:style-name="T24"><text:s text:c="5"/></text:span></text:span><text:span text:style-name="Source_20_Text"><text:span text:style-name="T2">Gm Cm</text:span></text:span></text:p>
                <text:p text:style-name="P17"><text:span text:style-name="Source_20_Text"><text:span text:style-name="T24"><text:s text:c="5"/></text:span></text:span><text:span text:style-name="Source_20_Text"><text:span text:style-name="T2">Парус! Порвали парус!</text:span></text:span></text:p>
                <text:p text:style-name="P17"><text:span text:style-name="Source_20_Text"><text:span text:style-name="T24"><text:s text:c="5"/></text:span></text:span><text:span text:style-name="Source_20_Text"><text:span text:style-name="T2">Cm D7 Gm</text:span></text:span></text:p>
                <text:p text:style-name="P17"><text:span text:style-name="Source_20_Text"><text:span text:style-name="T24"><text:s text:c="5"/></text:span></text:span><text:span text:style-name="Source_20_Text"><text:span text:style-name="T2">Каюсь, каюсь, каюсь...</text:span></text:span></text:p>
                <text:p text:style-name="P22"/>
                <text:p text:style-name="P17"><text:span text:style-name="Source_20_Text"><text:span text:style-name="T2">Gm Cm</text:span></text:span></text:p>
                <text:p text:style-name="P17"><text:span text:style-name="Source_20_Text"><text:span text:style-name="T2">Даже в дозоре можешь не встретить врага.</text:span></text:span></text:p>
                <text:p text:style-name="P17"><text:span text:style-name="Source_20_Text"><text:span text:style-name="T2">Cm F7 B</text:span></text:span></text:p>
                <text:p text:style-name="P17"><text:span text:style-name="Source_20_Text"><text:span text:style-name="T2">Это не горе, если болит нога.</text:span></text:span></text:p>
                <text:p text:style-name="P17"><text:span text:style-name="Source_20_Text"><text:span text:style-name="T2">B Cm D</text:span></text:span></text:p>
                <text:p text:style-name="P17"><text:span text:style-name="Source_20_Text"><text:span text:style-name="T2">Петли дверные многим скрипят, многим поют:</text:span></text:span></text:p>
                <text:p text:style-name="P17"><text:span text:style-name="Source_20_Text"><text:span text:style-name="T2">D</text:span></text:span></text:p>
                <text:p text:style-name="P17"><text:span text:style-name="Source_20_Text"><text:span text:style-name="T2">- Кто вы такие? Вас здесь не ждут!</text:span></text:span></text:p>
                <text:p text:style-name="P22"/>
                <text:p text:style-name="P17"><text:span text:style-name="Source_20_Text"><text:span text:style-name="T24"><text:s text:c="5"/></text:span></text:span><text:span text:style-name="Source_20_Text"><text:span text:style-name="T2">Gm Cm</text:span></text:span></text:p>
                <text:p text:style-name="P17"><text:span text:style-name="Source_20_Text"><text:span text:style-name="T24"><text:s text:c="5"/></text:span></text:span><text:span text:style-name="Source_20_Text"><text:span text:style-name="T2">Но парус! Порвали парус!</text:span></text:span></text:p>
                <text:p text:style-name="P17"><text:span text:style-name="Source_20_Text"><text:span text:style-name="T24"><text:s text:c="5"/></text:span></text:span><text:span text:style-name="Source_20_Text"><text:span text:style-name="T2">Cm D7 Gm</text:span></text:span></text:p>
                <text:p text:style-name="P17"><text:span text:style-name="Source_20_Text"><text:span text:style-name="T24"><text:s text:c="5"/></text:span></text:span><text:span text:style-name="Source_20_Text"><text:span text:style-name="T2">Каюсь, каюсь, каюсь...</text:span></text:span></text:p>
                <text:p text:style-name="P22"/>
                <text:p text:style-name="P17"><text:span text:style-name="Source_20_Text"><text:span text:style-name="T2">Gm Cm</text:span></text:span></text:p>
                <text:p text:style-name="P17"><text:span text:style-name="Source_20_Text"><text:span text:style-name="T2">Многие лета - тем, кто поет во сне.</text:span></text:span></text:p>
                <text:p text:style-name="P17"><text:span text:style-name="Source_20_Text"><text:span text:style-name="T2">Cm F7 B</text:span></text:span></text:p>
                <text:p text:style-name="P17"><text:span text:style-name="Source_20_Text"><text:span text:style-name="T2">Все части света могут лежать на дне,</text:span></text:span></text:p>
                <text:p text:style-name="P17"><text:span text:style-name="Source_20_Text"><text:span text:style-name="T2">B Cm D</text:span></text:span></text:p>
                <text:p text:style-name="P17"><text:soft-page-break/><text:span text:style-name="Source_20_Text"><text:span text:style-name="T2">Все континенты могут гореть в огне,</text:span></text:span></text:p>
                <text:p text:style-name="P17"><text:span text:style-name="Source_20_Text"><text:span text:style-name="T2">D</text:span></text:span></text:p>
                <text:p text:style-name="P17"><text:span text:style-name="Source_20_Text"><text:span text:style-name="T2">Только все это не по мне.</text:span></text:span></text:p>
                <text:p text:style-name="P22"/>
                <text:p text:style-name="P17"><text:span text:style-name="Source_20_Text"><text:span text:style-name="T24"><text:s text:c="5"/></text:span></text:span><text:span text:style-name="Source_20_Text"><text:span text:style-name="T2">Gm Cm</text:span></text:span></text:p>
                <text:p text:style-name="P17"><text:span text:style-name="Source_20_Text"><text:span text:style-name="T24"><text:s text:c="5"/></text:span></text:span><text:span text:style-name="Source_20_Text"><text:span text:style-name="T2">Но парус! Порвали парус!</text:span></text:span></text:p>
                <text:p text:style-name="P17"><text:span text:style-name="Source_20_Text"><text:span text:style-name="T24"><text:s text:c="5"/></text:span></text:span><text:span text:style-name="Source_20_Text"><text:span text:style-name="T2">Cm D7 Gm</text:span></text:span></text:p>
                <text:p text:style-name="P17"><text:span text:style-name="Source_20_Text"><text:span text:style-name="T24"><text:s text:c="5"/></text:span></text:span><text:span text:style-name="Source_20_Text"><text:span text:style-name="T2">Каюсь, каюсь, каюсь...</text:span></text:span></text:p>
                <text:p text:style-name="P16"/>
                <text:p text:style-name="Preformatted_20_Text"><text:span text:style-name="Source_20_Text"/></text:p>
                <text:p text:style-name="P1"><text:span text:style-name="Source_20_Text">"Тебе".</text:span></text:p>
                <text:p text:style-name="P22"/>
                <text:p text:style-name="P17"><text:span text:style-name="Source_20_Text"><text:span text:style-name="T2">Вот опять я пишу, как люблю я </text:span></text:span></text:p>
                <text:p text:style-name="P17"><text:span text:style-name="Source_20_Text"><text:span text:style-name="T2">Как люблю я тебя одного </text:span></text:span></text:p>
                <text:p text:style-name="P17"><text:span text:style-name="Source_20_Text"><text:span text:style-name="T2">И не знаю зачем это надо, </text:span></text:span></text:p>
                <text:p text:style-name="P17"><text:span text:style-name="Source_20_Text"><text:span text:style-name="T2">Но забыть мне тебя не легко.</text:span></text:span></text:p>
                <text:p text:style-name="P22"/>
                <text:p text:style-name="P17"><text:span text:style-name="Source_20_Text"><text:span text:style-name="T2">Мы не вместе, но что же нам делать </text:span></text:span></text:p>
                <text:p text:style-name="P17"><text:span text:style-name="Source_20_Text"><text:span text:style-name="T2">Почему мы с тобой далеки </text:span></text:span></text:p>
                <text:p text:style-name="P17"><text:span text:style-name="Source_20_Text"><text:span text:style-name="T2">Видно вместе со мной тебе грустно </text:span></text:span></text:p>
                <text:p text:style-name="P17"><text:span text:style-name="Source_20_Text"><text:span text:style-name="T2">Потому, что ты любишь других (В р.)</text:span></text:span></text:p>
                <text:p text:style-name="P22"/>
                <text:p text:style-name="P17"><text:span text:style-name="Source_20_Text"><text:span text:style-name="T2">Все равно я любить тебя буду</text:span></text:span></text:p>
                <text:p text:style-name="P17"><text:span text:style-name="Source_20_Text"><text:span text:style-name="T2">Даже если тебе все равно</text:span></text:span></text:p>
                <text:p text:style-name="P17"><text:span text:style-name="Source_20_Text"><text:span text:style-name="T2">Нo прошу я, будь чуточку лучше,</text:span></text:span></text:p>
                <text:p text:style-name="P17"><text:span text:style-name="Source_20_Text"><text:span text:style-name="T2">Посмотри же как мне тяжело (2 р.)</text:span></text:span></text:p>
                <text:p text:style-name="P22"/>
                <text:p text:style-name="P17"><text:span text:style-name="Source_20_Text"><text:span text:style-name="T2">Станешь ты немного постарше </text:span></text:span></text:p>
                <text:p text:style-name="P17"><text:span text:style-name="Source_20_Text"><text:span text:style-name="T2">И поймешь, что такое любовь </text:span></text:span></text:p>
                <text:p text:style-name="P17"><text:span text:style-name="Source_20_Text"><text:span text:style-name="T2">И быть может ты вспомнишь девчонку,</text:span></text:span></text:p>
                <text:p text:style-name="P17"><text:span text:style-name="Source_20_Text"><text:span text:style-name="T2">О которой ты думать не мог (2 р.)</text:span></text:span></text:p>
                <text:p text:style-name="Preformatted_20_Text"><text:span text:style-name="Source_20_Text"/></text:p>
                <text:p text:style-name="P1"><text:span text:style-name="Source_20_Text">До завтра.</text:span></text:p>
                <text:p text:style-name="P17"><text:span text:style-name="Source_20_Text"><text:span text:style-name="T2">205</text:span></text:span></text:p>
                <text:p text:style-name="P17"><text:span text:style-name="Source_20_Text"><text:span text:style-name="T2">На землю опускается ночная тишина,</text:span></text:span></text:p>
                <text:p text:style-name="P17"><text:span text:style-name="Source_20_Text"><text:span text:style-name="T2">А где-то начинается твой новый день, страна.</text:span></text:span></text:p>
                <text:p text:style-name="P22"/>
                <text:p text:style-name="P17"><text:span text:style-name="Source_20_Text"><text:span text:style-name="T2">Припев: </text:span></text:span></text:p>
                <text:p text:style-name="P17"><text:span text:style-name="Source_20_Text"><text:span text:style-name="T2">До завтра, до завтра,</text:span></text:span></text:p>
                <text:p text:style-name="P17"><text:span text:style-name="Source_20_Text"><text:span text:style-name="T2">И нету песни конца,</text:span></text:span></text:p>
                <text:p text:style-name="P17"><text:span text:style-name="Source_20_Text"><text:span text:style-name="T2">До завтра, до завтра-поют сердца.</text:span></text:span></text:p>
                <text:p text:style-name="P22"/>
                <text:p text:style-name="P17"><text:span text:style-name="Source_20_Text"><text:span text:style-name="T2">Влюбленные стараются продлить полночный час, </text:span></text:span></text:p>
                <text:p text:style-name="P17"><text:span text:style-name="Source_20_Text"><text:span text:style-name="T2">Прощаются, прощаются уже в который час.</text:span></text:span></text:p>
                <text:p text:style-name="P22"/>
                <text:p text:style-name="P17"><text:span text:style-name="Source_20_Text"><text:span text:style-name="T2">Припев:</text:span></text:span></text:p>
                <text:p text:style-name="P22"/>
                <text:p text:style-name="P17"><text:span text:style-name="Source_20_Text"><text:span text:style-name="T2">Под звездами качаются огни и провода,</text:span></text:span></text:p>
                <text:p text:style-name="P17"><text:span text:style-name="Source_20_Text"><text:span text:style-name="T2">Пусть вечер наш кончается, а юность никогда.</text:span></text:span></text:p>
                <text:p text:style-name="P17"><text:span text:style-name="Source_20_Text"><text:span text:style-name="T2">Припев.</text:span></text:span></text:p>
                <text:p text:style-name="P22"/>
                <text:h text:style-name="P12" text:outline-level="5"/>
                <text:h text:style-name="P5" text:outline-level="5">Бригантина</text:h>
                <text:p text:style-name="P17"><text:span text:style-name="Source_20_Text"><text:span text:style-name="T2">306</text:span></text:span></text:p>
                <text:p text:style-name="P17"><text:span text:style-name="Source_20_Text"><text:span text:style-name="T2">1.Надоело говорить и спорить </text:span></text:span></text:p>
                <text:p text:style-name="P17"><text:span text:style-name="Source_20_Text"><text:span text:style-name="T2">И любить усталые глаза ...</text:span></text:span></text:p>
                <text:p text:style-name="P17"><text:span text:style-name="Source_20_Text"><text:span text:style-name="T2">В флибустьерском дальнем синем море </text:span></text:span></text:p>
                <text:p text:style-name="P17"><text:span text:style-name="Source_20_Text"><text:span text:style-name="T2">Бригантина поднимает паруса</text:span></text:span></text:p>
                <text:p text:style-name="P22"/>
                <text:p text:style-name="P17"><text:span text:style-name="Source_20_Text"><text:span text:style-name="T2">2.Капитан, обветренный, как скалы, </text:span></text:span></text:p>
                <text:p text:style-name="P17"><text:span text:style-name="Source_20_Text"><text:span text:style-name="T2">Вышел в море, не дождавшись нас.</text:span></text:span></text:p>
                <text:p text:style-name="P17"><text:span text:style-name="Source_20_Text"><text:span text:style-name="T2">На прощанье поднимай бакалы </text:span></text:span></text:p>
                <text:p text:style-name="P17"><text:span text:style-name="Source_20_Text"><text:span text:style-name="T2">Золотого терпкого вина.</text:span></text:span></text:p>
                <text:p text:style-name="P22"/>
                <text:p text:style-name="P17"><text:span text:style-name="Source_20_Text"><text:span text:style-name="T2">3.Пьём за яростных, за непокорных </text:span></text:span></text:p>
                <text:p text:style-name="P17"><text:span text:style-name="Source_20_Text"><text:span text:style-name="T2">За презревших грошевой уют.</text:span></text:span></text:p>
                <text:p text:style-name="P17"><text:span text:style-name="Source_20_Text"><text:span text:style-name="T2">Вьётся по ветру веселый </text:span></text:span></text:p>
                <text:p text:style-name="P17"><text:span text:style-name="Source_20_Text"><text:span text:style-name="T2">Роджер люди Флинта песенку поют.</text:span></text:span></text:p>
                <text:p text:style-name="P22"/>
                <text:p text:style-name="P17"><text:span text:style-name="Source_20_Text"><text:span text:style-name="T2">4.И в беде, и в радости, и в горе </text:span></text:span></text:p>
                <text:p text:style-name="P17"><text:span text:style-name="Source_20_Text"><text:span text:style-name="T2">Только чуточку прищурь глаза, -</text:span></text:span></text:p>
                <text:p text:style-name="P17"><text:span text:style-name="Source_20_Text"><text:span text:style-name="T2">В флибустьерском дальнем синем море </text:span></text:span></text:p>
                <text:p text:style-name="P17"><text:span text:style-name="Source_20_Text"><text:span text:style-name="T2">Бригантина поднимает паруса ...</text:span></text:span></text:p>
                <text:p text:style-name="P22"/>
                <text:p text:style-name="P17"><text:span text:style-name="Source_20_Text"><text:span text:style-name="T2">5.Надоело говорить и спорить </text:span></text:span></text:p>
                <text:p text:style-name="P17"><text:span text:style-name="Source_20_Text"><text:span text:style-name="T2">И любить усталые глаза ...</text:span></text:span></text:p>
                <text:p text:style-name="P17"><text:span text:style-name="Source_20_Text"><text:span text:style-name="T2">В флибустьерском дальнем синем море </text:span></text:span></text:p>
                <text:p text:style-name="P17"><text:span text:style-name="Source_20_Text"><text:span text:style-name="T2">Бригантина поднимает паруса ...</text:span></text:span></text:p>
                <text:h text:style-name="P9" text:outline-level="5"/>
                <text:h text:style-name="P2" text:outline-level="5"><text:bookmark text:name="Бригантина"/>Бригантина</text:h>
                <text:p text:style-name="P17"><text:span text:style-name="Source_20_Text"><text:span text:style-name="T24"><text:s/></text:span></text:span><text:span text:style-name="Source_20_Text"><text:span text:style-name="T2">Am <text:s text:c="14"/>Dm</text:span></text:span></text:p>
                <text:p text:style-name="P17"><text:span text:style-name="Source_20_Text"><text:span text:style-name="T2">Надоело говорить и спорить, </text:span></text:span></text:p>
                <text:p text:style-name="P17"><text:span text:style-name="Source_20_Text"><text:span text:style-name="T24"><text:s text:c="5"/></text:span></text:span><text:span text:style-name="Source_20_Text"><text:span text:style-name="T2">G7 <text:s text:c="4"/>C <text:s text:c="6"/>E7</text:span></text:span></text:p>
                <text:p text:style-name="P17"><text:span text:style-name="Source_20_Text"><text:span text:style-name="T2">И любить усталые глаза <text:s/></text:span></text:span></text:p>
                <text:p text:style-name="P17"><text:span text:style-name="Source_20_Text"><text:span text:style-name="T24"><text:s text:c="10"/></text:span></text:span><text:span text:style-name="Source_20_Text"><text:span text:style-name="T2">Dm <text:s text:c="19"/>Am</text:span></text:span></text:p>
                <text:p text:style-name="P17"><text:span text:style-name="Source_20_Text"><text:span text:style-name="T2">В флибустьерском дальнем синем море </text:span></text:span></text:p>
                <text:p text:style-name="P17"><text:span text:style-name="Source_20_Text"><text:span text:style-name="T24"><text:s text:c="7"/></text:span></text:span><text:span text:style-name="Source_20_Text"><text:span text:style-name="T2">E7 <text:s text:c="6"/>Am <text:s text:c="6"/>A7</text:span></text:span></text:p>
                <text:p text:style-name="P17"><text:span text:style-name="Source_20_Text"><text:span text:style-name="T2">Бригантина поднимает паруса. </text:span></text:span></text:p>
                <text:p text:style-name="P17"><text:span text:style-name="Source_20_Text"><text:span text:style-name="T24"><text:s text:c="10"/></text:span></text:span><text:span text:style-name="Source_20_Text"><text:span text:style-name="T2">Dm <text:s text:c="19"/>Am</text:span></text:span></text:p>
                <text:p text:style-name="P17"><text:span text:style-name="Source_20_Text"><text:span text:style-name="T2">В флибустьерском дальнем синем море </text:span></text:span></text:p>
                <text:p text:style-name="P17"><text:span text:style-name="Source_20_Text"><text:span text:style-name="T24"><text:s text:c="7"/></text:span></text:span><text:span text:style-name="Source_20_Text"><text:span text:style-name="T2">E7 <text:s text:c="6"/>Am <text:s text:c="6"/>Am</text:span></text:span></text:p>
                <text:p text:style-name="P17"><text:span text:style-name="Source_20_Text"><text:span text:style-name="T2">Бригантина поднимает паруса. </text:span></text:span></text:p>
                <text:p text:style-name="P22"/>
                <text:p text:style-name="P17"><text:span text:style-name="Source_20_Text"><text:span text:style-name="T24"><text:s text:c="4"/></text:span></text:span><text:span text:style-name="Source_20_Text"><text:span text:style-name="T2">Am <text:s text:c="14"/>Dm</text:span></text:span></text:p>
                <text:p text:style-name="P17"><text:span text:style-name="Source_20_Text"><text:span text:style-name="T2">Капитан, обветренный как скалы, </text:span></text:span></text:p>
                <text:p text:style-name="P17"><text:span text:style-name="Source_20_Text"><text:span text:style-name="T24"><text:s text:c="5"/></text:span></text:span><text:span text:style-name="Source_20_Text"><text:span text:style-name="T2">G7 <text:s text:c="4"/>C <text:s text:c="7"/>E7</text:span></text:span></text:p>
                <text:p text:style-name="P17"><text:span text:style-name="Source_20_Text"><text:span text:style-name="T2">Вышел в море, не дождавшись дня, </text:span></text:span></text:p>
                <text:p text:style-name="P17"><text:span text:style-name="Source_20_Text"><text:span text:style-name="T24"><text:s text:c="10"/></text:span></text:span><text:span text:style-name="Source_20_Text"><text:span text:style-name="T2">Dm <text:s text:c="11"/>Am</text:span></text:span></text:p>
                <text:p text:style-name="P17"><text:span text:style-name="Source_20_Text"><text:span text:style-name="T2">На прощанье поднимай бокалы </text:span></text:span></text:p>
                <text:p text:style-name="P17"><text:span text:style-name="Source_20_Text"><text:span text:style-name="T24"><text:s text:c="7"/></text:span></text:span><text:span text:style-name="Source_20_Text"><text:span text:style-name="T2">E7 <text:s text:c="6"/>Am <text:s text:c="3"/>A7</text:span></text:span></text:p>
                <text:p text:style-name="P17"><text:span text:style-name="Source_20_Text"><text:span text:style-name="T2">Золотого, терпкого вина. </text:span></text:span></text:p>
                <text:p text:style-name="P17"><text:span text:style-name="Source_20_Text"><text:span text:style-name="T24"><text:s text:c="7"/></text:span></text:span><text:span text:style-name="Source_20_Text"><text:span text:style-name="T2">Dm <text:s text:c="14"/>Am</text:span></text:span></text:p>
                <text:p text:style-name="P17"><text:span text:style-name="Source_20_Text"><text:span text:style-name="T2">На прощанье поднимай бокалы </text:span></text:span></text:p>
                <text:p text:style-name="P17"><text:span text:style-name="Source_20_Text"><text:span text:style-name="T24"><text:s text:c="7"/></text:span></text:span><text:span text:style-name="Source_20_Text"><text:span text:style-name="T2">E7 <text:s text:c="6"/>Am <text:s text:c="3"/>Am</text:span></text:span></text:p>
                <text:p text:style-name="P17"><text:span text:style-name="Source_20_Text"><text:span text:style-name="T2">Золотого, терпкого вина. </text:span></text:span></text:p>
                <text:p text:style-name="P22"/>
                <text:p text:style-name="P17"><text:span text:style-name="Source_20_Text"><text:span text:style-name="T24"><text:s text:c="4"/></text:span></text:span><text:span text:style-name="Source_20_Text"><text:span text:style-name="T2">Am <text:s text:c="14"/>Dm</text:span></text:span></text:p>
                <text:p text:style-name="P17"><text:span text:style-name="Source_20_Text"><text:span text:style-name="T2">Пьем за яростных, за непохожих, </text:span></text:span></text:p>
                <text:p text:style-name="P17"><text:span text:style-name="Source_20_Text"><text:span text:style-name="T24"><text:s text:c="5"/></text:span></text:span><text:span text:style-name="Source_20_Text"><text:span text:style-name="T2">G7 <text:s text:c="4"/>C <text:s text:c="7"/>E7</text:span></text:span></text:p>
                <text:p text:style-name="P17"><text:span text:style-name="Source_20_Text"><text:span text:style-name="T2">За презревших грошевой уют, </text:span></text:span></text:p>
                <text:p text:style-name="P17"><text:span text:style-name="Source_20_Text"><text:span text:style-name="T24"><text:s text:c="10"/></text:span></text:span><text:span text:style-name="Source_20_Text"><text:span text:style-name="T2">Dm <text:s text:c="15"/>Am</text:span></text:span></text:p>
                <text:p text:style-name="P17"><text:span text:style-name="Source_20_Text"><text:span text:style-name="T2">Вьется по ветру Веселый Роджерс, </text:span></text:span></text:p>
                <text:p text:style-name="P17"><text:span text:style-name="Source_20_Text"><text:span text:style-name="T24"><text:s text:c="7"/></text:span></text:span><text:span text:style-name="Source_20_Text"><text:span text:style-name="T2">E7 <text:s text:c="12"/>Am</text:span></text:span></text:p>
                <text:p text:style-name="P17"><text:soft-page-break/><text:span text:style-name="Source_20_Text"><text:span text:style-name="T2">Люди Флинта песенку поют. </text:span></text:span></text:p>
                <text:p text:style-name="P17"><text:span text:style-name="Source_20_Text"><text:span text:style-name="T24"><text:s text:c="8"/></text:span></text:span><text:span text:style-name="Source_20_Text"><text:span text:style-name="T2">Dm <text:s text:c="14"/>Am</text:span></text:span></text:p>
                <text:p text:style-name="P17"><text:span text:style-name="Source_20_Text"><text:span text:style-name="T2">Вьется по ветру Веселый Роджерс, </text:span></text:span></text:p>
                <text:p text:style-name="P17"><text:span text:style-name="Source_20_Text"><text:span text:style-name="T24"><text:s text:c="7"/></text:span></text:span><text:span text:style-name="Source_20_Text"><text:span text:style-name="T2">E7 <text:s text:c="6"/>Am <text:s text:c="4"/>Am</text:span></text:span></text:p>
                <text:p text:style-name="P17"><text:span text:style-name="Source_20_Text"><text:span text:style-name="T2">Люди Флинта песенку поют. </text:span></text:span></text:p>
                <text:p text:style-name="P22"/>
                <text:p text:style-name="P17"><text:span text:style-name="Source_20_Text"><text:span text:style-name="T24"><text:s text:c="4"/></text:span></text:span><text:span text:style-name="Source_20_Text"><text:span text:style-name="T2">Am <text:s text:c="14"/>Dm</text:span></text:span></text:p>
                <text:p text:style-name="P17"><text:span text:style-name="Source_20_Text"><text:span text:style-name="T2">И в труде, и в радости, и в горе, </text:span></text:span></text:p>
                <text:p text:style-name="P17"><text:span text:style-name="Source_20_Text"><text:span text:style-name="T24"><text:s text:c="5"/></text:span></text:span><text:span text:style-name="Source_20_Text"><text:span text:style-name="T2">G7 <text:s text:c="4"/>C <text:s text:c="7"/>E7</text:span></text:span></text:p>
                <text:p text:style-name="P17"><text:span text:style-name="Source_20_Text"><text:span text:style-name="T2">Только - чуточку прищурь глаза - </text:span></text:span></text:p>
                <text:p text:style-name="P17"><text:span text:style-name="Source_20_Text"><text:span text:style-name="T24"><text:s text:c="10"/></text:span></text:span><text:span text:style-name="Source_20_Text"><text:span text:style-name="T2">Dm <text:s text:c="19"/>Am</text:span></text:span></text:p>
                <text:p text:style-name="P17"><text:span text:style-name="Source_20_Text"><text:span text:style-name="T2">И ты увидишь, как в дальнем синем море </text:span></text:span></text:p>
                <text:p text:style-name="P17"><text:span text:style-name="Source_20_Text"><text:span text:style-name="T24"><text:s text:c="7"/></text:span></text:span><text:span text:style-name="Source_20_Text"><text:span text:style-name="T2">E7 <text:s text:c="6"/>Am <text:s text:c="7"/>A7</text:span></text:span></text:p>
                <text:p text:style-name="P17"><text:span text:style-name="Source_20_Text"><text:span text:style-name="T2">Бригантина поднимает паруса. </text:span></text:span></text:p>
                <text:p text:style-name="P17"><text:span text:style-name="Source_20_Text"><text:span text:style-name="T24"><text:s text:c="7"/></text:span></text:span><text:span text:style-name="Source_20_Text"><text:span text:style-name="T2">Dm <text:s text:c="25"/>Am</text:span></text:span></text:p>
                <text:p text:style-name="P17"><text:span text:style-name="Source_20_Text"><text:span text:style-name="T2">И ты увидишь, как в дальнем синем море </text:span></text:span></text:p>
                <text:p text:style-name="P17"><text:span text:style-name="Source_20_Text"><text:span text:style-name="T24"><text:s text:c="7"/></text:span></text:span><text:span text:style-name="Source_20_Text"><text:span text:style-name="T2">E7 <text:s text:c="6"/>Am <text:s text:c="7"/>Am</text:span></text:span></text:p>
                <text:p text:style-name="P17"><text:span text:style-name="Source_20_Text"><text:span text:style-name="T2">Бригантина поднимает паруса.</text:span></text:span></text:p>
                <text:h text:style-name="P12" text:outline-level="5"/>
                <text:h text:style-name="P5" text:outline-level="5">За белым металлом</text:h>
                <text:p text:style-name="P17"><text:span text:style-name="Source_20_Text"><text:span text:style-name="T2">1.В промозглой мгле ледоход, ледолом, </text:span></text:span></text:p>
                <text:p text:style-name="P17"><text:span text:style-name="Source_20_Text"><text:span text:style-name="T2">По мерзлой земле мы идём за теплом,</text:span></text:span></text:p>
                <text:p text:style-name="P17"><text:span text:style-name="Source_20_Text"><text:span text:style-name="T2">За белым металлом, за синим углём, </text:span></text:span></text:p>
                <text:p text:style-name="P17"><text:span text:style-name="Source_20_Text"><text:span text:style-name="T2">За синим углём да за длинным рублем!</text:span></text:span></text:p>
                <text:p text:style-name="P22"/>
                <text:p text:style-name="P17"><text:span text:style-name="Source_20_Text"><text:span text:style-name="T2">2.И карт не усолить, и ночи без сна,</text:span></text:span></text:p>
                <text:p text:style-name="P17"><text:span text:style-name="Source_20_Text"><text:span text:style-name="T2">По нашей буссоли приходит весна </text:span></text:span></text:p>
                <text:p text:style-name="P17"><text:span text:style-name="Source_20_Text"><text:span text:style-name="T2">И каша без соли пуста и постна,</text:span></text:span></text:p>
                <text:p text:style-name="P17"><text:span text:style-name="Source_20_Text"><text:span text:style-name="T2">И наша совесть чиста и честна,</text:span></text:span></text:p>
                <text:p text:style-name="P22"/>
                <text:p text:style-name="P17"><text:span text:style-name="Source_20_Text"><text:span text:style-name="T2">3.Ровесник плывёт рыбакам в невода, </text:span></text:span></text:p>
                <text:p text:style-name="P17"><text:span text:style-name="Source_20_Text"><text:span text:style-name="T2">Ровесника гонит под камни вода,</text:span></text:span></text:p>
                <text:p text:style-name="P17"><text:span text:style-name="Source_20_Text"><text:span text:style-name="T2">А письма идут неизвестно куда, <text:s text:c="3"/>о</text:span></text:span></text:p>
                <text:p text:style-name="P17"><text:span text:style-name="Source_20_Text"><text:span text:style-name="T2">А в доме, где ждут, неуместна беда,</text:span></text:span></text:p>
                <text:p text:style-name="P22"/>
                <text:p text:style-name="P17"><text:span text:style-name="Source_20_Text"><text:span text:style-name="T2">4.И если тебе не пишу я с пути,</text:span></text:span></text:p>
                <text:p text:style-name="P17"><text:span text:style-name="Source_20_Text"><text:span text:style-name="T2">Не слишком, родная, об этом грусти, -</text:span></text:span></text:p>
                <text:p text:style-name="P17"><text:span text:style-name="Source_20_Text"><text:span text:style-name="T2">На кой тебе чёрт получать от меня -</text:span></text:span></text:p>
                <text:p text:style-name="P17"><text:span text:style-name="Source_20_Text"><text:span text:style-name="T2">Обманные вести вчерашнего дня.</text:span></text:span></text:p>
                <text:p text:style-name="P22"/>
                <text:p text:style-name="P17"><text:span text:style-name="Source_20_Text"><text:span text:style-name="T2">5.В промозглой мгле ледоход, ледолом,</text:span></text:span></text:p>
                <text:p text:style-name="P17"><text:span text:style-name="Source_20_Text"><text:span text:style-name="T2">По мерзлой земле мы идем за теплом,</text:span></text:span></text:p>
                <text:p text:style-name="P17"><text:span text:style-name="Source_20_Text"><text:span text:style-name="T2">За белым металлом, за синим углём</text:span></text:span></text:p>
                <text:p text:style-name="P17"><text:span text:style-name="Source_20_Text"><text:span text:style-name="T2">За синим углем-не за длинным рублем! </text:span></text:span></text:p>
                <text:p text:style-name="P17"><text:span text:style-name="Source_20_Text"><text:span text:style-name="T2">2 раза</text:span></text:span></text:p>
                <text:h text:style-name="P9" text:outline-level="5"/>
                <text:h text:style-name="P2" text:outline-level="5"><text:bookmark text:name="За-белым-металлом"/>За белым металлом</text:h>
                <text:p text:style-name="P15"><text:a xlink:type="simple" xlink:href="https://muzbank.net/songs/gorodnickij-aleksandr-za-belym-metallom-8737.html" office:target-frame-name="_blank" xlink:show="new" text:style-name="Internet_20_link" text:visited-style-name="Visited_20_Internet_20_Link"><text:span text:style-name="T30">За белым металлом</text:span></text:a></text:p>
                <text:p text:style-name="P17"><text:span text:style-name="Source_20_Text"><text:span text:style-name="T2">Am <text:s text:c="16"/>E</text:span></text:span></text:p>
                <text:p text:style-name="P17"><text:span text:style-name="Source_20_Text"><text:span text:style-name="T2">В промозглой мгле - ледоход, ледолом,</text:span></text:span></text:p>
                <text:p text:style-name="P17"><text:span text:style-name="Source_20_Text"><text:span text:style-name="T24"><text:s text:c="4"/></text:span></text:span><text:span text:style-name="Source_20_Text"><text:span text:style-name="T2">A7 <text:s text:c="15"/>Dm</text:span></text:span></text:p>
                <text:p text:style-name="P17"><text:span text:style-name="Source_20_Text"><text:span text:style-name="T2">По мерзлой земле мы идем за теплом,</text:span></text:span></text:p>
                <text:p text:style-name="P17"><text:span text:style-name="Source_20_Text"><text:span text:style-name="T24"><text:s text:c="12"/></text:span></text:span><text:span text:style-name="Source_20_Text"><text:span text:style-name="T2">Dm6 <text:s text:c="7"/>Am</text:span></text:span></text:p>
                <text:p text:style-name="P17"><text:span text:style-name="Source_20_Text"><text:span text:style-name="T2">За белым металлом, за синим углем,</text:span></text:span></text:p>
                <text:p text:style-name="P17"><text:span text:style-name="Source_20_Text"><text:span text:style-name="T24"><text:s text:c="4"/></text:span></text:span><text:span text:style-name="Source_20_Text"><text:span text:style-name="T2">E <text:s text:c="18"/>Am <text:s text:c="7"/>A7</text:span></text:span></text:p>
                <text:p text:style-name="P17"><text:span text:style-name="Source_20_Text"><text:span text:style-name="T2">За синим углем, да за длинным рублем.</text:span></text:span></text:p>
                <text:p text:style-name="P17"><text:span text:style-name="Source_20_Text"><text:span text:style-name="T24"><text:s text:c="4"/></text:span></text:span><text:span text:style-name="Source_20_Text"><text:span text:style-name="T2">Dm <text:s text:c="16"/>Am</text:span></text:span></text:p>
                <text:p text:style-name="P17"><text:span text:style-name="Source_20_Text"><text:span text:style-name="T2">За белым металлом, за синим углем,</text:span></text:span></text:p>
                <text:p text:style-name="P17"><text:span text:style-name="Source_20_Text"><text:span text:style-name="T24"><text:s text:c="4"/></text:span></text:span><text:span text:style-name="Source_20_Text"><text:span text:style-name="T2">E <text:s text:c="18"/>Am</text:span></text:span></text:p>
                <text:p text:style-name="P17"><text:span text:style-name="Source_20_Text"><text:span text:style-name="T2">За синим углем, да за длинным рублем.</text:span></text:span></text:p>
                <text:p text:style-name="P22"/>
                <text:p text:style-name="P17"><text:span text:style-name="Source_20_Text"><text:span text:style-name="T2">И карт не мусолить, и ночи без сна.</text:span></text:span></text:p>
                <text:p text:style-name="P17"><text:span text:style-name="Source_20_Text"><text:span text:style-name="T2">По нашей буссоли приходит весна.</text:span></text:span></text:p>
                <text:p text:style-name="P17"><text:span text:style-name="Source_20_Text"><text:span text:style-name="T2">И каша без соли пуста и постна,</text:span></text:span></text:p>
                <text:p text:style-name="P17"><text:span text:style-name="Source_20_Text"><text:span text:style-name="T2">И наша совесть - чиста и честна.</text:span></text:span></text:p>
                <text:p text:style-name="P17"><text:span text:style-name="Source_20_Text"><text:span text:style-name="T2">И каша без соли пуста и постна,</text:span></text:span></text:p>
                <text:p text:style-name="P17"><text:span text:style-name="Source_20_Text"><text:span text:style-name="T2">И наша совесть - чиста и честна.</text:span></text:span></text:p>
                <text:p text:style-name="P22"/>
                <text:p text:style-name="P17"><text:span text:style-name="Source_20_Text"><text:span text:style-name="T24"><text:s text:c="3"/></text:span></text:span><text:span text:style-name="Source_20_Text"><text:span text:style-name="T2">Hm <text:s text:c="15"/>F#</text:span></text:span></text:p>
                <text:p text:style-name="P17"><text:span text:style-name="Source_20_Text"><text:span text:style-name="T2">Ровесник плывет рыбакам в невода,</text:span></text:span></text:p>
                <text:p text:style-name="P17"><text:span text:style-name="Source_20_Text"><text:span text:style-name="T24"><text:s text:c="3"/></text:span></text:span><text:span text:style-name="Source_20_Text"><text:span text:style-name="T2">H7 <text:s text:c="15"/>Em</text:span></text:span></text:p>
                <text:p text:style-name="P17"><text:span text:style-name="Source_20_Text"><text:span text:style-name="T2">Ровесника гонит под камни вода.</text:span></text:span></text:p>
                <text:p text:style-name="P17"><text:span text:style-name="Source_20_Text"><text:span text:style-name="T24"><text:s text:c="11"/></text:span></text:span><text:span text:style-name="Source_20_Text"><text:span text:style-name="T2">Em6 <text:s text:c="4"/>Hm</text:span></text:span></text:p>
                <text:p text:style-name="P17"><text:soft-page-break/><text:span text:style-name="Source_20_Text"><text:span text:style-name="T2">А письма идут неизвестно куда,</text:span></text:span></text:p>
                <text:p text:style-name="P17"><text:span text:style-name="Source_20_Text"><text:span text:style-name="T24"><text:s text:c="5"/></text:span></text:span><text:span text:style-name="Source_20_Text"><text:span text:style-name="T2">F# <text:s text:c="16"/>Hm <text:s text:c="6"/>H7</text:span></text:span></text:p>
                <text:p text:style-name="P17"><text:span text:style-name="Source_20_Text"><text:span text:style-name="T2">А в доме, где ждут, неуместна беда.</text:span></text:span></text:p>
                <text:p text:style-name="P17"><text:span text:style-name="Source_20_Text"><text:span text:style-name="T24"><text:s text:c="3"/></text:span></text:span><text:span text:style-name="Source_20_Text"><text:span text:style-name="T2">Em <text:s text:c="13"/>Hm</text:span></text:span></text:p>
                <text:p text:style-name="P17"><text:span text:style-name="Source_20_Text"><text:span text:style-name="T2">А письма идут неизвестно куда,</text:span></text:span></text:p>
                <text:p text:style-name="P17"><text:span text:style-name="Source_20_Text"><text:span text:style-name="T24"><text:s text:c="5"/></text:span></text:span><text:span text:style-name="Source_20_Text"><text:span text:style-name="T2">F# <text:s text:c="16"/>Hm</text:span></text:span></text:p>
                <text:p text:style-name="P17"><text:span text:style-name="Source_20_Text"><text:span text:style-name="T2">А в доме, где ждут, неуместна беда.</text:span></text:span></text:p>
                <text:p text:style-name="P22"><text:soft-page-break/></text:p>
                <text:p text:style-name="P17"><text:span text:style-name="Source_20_Text"><text:span text:style-name="T24"><text:s text:c="2"/></text:span></text:span><text:span text:style-name="Source_20_Text"><text:span text:style-name="T2">Cm <text:s text:c="13"/>G</text:span></text:span></text:p>
                <text:p text:style-name="P17"><text:span text:style-name="Source_20_Text"><text:span text:style-name="T2">И если тебе не пишу я с пути,</text:span></text:span></text:p>
                <text:p text:style-name="P17"><text:span text:style-name="Source_20_Text"><text:span text:style-name="T24"><text:s text:c="5"/></text:span></text:span><text:span text:style-name="Source_20_Text"><text:span text:style-name="T2">C7 <text:s text:c="15"/>Fm</text:span></text:span></text:p>
                <text:p text:style-name="P17"><text:span text:style-name="Source_20_Text"><text:span text:style-name="T2">Не слишком, родная, об этом грусти:</text:span></text:span></text:p>
                <text:p text:style-name="P17"><text:span text:style-name="Source_20_Text"><text:span text:style-name="T24"><text:s text:c="13"/></text:span></text:span><text:span text:style-name="Source_20_Text"><text:span text:style-name="T2">Fm6 <text:s text:c="5"/>Cm</text:span></text:span></text:p>
                <text:p text:style-name="P17"><text:span text:style-name="Source_20_Text"><text:span text:style-name="T2">На кой тебе черт получать от меня</text:span></text:span></text:p>
                <text:p text:style-name="P17"><text:span text:style-name="Source_20_Text"><text:span text:style-name="T24"><text:s text:c="3"/></text:span></text:span><text:span text:style-name="Source_20_Text"><text:span text:style-name="T2">G <text:s text:c="14"/>Cm <text:s text:c="6"/>C7</text:span></text:span></text:p>
                <text:p text:style-name="P17"><text:span text:style-name="Source_20_Text"><text:span text:style-name="T2">Обманные вести вчерашнего дня?</text:span></text:span></text:p>
                <text:p text:style-name="P17"><text:span text:style-name="Source_20_Text"><text:span text:style-name="T24"><text:s text:c="4"/></text:span></text:span><text:span text:style-name="Source_20_Text"><text:span text:style-name="T2">Fm <text:s text:c="15"/>Cm</text:span></text:span></text:p>
                <text:p text:style-name="P17"><text:span text:style-name="Source_20_Text"><text:span text:style-name="T2">На кой тебе черт получать от меня</text:span></text:span></text:p>
                <text:p text:style-name="P17"><text:span text:style-name="Source_20_Text"><text:span text:style-name="T24"><text:s text:c="3"/></text:span></text:span><text:span text:style-name="Source_20_Text"><text:span text:style-name="T2">G <text:s text:c="14"/>Cm</text:span></text:span></text:p>
                <text:p text:style-name="P17"><text:span text:style-name="Source_20_Text"><text:span text:style-name="T2">Обманные вести вчерашнего дня?</text:span></text:span></text:p>
                <text:p text:style-name="P22"/>
                <text:p text:style-name="P17"><text:span text:style-name="Source_20_Text"><text:span text:style-name="T24"><text:s text:c="6"/></text:span></text:span><text:span text:style-name="Source_20_Text"><text:span text:style-name="T2">C#m <text:s text:c="15"/>G#</text:span></text:span></text:p>
                <text:p text:style-name="P17"><text:span text:style-name="Source_20_Text"><text:span text:style-name="T2">В промозглой мгле - ледоход, ледолом,</text:span></text:span></text:p>
                <text:p text:style-name="P17"><text:span text:style-name="Source_20_Text"><text:span text:style-name="T24"><text:s text:c="4"/></text:span></text:span><text:span text:style-name="Source_20_Text"><text:span text:style-name="T2">C#7 <text:s text:c="14"/>F#m</text:span></text:span></text:p>
                <text:p text:style-name="P17"><text:span text:style-name="Source_20_Text"><text:span text:style-name="T2">По мерзлой земле мы идем за теплом,</text:span></text:span></text:p>
                <text:p text:style-name="P17"><text:span text:style-name="Source_20_Text"><text:span text:style-name="T24"><text:s text:c="12"/></text:span></text:span><text:span text:style-name="Source_20_Text"><text:span text:style-name="T2">F#m6 <text:s text:c="6"/>C#m</text:span></text:span></text:p>
                <text:p text:style-name="P17"><text:span text:style-name="Source_20_Text"><text:span text:style-name="T2">За белым металлом, за синим углем,</text:span></text:span></text:p>
                <text:p text:style-name="P17"><text:span text:style-name="Source_20_Text"><text:span text:style-name="T24"><text:s text:c="4"/></text:span></text:span><text:span text:style-name="Source_20_Text"><text:span text:style-name="T2">G# <text:s text:c="18"/>C#m <text:s text:c="6"/>C#7</text:span></text:span></text:p>
                <text:p text:style-name="P17"><text:span text:style-name="Source_20_Text"><text:span text:style-name="T2">За синим углем - не за длинным рублем.</text:span></text:span></text:p>
                <text:p text:style-name="P17"><text:span text:style-name="Source_20_Text"><text:span text:style-name="T24"><text:s text:c="4"/></text:span></text:span><text:span text:style-name="Source_20_Text"><text:span text:style-name="T2">F#m <text:s text:c="15"/>C#m</text:span></text:span></text:p>
                <text:p text:style-name="P17"><text:span text:style-name="Source_20_Text"><text:span text:style-name="T2">За белым металлом, за синим углем,</text:span></text:span></text:p>
                <text:p text:style-name="P17"><text:span text:style-name="Source_20_Text"><text:span text:style-name="T24"><text:s text:c="4"/></text:span></text:span><text:span text:style-name="Source_20_Text"><text:span text:style-name="T2">G# <text:s text:c="18"/>C#m</text:span></text:span></text:p>
                <text:p text:style-name="P17"><text:span text:style-name="Source_20_Text"><text:span text:style-name="T2">За синим углем - не за длинным рублем.</text:span></text:span></text:p>
                <text:p text:style-name="Preformatted_20_Text"><text:span text:style-name="Source_20_Text"/></text:p>
                <text:p text:style-name="P1"><text:span text:style-name="Source_20_Text">"Моль ядовитая букашка"</text:span></text:p>
                <text:p text:style-name="P17"><text:span text:style-name="Source_20_Text"><text:span text:style-name="T16">307</text:span></text:span></text:p>
                <text:p text:style-name="P17"><text:span text:style-name="Source_20_Text"><text:span text:style-name="T16">СиМ</text:span></text:span></text:p>
                <text:p text:style-name="P17"><text:span text:style-name="Source_20_Text"><text:span text:style-name="T16">На заводе шла получка </text:span></text:span></text:p>
                <text:p text:style-name="P17"><text:span text:style-name="Source_20_Text"><text:span text:style-name="T16">А в распивочной полно </text:span></text:span></text:p>
                <text:p text:style-name="P17"><text:span text:style-name="Source_20_Text"><text:span text:style-name="T16">Водка там рекою льется;</text:span></text:span></text:p>
                <text:p text:style-name="P17"><text:span text:style-name="Source_20_Text"><text:span text:style-name="T16">Ром. шампанское, вино.</text:span></text:span></text:p>
                <text:p text:style-name="P26"/>
                <text:p text:style-name="P17"><text:span text:style-name="Source_20_Text"><text:span text:style-name="T16">Мой приятель там гуляет </text:span></text:span></text:p>
                <text:p text:style-name="P17"><text:span text:style-name="Source_20_Text"><text:span text:style-name="T16">Удаляет алкоголь </text:span></text:span></text:p>
                <text:p text:style-name="P17"><text:span text:style-name="Source_20_Text"><text:span text:style-name="T16">А на утро вспоминает </text:span></text:span></text:p>
                <text:p text:style-name="P17"><text:span text:style-name="Source_20_Text"><text:span text:style-name="T16">Всю получку съела моль. </text:span></text:span></text:p>
                <text:p text:style-name="P26"/>
                <text:p text:style-name="P17"><text:span text:style-name="Source_20_Text"><text:span text:style-name="T16">Припев </text:span></text:span></text:p>
                <text:p text:style-name="P17"><text:span text:style-name="Source_20_Text"><text:span text:style-name="T16">Моль ядовитая букашка,</text:span></text:span></text:p>
                <text:p text:style-name="P17"><text:span text:style-name="Source_20_Text"><text:span text:style-name="T16">Моль это маленький комаришко</text:span></text:span></text:p>
                <text:p text:style-name="P17"><text:span text:style-name="Source_20_Text"><text:span text:style-name="T16">Моль это маленький жучок</text:span></text:span></text:p>
                <text:p text:style-name="P17"><text:span text:style-name="Source_20_Text"><text:span text:style-name="T16">Где не сядет всюду тянет и сосет.</text:span></text:span></text:p>
                <text:p text:style-name="P26"/>
                <text:p text:style-name="P17"><text:span text:style-name="Source_20_Text"><text:span text:style-name="T16">Мой товарищ был зав. складом </text:span></text:span></text:p>
                <text:p text:style-name="P17"><text:span text:style-name="Source_20_Text"><text:span text:style-name="T16">Дело знал свое на пять.</text:span></text:span></text:p>
                <text:p text:style-name="P17"><text:span text:style-name="Source_20_Text"><text:span text:style-name="T16">Но признаться Вам ребята </text:span></text:span></text:p>
                <text:p text:style-name="P17"><text:span text:style-name="Source_20_Text"><text:span text:style-name="T16">Любил часто выпивать </text:span></text:span></text:p>
                <text:p text:style-name="P26"/>
                <text:p text:style-name="P17"><text:span text:style-name="Source_20_Text"><text:span text:style-name="T16">Опустела кладовая </text:span></text:span></text:p>
                <text:p text:style-name="P17"><text:span text:style-name="Source_20_Text"><text:span text:style-name="T16">И нагрянул гос.контроль </text:span></text:span></text:p>
                <text:p text:style-name="P17"><text:span text:style-name="Source_20_Text"><text:span text:style-name="T16">Мой товарищ рот разинул </text:span></text:span></text:p>
                <text:p text:style-name="P17"><text:span text:style-name="Source_20_Text"><text:span text:style-name="T16">Все товары съела моль.</text:span></text:span></text:p>
                <text:p text:style-name="P26"/>
                <text:p text:style-name="P17"><text:span text:style-name="Source_20_Text"><text:span text:style-name="T16">Припев.</text:span></text:span></text:p>
                <text:p text:style-name="P17"><text:span text:style-name="Source_20_Text"><text:span text:style-name="T16">Наши дамы по три часа </text:span></text:span></text:p>
                <text:p text:style-name="P17"><text:span text:style-name="Source_20_Text"><text:span text:style-name="T16">Перед зеркалом стоят </text:span></text:span></text:p>
                <text:p text:style-name="P17"><text:span text:style-name="Source_20_Text"><text:span text:style-name="T16">Пудры краски не жалеют </text:span></text:span></text:p>
                <text:p text:style-name="P17"><text:span text:style-name="Source_20_Text"><text:span text:style-name="T16">Молодыми стать хотят</text:span></text:span></text:p>
                <text:p text:style-name="P26"/>
                <text:p text:style-name="P17"><text:span text:style-name="Source_20_Text"><text:span text:style-name="T16">Но напрасны их старанья </text:span></text:span></text:p>
                <text:p text:style-name="P17"><text:span text:style-name="Source_20_Text"><text:span text:style-name="T16">Мазать поперек и вдоль </text:span></text:span></text:p>
                <text:p text:style-name="P17"><text:span text:style-name="Source_20_Text"><text:span text:style-name="T16">Вас мадамы, вас мадамы </text:span></text:span></text:p>
                <text:p text:style-name="P17"><text:soft-page-break/><text:span text:style-name="Source_20_Text"><text:span text:style-name="T16">Вас мадамы съела моль.</text:span></text:span></text:p>
                <text:h text:style-name="P2" text:outline-level="5"><text:bookmark text:name="Клавдия-Шульженко---&quot;Что-такое-любовь&quot;"/>Клавдия Шульженко - "Что такое любовь"</text:h>
                <text:p text:style-name="P17"><text:span text:style-name="Source_20_Text"><text:span text:style-name="T2">308</text:span></text:span></text:p>
                <text:p text:style-name="P17"><text:span text:style-name="Source_20_Text"><text:span text:style-name="T2">На заре мы расстались, а вечер -</text:span></text:span></text:p>
                <text:p text:style-name="P17"><text:span text:style-name="Source_20_Text"><text:span text:style-name="T2">Так далек, как звезда далека.</text:span></text:span></text:p>
                <text:p text:style-name="P17"><text:span text:style-name="Source_20_Text"><text:span text:style-name="T2">Что такое любовь - это встреча </text:span></text:span></text:p>
                <text:p text:style-name="P17"><text:span text:style-name="Source_20_Text"><text:span text:style-name="T2">На всегда, до конца, на века.</text:span></text:span></text:p>
                <text:p text:style-name="P22"/>
                <text:p text:style-name="P17"><text:span text:style-name="Source_20_Text"><text:span text:style-name="T2">Теплоход в дальний рейс уплывает </text:span></text:span></text:p>
                <text:p text:style-name="P17"><text:span text:style-name="Source_20_Text"><text:span text:style-name="T2">Не уйти от протянутых рук.</text:span></text:span></text:p>
                <text:p text:style-name="P17"><text:span text:style-name="Source_20_Text"><text:span text:style-name="T2">У любви берегов не бывает,</text:span></text:span></text:p>
                <text:p text:style-name="P17"><text:span text:style-name="Source_20_Text"><text:span text:style-name="T2">У любви не бывает, разлук.</text:span></text:span></text:p>
                <text:p text:style-name="P22"/>
                <text:p text:style-name="P17"><text:span text:style-name="Source_20_Text"><text:span text:style-name="T2">Не бывает-"прощай", только эхо </text:span></text:span></text:p>
                <text:p text:style-name="P17"><text:span text:style-name="Source_20_Text"><text:span text:style-name="T2">Повторяет - прощай и прости.</text:span></text:span></text:p>
                <text:p text:style-name="P17"><text:span text:style-name="Source_20_Text"><text:span text:style-name="T2">От любви никуда не уехать,</text:span></text:span></text:p>
                <text:p text:style-name="P17"><text:span text:style-name="Source_20_Text"><text:span text:style-name="T2">От любви никуда не уйти.</text:span></text:span></text:p>
                <text:p text:style-name="P22"/>
                <text:p text:style-name="P17"><text:span text:style-name="Source_20_Text"><text:span text:style-name="T2">Заменить тебя не кем и не чем,</text:span></text:span></text:p>
                <text:p text:style-name="P17"><text:span text:style-name="Source_20_Text"><text:span text:style-name="T2">Я с тобой далека и близка.</text:span></text:span></text:p>
                <text:p text:style-name="P17"><text:span text:style-name="Source_20_Text"><text:span text:style-name="T2">Что такое любовь - это встреча </text:span></text:span></text:p>
                <text:p text:style-name="P17"><text:span text:style-name="Source_20_Text"><text:span text:style-name="T2">На всегда, до конца, на века.</text:span></text:span></text:p>
                <text:h text:style-name="P12" text:outline-level="5"/>
                <text:h text:style-name="P5" text:outline-level="5">Евгений Клячкин - Не Гляди Назад</text:h>
                <text:p text:style-name="P17"><text:span text:style-name="Source_20_Text"><text:span text:style-name="T2">309</text:span></text:span></text:p>
                <text:p text:style-name="P17"><text:span text:style-name="Source_20_Text"><text:span text:style-name="T2">Клячкин</text:span></text:span></text:p>
                <text:p text:style-name="P17"><text:span text:style-name="Source_20_Text"><text:span text:style-name="T2">Не гляди назад, не гляди, </text:span></text:span></text:p>
                <text:p text:style-name="P17"><text:span text:style-name="Source_20_Text"><text:span text:style-name="T2">Просто имена переставь,</text:span></text:span></text:p>
                <text:p text:style-name="P17"><text:span text:style-name="Source_20_Text"><text:span text:style-name="T2">Спят в твоих глазах,</text:span></text:span></text:p>
                <text:p text:style-name="P17"><text:span text:style-name="Source_20_Text"><text:span text:style-name="T2">Спят дожди,</text:span></text:span></text:p>
                <text:p text:style-name="P17"><text:span text:style-name="Source_20_Text"><text:span text:style-name="T2">Ты не для меня их оставь,</text:span></text:span></text:p>
                <text:p text:style-name="P17"><text:span text:style-name="Source_20_Text"><text:span text:style-name="T2">Перевесь подальше ключи,</text:span></text:span></text:p>
                <text:p text:style-name="P17"><text:span text:style-name="Source_20_Text"><text:span text:style-name="T2">Адрес поменян, поменяй,</text:span></text:span></text:p>
                <text:p text:style-name="P17"><text:span text:style-name="Source_20_Text"><text:span text:style-name="T2">А теперь подольше молчи</text:span></text:span></text:p>
                <text:p text:style-name="P17"><text:span text:style-name="Source_20_Text"><text:span text:style-name="T2">- Это для меня.</text:span></text:span></text:p>
                <text:p text:style-name="P22"/>
                <text:p text:style-name="P17"><text:span text:style-name="Source_20_Text"><text:span text:style-name="T2">Мне-то всё равно, всё равно, </text:span></text:span></text:p>
                <text:p text:style-name="P17"><text:span text:style-name="Source_20_Text"><text:span text:style-name="T2">Я уговорю сам себя,</text:span></text:span></text:p>
                <text:p text:style-name="P17"><text:span text:style-name="Source_20_Text"><text:span text:style-name="T2">Будто всё у нас решено,</text:span></text:span></text:p>
                <text:p text:style-name="P17"><text:span text:style-name="Source_20_Text"><text:span text:style-name="T2">Будто всё ворует судьба, </text:span></text:span></text:p>
                <text:p text:style-name="P17"><text:span text:style-name="Source_20_Text"><text:span text:style-name="T2">Только ты не веришь в судьбу, </text:span></text:span></text:p>
                <text:p text:style-name="P17"><text:span text:style-name="Source_20_Text"><text:span text:style-name="T2">Значит просто выбрось ключи,</text:span></text:span></text:p>
                <text:p text:style-name="P17"><text:span text:style-name="Source_20_Text"><text:span text:style-name="T2">Я к тебе покаянно войду,</text:span></text:span></text:p>
                <text:p text:style-name="P17"><text:span text:style-name="Source_20_Text"><text:span text:style-name="T2">А теперь молчи.</text:span></text:span></text:p>
                <text:p text:style-name="P22"/>
                <text:p text:style-name="P17"><text:span text:style-name="Source_20_Text"><text:span text:style-name="T2">Сырая тяжесть в сапогах,</text:span></text:span></text:p>
                <text:p text:style-name="P17"><text:span text:style-name="Source_20_Text"><text:span text:style-name="T2">Роса не карабине,</text:span></text:span></text:p>
                <text:p text:style-name="P17"><text:span text:style-name="Source_20_Text"><text:span text:style-name="T2">Кругом тайга, одна тайга,</text:span></text:span></text:p>
                <text:p text:style-name="P17"><text:span text:style-name="Source_20_Text"><text:span text:style-name="T2">А мы по середине.</text:span></text:span></text:p>
                <text:p text:style-name="P22"/>
                <text:p text:style-name="P17"><text:span text:style-name="Source_20_Text"><text:span text:style-name="T2">Письма не жди, письма не жди, </text:span></text:span></text:p>
                <text:p text:style-name="P17"><text:span text:style-name="Source_20_Text"><text:span text:style-name="T2">Дороги опустели...</text:span></text:span></text:p>
                <text:p text:style-name="P17"><text:span text:style-name="Source_20_Text"><text:span text:style-name="T2">Идут дожди, одни дожди </text:span></text:span></text:p>
                <text:p text:style-name="P17"><text:span text:style-name="Source_20_Text"><text:span text:style-name="T2">Четвертую неделю.</text:span></text:span></text:p>
                <text:p text:style-name="P17"><text:span text:style-name="Source_20_Text"><text:span text:style-name="T2">2 раза</text:span></text:span></text:p>
                <text:p text:style-name="P17"><text:span text:style-name="Source_20_Text"><text:span text:style-name="T2">И 10 лет, и 20 лет...</text:span></text:span></text:p>
                <text:p text:style-name="P17"><text:span text:style-name="Source_20_Text"><text:span text:style-name="T2">И нет конца и края,</text:span></text:span></text:p>
                <text:p text:style-name="P17"><text:soft-page-break/><text:span text:style-name="Source_20_Text"><text:span text:style-name="T2">Медвежий след, олений след,</text:span></text:span></text:p>
                <text:p text:style-name="P17"><text:span text:style-name="Source_20_Text"><text:span text:style-name="T2">Вдоль берега петляет.</text:span></text:span></text:p>
                <text:p text:style-name="P22"/>
                <text:p text:style-name="P17"><text:span text:style-name="Source_20_Text"><text:span text:style-name="T2">Сырая тяжесть в сапогах, </text:span></text:span></text:p>
                <text:p text:style-name="P17"><text:span text:style-name="Source_20_Text"><text:span text:style-name="T2">Роса на карабине,</text:span></text:span></text:p>
                <text:p text:style-name="P17"><text:span text:style-name="Source_20_Text"><text:span text:style-name="T2">Кругом тайга, одна тайга, </text:span></text:span></text:p>
                <text:p text:style-name="P17"><text:span text:style-name="Source_20_Text"><text:span text:style-name="T2">А мы по середине.</text:span></text:span></text:p>
                <text:h text:style-name="P9" text:outline-level="5"/>
                <text:h text:style-name="P2" text:outline-level="5"><text:bookmark text:name="Евгений-Клячкин---Не-Гляди-Назад"/>Евгений Клячкин - Не Гляди Назад</text:h>
                <text:p text:style-name="P17"><text:span text:style-name="Source_20_Text"><text:span text:style-name="T2">Am <text:s text:c="9"/>Dm <text:s text:c="10"/>E7 <text:s text:c="10"/>Am</text:span></text:span></text:p>
                <text:p text:style-name="P17"><text:span text:style-name="Source_20_Text"><text:span text:style-name="T2">Не гляди назад, не гляди, <text:s/>просто имена переставь.</text:span></text:span></text:p>
                <text:p text:style-name="P17"><text:span text:style-name="Source_20_Text"><text:span text:style-name="T2">Dm <text:s text:c="11"/>G7 <text:s text:c="12"/>C <text:s text:c="11"/>A7</text:span></text:span></text:p>
                <text:p text:style-name="P17"><text:span text:style-name="Source_20_Text"><text:span text:style-name="T2">Спят в твоих глазах спят дожди. <text:s/>Ты не для меня их оставь.</text:span></text:span></text:p>
                <text:p text:style-name="P17"><text:span text:style-name="Source_20_Text"><text:span text:style-name="T2">Dm <text:s text:c="9"/>G7 <text:s text:c="10"/>C <text:s text:c="9"/>/H <text:s/>A7/C#</text:span></text:span></text:p>
                <text:p text:style-name="P17"><text:span text:style-name="Source_20_Text"><text:span text:style-name="T2">Перевесь подальше ключи, <text:s/>адрес поменяй, поменяй.</text:span></text:span></text:p>
                <text:p text:style-name="P17"><text:span text:style-name="Source_20_Text"><text:span text:style-name="T2">Dm <text:s text:c="10"/>E7 <text:s text:c="11"/>Am</text:span></text:span></text:p>
                <text:p text:style-name="P17"><text:span text:style-name="Source_20_Text"><text:span text:style-name="T2">А теперь подольше молчи - <text:s text:c="2"/>это для меня.</text:span></text:span></text:p>
                <text:p text:style-name="P22"/>
                <text:p text:style-name="P17"><text:span text:style-name="Source_20_Text"><text:span text:style-name="T2">Мне так все равно, все равно. Я уговорю сам себя.</text:span></text:span></text:p>
                <text:p text:style-name="P17"><text:span text:style-name="Source_20_Text"><text:span text:style-name="T2">Видно все за нас решено, видно все ворует судьба.</text:span></text:span></text:p>
                <text:p text:style-name="P17"><text:span text:style-name="Source_20_Text"><text:span text:style-name="T2">Только ты не веришь в судьбу. Значит просто выбрось ключи.</text:span></text:span></text:p>
                <text:p text:style-name="P17"><text:span text:style-name="Source_20_Text"><text:span text:style-name="T2">Я к тебе в окошко войду. А теперь молчи.</text:span></text:span></text:p>
                <text:h text:style-name="P12" text:outline-level="5"/>
                <text:h text:style-name="P5" text:outline-level="5">Не жалею не зову не плачу</text:h>
                <text:p text:style-name="P17"><text:span text:style-name="Source_20_Text"><text:span text:style-name="T2">310</text:span></text:span></text:p>
                <text:p text:style-name="P17"><text:span text:style-name="Source_20_Text"><text:span text:style-name="T2">РеМ - перебор</text:span></text:span></text:p>
                <text:p text:style-name="P17"><text:span text:style-name="Source_20_Text"><text:span text:style-name="T2">Не жалею, не зову, не плачу,</text:span></text:span></text:p>
                <text:p text:style-name="P17"><text:span text:style-name="Source_20_Text"><text:span text:style-name="T2">Все пройдет, как с белых яблонь дым </text:span></text:span></text:p>
                <text:p text:style-name="P17"><text:span text:style-name="Source_20_Text"><text:span text:style-name="T2">Увяданья золотом охваченный,</text:span></text:span></text:p>
                <text:p text:style-name="P17"><text:span text:style-name="Source_20_Text"><text:span text:style-name="T2">Я не буду больше молодым.</text:span></text:span></text:p>
                <text:p text:style-name="P22"/>
                <text:p text:style-name="P17"><text:span text:style-name="Source_20_Text"><text:span text:style-name="T2">Ты теперь не так уж будешь, биться, </text:span></text:span></text:p>
                <text:p text:style-name="P17"><text:span text:style-name="Source_20_Text"><text:span text:style-name="T2">Сердце, тронутое холодком,</text:span></text:span></text:p>
                <text:p text:style-name="P17"><text:span text:style-name="Source_20_Text"><text:span text:style-name="T2">И страна березового ситца </text:span></text:span></text:p>
                <text:p text:style-name="P17"><text:span text:style-name="Source_20_Text"><text:span text:style-name="T2">Не заманит шляться босиком.</text:span></text:span></text:p>
                <text:p text:style-name="P22"/>
                <text:p text:style-name="P17"><text:span text:style-name="Source_20_Text"><text:span text:style-name="T2">Дух бродяжий! ты все реже, реже </text:span></text:span></text:p>
                <text:p text:style-name="P17"><text:span text:style-name="Source_20_Text"><text:span text:style-name="T2">Расшевеливаешь, пламень уст.</text:span></text:span></text:p>
                <text:p text:style-name="P17"><text:span text:style-name="Source_20_Text"><text:span text:style-name="T2">О моя утраченная свежесть,</text:span></text:span></text:p>
                <text:p text:style-name="P17"><text:span text:style-name="Source_20_Text"><text:span text:style-name="T2">Буйство глаз и половодье чувств!</text:span></text:span></text:p>
                <text:p text:style-name="P22"/>
                <text:p text:style-name="P17"><text:span text:style-name="Source_20_Text"><text:span text:style-name="T2">Я теперь скупее стал в желаньях, </text:span></text:span></text:p>
                <text:p text:style-name="P17"><text:span text:style-name="Source_20_Text"><text:span text:style-name="T2">Жизнь моя, иль ты приснилась мне? </text:span></text:span></text:p>
                <text:p text:style-name="P17"><text:span text:style-name="Source_20_Text"><text:span text:style-name="T2">Словно я весенней гулкой ранью </text:span></text:span></text:p>
                <text:p text:style-name="P17"><text:span text:style-name="Source_20_Text"><text:span text:style-name="T2">Проскакал на розовом коне.</text:span></text:span></text:p>
                <text:p text:style-name="P22"/>
                <text:p text:style-name="P17"><text:span text:style-name="Source_20_Text"><text:span text:style-name="T2">Все мы, все мы в этом мире тленны, </text:span></text:span></text:p>
                <text:p text:style-name="P17"><text:span text:style-name="Source_20_Text"><text:span text:style-name="T2">Тихо льется с кленов листьев медь... </text:span></text:span></text:p>
                <text:p text:style-name="P17"><text:span text:style-name="Source_20_Text"><text:span text:style-name="T2">Будь же ты вовек благословенно,</text:span></text:span></text:p>
                <text:p text:style-name="P17"><text:span text:style-name="Source_20_Text"><text:span text:style-name="T2">Что пришло цроцвесть и умереть.</text:span></text:span></text:p>
                <text:h text:style-name="P9" text:outline-level="5"/>
                <text:h text:style-name="P2" text:outline-level="5"><text:bookmark text:name="Не-жалею-не-зову-не-плачу"/>Не жалею не зову не плачу</text:h>
                <text:p text:style-name="P15"><text:a xlink:type="simple" xlink:href="https://pesnipodgitaru.ru/pesni/romansyi/ne-zhaleyu-ne-zovu-ne-plachu" office:target-frame-name="_blank" xlink:show="new" text:style-name="Internet_20_link" text:visited-style-name="Visited_20_Internet_20_Link"><text:span text:style-name="T30">Не жалею не зову не плачу</text:span></text:a></text:p>
                <text:p text:style-name="P17"><text:span text:style-name="Source_20_Text"><text:span text:style-name="T24"><text:s/></text:span></text:span><text:span text:style-name="Source_20_Text"><text:span text:style-name="T2">Am <text:s text:c="2"/>Am/C <text:s text:c="8"/>Am</text:span></text:span></text:p>
                <text:p text:style-name="P17"><text:span text:style-name="Source_20_Text"><text:span text:style-name="T2">Не жалею не зову не плачу</text:span></text:span></text:p>
                <text:p text:style-name="P17"><text:span text:style-name="Source_20_Text"><text:span text:style-name="T2">A7 <text:s text:c="12"/>Dm <text:s text:c="11"/>G <text:s text:c="24"/>C <text:s text:c="4"/>A7</text:span></text:span></text:p>
                <text:p text:style-name="P17"><text:span text:style-name="Source_20_Text"><text:span text:style-name="T2">Всё пройдёт как с белых яблонь дым</text:span></text:span></text:p>
                <text:p text:style-name="P17"><text:span text:style-name="Source_20_Text"><text:span text:style-name="T2">A7 <text:s text:c="3"/>Dm <text:s text:c="3"/>Dm/F <text:s text:c="9"/>Am <text:s text:c="2"/>Am/C</text:span></text:span></text:p>
                <text:p text:style-name="P17"><text:span text:style-name="Source_20_Text"><text:span text:style-name="T2">Увяданья золотом охваченНЕ ЖАЛЕЮ НЕ ЗОВУ НЕ ПЛАЧУ</text:span></text:span></text:p>
                <text:p text:style-name="P17"><text:span text:style-name="Source_20_Text"><text:span text:style-name="T2">_ <text:s text:c="5"/>_Dm <text:s text:c="2"/>E7 <text:s text:c="19"/>Am <text:s/>Am/CНЕ ЖАЛЕЮ НЕ ЗОВУ НЕ ПЛАЧУ</text:span></text:span></text:p>
                <text:p text:style-name="P17"><text:span text:style-name="Source_20_Text"><text:span text:style-name="T2">Я не буду больше молодым</text:span></text:span></text:p>
                <text:p text:style-name="P17"><text:span text:style-name="Source_20_Text"><text:span text:style-name="T2">_ <text:s text:c="2"/>_Dm <text:s text:c="5"/>G7 <text:s text:c="15"/>C</text:span></text:span></text:p>
                <text:p text:style-name="P17"><text:span text:style-name="Source_20_Text"><text:span text:style-name="T2">Увяданья золотом охвачен</text:span></text:span></text:p>
                <text:p text:style-name="P17"><text:span text:style-name="Source_20_Text"><text:span text:style-name="T2">Am <text:s text:c="4"/>Dm <text:s text:c="2"/>E7 <text:s text:c="18"/>Am <text:s/>Am/C</text:span></text:span></text:p>
                <text:p text:style-name="P17"><text:span text:style-name="Source_20_Text"><text:span text:style-name="T2">Я не буду больше молодым</text:span></text:span></text:p>
                <text:h text:style-name="P12" text:outline-level="5"/>
                <text:h text:style-name="P5" text:outline-level="5">«В день рождения» В. Харитонов А. Новиков</text:h>
                <text:p text:style-name="P17"><text:span text:style-name="Source_20_Text"><text:span text:style-name="T2">311</text:span></text:span></text:p>
                <text:p text:style-name="P17"><text:span text:style-name="Source_20_Text"><text:span text:style-name="T2">В день рождения</text:span></text:span></text:p>
                <text:p text:style-name="P17"><text:span text:style-name="Source_20_Text"><text:span text:style-name="T2">Не могу я тебе в день рождения </text:span></text:span></text:p>
                <text:p text:style-name="P17"><text:span text:style-name="Source_20_Text"><text:span text:style-name="T2">Дорогие подарки дарить, </text:span></text:span></text:p>
                <text:p text:style-name="P17"><text:span text:style-name="Source_20_Text"><text:span text:style-name="T2">Нo зато в эти ночи весенние </text:span></text:span></text:p>
                <text:p text:style-name="P17"><text:span text:style-name="Source_20_Text"><text:span text:style-name="T2">Я могу о любви говорить.</text:span></text:span></text:p>
                <text:p text:style-name="P22"/>
                <text:p text:style-name="P17"><text:span text:style-name="Source_20_Text"><text:span text:style-name="T2">Я могу в ожиданье свидания </text:span></text:span></text:p>
                <text:p text:style-name="P17"><text:span text:style-name="Source_20_Text"><text:span text:style-name="T2">До зари простоять под окном </text:span></text:span></text:p>
                <text:p text:style-name="P17"><text:span text:style-name="Source_20_Text"><text:span text:style-name="T2">И в часы предрасветные, ранние </text:span></text:span></text:p>
                <text:p text:style-name="P17"><text:span text:style-name="Source_20_Text"><text:span text:style-name="T2">Каждый раз возвращаться пешком.</text:span></text:span></text:p>
                <text:p text:style-name="P22"/>
                <text:p text:style-name="P17"><text:span text:style-name="Source_20_Text"><text:span text:style-name="T2">Я пока что живу в общежитии,</text:span></text:span></text:p>
                <text:p text:style-name="P17"><text:span text:style-name="Source_20_Text"><text:span text:style-name="T2">Увлекаюсь своею мечтой.</text:span></text:span></text:p>
                <text:p text:style-name="P17"><text:span text:style-name="Source_20_Text"><text:span text:style-name="T2">Никакого, не сделал открытия,</text:span></text:span></text:p>
                <text:p text:style-name="P17"><text:span text:style-name="Source_20_Text"><text:span text:style-name="T2">Но оно, несомненно, за мной.</text:span></text:span></text:p>
                <text:p text:style-name="P22"/>
                <text:p text:style-name="P17"><text:span text:style-name="Source_20_Text"><text:span text:style-name="T2">Ты не думай, что я невнимательный, </text:span></text:span></text:p>
                <text:p text:style-name="P17"><text:span text:style-name="Source_20_Text"><text:span text:style-name="T2">Что цветы не бросаю к ногам...</text:span></text:span></text:p>
                <text:p text:style-name="P17"><text:span text:style-name="Source_20_Text"><text:span text:style-name="T2">Я тебе в этот день замечательный </text:span></text:span></text:p>
                <text:p text:style-name="P17"><text:span text:style-name="Source_20_Text"><text:span text:style-name="T2">Своё верное сердце отдам.</text:span></text:span></text:p>
                <text:h text:style-name="P9" text:outline-level="5"/>
                <text:h text:style-name="P2" text:outline-level="5"><text:bookmark text:name="«В-день-рождения»-В.-Харитонов-А.-Новиков"/>«В день рождения» В. Харитонов А. Новиков</text:h>
                <text:p text:style-name="P15"><text:a xlink:type="simple" xlink:href="http://good-akkord.ru/nemogu-ya-tebe-v-den-rogdeniya/" office:target-frame-name="_blank" xlink:show="new" text:style-name="Internet_20_link" text:visited-style-name="Visited_20_Internet_20_Link"><text:span text:style-name="T30">В день рождения</text:span></text:a></text:p>
                <text:p text:style-name="P17"><text:span text:style-name="Source_20_Text"><text:span text:style-name="T2">Dm <text:s text:c="4"/>E7 <text:s text:c="3"/>Am</text:span></text:span></text:p>
                <text:p text:style-name="P17"><text:span text:style-name="Source_20_Text"><text:span text:style-name="T2">Не могу я тебе в день рождения</text:span></text:span></text:p>
                <text:p text:style-name="P17"><text:span text:style-name="Source_20_Text"><text:span text:style-name="T2">Dm <text:s text:c="5"/>G7 <text:s text:c="3"/>C</text:span></text:span></text:p>
                <text:p text:style-name="P17"><text:span text:style-name="Source_20_Text"><text:span text:style-name="T2">Дорогие подарки дарить,</text:span></text:span></text:p>
                <text:p text:style-name="P17"><text:span text:style-name="Source_20_Text"><text:span text:style-name="T24"><text:s text:c="2"/></text:span></text:span><text:span text:style-name="Source_20_Text"><text:span text:style-name="T2">A7 <text:s text:c="6"/>Dm</text:span></text:span></text:p>
                <text:p text:style-name="P17"><text:span text:style-name="Source_20_Text"><text:span text:style-name="T2">{Но зато в эти ночи весенние</text:span></text:span></text:p>
                <text:p text:style-name="P17"><text:span text:style-name="Source_20_Text"><text:span text:style-name="T24"><text:s/></text:span></text:span><text:span text:style-name="Source_20_Text"><text:span text:style-name="T2">Am <text:s text:c="5"/>E7 <text:s text:c="3"/>Am</text:span></text:span></text:p>
                <text:p text:style-name="P17"><text:span text:style-name="Source_20_Text"><text:span text:style-name="T2">Я могу о любви говорить.} 2 раза</text:span></text:span></text:p>
                <text:p text:style-name="P22"/>
                <text:p text:style-name="P17"><text:span text:style-name="Source_20_Text"><text:span text:style-name="T2">Я могу в ожиданьи свидания</text:span></text:span></text:p>
                <text:p text:style-name="P17"><text:span text:style-name="Source_20_Text"><text:span text:style-name="T2">До зари простоять под окном,</text:span></text:span></text:p>
                <text:p text:style-name="P17"><text:span text:style-name="Source_20_Text"><text:span text:style-name="T2">{И в часы предрассветные ранние</text:span></text:span></text:p>
                <text:p text:style-name="P17"><text:span text:style-name="Source_20_Text"><text:span text:style-name="T2">Каждый раз возвращаться пешком</text:span></text:span></text:p>
                <text:p text:style-name="P22"/>
                <text:p text:style-name="P17"><text:span text:style-name="Source_20_Text"><text:span text:style-name="T2">Я пока что живу в общежитии,</text:span></text:span></text:p>
                <text:p text:style-name="P17"><text:span text:style-name="Source_20_Text"><text:span text:style-name="T2">Увлекаюсь своею мечтой.</text:span></text:span></text:p>
                <text:p text:style-name="P17"><text:span text:style-name="Source_20_Text"><text:span text:style-name="T2">Никакого не сделал открытия,</text:span></text:span></text:p>
                <text:p text:style-name="P17"><text:span text:style-name="Source_20_Text"><text:span text:style-name="T2">Но оно несомненно за мной.</text:span></text:span></text:p>
                <text:p text:style-name="P22"/>
                <text:p text:style-name="P17"><text:span text:style-name="Source_20_Text"><text:span text:style-name="T2">Ты не думай, что я невнимательный,</text:span></text:span></text:p>
                <text:p text:style-name="P17"><text:span text:style-name="Source_20_Text"><text:span text:style-name="T2">Что цветы не бросаю к ногам…</text:span></text:span></text:p>
                <text:p text:style-name="P17"><text:span text:style-name="Source_20_Text"><text:span text:style-name="T2">Я тебе в этот день замечательный</text:span></text:span></text:p>
                <text:p text:style-name="P17"><text:span text:style-name="Source_20_Text"><text:span text:style-name="T2">Свое верное сердце отдам!</text:span></text:span></text:p>
                <text:p text:style-name="Preformatted_20_Text"><text:span text:style-name="Source_20_Text"/></text:p>
                <text:p text:style-name="P1"><text:span text:style-name="Source_20_Text">Песня моряка</text:span></text:p>
                <text:p text:style-name="P17"><text:span text:style-name="Source_20_Text"><text:span text:style-name="T2">312</text:span></text:span></text:p>
                <text:p text:style-name="P17"><text:span text:style-name="Source_20_Text"><text:span text:style-name="T2">Не позабыть мнe ночи непроглядной,</text:span></text:span></text:p>
                <text:p text:style-name="P17"><text:span text:style-name="Source_20_Text"><text:span text:style-name="T2">По гребням волн баркас летел, как птица,</text:span></text:span></text:p>
                <text:p text:style-name="P17"><text:span text:style-name="Source_20_Text"><text:span text:style-name="T2">И ты одна была со мною рядом,</text:span></text:span></text:p>
                <text:p text:style-name="P17"><text:span text:style-name="Source_20_Text"><text:span text:style-name="T2">Но все казалось, будто сон мне снится.</text:span></text:span></text:p>
                <text:p text:style-name="P22"/>
                <text:p text:style-name="P17"><text:span text:style-name="Source_20_Text"><text:span text:style-name="T2">Те манила лукавым взглядом,</text:span></text:span></text:p>
                <text:p text:style-name="P17"><text:span text:style-name="Source_20_Text"><text:span text:style-name="T2">В тишине шептала мне:</text:span></text:span></text:p>
                <text:p text:style-name="P17"><text:span text:style-name="Source_20_Text"><text:span text:style-name="T2">Припев: Серцу не вверял те весла,</text:span></text:span></text:p>
                <text:p text:style-name="P17"><text:span text:style-name="Source_20_Text"><text:span text:style-name="T2">И не верь моряк весне,</text:span></text:span></text:p>
                <text:p text:style-name="P17"><text:span text:style-name="Source_20_Text"><text:span text:style-name="T2">Знай, жалеть ты будешь после,</text:span></text:span></text:p>
                <text:p text:style-name="P17"><text:span text:style-name="Source_20_Text"><text:span text:style-name="T2">Ведь любовь проедет, как снег,</text:span></text:span></text:p>
                <text:p text:style-name="P22"/>
                <text:p text:style-name="P17"><text:span text:style-name="Source_20_Text"><text:span text:style-name="T2">Ночь спешит навстречу зорям,</text:span></text:span></text:p>
                <text:p text:style-name="P17"><text:span text:style-name="Source_20_Text"><text:span text:style-name="T2">Ветром парус шевеля.</text:span></text:span></text:p>
                <text:p text:style-name="P17"><text:span text:style-name="Source_20_Text"><text:span text:style-name="T2">Бойся, брат, объятий в море,</text:span></text:span></text:p>
                <text:p text:style-name="P17"><text:span text:style-name="Source_20_Text"><text:span text:style-name="T2">Не покидай, моряк, руля,</text:span></text:span></text:p>
                <text:p text:style-name="P17"><text:span text:style-name="Source_20_Text"><text:span text:style-name="T2">Как хороша густая ночь апреля, </text:span></text:span></text:p>
                <text:p text:style-name="P17"><text:span text:style-name="Source_20_Text"><text:span text:style-name="T2">Как пролетела, я и не заметил, </text:span></text:span></text:p>
                <text:p text:style-name="P17"><text:span text:style-name="Source_20_Text"><text:span text:style-name="T2">И отчего глаза твои горели,</text:span></text:span></text:p>
                <text:p text:style-name="P17"><text:span text:style-name="Source_20_Text"><text:span text:style-name="T2">Когда со мной прощались на рассвете,</text:span></text:span></text:p>
                <text:p text:style-name="P17"><text:span text:style-name="Source_20_Text"><text:span text:style-name="T2">И зачем ты тогда зарделась,</text:span></text:span></text:p>
                <text:p text:style-name="P17"><text:span text:style-name="Source_20_Text"><text:span text:style-name="T2">И зачем шептала мне.</text:span></text:span></text:p>
                <text:p text:style-name="P17"><text:span text:style-name="Source_20_Text"><text:span text:style-name="T2">Припев.</text:span></text:span></text:p>
                <text:h text:style-name="P10" text:outline-level="5"/>
                <text:h text:style-name="P3" text:outline-level="5">Не пробуждай воспоминаний</text:h>
                <text:p text:style-name="P20"><text:span text:style-name="Source_20_Text"><text:span text:style-name="T2">313</text:span></text:span></text:p>
                <text:p text:style-name="P17"><text:span text:style-name="Source_20_Text"><text:span text:style-name="T2">Абаз</text:span></text:span></text:p>
                <text:p text:style-name="P17"><text:span text:style-name="Source_20_Text"><text:span text:style-name="T2">Не пробуждай воспоминаний </text:span></text:span></text:p>
                <text:p text:style-name="P17"><text:span text:style-name="Source_20_Text"><text:span text:style-name="T2">Минувших дней, минувших дней,</text:span></text:span></text:p>
                <text:p text:style-name="P17"><text:span text:style-name="Source_20_Text"><text:span text:style-name="T2">Не возвратить былых желаний в душе моей,</text:span></text:span></text:p>
                <text:p text:style-name="P17"><text:span text:style-name="Source_20_Text"><text:span text:style-name="T2">В душе моей.</text:span></text:span></text:p>
                <text:p text:style-name="P22"/>
                <text:p text:style-name="P17"><text:span text:style-name="Source_20_Text"><text:span text:style-name="T2">Ты на меня свой взор опасный </text:span></text:span></text:p>
                <text:p text:style-name="P17"><text:span text:style-name="Source_20_Text"><text:span text:style-name="T2">Не устремляй, не устремляй,</text:span></text:span></text:p>
                <text:p text:style-name="P17"><text:span text:style-name="Source_20_Text"><text:span text:style-name="T2">Мечтой любви, мечтой прекрасной </text:span></text:span></text:p>
                <text:p text:style-name="P17"><text:span text:style-name="Source_20_Text"><text:span text:style-name="T2">Не увлекай, нe увлекай.</text:span></text:span></text:p>
                <text:p text:style-name="P22"/>
                <text:p text:style-name="P17"><text:span text:style-name="Source_20_Text"><text:span text:style-name="T2">Тот, кто любви огонь священный </text:span></text:span></text:p>
                <text:p text:style-name="P17"><text:span text:style-name="Source_20_Text"><text:span text:style-name="T2">Смог погасить, мог погасить</text:span></text:span></text:p>
                <text:p text:style-name="P17"><text:span text:style-name="Source_20_Text"><text:span text:style-name="T2">Тому и жизни незабвенной </text:span></text:span></text:p>
                <text:p text:style-name="P17"><text:span text:style-name="Source_20_Text"><text:span text:style-name="T2">Не воскресить, не воскресить</text:span></text:span></text:p>
                <text:h text:style-name="P9" text:outline-level="5"/>
                <text:h text:style-name="P2" text:outline-level="5"><text:bookmark text:name="Не-пробуждай-воспоминаний"/>Не пробуждай воспоминаний</text:h>
                <text:p text:style-name="P17"><text:span text:style-name="Source_20_Text"><text:span text:style-name="T2">Am <text:s text:c="4"/>Dm <text:s text:c="3"/>Am <text:s text:c="4"/>Am/G <text:s text:c="4"/></text:span></text:span></text:p>
                <text:p text:style-name="P17"><text:span text:style-name="Source_20_Text"><text:span text:style-name="T2">Не пробуждай воспоминаний</text:span></text:span></text:p>
                <text:p text:style-name="P17"><text:span text:style-name="Source_20_Text"><text:span text:style-name="T24"><text:s text:c="9"/></text:span></text:span><text:span text:style-name="Source_20_Text"><text:span text:style-name="T2">F <text:s text:c="3"/>H7 <text:s text:c="8"/>E7</text:span></text:span></text:p>
                <text:p text:style-name="P17"><text:span text:style-name="Source_20_Text"><text:span text:style-name="T2">Минувших дней, минувших дней -</text:span></text:span></text:p>
                <text:p text:style-name="P17"><text:span text:style-name="Source_20_Text"><text:span text:style-name="T24"><text:s text:c="8"/></text:span></text:span><text:span text:style-name="Source_20_Text"><text:span text:style-name="T2">Am <text:s text:c="3"/>Am/G <text:s text:c="6"/>F</text:span></text:span></text:p>
                <text:p text:style-name="P17"><text:span text:style-name="Source_20_Text"><text:span text:style-name="T2">Не возродишь былых желаний</text:span></text:span></text:p>
                <text:p text:style-name="P17"><text:span text:style-name="Source_20_Text"><text:span text:style-name="T2">Dm <text:s text:c="8"/>Am <text:s text:c="3"/>E7 <text:s text:c="6"/>Am</text:span></text:span></text:p>
                <text:p text:style-name="P17"><text:span text:style-name="Source_20_Text"><text:span text:style-name="T24"><text:s/></text:span></text:span><text:span text:style-name="Source_20_Text"><text:span text:style-name="T2">В душе моей, <text:s text:c="2"/>в душе моей,</text:span></text:span></text:p>
                <text:p text:style-name="P17"><text:span text:style-name="Source_20_Text"><text:span text:style-name="T2">Edim <text:s text:c="7"/>Dm <text:s text:c="3"/>G7 <text:s text:c="6"/>C</text:span></text:span></text:p>
                <text:p text:style-name="P17"><text:span text:style-name="Source_20_Text"><text:span text:style-name="T24"><text:s/></text:span></text:span><text:span text:style-name="Source_20_Text"><text:span text:style-name="T2">Не возродишь былых желаний</text:span></text:span></text:p>
                <text:p text:style-name="P17"><text:span text:style-name="Source_20_Text"><text:span text:style-name="T2">Dm <text:s text:c="8"/>Am <text:s text:c="4"/>E7 <text:s text:c="5"/>Am</text:span></text:span></text:p>
                <text:p text:style-name="P17"><text:span text:style-name="Source_20_Text"><text:span text:style-name="T24"><text:s/></text:span></text:span><text:span text:style-name="Source_20_Text"><text:span text:style-name="T2">В душе моей, в душе моей.</text:span></text:span></text:p>
                <text:p text:style-name="P22"/>
                <text:p text:style-name="P17"><text:span text:style-name="Source_20_Text"><text:span text:style-name="T2">И на меня свой взор опасный</text:span></text:span></text:p>
                <text:p text:style-name="P17"><text:span text:style-name="Source_20_Text"><text:span text:style-name="T2">Не устремляй, не устремляй,</text:span></text:span></text:p>
                <text:p text:style-name="P17"><text:span text:style-name="Source_20_Text"><text:span text:style-name="T2">Мечтой любви, мечтой прекрасной</text:span></text:span></text:p>
                <text:p text:style-name="P17"><text:span text:style-name="Source_20_Text"><text:span text:style-name="T2">Не увлекай, не увлекай.</text:span></text:span></text:p>
                <text:p text:style-name="P22"/>
                <text:p text:style-name="P17"><text:span text:style-name="Source_20_Text"><text:span text:style-name="T2">Однажды счастье в жизни этой</text:span></text:span></text:p>
                <text:p text:style-name="P17"><text:span text:style-name="Source_20_Text"><text:span text:style-name="T2">Вкушаем мы, вкушаем мы,</text:span></text:span></text:p>
                <text:p text:style-name="P17"><text:span text:style-name="Source_20_Text"><text:span text:style-name="T2">Святым огнем любви согреты,</text:span></text:span></text:p>
                <text:p text:style-name="P17"><text:span text:style-name="Source_20_Text"><text:span text:style-name="T2">Оживлены, оживлены.</text:span></text:span></text:p>
                <text:p text:style-name="P22"/>
                <text:p text:style-name="P17"><text:span text:style-name="Source_20_Text"><text:span text:style-name="T2">Но кто ее огонь священный</text:span></text:span></text:p>
                <text:p text:style-name="P17"><text:span text:style-name="Source_20_Text"><text:span text:style-name="T2">Мог погасить, мог погасить —</text:span></text:span></text:p>
                <text:p text:style-name="P17"><text:span text:style-name="Source_20_Text"><text:span text:style-name="T2">Тому уж жизни незабвенной</text:span></text:span></text:p>
                <text:p text:style-name="P17"><text:span text:style-name="Source_20_Text"><text:span text:style-name="T2">Не возвратить, не возвратить!</text:span></text:span></text:p>
                <text:h text:style-name="P10" text:outline-level="5"/>
                <text:h text:style-name="P3" text:outline-level="5">Не пробуждай воспоминаний</text:h>
                <text:p text:style-name="P17"><text:span text:style-name="Source_20_Text"><text:span text:style-name="T2">314</text:span></text:span></text:p>
                <text:p text:style-name="P17"><text:span text:style-name="Source_20_Text"><text:span text:style-name="T2">He пробуждай воспоминании </text:span></text:span></text:p>
                <text:p text:style-name="P17"><text:span text:style-name="Source_20_Text"><text:span text:style-name="T2">Минувших дней,минувших дней </text:span></text:span></text:p>
                <text:p text:style-name="P17"><text:span text:style-name="Source_20_Text"><text:span text:style-name="T2">Не возродить былых желаний </text:span></text:span></text:p>
                <text:p text:style-name="P17"><text:span text:style-name="Source_20_Text"><text:span text:style-name="T2">В душе моей, </text:span></text:span></text:p>
                <text:p text:style-name="P17"><text:span text:style-name="Source_20_Text"><text:span text:style-name="T2">В душе моей.</text:span></text:span></text:p>
                <text:p text:style-name="P22"/>
                <text:p text:style-name="P17"><text:span text:style-name="Source_20_Text"><text:span text:style-name="T2">И на меня свой взор опасный </text:span></text:span></text:p>
                <text:p text:style-name="P17"><text:span text:style-name="Source_20_Text"><text:span text:style-name="T2">Нe устремляй, </text:span></text:span></text:p>
                <text:p text:style-name="P17"><text:span text:style-name="Source_20_Text"><text:span text:style-name="T2">Не устремляй </text:span></text:span></text:p>
                <text:p text:style-name="P17"><text:span text:style-name="Source_20_Text"><text:span text:style-name="T2">Мечтой любви, мечтой прекрасной </text:span></text:span></text:p>
                <text:p text:style-name="P17"><text:span text:style-name="Source_20_Text"><text:span text:style-name="T2">Не увлекай, </text:span></text:span></text:p>
                <text:p text:style-name="P17"><text:span text:style-name="Source_20_Text"><text:span text:style-name="T2">не увлекай.</text:span></text:span></text:p>
                <text:p text:style-name="P22"/>
                <text:p text:style-name="P17"><text:span text:style-name="Source_20_Text"><text:span text:style-name="T2">Тот, кто ее очарованье</text:span></text:span></text:p>
                <text:p text:style-name="P17"><text:span text:style-name="Source_20_Text"><text:span text:style-name="T2">В своей душе </text:span></text:span></text:p>
                <text:p text:style-name="P17"><text:span text:style-name="Source_20_Text"><text:span text:style-name="T2">Смог погасить,</text:span></text:span></text:p>
                <text:p text:style-name="P17"><text:span text:style-name="Source_20_Text"><text:span text:style-name="T2">Того и к жизни незабвенной</text:span></text:span></text:p>
                <text:p text:style-name="P17"><text:span text:style-name="Source_20_Text"><text:span text:style-name="T2">Не возвратить,</text:span></text:span></text:p>
                <text:p text:style-name="P17"><text:span text:style-name="Source_20_Text"><text:span text:style-name="T2">Не возвратить.</text:span></text:span></text:p>
                <text:h text:style-name="P12" text:outline-level="5"/>
                <text:h text:style-name="P5" text:outline-level="5">Не устало небо плакать</text:h>
                <text:p text:style-name="P17"><text:span text:style-name="Source_20_Text"><text:span text:style-name="T2">315</text:span></text:span></text:p>
                <text:p text:style-name="P17"><text:span text:style-name="Source_20_Text"><text:span text:style-name="T2">Нe устало небо плакать над несчастьями людей </text:span></text:span></text:p>
                <text:p text:style-name="P17"><text:span text:style-name="Source_20_Text"><text:span text:style-name="T2">Мы идем сквозь дождь и слякоть, через грохот площадей.</text:span></text:span></text:p>
                <text:p text:style-name="P22"/>
                <text:p text:style-name="P17"><text:span text:style-name="Source_20_Text"><text:span text:style-name="T2">Мы идем, несем печали, бережем их под пальто </text:span></text:span></text:p>
                <text:p text:style-name="P17"><text:span text:style-name="Source_20_Text"><text:span text:style-name="T2">Ни хирурги, ни медали не помогут нам никто.</text:span></text:span></text:p>
                <text:p text:style-name="P22"/>
                <text:p text:style-name="P17"><text:span text:style-name="Source_20_Text"><text:span text:style-name="T2">Мы с тобой уедем в горы, к перевалам голубым </text:span></text:span></text:p>
                <text:p text:style-name="P17"><text:span text:style-name="Source_20_Text"><text:span text:style-name="T2">И к вершинам голубым тем, с которых все несчастья- npocто дым,</text:span></text:span></text:p>
                <text:p text:style-name="P17"><text:span text:style-name="Source_20_Text"><text:span text:style-name="T2">Все законы - не законы, ну, а память заживет.</text:span></text:span></text:p>
                <text:p text:style-name="P22"/>
                <text:p text:style-name="P17"><text:span text:style-name="Source_20_Text"><text:span text:style-name="T2">Только жены будут жены даже с этаких высот.</text:span></text:span></text:p>
                <text:p text:style-name="P22"/>
                <text:p text:style-name="P17"><text:span text:style-name="Source_20_Text"><text:span text:style-name="T2">Там сойдет одна лавина, встанет новая заря </text:span></text:span></text:p>
                <text:p text:style-name="P17"><text:span text:style-name="Source_20_Text"><text:span text:style-name="T2">И на солнечных вершинах наши бедствия сгорят. </text:span></text:span></text:p>
                <text:p text:style-name="P17"><text:span text:style-name="Source_20_Text"><text:span text:style-name="T2">Горы мудры и туманны станут выше облаков </text:span></text:span></text:p>
                <text:p text:style-name="P17"><text:span text:style-name="Source_20_Text"><text:span text:style-name="T2">И залижут наши раны языками ледников.</text:span></text:span></text:p>
                <text:h text:style-name="P9" text:outline-level="5"/>
                <text:h text:style-name="P2" text:outline-level="5"><text:bookmark text:name="Не-устало-небо-плакать"/>Не устало небо плакать</text:h>
                <text:p text:style-name="P17"><text:span text:style-name="Source_20_Text"><text:span text:style-name="T2">Hm <text:s text:c="5"/>Em</text:span></text:span></text:p>
                <text:p text:style-name="P17"><text:span text:style-name="Source_20_Text"><text:span text:style-name="T2">Не устало небо плакать</text:span></text:span></text:p>
                <text:p text:style-name="P17"><text:span text:style-name="Source_20_Text"><text:span text:style-name="T24"><text:s text:c="5"/></text:span></text:span><text:span text:style-name="Source_20_Text"><text:span text:style-name="T2">F# <text:s text:c="2"/>F#7 Hm</text:span></text:span></text:p>
                <text:p text:style-name="P17"><text:span text:style-name="Source_20_Text"><text:span text:style-name="T2">Над несчастьями людей,</text:span></text:span></text:p>
                <text:p text:style-name="P17"><text:span text:style-name="Source_20_Text"><text:span text:style-name="T24"><text:s text:c="3"/></text:span></text:span><text:span text:style-name="Source_20_Text"><text:span text:style-name="T2">H7 <text:s text:c="11"/>Em</text:span></text:span></text:p>
                <text:p text:style-name="P17"><text:span text:style-name="Source_20_Text"><text:span text:style-name="T2">Мы идем сквозь дождь и слякоть</text:span></text:span></text:p>
                <text:p text:style-name="P17"><text:span text:style-name="Source_20_Text"><text:span text:style-name="T24"><text:s text:c="5"/></text:span></text:span><text:span text:style-name="Source_20_Text"><text:span text:style-name="T2">Db <text:s text:c="5"/>F#</text:span></text:span></text:p>
                <text:p text:style-name="P17"><text:span text:style-name="Source_20_Text"><text:span text:style-name="T2">Через грохот площадей.</text:span></text:span></text:p>
                <text:p text:style-name="P17"><text:span text:style-name="Source_20_Text"><text:span text:style-name="T24"><text:s text:c="3"/></text:span></text:span><text:span text:style-name="Source_20_Text"><text:span text:style-name="T2">H7 <text:s text:c="6"/>Em</text:span></text:span></text:p>
                <text:p text:style-name="P17"><text:span text:style-name="Source_20_Text"><text:span text:style-name="T2">Мы идем, несем печали,</text:span></text:span></text:p>
                <text:p text:style-name="P17"><text:span text:style-name="Source_20_Text"><text:span text:style-name="T24"><text:s text:c="3"/></text:span></text:span><text:span text:style-name="Source_20_Text"><text:span text:style-name="T2">A <text:s text:c="3"/>A7 <text:s text:c="3"/>D</text:span></text:span></text:p>
                <text:p text:style-name="P17"><text:span text:style-name="Source_20_Text"><text:span text:style-name="T2">Бережем их под пальто,</text:span></text:span></text:p>
                <text:p text:style-name="P17"><text:span text:style-name="Source_20_Text"><text:span text:style-name="T24"><text:s text:c="4"/></text:span></text:span><text:span text:style-name="Source_20_Text"><text:span text:style-name="T2">Em <text:s text:c="6"/>Hm</text:span></text:span></text:p>
                <text:p text:style-name="P17"><text:span text:style-name="Source_20_Text"><text:span text:style-name="T2">Ни хирурги, ни медали -</text:span></text:span></text:p>
                <text:p text:style-name="P17"><text:span text:style-name="Source_20_Text"><text:span text:style-name="T24"><text:s text:c="4"/></text:span></text:span><text:span text:style-name="Source_20_Text"><text:span text:style-name="T2">Db <text:s text:c="2"/>F# <text:s text:c="2"/>Hm <text:s/>H7</text:span></text:span></text:p>
                <text:p text:style-name="P17"><text:span text:style-name="Source_20_Text"><text:span text:style-name="T2">Не поможет нам ничто.</text:span></text:span></text:p>
                <text:p text:style-name="P22"/>
                <text:p text:style-name="P17"><text:span text:style-name="Source_20_Text"><text:span text:style-name="T2">Мы с тобой уедем в горы</text:span></text:span></text:p>
                <text:p text:style-name="P17"><text:span text:style-name="Source_20_Text"><text:span text:style-name="T2">К перевалам голубым</text:span></text:span></text:p>
                <text:p text:style-name="P17"><text:span text:style-name="Source_20_Text"><text:span text:style-name="T2">И к вершинам тем, с которых</text:span></text:span></text:p>
                <text:p text:style-name="P17"><text:span text:style-name="Source_20_Text"><text:span text:style-name="T2">Все несчастья - просто дым.</text:span></text:span></text:p>
                <text:p text:style-name="P17"><text:span text:style-name="Source_20_Text"><text:span text:style-name="T2">Все законы - незаконны!</text:span></text:span></text:p>
                <text:p text:style-name="P17"><text:span text:style-name="Source_20_Text"><text:span text:style-name="T2">Ну, а память - заживет,</text:span></text:span></text:p>
                <text:p text:style-name="P17"><text:span text:style-name="Source_20_Text"><text:span text:style-name="T2">Только жены будут жены,</text:span></text:span></text:p>
                <text:p text:style-name="P17"><text:span text:style-name="Source_20_Text"><text:span text:style-name="T2">Даже с эдаких высот.</text:span></text:span></text:p>
                <text:p text:style-name="P22"/>
                <text:p text:style-name="P17"><text:span text:style-name="Source_20_Text"><text:span text:style-name="T2">Там сойдет одна лавина,</text:span></text:span></text:p>
                <text:p text:style-name="P17"><text:span text:style-name="Source_20_Text"><text:span text:style-name="T2">Вспыхнет новая заря,</text:span></text:span></text:p>
                <text:p text:style-name="P17"><text:span text:style-name="Source_20_Text"><text:span text:style-name="T2">И на солнечных вершинах</text:span></text:span></text:p>
                <text:p text:style-name="P17"><text:span text:style-name="Source_20_Text"><text:span text:style-name="T2">Наши бедствия сгорят.</text:span></text:span></text:p>
                <text:p text:style-name="P17"><text:span text:style-name="Source_20_Text"><text:span text:style-name="T2">Горы мудры и туманны</text:span></text:span></text:p>
                <text:p text:style-name="P17"><text:span text:style-name="Source_20_Text"><text:span text:style-name="T2">Встанут выше облаков</text:span></text:span></text:p>
                <text:p text:style-name="P17"><text:span text:style-name="Source_20_Text"><text:span text:style-name="T2">И залижут наши раны</text:span></text:span></text:p>
                <text:p text:style-name="P20"><text:soft-page-break/><text:span text:style-name="Source_20_Text"><text:span text:style-name="T2">Языками ледников.</text:span></text:span></text:p>
                <text:p text:style-name="P32"><text:bookmark text:name="Клячкин---По-ночной-Москве-идет-девчонка"/>Клячкин - По ночной Москве идет девчонка</text:p>
                <text:p text:style-name="P17"><text:span text:style-name="Source_20_Text"><text:span text:style-name="T2">По ночной Москве идет девчонка</text:span></text:span></text:p>
                <text:p text:style-name="P17"><text:span text:style-name="Source_20_Text"><text:span text:style-name="T2">Каблучками тук - тук - тук </text:span></text:span></text:p>
                <text:p text:style-name="P17"><text:span text:style-name="Source_20_Text"><text:span text:style-name="T2">Вдруг откуда ни возмись сторонкой </text:span></text:span></text:p>
                <text:p text:style-name="P17"><text:span text:style-name="Source_20_Text"><text:span text:style-name="T2">Незнакомый паренек.</text:span></text:span></text:p>
                <text:p text:style-name="P22"/>
                <text:p text:style-name="P17"><text:span text:style-name="Source_20_Text"><text:span text:style-name="T2">Он ей говорит со знаньем дела:</text:span></text:span></text:p>
                <text:p text:style-name="P17"><text:span text:style-name="Source_20_Text"><text:span text:style-name="T2">"Виноват, который час?"</text:span></text:span></text:p>
                <text:p text:style-name="P17"><text:span text:style-name="Source_20_Text"><text:span text:style-name="T2">А она ему на это смело:</text:span></text:span></text:p>
                <text:p text:style-name="P17"><text:span text:style-name="Source_20_Text"><text:span text:style-name="T2">"2 - 12 - 46."</text:span></text:span></text:p>
                <text:p text:style-name="P22"/>
                <text:p text:style-name="P17"><text:span text:style-name="Source_20_Text"><text:span text:style-name="T2">Он ей: "Виноват, пардон, не понял,</text:span></text:span></text:p>
                <text:p text:style-name="P17"><text:span text:style-name="Source_20_Text"><text:span text:style-name="T2">Что такое "46?" <text:s text:c="3"/></text:span></text:span></text:p>
                <text:p text:style-name="P17"><text:span text:style-name="Source_20_Text"><text:span text:style-name="T2">А она: "Да это ж телефон мой.</text:span></text:span></text:p>
                <text:p text:style-name="P17"><text:span text:style-name="Source_20_Text"><text:span text:style-name="T2">Господи, какой балда!</text:span></text:span></text:p>
                <text:p text:style-name="P22"/>
                <text:p text:style-name="P17"><text:span text:style-name="Source_20_Text"><text:span text:style-name="T2">Позвоните, попросите Асю</text:span></text:span></text:p>
                <text:p text:style-name="P17"><text:span text:style-name="Source_20_Text"><text:span text:style-name="T2">Это буду лично я.</text:span></text:span></text:p>
                <text:p text:style-name="P17"><text:span text:style-name="Source_20_Text"><text:span text:style-name="T2">Ну, а Вас зовут, я вижу, Вася? <text:s text:c="3"/></text:span></text:span></text:p>
                <text:p text:style-name="P17"><text:span text:style-name="Source_20_Text"><text:span text:style-name="T2">Вот и познакомились."</text:span></text:span></text:p>
                <text:p text:style-name="P22"/>
                <text:p text:style-name="P17"><text:span text:style-name="Source_20_Text"><text:span text:style-name="T2">Парень осмелел: </text:span></text:span></text:p>
                <text:p text:style-name="P17"><text:span text:style-name="Source_20_Text"><text:span text:style-name="T2">"А Вы поэтов, знаете ли Вы стихи?"</text:span></text:span></text:p>
                <text:p text:style-name="P17"><text:span text:style-name="Source_20_Text"><text:span text:style-name="T2">А она ему в ответ на это:"Евтушенко - мой дружок."</text:span></text:span></text:p>
                <text:p text:style-name="P17"><text:span text:style-name="Source_20_Text"><text:span text:style-name="T2">Он ей говорит:"Тогда, простите, может быть мы в ресторан </text:span></text:span></text:p>
                <text:p text:style-name="P17"><text:span text:style-name="Source_20_Text"><text:span text:style-name="T2">А она: "Вы завтра позвоните, а сейчас меня ждет муж."</text:span></text:span></text:p>
                <text:p text:style-name="Preformatted_20_Text"><text:span text:style-name="Source_20_Text"/></text:p>
                <text:p text:style-name="P1"><text:span text:style-name="Source_20_Text">Не страшны мне годы и печали</text:span></text:p>
                <text:p text:style-name="P17"><text:span text:style-name="Source_20_Text"><text:span text:style-name="T2">317</text:span></text:span></text:p>
                <text:p text:style-name="P17"><text:span text:style-name="Source_20_Text"><text:span text:style-name="T2">СиМ</text:span></text:span></text:p>
                <text:p text:style-name="P17"><text:span text:style-name="Source_20_Text"><text:span text:style-name="T2">Не страшны мне годы и печали </text:span></text:span></text:p>
                <text:p text:style-name="P17"><text:span text:style-name="Source_20_Text"><text:span text:style-name="T2">И пути дороги без конца,</text:span></text:span></text:p>
                <text:p text:style-name="P17"><text:span text:style-name="Source_20_Text"><text:span text:style-name="T2">Если мы друг друга повстречали </text:span></text:span></text:p>
                <text:p text:style-name="P17"><text:span text:style-name="Source_20_Text"><text:span text:style-name="T2">И друг другу отдали сердца.</text:span></text:span></text:p>
                <text:p text:style-name="P22"/>
                <text:p text:style-name="P17"><text:span text:style-name="Source_20_Text"><text:span text:style-name="T2">Как тебя люблю сама не знаю,</text:span></text:span></text:p>
                <text:p text:style-name="P17"><text:span text:style-name="Source_20_Text"><text:span text:style-name="T2">Но боюсь любовь моя на век </text:span></text:span></text:p>
                <text:p text:style-name="P17"><text:span text:style-name="Source_20_Text"><text:span text:style-name="T2">Ты душа мне самая родная </text:span></text:span></text:p>
                <text:p text:style-name="P17"><text:span text:style-name="Source_20_Text"><text:span text:style-name="T2">Самый дорогой мой человек.</text:span></text:span></text:p>
                <text:p text:style-name="P22"/>
                <text:p text:style-name="P17"><text:span text:style-name="Source_20_Text"><text:span text:style-name="T2">Припев: <text:s text:c="3"/></text:span></text:span></text:p>
                <text:p text:style-name="P17"><text:span text:style-name="Source_20_Text"><text:span text:style-name="T2">Ты слышишь песню сердца моего</text:span></text:span></text:p>
                <text:p text:style-name="P17"><text:span text:style-name="Source_20_Text"><text:span text:style-name="T2">Люблю тебя, тебя лишь одного </text:span></text:span></text:p>
                <text:p text:style-name="P17"><text:span text:style-name="Source_20_Text"><text:span text:style-name="T2">Хочу делить с тобою смелые мечты </text:span></text:span></text:p>
                <text:p text:style-name="P17"><text:span text:style-name="Source_20_Text"><text:span text:style-name="T2">Хочу чтоб в жизни был лишь только ты, </text:span></text:span></text:p>
                <text:p text:style-name="P17"><text:span text:style-name="Source_20_Text"><text:span text:style-name="T2">Хочу чтоб стал ты близким и родным, </text:span></text:span></text:p>
                <text:p text:style-name="P17"><text:span text:style-name="Source_20_Text"><text:span text:style-name="T2">Дышать хочу дыханием одним.</text:span></text:span></text:p>
                <text:p text:style-name="P22"/>
                <text:p text:style-name="P17"><text:span text:style-name="Source_20_Text"><text:span text:style-name="T2">Ты слышишь, песню сердца моего </text:span></text:span></text:p>
                <text:p text:style-name="P17"><text:span text:style-name="Source_20_Text"><text:span text:style-name="T2">Люблю тебя, тебя лишь одного.</text:span></text:span></text:p>
                <text:p text:style-name="P22"/>
                <text:p text:style-name="P17"><text:span text:style-name="Source_20_Text"><text:span text:style-name="T2">Я могу понять твое молчание,</text:span></text:span></text:p>
                <text:p text:style-name="P17"><text:span text:style-name="Source_20_Text"><text:span text:style-name="T2">Ждать тебя и год, и два, и три,</text:span></text:span></text:p>
                <text:p text:style-name="P17"><text:span text:style-name="Source_20_Text"><text:span text:style-name="T2">Не смыкать глаза могу ночами </text:span></text:span></text:p>
                <text:p text:style-name="P17"><text:span text:style-name="Source_20_Text"><text:span text:style-name="T2">Лишь бы крепко спал ты до зари,</text:span></text:span></text:p>
                <text:p text:style-name="P17"><text:span text:style-name="Source_20_Text"><text:span text:style-name="T2">Я могу осилить все с тобою </text:span></text:span></text:p>
                <text:p text:style-name="P17"><text:span text:style-name="Source_20_Text"><text:span text:style-name="T2">Океаны, горы и тайгу.</text:span></text:span></text:p>
                <text:p text:style-name="P17"><text:span text:style-name="Source_20_Text"><text:span text:style-name="T2">А устанешь ты с моей любовью </text:span></text:span></text:p>
                <text:p text:style-name="P17"><text:span text:style-name="Source_20_Text"><text:span text:style-name="T2">Сил тебе набраться помогу.</text:span></text:span></text:p>
                <text:p text:style-name="P17"><text:span text:style-name="Source_20_Text"><text:span text:style-name="T2">Припев:</text:span></text:span></text:p>
                <text:p text:style-name="P16"/>
                <text:h text:style-name="P3" text:outline-level="5"><text:span text:style-name="Source_20_Text"><text:span text:style-name="T28">Два берега</text:span></text:span></text:h>
                <text:p text:style-name="P17"><text:span text:style-name="Source_20_Text"><text:span text:style-name="T2">318</text:span></text:span></text:p>
                <text:p text:style-name="P17"><text:span text:style-name="Source_20_Text"><text:span text:style-name="T2">-го9-</text:span></text:span></text:p>
                <text:p text:style-name="P17"><text:span text:style-name="Source_20_Text"><text:span text:style-name="T2">Песня и к/ф "Жажда"</text:span></text:span></text:p>
                <text:p text:style-name="P22"/>
                <text:p text:style-name="P17"><text:span text:style-name="Source_20_Text"><text:span text:style-name="T2">1. Ночь была с ливнями </text:span></text:span></text:p>
                <text:p text:style-name="P17"><text:span text:style-name="Source_20_Text"><text:span text:style-name="T2">И трава в росе.</text:span></text:span></text:p>
                <text:p text:style-name="P17"><text:span text:style-name="Source_20_Text"><text:span text:style-name="T2">Про меня счастливая </text:span></text:span></text:p>
                <text:p text:style-name="P17"><text:span text:style-name="Source_20_Text"><text:span text:style-name="T2">Говорили все.</text:span></text:span></text:p>
                <text:p text:style-name="P22"/>
                <text:p text:style-name="P17"><text:span text:style-name="Source_20_Text"><text:span text:style-name="T2">Припев.</text:span></text:span></text:p>
                <text:p text:style-name="P17"><text:span text:style-name="Source_20_Text"><text:span text:style-name="T2">И сама я верила</text:span></text:span></text:p>
                <text:p text:style-name="P17"><text:span text:style-name="Source_20_Text"><text:span text:style-name="T2">Сердцу вопреки</text:span></text:span></text:p>
                <text:p text:style-name="P17"><text:span text:style-name="Source_20_Text"><text:span text:style-name="T2">Мы с тобой два берега</text:span></text:span></text:p>
                <text:p text:style-name="P17"><text:span text:style-name="Source_20_Text"><text:span text:style-name="T2">У одной реки.</text:span></text:span></text:p>
                <text:p text:style-name="P22"/>
                <text:p text:style-name="P17"><text:span text:style-name="Source_20_Text"><text:span text:style-name="T2">2. Утки все парами,</text:span></text:span></text:p>
                <text:p text:style-name="P17"><text:span text:style-name="Source_20_Text"><text:span text:style-name="T2">Как с волной волна.</text:span></text:span></text:p>
                <text:p text:style-name="P17"><text:span text:style-name="Source_20_Text"><text:span text:style-name="T2">Все девчата с парнями </text:span></text:span></text:p>
                <text:p text:style-name="P17"><text:span text:style-name="Source_20_Text"><text:span text:style-name="T2">Только я одна.</text:span></text:span></text:p>
                <text:p text:style-name="P22"/>
                <text:p text:style-name="P17"><text:span text:style-name="Source_20_Text"><text:span text:style-name="T2">Припев.</text:span></text:span></text:p>
                <text:p text:style-name="P22"/>
                <text:p text:style-name="P17"><text:span text:style-name="Source_20_Text"><text:span text:style-name="T2">3. Ночь была был рассвет </text:span></text:span></text:p>
                <text:p text:style-name="P17"><text:span text:style-name="Source_20_Text"><text:span text:style-name="T2">Словно тень крыла </text:span></text:span></text:p>
                <text:p text:style-name="P17"><text:span text:style-name="Source_20_Text"><text:span text:style-name="T2">У меня другого нет </text:span></text:span></text:p>
                <text:p text:style-name="P17"><text:span text:style-name="Source_20_Text"><text:span text:style-name="T2">Я тебя ждала.</text:span></text:span></text:p>
                <text:p text:style-name="P17"><text:span text:style-name="Source_20_Text"><text:span text:style-name="T2">Припев.</text:span></text:span></text:p>
                <text:h text:style-name="P9" text:outline-level="5"/>
                <text:h text:style-name="P2" text:outline-level="5"><text:bookmark text:name="Два-берега"/>Два берега</text:h>
                <text:p text:style-name="P15"><text:a xlink:type="simple" xlink:href="http://www.wikiakkords.ru/wiki/Два_берега" office:target-frame-name="_blank" xlink:show="new" text:style-name="Internet_20_link" text:visited-style-name="Visited_20_Internet_20_Link"><text:span text:style-name="T30">Два берега</text:span></text:a></text:p>
                <text:p text:style-name="P17"><text:span text:style-name="Source_20_Text"><text:span text:style-name="T2">Em <text:s text:c="10"/>Am7 <text:s text:c="4"/>D7 <text:s text:c="9"/>G</text:span></text:span></text:p>
                <text:p text:style-name="P17"><text:span text:style-name="Source_20_Text"><text:span text:style-name="T2">Ночь была с ливнями и трава в росе,</text:span></text:span></text:p>
                <text:p text:style-name="P17"><text:span text:style-name="Source_20_Text"><text:span text:style-name="T2">C <text:s text:c="14"/>Am7 <text:s text:c="3"/>C7 <text:s text:c="5"/>H7</text:span></text:span></text:p>
                <text:p text:style-name="P17"><text:span text:style-name="Source_20_Text"><text:span text:style-name="T2">Про меня "Счастливая" - говорили все</text:span></text:span></text:p>
                <text:p text:style-name="P17"><text:span text:style-name="Source_20_Text"><text:span text:style-name="T2">Em <text:s text:c="6"/>Am7 <text:s text:c="5"/>H7 <text:s text:c="8"/>Em</text:span></text:span></text:p>
                <text:p text:style-name="P17"><text:span text:style-name="Source_20_Text"><text:span text:style-name="T2">И сама я верила, сердцу вопреки,</text:span></text:span></text:p>
                <text:p text:style-name="P17"><text:span text:style-name="Source_20_Text"><text:span text:style-name="T2">Cmaj <text:s text:c="10"/>Am6 <text:s text:c="3"/>H7 <text:s text:c="5"/>Em (Am7 H7)</text:span></text:span></text:p>
                <text:p text:style-name="P17"><text:span text:style-name="Source_20_Text"><text:span text:style-name="T2">Мы с тобой два берега у одной реки </text:span></text:span></text:p>
                <text:p text:style-name="P22"/>
                <text:p text:style-name="P17"><text:span text:style-name="Source_20_Text"><text:span text:style-name="T2">Утки все парами, как с волной волна</text:span></text:span></text:p>
                <text:p text:style-name="P17"><text:span text:style-name="Source_20_Text"><text:span text:style-name="T2">Все девчата с парнями, только я - одна</text:span></text:span></text:p>
                <text:p text:style-name="P17"><text:span text:style-name="Source_20_Text"><text:span text:style-name="T2">Я ждала и верила, сердцу вопреки.</text:span></text:span></text:p>
                <text:p text:style-name="P17"><text:span text:style-name="Source_20_Text"><text:span text:style-name="T2">Мы с тобой два берега у одной реки</text:span></text:span></text:p>
                <text:p text:style-name="P17"><text:span text:style-name="Source_20_Text"><text:span text:style-name="T2">Я ждала и верила, сердцу вопреки,</text:span></text:span></text:p>
                <text:p text:style-name="P17"><text:span text:style-name="Source_20_Text"><text:span text:style-name="T2">Мы с тобой два берега у одной реки</text:span></text:span></text:p>
                <text:p text:style-name="P22"/>
                <text:p text:style-name="P17"><text:span text:style-name="Source_20_Text"><text:span text:style-name="T2">Ночь была, был рассвет, словно тень крыла,</text:span></text:span></text:p>
                <text:p text:style-name="P17"><text:span text:style-name="Source_20_Text"><text:span text:style-name="T2">У меня другого нет - я тебя ждала,</text:span></text:span></text:p>
                <text:p text:style-name="P17"><text:span text:style-name="Source_20_Text"><text:span text:style-name="T2">Все ждала и верила, сердцу вопреки</text:span></text:span></text:p>
                <text:p text:style-name="P17"><text:span text:style-name="Source_20_Text"><text:span text:style-name="T2">Мы с тобой два берега у одной реки.</text:span></text:span></text:p>
                <text:p text:style-name="P17"><text:span text:style-name="Source_20_Text"><text:span text:style-name="T2">Все ждала и верила, сердцу вопреки</text:span></text:span></text:p>
                <text:p text:style-name="P17"><text:span text:style-name="Source_20_Text"><text:span text:style-name="T2">Мы с тобой два берега у одной реки</text:span></text:span></text:p>
                <text:h text:style-name="P12" text:outline-level="5"/>
                <text:h text:style-name="P5" text:outline-level="5">Ноктюрн</text:h>
                <text:p text:style-name="P17"><text:span text:style-name="Source_20_Text"><text:span text:style-name="T2">319</text:span></text:span></text:p>
                <text:p text:style-name="P17"><text:span text:style-name="Source_20_Text"><text:span text:style-name="T2">Ноктюрн</text:span></text:span></text:p>
                <text:p text:style-name="P17"><text:span text:style-name="Source_20_Text"><text:span text:style-name="T2">Ночью в узких улочках Риги </text:span></text:span></text:p>
                <text:p text:style-name="P17"><text:span text:style-name="Source_20_Text"><text:span text:style-name="T2">Слышу поступь гулких столетий </text:span></text:span></text:p>
                <text:p text:style-name="P17"><text:span text:style-name="Source_20_Text"><text:span text:style-name="T2">Слышу века, но ты от меня далека </text:span></text:span></text:p>
                <text:p text:style-name="P17"><text:span text:style-name="Source_20_Text"><text:span text:style-name="T2">Так далека, что тебя я не слышу.</text:span></text:span></text:p>
                <text:p text:style-name="P22"/>
                <text:p text:style-name="P17"><text:span text:style-name="Source_20_Text"><text:span text:style-name="T2">Ночью умолкают все птицы, все птицы, </text:span></text:span></text:p>
                <text:p text:style-name="P17"><text:span text:style-name="Source_20_Text"><text:span text:style-name="T2">Ночью фонари лишь искрятся, искрятся. </text:span></text:span></text:p>
                <text:p text:style-name="P17"><text:span text:style-name="Source_20_Text"><text:span text:style-name="T2">Как же мне быть, зарей фонари погасить </text:span></text:span></text:p>
                <text:p text:style-name="P17"><text:span text:style-name="Source_20_Text"><text:span text:style-name="T2">Будут светить лишь далекие звёдцы.</text:span></text:span></text:p>
                <text:p text:style-name="P22"/>
                <text:p text:style-name="P17"><text:span text:style-name="Source_20_Text"><text:span text:style-name="T2">Жду я в узких улочках Риги </text:span></text:span></text:p>
                <text:p text:style-name="P17"><text:span text:style-name="Source_20_Text"><text:span text:style-name="T2">Ночью, ночью, ночью.</text:span></text:span></text:p>
                <text:p text:style-name="P22"/>
                <text:p text:style-name="P17"><text:span text:style-name="Source_20_Text"><text:span text:style-name="T2">Ночью моё сердце крылато </text:span></text:span></text:p>
                <text:p text:style-name="P17"><text:span text:style-name="Source_20_Text"><text:span text:style-name="T2">Верю, не забудешь меня ты.</text:span></text:span></text:p>
                <text:p text:style-name="P17"><text:span text:style-name="Source_20_Text"><text:span text:style-name="T2">Время придет, но по улочкам Риги вдвоём </text:span></text:span></text:p>
                <text:p text:style-name="P17"><text:span text:style-name="Source_20_Text"><text:span text:style-name="T2">Вновь мы пойдем навстречу рассвету.</text:span></text:span></text:p>
                <text:p text:style-name="P17"><text:span text:style-name="Source_20_Text"><text:span text:style-name="T2">Ночью в узких улочках Риги</text:span></text:span></text:p>
                <text:h text:style-name="P9" text:outline-level="5"/>
                <text:h text:style-name="P2" text:outline-level="5"><text:bookmark text:name="Ноктюрн"/>Ноктюрн</text:h>
                <text:p text:style-name="P15"><text:a xlink:type="simple" xlink:href="https://www.ackordofmine.ru/index/vk_akkord_noktjurn_tekst_pesni_s_akkordami/0-6150" office:target-frame-name="_blank" xlink:show="new" text:style-name="Internet_20_link" text:visited-style-name="Visited_20_Internet_20_Link"><text:span text:style-name="T30">Ноктюрн</text:span></text:a></text:p>
                <text:p text:style-name="P17"><text:span text:style-name="Source_20_Text"><text:span text:style-name="T2">Вступление: Am <text:s/>Dm <text:s/>G <text:s/>C <text:s/>F <text:s/>Dm <text:s/>E <text:s/>Am</text:span></text:span></text:p>
                <text:p text:style-name="P22"/>
                <text:p text:style-name="P17"><text:span text:style-name="Source_20_Text"><text:span text:style-name="T2">Am <text:s text:c="29"/>Dm <text:s text:c="2"/></text:span></text:span></text:p>
                <text:p text:style-name="P17"><text:span text:style-name="Source_20_Text"><text:span text:style-name="T2">Ночью, в узких улочках Риги,</text:span></text:span></text:p>
                <text:p text:style-name="P17"><text:span text:style-name="Source_20_Text"><text:span text:style-name="T24"><text:s text:c="3"/></text:span></text:span><text:span text:style-name="Source_20_Text"><text:span text:style-name="T2">E <text:s text:c="31"/>Am <text:s text:c="3"/></text:span></text:span></text:p>
                <text:p text:style-name="P17"><text:span text:style-name="Source_20_Text"><text:span text:style-name="T2">Слышу поступь гулких столетий,</text:span></text:span></text:p>
                <text:p text:style-name="P17"><text:span text:style-name="Source_20_Text"><text:span text:style-name="T24"><text:s text:c="3"/></text:span></text:span><text:span text:style-name="Source_20_Text"><text:span text:style-name="T2">A7 <text:s text:c="27"/>Dm <text:s text:c="10"/></text:span></text:span></text:p>
                <text:p text:style-name="P17"><text:span text:style-name="Source_20_Text"><text:span text:style-name="T2">Слышу века, но ты от меня далека,</text:span></text:span></text:p>
                <text:p text:style-name="P17"><text:span text:style-name="Source_20_Text"><text:span text:style-name="T24"><text:s/></text:span></text:span><text:span text:style-name="Source_20_Text"><text:span text:style-name="T2">H7 <text:s text:c="29"/>E <text:s text:c="4"/></text:span></text:span></text:p>
                <text:p text:style-name="P17"><text:span text:style-name="Source_20_Text"><text:span text:style-name="T2">Так далека, тебя я не слышу!</text:span></text:span></text:p>
                <text:p text:style-name="P22"/>
                <text:p text:style-name="P17"><text:span text:style-name="Source_20_Text"><text:span text:style-name="T2">Ночью умолкают все птицы,</text:span></text:span></text:p>
                <text:p text:style-name="P17"><text:span text:style-name="Source_20_Text"><text:span text:style-name="T2">Ночью фонари лишь искрятся</text:span></text:span></text:p>
                <text:p text:style-name="P17"><text:span text:style-name="Source_20_Text"><text:span text:style-name="T2">Как же мне быть, зарёй фонари погасить?</text:span></text:span></text:p>
                <text:p text:style-name="P17"><text:span text:style-name="Source_20_Text"><text:span text:style-name="T2">Будут светить далёкие звёзды</text:span></text:span></text:p>
                <text:p text:style-name="P22"/>
                <text:p text:style-name="P17"><text:span text:style-name="Source_20_Text"><text:span text:style-name="T2">Припев:</text:span></text:span></text:p>
                <text:p text:style-name="P22"/>
                <text:p text:style-name="P17"><text:span text:style-name="Source_20_Text"><text:span text:style-name="T2">Am <text:s text:c="12"/></text:span></text:span></text:p>
                <text:p text:style-name="P17"><text:span text:style-name="Source_20_Text"><text:span text:style-name="T2">Та та-ба-да,</text:span></text:span></text:p>
                <text:p text:style-name="P17"><text:span text:style-name="Source_20_Text"><text:span text:style-name="T24"><text:s text:c="29"/></text:span></text:span><text:span text:style-name="Source_20_Text"><text:span text:style-name="T2">H7 <text:s text:c="4"/>Dm <text:s/>E <text:s text:c="4"/></text:span></text:span></text:p>
                <text:p text:style-name="P17"><text:span text:style-name="Source_20_Text"><text:span text:style-name="T2">Та-ба-да, та-ба-да-ба та-ба</text:span></text:span></text:p>
                <text:p text:style-name="P17"><text:span text:style-name="Source_20_Text"><text:span text:style-name="T24"><text:s text:c="2"/></text:span></text:span><text:span text:style-name="Source_20_Text"><text:span text:style-name="T2">F <text:s text:c="13"/></text:span></text:span></text:p>
                <text:p text:style-name="P17"><text:span text:style-name="Source_20_Text"><text:span text:style-name="T2">Та та-ба-да,</text:span></text:span></text:p>
                <text:p text:style-name="P17"><text:span text:style-name="Source_20_Text"><text:span text:style-name="T24"><text:s text:c="23"/></text:span></text:span><text:span text:style-name="Source_20_Text"><text:span text:style-name="T2">Gm <text:s text:c="5"/>A7 <text:s text:c="3"/></text:span></text:span></text:p>
                <text:p text:style-name="P17"><text:span text:style-name="Source_20_Text"><text:span text:style-name="T2">Та-ба-да, та-ба-да-ба та-ба</text:span></text:span></text:p>
                <text:p text:style-name="P22"/>
                <text:p text:style-name="P17"><text:span text:style-name="Source_20_Text"><text:span text:style-name="T24"><text:s text:c="3"/></text:span></text:span><text:span text:style-name="Source_20_Text"><text:span text:style-name="T2">Dm <text:s text:c="25"/>Am <text:s/></text:span></text:span></text:p>
                <text:p text:style-name="P17"><text:span text:style-name="Source_20_Text"><text:span text:style-name="T2">Жду я в узких улочках Риги</text:span></text:span></text:p>
                <text:p text:style-name="P17"><text:span text:style-name="Source_20_Text"><text:span text:style-name="T24"><text:s/></text:span></text:span><text:span text:style-name="Source_20_Text"><text:span text:style-name="T2">H7 <text:s text:c="7"/>E <text:s text:c="6"/>Am <text:s text:c="4"/></text:span></text:span></text:p>
                <text:p text:style-name="P17"><text:span text:style-name="Source_20_Text"><text:span text:style-name="T24"><text:s text:c="3"/></text:span></text:span><text:span text:style-name="Source_20_Text"><text:span text:style-name="T2">Ночью, ночью, ночью...</text:span></text:span></text:p>
                <text:p text:style-name="P22"/>
                <text:p text:style-name="P17"><text:soft-page-break/><text:span text:style-name="Source_20_Text"><text:span text:style-name="T2">Проигрыш: Am <text:s/>Dm <text:s/>E <text:s/>Am <text:s text:c="2"/>A7 <text:s/>Dm <text:s/>H7 <text:s/>E </text:span></text:span></text:p>
                <text:p text:style-name="P22"/>
                <text:p text:style-name="P17"><text:span text:style-name="Source_20_Text"><text:span text:style-name="T2">Ночью моё сердце крылато,</text:span></text:span></text:p>
                <text:p text:style-name="P17"><text:span text:style-name="Source_20_Text"><text:span text:style-name="T2">Верю, не забудешь меня ты!</text:span></text:span></text:p>
                <text:p text:style-name="P17"><text:span text:style-name="Source_20_Text"><text:span text:style-name="T2">Время придёт - по улочкам Риги вдвоём</text:span></text:span></text:p>
                <text:p text:style-name="P17"><text:span text:style-name="Source_20_Text"><text:span text:style-name="T2">Вновь мы пойдём навстречу рассвету</text:span></text:span></text:p>
                <text:p text:style-name="P22"/>
                <text:p text:style-name="P17"><text:span text:style-name="Source_20_Text"><text:span text:style-name="T2">Припев:</text:span></text:span></text:p>
                <text:p text:style-name="P22"/>
                <text:p text:style-name="P17"><text:span text:style-name="Source_20_Text"><text:span text:style-name="T2">Та та-ба-да,</text:span></text:span></text:p>
                <text:p text:style-name="P17"><text:span text:style-name="Source_20_Text"><text:span text:style-name="T2">Та-ба-да, та-ба-да-ба та-ба</text:span></text:span></text:p>
                <text:p text:style-name="P17"><text:span text:style-name="Source_20_Text"><text:span text:style-name="T2">Та та-ба-да,</text:span></text:span></text:p>
                <text:p text:style-name="P17"><text:span text:style-name="Source_20_Text"><text:span text:style-name="T2">Та-ба-да, та-ба-да-ба та-ба</text:span></text:span></text:p>
                <text:p text:style-name="P22"/>
                <text:p text:style-name="P17"><text:span text:style-name="Source_20_Text"><text:span text:style-name="T2">Ночью в узких улочках Риги</text:span></text:span></text:p>
                <text:p text:style-name="P17"><text:span text:style-name="Source_20_Text"><text:span text:style-name="T24"><text:s text:c="3"/></text:span></text:span><text:span text:style-name="Source_20_Text"><text:span text:style-name="T2">Жду я, жду я, вновь тебя жду я...</text:span></text:span></text:p>
                <text:p text:style-name="P22"/>
                <text:p text:style-name="P17"><text:span text:style-name="Source_20_Text"><text:span text:style-name="T2">Окончание: Am <text:s/>Dm <text:s/>G <text:s/>C <text:s/>F <text:s/>Dm <text:s/>E <text:s/>Am</text:span></text:span></text:p>
                <text:h text:style-name="P9" text:outline-level="5"/>
                <text:h text:style-name="P2" text:outline-level="5"><text:bookmark text:name="Ночью-платье-белое-облаками-выткано-Коган"/>Ночью платье белое облаками выткано Коган</text:h>
                <text:p text:style-name="P17"><text:span text:style-name="Source_20_Text"><text:span text:style-name="T2">320</text:span></text:span></text:p>
                <text:p text:style-name="P17"><text:span text:style-name="Source_20_Text"><text:span text:style-name="T2">РеМ</text:span></text:span></text:p>
                <text:p text:style-name="P17"><text:span text:style-name="Source_20_Text"><text:span text:style-name="T2">Ночью платье белое облаками выткано </text:span></text:span></text:p>
                <text:p text:style-name="P17"><text:span text:style-name="Source_20_Text"><text:span text:style-name="T2">Где-то там на Западе серп луны повис</text:span></text:span></text:p>
                <text:p text:style-name="P17"><text:span text:style-name="Source_20_Text"><text:span text:style-name="T2">На вершинах снежных гор серебром</text:span></text:span></text:p>
                <text:p text:style-name="P17"><text:span text:style-name="Source_20_Text"><text:span text:style-name="T2">Лунные огромные звезды смотрят вниз.</text:span></text:span></text:p>
                <text:p text:style-name="P22"/>
                <text:p text:style-name="P17"><text:span text:style-name="Source_20_Text"><text:span text:style-name="T2">Горы спят величием собственным окованы </text:span></text:span></text:p>
                <text:p text:style-name="P17"><text:span text:style-name="Source_20_Text"><text:span text:style-name="T2">Спят друзья усталые в пуховых мешках </text:span></text:span></text:p>
                <text:p text:style-name="P17"><text:span text:style-name="Source_20_Text"><text:span text:style-name="T2">И будить для выхода надо их скоро мне</text:span></text:span></text:p>
                <text:p text:style-name="P17"><text:span text:style-name="Source_20_Text"><text:span text:style-name="T2">Ну а сам заснуть сейчас не могу никак.</text:span></text:span></text:p>
                <text:p text:style-name="P22"/>
                <text:p text:style-name="P17"><text:span text:style-name="Source_20_Text"><text:span text:style-name="T2">Мне порою кажется, что тоской выгнана </text:span></text:span></text:p>
                <text:p text:style-name="P17"><text:span text:style-name="Source_20_Text"><text:span text:style-name="T2">Как и я под звездами ты грустишь сейчас </text:span></text:span></text:p>
                <text:p text:style-name="P17"><text:span text:style-name="Source_20_Text"><text:span text:style-name="T2">Жалуясь тихонечко, что так я не привыкла ты </text:span></text:span></text:p>
                <text:p text:style-name="P17"><text:span text:style-name="Source_20_Text"><text:span text:style-name="T2">Не привыкла засыпать без моего плеча.</text:span></text:span></text:p>
                <text:p text:style-name="P16"/>
                <text:p text:style-name="P8">#####</text:p>
                <text:p text:style-name="P16">#####</text:p>
                <text:p text:style-name="P16">#####</text:p>
                <text:p text:style-name="P14"><text:span text:style-name="Source_20_Text"><text:span text:style-name="T2">И вот опять ты снова не пришла</text:span></text:span></text:p>
                <text:p text:style-name="P17"><text:span text:style-name="Source_20_Text"><text:span text:style-name="T2">Из Ливерпульской гавани всегда по себя</text:span></text:span></text:p>
                <text:p text:style-name="P17"><text:span text:style-name="Source_20_Text"><text:span text:style-name="T2">Искры камина горят как рубины</text:span></text:span></text:p>
                <text:p text:style-name="P17"><text:span text:style-name="Source_20_Text"><text:span text:style-name="T2">Каждый вечер вернвшись с работы</text:span></text:span></text:p>
                <text:p text:style-name="P17"><text:span text:style-name="Source_20_Text"><text:span text:style-name="T2">Как безмерно оно-притяжение земли</text:span></text:span></text:p>
                <text:p text:style-name="P17"><text:span text:style-name="Source_20_Text"><text:span text:style-name="T2">Как гром гремит команда</text:span></text:span></text:p>
                <text:p text:style-name="P17"><text:span text:style-name="Source_20_Text"><text:span text:style-name="T2">Как-то по пришпекту с Манькой я</text:span></text:span></text:p>
                <text:p text:style-name="P17"><text:span text:style-name="Source_20_Text"><text:span text:style-name="T2">Как турецкая сабля твой стон</text:span></text:span></text:p>
                <text:p text:style-name="P17"><text:span text:style-name="Source_20_Text"><text:span text:style-name="T2">Карамба с неба дождик идет проливной</text:span></text:span></text:p>
                <text:p text:style-name="P17"><text:span text:style-name="Source_20_Text"><text:span text:style-name="T2">К долгожданной гитере я тихо приду</text:span></text:span></text:p>
                <text:p text:style-name="P17"><text:span text:style-name="Source_20_Text"><text:span text:style-name="T2">Клен ты мой опавший</text:span></text:span></text:p>
                <text:p text:style-name="P17"><text:span text:style-name="Source_20_Text"><text:span text:style-name="T2">Клены выкрасили город</text:span></text:span></text:p>
                <text:p text:style-name="P17"><text:span text:style-name="Source_20_Text"><text:span text:style-name="T2">Когда был я осаном ханом Дон-жуана</text:span></text:span></text:p>
                <text:p text:style-name="P17"><text:span text:style-name="Source_20_Text"><text:span text:style-name="T2">Когда казчаются фонарики ночные</text:span></text:span></text:p>
                <text:p text:style-name="P17"><text:span text:style-name="Source_20_Text"><text:span text:style-name="T2">102</text:span></text:span></text:p>
                <text:p text:style-name="P17"><text:span text:style-name="Source_20_Text"><text:span text:style-name="T2">Конец пути и всех начал пришел</text:span></text:span></text:p>
                <text:p text:style-name="P17"><text:span text:style-name="Source_20_Text"><text:span text:style-name="T2">Кривыми путями путями кривыми</text:span></text:span></text:p>
                <text:p text:style-name="P17"><text:span text:style-name="Source_20_Text"><text:span text:style-name="T2">Кто ошибается кто угадает</text:span></text:span></text:p>
                <text:p text:style-name="P17"><text:span text:style-name="Source_20_Text"><text:span text:style-name="T2">Как на стройку меня мать провожала</text:span></text:span></text:p>
                <text:p text:style-name="P17"><text:span text:style-name="Source_20_Text"><text:span text:style-name="T2">Листья желтые медленно падаютс</text:span></text:span></text:p>
                <text:p text:style-name="P17"><text:span text:style-name="Source_20_Text"><text:span text:style-name="T2">Лишь первый день пришел домой</text:span></text:span></text:p>
                <text:p text:style-name="P17"><text:span text:style-name="Source_20_Text"><text:span text:style-name="T2">Лошади умеют плавать но не хорошо</text:span></text:span></text:p>
                <text:p text:style-name="P17"><text:span text:style-name="Source_20_Text"><text:span text:style-name="T2">Лукоморья больше нет от дубов прах</text:span></text:span></text:p>
                <text:p text:style-name="P17"><text:span text:style-name="Source_20_Text"><text:span text:style-name="T2">Луна глядит в коно бросая бледный свет</text:span></text:span></text:p>
                <text:p text:style-name="P17"><text:span text:style-name="Source_20_Text"><text:span text:style-name="T2">103</text:span></text:span></text:p>
                <text:p text:style-name="P17"><text:span text:style-name="Source_20_Text"><text:span text:style-name="T2">Между нами решено, решено</text:span></text:span></text:p>
                <text:p text:style-name="P17"><text:span text:style-name="Source_20_Text"><text:span text:style-name="T2">Мерно шагая вдоль объятий предутра</text:span></text:span></text:p>
                <text:p text:style-name="P17"><text:span text:style-name="Source_20_Text"><text:span text:style-name="T2">Милая севера дикого от холодных</text:span></text:span></text:p>
                <text:p text:style-name="P17"><text:span text:style-name="Source_20_Text"><text:span text:style-name="T2">Милая ты услышь меня под коном</text:span></text:span></text:p>
                <text:p text:style-name="P17"><text:span text:style-name="Source_20_Text"><text:span text:style-name="T2">Миленькой ты мой возьми меня с собой</text:span></text:span></text:p>
                <text:p text:style-name="P17"><text:span text:style-name="Source_20_Text"><text:span text:style-name="T2">Мимо ристоми капош</text:span></text:span></text:p>
                <text:p text:style-name="P17"><text:soft-page-break/><text:span text:style-name="Source_20_Text"><text:span text:style-name="T2">Мне декабрь кажется маслом</text:span></text:span></text:p>
                <text:p text:style-name="P17"><text:span text:style-name="Source_20_Text"><text:span text:style-name="T2">Мне вспомнилось сколько забитая сказка</text:span></text:span></text:p>
                <text:p text:style-name="P17"><text:span text:style-name="Source_20_Text"><text:span text:style-name="T2">Моряк в развалочку сошел на берег</text:span></text:span></text:p>
                <text:p text:style-name="P17"><text:span text:style-name="Source_20_Text"><text:span text:style-name="T2">Много, много в небе ярких звезд</text:span></text:span></text:p>
                <text:p text:style-name="P17"><text:span text:style-name="Source_20_Text"><text:span text:style-name="T2">Мои палаточные города Ты всех их</text:span></text:span></text:p>
                <text:p text:style-name="P17"><text:span text:style-name="Source_20_Text"><text:span text:style-name="T2">Мы выходим на рассвете Над Сахарой</text:span></text:span></text:p>
                <text:p text:style-name="P17"><text:span text:style-name="Source_20_Text"><text:span text:style-name="T2">Мы под Пулков скопом стояли</text:span></text:span></text:p>
                <text:p text:style-name="P17"><text:span text:style-name="Source_20_Text"><text:span text:style-name="T2">Мы так давно ты так давно не отд.</text:span></text:span></text:p>
                <text:p text:style-name="P17"><text:span text:style-name="Source_20_Text"><text:span text:style-name="T2">104</text:span></text:span></text:p>
                <text:p text:style-name="P17"><text:span text:style-name="Source_20_Text"><text:span text:style-name="T2">На востоке говорят жил пророк</text:span></text:span></text:p>
                <text:p text:style-name="P17"><text:span text:style-name="Source_20_Text"><text:span text:style-name="T2">На востоке знают Насреддина</text:span></text:span></text:p>
                <text:p text:style-name="P17"><text:span text:style-name="Source_20_Text"><text:span text:style-name="T2">На деревне с шумным интересом</text:span></text:span></text:p>
                <text:p text:style-name="P17"><text:span text:style-name="Source_20_Text"><text:span text:style-name="T2">На зелю опускается ночная тишина</text:span></text:span></text:p>
                <text:p text:style-name="P17"><text:span text:style-name="Source_20_Text"><text:span text:style-name="T2">Над Кронштадтом туман, в синей дым</text:span></text:span></text:p>
                <text:p text:style-name="P17"><text:span text:style-name="Source_20_Text"><text:span text:style-name="T2">Над осло говорить и спорить и любить</text:span></text:span></text:p>
                <text:p text:style-name="P17"><text:span text:style-name="Source_20_Text"><text:span text:style-name="T2">Н заводе мне пролучка а в распивочной</text:span></text:span></text:p>
                <text:p text:style-name="P17"><text:span text:style-name="Source_20_Text"><text:span text:style-name="T2">На заре мы <text:s/>расслаблялись, а вечер</text:span></text:span></text:p>
                <text:p text:style-name="P17"><text:span text:style-name="Source_20_Text"><text:span text:style-name="T2">Не гляди назад не гляди Просто имен</text:span></text:span></text:p>
                <text:p text:style-name="P17"><text:span text:style-name="Source_20_Text"><text:span text:style-name="T2">Не жалею не зову не плачу</text:span></text:span></text:p>
                <text:p text:style-name="P17"><text:span text:style-name="Source_20_Text"><text:span text:style-name="T2">Не думай ос секундах свысока</text:span></text:span></text:p>
                <text:p text:style-name="P17"><text:span text:style-name="Source_20_Text"><text:span text:style-name="T2">Не могу я тебе в день рождения</text:span></text:span></text:p>
                <text:p text:style-name="P17"><text:span text:style-name="Source_20_Text"><text:span text:style-name="T2">Не пазабыть мне ночи непроглядной</text:span></text:span></text:p>
                <text:p text:style-name="P17"><text:span text:style-name="Source_20_Text"><text:span text:style-name="T2">Не пробуждай воспоминаний Минувших</text:span></text:span></text:p>
                <text:p text:style-name="P17"><text:span text:style-name="Source_20_Text"><text:span text:style-name="T2">Нет причин для тоски на свете</text:span></text:span></text:p>
                <text:p text:style-name="P17"><text:span text:style-name="Source_20_Text"><text:span text:style-name="T2">Не устало небо плакать над несчастным</text:span></text:span></text:p>
                <text:p text:style-name="P17"><text:span text:style-name="Source_20_Text"><text:span text:style-name="T2">Не ходу я воева</text:span></text:span><text:span text:style-name="Source_20_Text"><text:span text:style-name="T3">т</text:span></text:span><text:span text:style-name="Source_20_Text"><text:span text:style-name="T2">ь Не желаю воевать</text:span></text:span></text:p>
                <text:p text:style-name="P17"><text:span text:style-name="Source_20_Text"><text:span text:style-name="T2">101</text:span></text:span></text:p>
                <text:p text:style-name="P17"><text:span text:style-name="Source_20_Text"><text:span text:style-name="T2">05</text:span></text:span></text:p>
                <text:p text:style-name="P17"><text:span text:style-name="Source_20_Text"><text:span text:style-name="T2">Не страшны мне годы и печали</text:span></text:span></text:p>
                <text:p text:style-name="P17"><text:span text:style-name="Source_20_Text"><text:span text:style-name="T2">Ночь была с ливнями и трава в росс</text:span></text:span></text:p>
                <text:p text:style-name="P17"><text:span text:style-name="Source_20_Text"><text:span text:style-name="T2">Ночью в узких улочках Риги</text:span></text:span></text:p>
                <text:p text:style-name="P17"><text:span text:style-name="Source_20_Text"><text:span text:style-name="T2">Ночью платье белое облаками выткано</text:span></text:span></text:p>
              </text:section>
              <text:p text:style-name="P33"><text:line-break/></text:p>
            </text:section>
          </text:section>
        </text:section>
      </text:section>
      <text:p text:style-name="P3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ngal1" svg:font-family="Mangal"/>
    <style:font-face style:name="Roboto" svg:font-family="Roboto, sans-serif, Arial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Helvetica Neue" fo:font-family="'Helvetica Neue', Helvetica, Arial, sans-serif" fo:font-size="18pt" fo:letter-spacing="normal" fo:font-style="normal" fo:font-weight="normal" style:font-name-asian="NSimSun1" style:font-family-asian="NSimSun" style:font-family-generic-asian="modern" style:font-pitch-asian="fixed" style:font-size-asian="18pt" style:font-name-complex="Liberation Mono" style:font-family-complex="'Liberation Mono'" style:font-family-generic-complex="modern" style:font-pitch-complex="fixed" style:font-size-complex="18pt" loext:padding="0cm" loext:border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6T19:03:46.977000000</meta:creation-date>
    <dc:date>2019-10-17T18:52:24.901000000</dc:date>
    <meta:editing-duration>PT56M32S</meta:editing-duration>
    <meta:editing-cycles>8</meta:editing-cycles>
    <meta:generator>LibreOffice/6.3.2.2$Windows_X86_64 LibreOffice_project/98b30e735bda24bc04ab42594c85f7fd8be07b9c</meta:generator>
    <meta:document-statistic meta:table-count="0" meta:image-count="0" meta:object-count="0" meta:page-count="138" meta:paragraph-count="2943" meta:word-count="13029" meta:character-count="81598" meta:non-whitespace-character-count="56991"/>
  </office:meta>
</office:document-meta>
</file>